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18.04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eTiming2" table:style-name="ta1">
        <table:shapes>
          <draw:frame draw:z-index="0" draw:style-name="gr1" draw:text-style-name="P1" svg:width="47.03mm" svg:height="89.99mm" svg:x="233.17mm" svg:y="6.57mm">
            <loext:p draw:notify-on-update-of-ranges="fineTiming2.A508:fineTiming2.B508 fineTiming2.A510:fineTiming2.B5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39.82mm" svg:height="140.22mm" svg:x="52.37mm" svg:y="21.25mm">
            <loext:p draw:notify-on-update-of-ranges="fineTiming2.A4:fineTiming2.J4 fineTiming2.A506:fineTiming2.J5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napsack Test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. of Solution Systems</text:p>
          </table:table-cell>
          <table:table-cell office:value-type="string" calcext:value-type="string">
            <text:p><text:s/>Trial</text:p>
          </table:table-cell>
          <table:table-cell office:value-type="string" calcext:value-type="string">
            <text:p><text:s/>Pre-processing</text:p>
          </table:table-cell>
          <table:table-cell office:value-type="string" calcext:value-type="string">
            <text:p><text:s/>Execution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xBegin</text:p>
          </table:table-cell>
          <table:table-cell office:value-type="string" calcext:value-type="string">
            <text:p>terminationCheck</text:p>
          </table:table-cell>
          <table:table-cell office:value-type="string" calcext:value-type="string">
            <text:p><text:s/>getRandomReady</text:p>
          </table:table-cell>
          <table:table-cell office:value-type="string" calcext:value-type="string">
            <text:p><text:s/>getFunc</text:p>
          </table:table-cell>
          <table:table-cell office:value-type="string" calcext:value-type="string">
            <text:p><text:s/>getPair</text:p>
          </table:table-cell>
          <table:table-cell office:value-type="string" calcext:value-type="string">
            <text:p><text:s/>acquireLocks</text:p>
          </table:table-cell>
          <table:table-cell office:value-type="string" calcext:value-type="string">
            <text:p><text:s/>perfFunc</text:p>
          </table:table-cell>
          <table:table-cell office:value-type="string" calcext:value-type="string">
            <text:p><text:s/>rmFITS/READY</text:p>
          </table:table-cell>
          <table:table-cell office:value-type="string" calcext:value-type="string">
            <text:p><text:s/>newFITS/READY</text:p>
          </table:table-cell>
          <table:table-cell office:value-type="string" calcext:value-type="string">
            <text:p><text:s/>txRelease</text:p>
          </table:table-cell>
        </table:table-row>
        <table:table-row table:style-name="ro1" table:visibility="collapse">
          <table:table-cell office:value-type="float" office:value="197257" calcext:value-type="float">
            <text:p>197257</text:p>
          </table:table-cell>
          <table:table-cell office:value-type="float" office:value="5723247" calcext:value-type="float">
            <text:p>5723247</text:p>
          </table:table-cell>
          <table:table-cell office:value-type="float" office:value="1390766" calcext:value-type="float">
            <text:p>1390766</text:p>
          </table:table-cell>
          <table:table-cell office:value-type="float" office:value="4161981" calcext:value-type="float">
            <text:p>4161981</text:p>
          </table:table-cell>
          <table:table-cell office:value-type="float" office:value="4962430" calcext:value-type="float">
            <text:p>4962430</text:p>
          </table:table-cell>
          <table:table-cell office:value-type="float" office:value="866007" calcext:value-type="float">
            <text:p>866007</text:p>
          </table:table-cell>
          <table:table-cell office:value-type="float" office:value="71087148" calcext:value-type="float">
            <text:p>71087148</text:p>
          </table:table-cell>
          <table:table-cell office:value-type="float" office:value="7517170" calcext:value-type="float">
            <text:p>7517170</text:p>
          </table:table-cell>
          <table:table-cell office:value-type="float" office:value="54517208" calcext:value-type="float">
            <text:p>54517208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 table:visibility="collapse">
          <table:table-cell office:value-type="float" office:value="90705" calcext:value-type="float">
            <text:p>90705</text:p>
          </table:table-cell>
          <table:table-cell office:value-type="float" office:value="69153" calcext:value-type="float">
            <text:p>69153</text:p>
          </table:table-cell>
          <table:table-cell office:value-type="float" office:value="234922" calcext:value-type="float">
            <text:p>234922</text:p>
          </table:table-cell>
          <table:table-cell office:value-type="float" office:value="108499" calcext:value-type="float">
            <text:p>108499</text:p>
          </table:table-cell>
          <table:table-cell office:value-type="float" office:value="396902" calcext:value-type="float">
            <text:p>396902</text:p>
          </table:table-cell>
          <table:table-cell office:value-type="float" office:value="145463" calcext:value-type="float">
            <text:p>145463</text:p>
          </table:table-cell>
          <table:table-cell office:value-type="float" office:value="2000247" calcext:value-type="float">
            <text:p>2000247</text:p>
          </table:table-cell>
          <table:table-cell office:value-type="float" office:value="1255506" calcext:value-type="float">
            <text:p>1255506</text:p>
          </table:table-cell>
          <table:table-cell office:value-type="float" office:value="48202149" calcext:value-type="float">
            <text:p>48202149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 table:visibility="collapse">
          <table:table-cell office:value-type="float" office:value="76783" calcext:value-type="float">
            <text:p>76783</text:p>
          </table:table-cell>
          <table:table-cell office:value-type="float" office:value="96689" calcext:value-type="float">
            <text:p>96689</text:p>
          </table:table-cell>
          <table:table-cell office:value-type="float" office:value="223562" calcext:value-type="float">
            <text:p>223562</text:p>
          </table:table-cell>
          <table:table-cell office:value-type="float" office:value="143555" calcext:value-type="float">
            <text:p>143555</text:p>
          </table:table-cell>
          <table:table-cell office:value-type="float" office:value="309147" calcext:value-type="float">
            <text:p>309147</text:p>
          </table:table-cell>
          <table:table-cell office:value-type="float" office:value="116237" calcext:value-type="float">
            <text:p>116237</text:p>
          </table:table-cell>
          <table:table-cell office:value-type="float" office:value="129661" calcext:value-type="float">
            <text:p>129661</text:p>
          </table:table-cell>
          <table:table-cell office:value-type="float" office:value="957512" calcext:value-type="float">
            <text:p>957512</text:p>
          </table:table-cell>
          <table:table-cell office:value-type="float" office:value="24727212" calcext:value-type="float">
            <text:p>24727212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 table:visibility="collapse">
          <table:table-cell office:value-type="float" office:value="141674" calcext:value-type="float">
            <text:p>141674</text:p>
          </table:table-cell>
          <table:table-cell office:value-type="float" office:value="176270" calcext:value-type="float">
            <text:p>176270</text:p>
          </table:table-cell>
          <table:table-cell office:value-type="float" office:value="432800" calcext:value-type="float">
            <text:p>432800</text:p>
          </table:table-cell>
          <table:table-cell office:value-type="float" office:value="263974" calcext:value-type="float">
            <text:p>263974</text:p>
          </table:table-cell>
          <table:table-cell office:value-type="float" office:value="581663" calcext:value-type="float">
            <text:p>581663</text:p>
          </table:table-cell>
          <table:table-cell office:value-type="float" office:value="330346" calcext:value-type="float">
            <text:p>330346</text:p>
          </table:table-cell>
          <table:table-cell office:value-type="float" office:value="128123" calcext:value-type="float">
            <text:p>128123</text:p>
          </table:table-cell>
          <table:table-cell office:value-type="float" office:value="1494867" calcext:value-type="float">
            <text:p>1494867</text:p>
          </table:table-cell>
          <table:table-cell office:value-type="float" office:value="19111237" calcext:value-type="float">
            <text:p>19111237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 table:visibility="collapse">
          <table:table-cell office:value-type="float" office:value="86215" calcext:value-type="float">
            <text:p>86215</text:p>
          </table:table-cell>
          <table:table-cell office:value-type="float" office:value="127349" calcext:value-type="float">
            <text:p>127349</text:p>
          </table:table-cell>
          <table:table-cell office:value-type="float" office:value="222114" calcext:value-type="float">
            <text:p>222114</text:p>
          </table:table-cell>
          <table:table-cell office:value-type="float" office:value="81250" calcext:value-type="float">
            <text:p>81250</text:p>
          </table:table-cell>
          <table:table-cell office:value-type="float" office:value="289885" calcext:value-type="float">
            <text:p>289885</text:p>
          </table:table-cell>
          <table:table-cell office:value-type="float" office:value="135212" calcext:value-type="float">
            <text:p>135212</text:p>
          </table:table-cell>
          <table:table-cell office:value-type="float" office:value="46687" calcext:value-type="float">
            <text:p>46687</text:p>
          </table:table-cell>
          <table:table-cell office:value-type="float" office:value="821772" calcext:value-type="float">
            <text:p>821772</text:p>
          </table:table-cell>
          <table:table-cell office:value-type="float" office:value="14823894" calcext:value-type="float">
            <text:p>14823894</text:p>
          </table:table-cell>
          <table:table-cell office:value-type="float" office:value="3386" calcext:value-type="float">
            <text:p>3386</text:p>
          </table:table-cell>
        </table:table-row>
        <table:table-row table:style-name="ro1" table:visibility="collapse">
          <table:table-cell office:value-type="float" office:value="62254" calcext:value-type="float">
            <text:p>62254</text:p>
          </table:table-cell>
          <table:table-cell office:value-type="float" office:value="50383" calcext:value-type="float">
            <text:p>50383</text:p>
          </table:table-cell>
          <table:table-cell office:value-type="float" office:value="140238" calcext:value-type="float">
            <text:p>140238</text:p>
          </table:table-cell>
          <table:table-cell office:value-type="float" office:value="100576" calcext:value-type="float">
            <text:p>100576</text:p>
          </table:table-cell>
          <table:table-cell office:value-type="float" office:value="226551" calcext:value-type="float">
            <text:p>226551</text:p>
          </table:table-cell>
          <table:table-cell office:value-type="float" office:value="73893" calcext:value-type="float">
            <text:p>73893</text:p>
          </table:table-cell>
          <table:table-cell office:value-type="float" office:value="29176" calcext:value-type="float">
            <text:p>29176</text:p>
          </table:table-cell>
          <table:table-cell office:value-type="float" office:value="780403" calcext:value-type="float">
            <text:p>780403</text:p>
          </table:table-cell>
          <table:table-cell office:value-type="float" office:value="15133272" calcext:value-type="float">
            <text:p>15133272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 table:visibility="collapse">
          <table:table-cell office:value-type="float" office:value="115872" calcext:value-type="float">
            <text:p>115872</text:p>
          </table:table-cell>
          <table:table-cell office:value-type="float" office:value="83635" calcext:value-type="float">
            <text:p>83635</text:p>
          </table:table-cell>
          <table:table-cell office:value-type="float" office:value="328308" calcext:value-type="float">
            <text:p>328308</text:p>
          </table:table-cell>
          <table:table-cell office:value-type="float" office:value="136608" calcext:value-type="float">
            <text:p>136608</text:p>
          </table:table-cell>
          <table:table-cell office:value-type="float" office:value="496198" calcext:value-type="float">
            <text:p>496198</text:p>
          </table:table-cell>
          <table:table-cell office:value-type="float" office:value="156660" calcext:value-type="float">
            <text:p>156660</text:p>
          </table:table-cell>
          <table:table-cell office:value-type="float" office:value="64504" calcext:value-type="float">
            <text:p>64504</text:p>
          </table:table-cell>
          <table:table-cell office:value-type="float" office:value="1171349" calcext:value-type="float">
            <text:p>1171349</text:p>
          </table:table-cell>
          <table:table-cell office:value-type="float" office:value="10637114" calcext:value-type="float">
            <text:p>10637114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 table:visibility="collapse">
          <table:table-cell office:value-type="float" office:value="194719" calcext:value-type="float">
            <text:p>194719</text:p>
          </table:table-cell>
          <table:table-cell office:value-type="float" office:value="210856" calcext:value-type="float">
            <text:p>210856</text:p>
          </table:table-cell>
          <table:table-cell office:value-type="float" office:value="510521" calcext:value-type="float">
            <text:p>510521</text:p>
          </table:table-cell>
          <table:table-cell office:value-type="float" office:value="170037" calcext:value-type="float">
            <text:p>170037</text:p>
          </table:table-cell>
          <table:table-cell office:value-type="float" office:value="2682479" calcext:value-type="float">
            <text:p>2682479</text:p>
          </table:table-cell>
          <table:table-cell office:value-type="float" office:value="350656" calcext:value-type="float">
            <text:p>350656</text:p>
          </table:table-cell>
          <table:table-cell office:value-type="float" office:value="783593" calcext:value-type="float">
            <text:p>783593</text:p>
          </table:table-cell>
          <table:table-cell office:value-type="float" office:value="408485" calcext:value-type="float">
            <text:p>408485</text:p>
          </table:table-cell>
          <table:table-cell office:value-type="float" office:value="11493230" calcext:value-type="float">
            <text:p>11493230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 table:visibility="collapse">
          <table:table-cell office:value-type="float" office:value="93187" calcext:value-type="float">
            <text:p>93187</text:p>
          </table:table-cell>
          <table:table-cell office:value-type="float" office:value="62684" calcext:value-type="float">
            <text:p>62684</text:p>
          </table:table-cell>
          <table:table-cell office:value-type="float" office:value="220918" calcext:value-type="float">
            <text:p>220918</text:p>
          </table:table-cell>
          <table:table-cell office:value-type="float" office:value="84901" calcext:value-type="float">
            <text:p>84901</text:p>
          </table:table-cell>
          <table:table-cell office:value-type="float" office:value="849918" calcext:value-type="float">
            <text:p>849918</text:p>
          </table:table-cell>
          <table:table-cell office:value-type="float" office:value="155904" calcext:value-type="float">
            <text:p>155904</text:p>
          </table:table-cell>
          <table:table-cell office:value-type="float" office:value="445477" calcext:value-type="float">
            <text:p>445477</text:p>
          </table:table-cell>
          <table:table-cell office:value-type="float" office:value="773807" calcext:value-type="float">
            <text:p>773807</text:p>
          </table:table-cell>
          <table:table-cell office:value-type="float" office:value="19304680" calcext:value-type="float">
            <text:p>19304680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 table:visibility="collapse">
          <table:table-cell office:value-type="float" office:value="79962" calcext:value-type="float">
            <text:p>79962</text:p>
          </table:table-cell>
          <table:table-cell office:value-type="float" office:value="51524" calcext:value-type="float">
            <text:p>51524</text:p>
          </table:table-cell>
          <table:table-cell office:value-type="float" office:value="227344" calcext:value-type="float">
            <text:p>227344</text:p>
          </table:table-cell>
          <table:table-cell office:value-type="float" office:value="63134" calcext:value-type="float">
            <text:p>63134</text:p>
          </table:table-cell>
          <table:table-cell office:value-type="float" office:value="1210838" calcext:value-type="float">
            <text:p>1210838</text:p>
          </table:table-cell>
          <table:table-cell office:value-type="float" office:value="282595" calcext:value-type="float">
            <text:p>282595</text:p>
          </table:table-cell>
          <table:table-cell office:value-type="float" office:value="624069" calcext:value-type="float">
            <text:p>624069</text:p>
          </table:table-cell>
          <table:table-cell office:value-type="float" office:value="357610" calcext:value-type="float">
            <text:p>357610</text:p>
          </table:table-cell>
          <table:table-cell office:value-type="float" office:value="15277721" calcext:value-type="float">
            <text:p>15277721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 table:visibility="collapse">
          <table:table-cell office:value-type="float" office:value="55766" calcext:value-type="float">
            <text:p>55766</text:p>
          </table:table-cell>
          <table:table-cell office:value-type="float" office:value="37973" calcext:value-type="float">
            <text:p>37973</text:p>
          </table:table-cell>
          <table:table-cell office:value-type="float" office:value="133822" calcext:value-type="float">
            <text:p>133822</text:p>
          </table:table-cell>
          <table:table-cell office:value-type="float" office:value="57591" calcext:value-type="float">
            <text:p>57591</text:p>
          </table:table-cell>
          <table:table-cell office:value-type="float" office:value="241515" calcext:value-type="float">
            <text:p>241515</text:p>
          </table:table-cell>
          <table:table-cell office:value-type="float" office:value="82110" calcext:value-type="float">
            <text:p>82110</text:p>
          </table:table-cell>
          <table:table-cell office:value-type="float" office:value="242391" calcext:value-type="float">
            <text:p>242391</text:p>
          </table:table-cell>
          <table:table-cell office:value-type="float" office:value="851390" calcext:value-type="float">
            <text:p>851390</text:p>
          </table:table-cell>
          <table:table-cell office:value-type="float" office:value="10747174" calcext:value-type="float">
            <text:p>10747174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 table:visibility="collapse">
          <table:table-cell office:value-type="float" office:value="75946" calcext:value-type="float">
            <text:p>75946</text:p>
          </table:table-cell>
          <table:table-cell office:value-type="float" office:value="49826" calcext:value-type="float">
            <text:p>49826</text:p>
          </table:table-cell>
          <table:table-cell office:value-type="float" office:value="215629" calcext:value-type="float">
            <text:p>215629</text:p>
          </table:table-cell>
          <table:table-cell office:value-type="float" office:value="192982" calcext:value-type="float">
            <text:p>192982</text:p>
          </table:table-cell>
          <table:table-cell office:value-type="float" office:value="270804" calcext:value-type="float">
            <text:p>270804</text:p>
          </table:table-cell>
          <table:table-cell office:value-type="float" office:value="68735" calcext:value-type="float">
            <text:p>68735</text:p>
          </table:table-cell>
          <table:table-cell office:value-type="float" office:value="366718" calcext:value-type="float">
            <text:p>366718</text:p>
          </table:table-cell>
          <table:table-cell office:value-type="float" office:value="681615" calcext:value-type="float">
            <text:p>681615</text:p>
          </table:table-cell>
          <table:table-cell office:value-type="float" office:value="17226391" calcext:value-type="float">
            <text:p>17226391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 table:visibility="collapse">
          <table:table-cell office:value-type="float" office:value="120939" calcext:value-type="float">
            <text:p>120939</text:p>
          </table:table-cell>
          <table:table-cell office:value-type="float" office:value="86242" calcext:value-type="float">
            <text:p>86242</text:p>
          </table:table-cell>
          <table:table-cell office:value-type="float" office:value="458944" calcext:value-type="float">
            <text:p>458944</text:p>
          </table:table-cell>
          <table:table-cell office:value-type="float" office:value="105903" calcext:value-type="float">
            <text:p>105903</text:p>
          </table:table-cell>
          <table:table-cell office:value-type="float" office:value="582673" calcext:value-type="float">
            <text:p>582673</text:p>
          </table:table-cell>
          <table:table-cell office:value-type="float" office:value="106930" calcext:value-type="float">
            <text:p>106930</text:p>
          </table:table-cell>
          <table:table-cell office:value-type="float" office:value="397070" calcext:value-type="float">
            <text:p>397070</text:p>
          </table:table-cell>
          <table:table-cell office:value-type="float" office:value="1570834" calcext:value-type="float">
            <text:p>1570834</text:p>
          </table:table-cell>
          <table:table-cell office:value-type="float" office:value="11022379" calcext:value-type="float">
            <text:p>11022379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 table:visibility="collapse">
          <table:table-cell office:value-type="float" office:value="90286" calcext:value-type="float">
            <text:p>90286</text:p>
          </table:table-cell>
          <table:table-cell office:value-type="float" office:value="55201" calcext:value-type="float">
            <text:p>55201</text:p>
          </table:table-cell>
          <table:table-cell office:value-type="float" office:value="214203" calcext:value-type="float">
            <text:p>214203</text:p>
          </table:table-cell>
          <table:table-cell office:value-type="float" office:value="112213" calcext:value-type="float">
            <text:p>112213</text:p>
          </table:table-cell>
          <table:table-cell office:value-type="float" office:value="264196" calcext:value-type="float">
            <text:p>264196</text:p>
          </table:table-cell>
          <table:table-cell office:value-type="float" office:value="74130" calcext:value-type="float">
            <text:p>74130</text:p>
          </table:table-cell>
          <table:table-cell office:value-type="float" office:value="290757" calcext:value-type="float">
            <text:p>290757</text:p>
          </table:table-cell>
          <table:table-cell office:value-type="float" office:value="962004" calcext:value-type="float">
            <text:p>962004</text:p>
          </table:table-cell>
          <table:table-cell office:value-type="float" office:value="9062176" calcext:value-type="float">
            <text:p>9062176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 table:visibility="collapse">
          <table:table-cell office:value-type="float" office:value="256362" calcext:value-type="float">
            <text:p>256362</text:p>
          </table:table-cell>
          <table:table-cell office:value-type="float" office:value="50364" calcext:value-type="float">
            <text:p>50364</text:p>
          </table:table-cell>
          <table:table-cell office:value-type="float" office:value="215503" calcext:value-type="float">
            <text:p>215503</text:p>
          </table:table-cell>
          <table:table-cell office:value-type="float" office:value="56833" calcext:value-type="float">
            <text:p>56833</text:p>
          </table:table-cell>
          <table:table-cell office:value-type="float" office:value="232344" calcext:value-type="float">
            <text:p>232344</text:p>
          </table:table-cell>
          <table:table-cell office:value-type="float" office:value="68096" calcext:value-type="float">
            <text:p>68096</text:p>
          </table:table-cell>
          <table:table-cell office:value-type="float" office:value="202004" calcext:value-type="float">
            <text:p>202004</text:p>
          </table:table-cell>
          <table:table-cell office:value-type="float" office:value="891985" calcext:value-type="float">
            <text:p>891985</text:p>
          </table:table-cell>
          <table:table-cell office:value-type="float" office:value="8488364" calcext:value-type="float">
            <text:p>8488364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 table:visibility="collapse">
          <table:table-cell office:value-type="float" office:value="81296" calcext:value-type="float">
            <text:p>81296</text:p>
          </table:table-cell>
          <table:table-cell office:value-type="float" office:value="62367" calcext:value-type="float">
            <text:p>62367</text:p>
          </table:table-cell>
          <table:table-cell office:value-type="float" office:value="197059" calcext:value-type="float">
            <text:p>197059</text:p>
          </table:table-cell>
          <table:table-cell office:value-type="float" office:value="66671" calcext:value-type="float">
            <text:p>66671</text:p>
          </table:table-cell>
          <table:table-cell office:value-type="float" office:value="384055" calcext:value-type="float">
            <text:p>384055</text:p>
          </table:table-cell>
          <table:table-cell office:value-type="float" office:value="77005" calcext:value-type="float">
            <text:p>77005</text:p>
          </table:table-cell>
          <table:table-cell office:value-type="float" office:value="243295" calcext:value-type="float">
            <text:p>243295</text:p>
          </table:table-cell>
          <table:table-cell office:value-type="float" office:value="813329" calcext:value-type="float">
            <text:p>813329</text:p>
          </table:table-cell>
          <table:table-cell office:value-type="float" office:value="9287553" calcext:value-type="float">
            <text:p>9287553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 table:visibility="collapse">
          <table:table-cell office:value-type="float" office:value="89452" calcext:value-type="float">
            <text:p>89452</text:p>
          </table:table-cell>
          <table:table-cell office:value-type="float" office:value="50580" calcext:value-type="float">
            <text:p>50580</text:p>
          </table:table-cell>
          <table:table-cell office:value-type="float" office:value="189795" calcext:value-type="float">
            <text:p>189795</text:p>
          </table:table-cell>
          <table:table-cell office:value-type="float" office:value="51772" calcext:value-type="float">
            <text:p>51772</text:p>
          </table:table-cell>
          <table:table-cell office:value-type="float" office:value="791146" calcext:value-type="float">
            <text:p>791146</text:p>
          </table:table-cell>
          <table:table-cell office:value-type="float" office:value="77221" calcext:value-type="float">
            <text:p>77221</text:p>
          </table:table-cell>
          <table:table-cell office:value-type="float" office:value="284448" calcext:value-type="float">
            <text:p>284448</text:p>
          </table:table-cell>
          <table:table-cell office:value-type="float" office:value="289662" calcext:value-type="float">
            <text:p>289662</text:p>
          </table:table-cell>
          <table:table-cell office:value-type="float" office:value="8138183" calcext:value-type="float">
            <text:p>8138183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 table:visibility="collapse">
          <table:table-cell office:value-type="float" office:value="211867" calcext:value-type="float">
            <text:p>211867</text:p>
          </table:table-cell>
          <table:table-cell office:value-type="float" office:value="97201" calcext:value-type="float">
            <text:p>97201</text:p>
          </table:table-cell>
          <table:table-cell office:value-type="float" office:value="296029" calcext:value-type="float">
            <text:p>296029</text:p>
          </table:table-cell>
          <table:table-cell office:value-type="float" office:value="93224" calcext:value-type="float">
            <text:p>93224</text:p>
          </table:table-cell>
          <table:table-cell office:value-type="float" office:value="944183" calcext:value-type="float">
            <text:p>944183</text:p>
          </table:table-cell>
          <table:table-cell office:value-type="float" office:value="123359" calcext:value-type="float">
            <text:p>123359</text:p>
          </table:table-cell>
          <table:table-cell office:value-type="float" office:value="107572" calcext:value-type="float">
            <text:p>107572</text:p>
          </table:table-cell>
          <table:table-cell office:value-type="float" office:value="1450585" calcext:value-type="float">
            <text:p>1450585</text:p>
          </table:table-cell>
          <table:table-cell office:value-type="float" office:value="8771375" calcext:value-type="float">
            <text:p>8771375</text:p>
          </table:table-cell>
          <table:table-cell office:value-type="float" office:value="12928" calcext:value-type="float">
            <text:p>12928</text:p>
          </table:table-cell>
        </table:table-row>
        <table:table-row table:style-name="ro1" table:visibility="collapse">
          <table:table-cell office:value-type="float" office:value="180803" calcext:value-type="float">
            <text:p>180803</text:p>
          </table:table-cell>
          <table:table-cell office:value-type="float" office:value="111574" calcext:value-type="float">
            <text:p>111574</text:p>
          </table:table-cell>
          <table:table-cell office:value-type="float" office:value="320652" calcext:value-type="float">
            <text:p>320652</text:p>
          </table:table-cell>
          <table:table-cell office:value-type="float" office:value="88120" calcext:value-type="float">
            <text:p>88120</text:p>
          </table:table-cell>
          <table:table-cell office:value-type="float" office:value="409332" calcext:value-type="float">
            <text:p>409332</text:p>
          </table:table-cell>
          <table:table-cell office:value-type="float" office:value="101016" calcext:value-type="float">
            <text:p>101016</text:p>
          </table:table-cell>
          <table:table-cell office:value-type="float" office:value="445178" calcext:value-type="float">
            <text:p>445178</text:p>
          </table:table-cell>
          <table:table-cell office:value-type="float" office:value="966069" calcext:value-type="float">
            <text:p>966069</text:p>
          </table:table-cell>
          <table:table-cell office:value-type="float" office:value="7193257" calcext:value-type="float">
            <text:p>7193257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 table:visibility="collapse">
          <table:table-cell office:value-type="float" office:value="75164" calcext:value-type="float">
            <text:p>75164</text:p>
          </table:table-cell>
          <table:table-cell office:value-type="float" office:value="83847" calcext:value-type="float">
            <text:p>83847</text:p>
          </table:table-cell>
          <table:table-cell office:value-type="float" office:value="188474" calcext:value-type="float">
            <text:p>188474</text:p>
          </table:table-cell>
          <table:table-cell office:value-type="float" office:value="51939" calcext:value-type="float">
            <text:p>51939</text:p>
          </table:table-cell>
          <table:table-cell office:value-type="float" office:value="282062" calcext:value-type="float">
            <text:p>282062</text:p>
          </table:table-cell>
          <table:table-cell office:value-type="float" office:value="69559" calcext:value-type="float">
            <text:p>69559</text:p>
          </table:table-cell>
          <table:table-cell office:value-type="float" office:value="321604" calcext:value-type="float">
            <text:p>321604</text:p>
          </table:table-cell>
          <table:table-cell office:value-type="float" office:value="1090190" calcext:value-type="float">
            <text:p>1090190</text:p>
          </table:table-cell>
          <table:table-cell office:value-type="float" office:value="7670090" calcext:value-type="float">
            <text:p>7670090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 table:visibility="collapse">
          <table:table-cell office:value-type="float" office:value="171407" calcext:value-type="float">
            <text:p>171407</text:p>
          </table:table-cell>
          <table:table-cell office:value-type="float" office:value="228286" calcext:value-type="float">
            <text:p>228286</text:p>
          </table:table-cell>
          <table:table-cell office:value-type="float" office:value="516121" calcext:value-type="float">
            <text:p>516121</text:p>
          </table:table-cell>
          <table:table-cell office:value-type="float" office:value="102684" calcext:value-type="float">
            <text:p>102684</text:p>
          </table:table-cell>
          <table:table-cell office:value-type="float" office:value="528337" calcext:value-type="float">
            <text:p>528337</text:p>
          </table:table-cell>
          <table:table-cell office:value-type="float" office:value="152956" calcext:value-type="float">
            <text:p>152956</text:p>
          </table:table-cell>
          <table:table-cell office:value-type="float" office:value="493104" calcext:value-type="float">
            <text:p>493104</text:p>
          </table:table-cell>
          <table:table-cell office:value-type="float" office:value="1776596" calcext:value-type="float">
            <text:p>1776596</text:p>
          </table:table-cell>
          <table:table-cell office:value-type="float" office:value="7451429" calcext:value-type="float">
            <text:p>7451429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 table:visibility="collapse">
          <table:table-cell office:value-type="float" office:value="141909" calcext:value-type="float">
            <text:p>141909</text:p>
          </table:table-cell>
          <table:table-cell office:value-type="float" office:value="202580" calcext:value-type="float">
            <text:p>202580</text:p>
          </table:table-cell>
          <table:table-cell office:value-type="float" office:value="556314" calcext:value-type="float">
            <text:p>556314</text:p>
          </table:table-cell>
          <table:table-cell office:value-type="float" office:value="89501" calcext:value-type="float">
            <text:p>89501</text:p>
          </table:table-cell>
          <table:table-cell office:value-type="float" office:value="431874" calcext:value-type="float">
            <text:p>431874</text:p>
          </table:table-cell>
          <table:table-cell office:value-type="float" office:value="142642" calcext:value-type="float">
            <text:p>142642</text:p>
          </table:table-cell>
          <table:table-cell office:value-type="float" office:value="60569" calcext:value-type="float">
            <text:p>60569</text:p>
          </table:table-cell>
          <table:table-cell office:value-type="float" office:value="1454601" calcext:value-type="float">
            <text:p>1454601</text:p>
          </table:table-cell>
          <table:table-cell office:value-type="float" office:value="7366876" calcext:value-type="float">
            <text:p>7366876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 table:visibility="collapse">
          <table:table-cell office:value-type="float" office:value="107261" calcext:value-type="float">
            <text:p>107261</text:p>
          </table:table-cell>
          <table:table-cell office:value-type="float" office:value="78370" calcext:value-type="float">
            <text:p>78370</text:p>
          </table:table-cell>
          <table:table-cell office:value-type="float" office:value="336174" calcext:value-type="float">
            <text:p>336174</text:p>
          </table:table-cell>
          <table:table-cell office:value-type="float" office:value="78030" calcext:value-type="float">
            <text:p>78030</text:p>
          </table:table-cell>
          <table:table-cell office:value-type="float" office:value="467959" calcext:value-type="float">
            <text:p>467959</text:p>
          </table:table-cell>
          <table:table-cell office:value-type="float" office:value="94937" calcext:value-type="float">
            <text:p>94937</text:p>
          </table:table-cell>
          <table:table-cell office:value-type="float" office:value="39353" calcext:value-type="float">
            <text:p>39353</text:p>
          </table:table-cell>
          <table:table-cell office:value-type="float" office:value="927850" calcext:value-type="float">
            <text:p>927850</text:p>
          </table:table-cell>
          <table:table-cell office:value-type="float" office:value="7434475" calcext:value-type="float">
            <text:p>7434475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 table:visibility="collapse">
          <table:table-cell office:value-type="float" office:value="166482" calcext:value-type="float">
            <text:p>166482</text:p>
          </table:table-cell>
          <table:table-cell office:value-type="float" office:value="92154" calcext:value-type="float">
            <text:p>92154</text:p>
          </table:table-cell>
          <table:table-cell office:value-type="float" office:value="309395" calcext:value-type="float">
            <text:p>309395</text:p>
          </table:table-cell>
          <table:table-cell office:value-type="float" office:value="167623" calcext:value-type="float">
            <text:p>167623</text:p>
          </table:table-cell>
          <table:table-cell office:value-type="float" office:value="431400" calcext:value-type="float">
            <text:p>431400</text:p>
          </table:table-cell>
          <table:table-cell office:value-type="float" office:value="115636" calcext:value-type="float">
            <text:p>115636</text:p>
          </table:table-cell>
          <table:table-cell office:value-type="float" office:value="356603" calcext:value-type="float">
            <text:p>356603</text:p>
          </table:table-cell>
          <table:table-cell office:value-type="float" office:value="1486692" calcext:value-type="float">
            <text:p>1486692</text:p>
          </table:table-cell>
          <table:table-cell office:value-type="float" office:value="11679455" calcext:value-type="float">
            <text:p>11679455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 table:visibility="collapse">
          <table:table-cell office:value-type="float" office:value="163799" calcext:value-type="float">
            <text:p>163799</text:p>
          </table:table-cell>
          <table:table-cell office:value-type="float" office:value="144716" calcext:value-type="float">
            <text:p>144716</text:p>
          </table:table-cell>
          <table:table-cell office:value-type="float" office:value="538262" calcext:value-type="float">
            <text:p>538262</text:p>
          </table:table-cell>
          <table:table-cell office:value-type="float" office:value="106150" calcext:value-type="float">
            <text:p>106150</text:p>
          </table:table-cell>
          <table:table-cell office:value-type="float" office:value="576028" calcext:value-type="float">
            <text:p>576028</text:p>
          </table:table-cell>
          <table:table-cell office:value-type="float" office:value="153523" calcext:value-type="float">
            <text:p>153523</text:p>
          </table:table-cell>
          <table:table-cell office:value-type="float" office:value="63952" calcext:value-type="float">
            <text:p>63952</text:p>
          </table:table-cell>
          <table:table-cell office:value-type="float" office:value="1243219" calcext:value-type="float">
            <text:p>1243219</text:p>
          </table:table-cell>
          <table:table-cell office:value-type="float" office:value="9568250" calcext:value-type="float">
            <text:p>9568250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 table:visibility="collapse">
          <table:table-cell office:value-type="float" office:value="178848" calcext:value-type="float">
            <text:p>178848</text:p>
          </table:table-cell>
          <table:table-cell office:value-type="float" office:value="106423" calcext:value-type="float">
            <text:p>106423</text:p>
          </table:table-cell>
          <table:table-cell office:value-type="float" office:value="393247" calcext:value-type="float">
            <text:p>393247</text:p>
          </table:table-cell>
          <table:table-cell office:value-type="float" office:value="111448" calcext:value-type="float">
            <text:p>111448</text:p>
          </table:table-cell>
          <table:table-cell office:value-type="float" office:value="603858" calcext:value-type="float">
            <text:p>603858</text:p>
          </table:table-cell>
          <table:table-cell office:value-type="float" office:value="200012" calcext:value-type="float">
            <text:p>200012</text:p>
          </table:table-cell>
          <table:table-cell office:value-type="float" office:value="736392" calcext:value-type="float">
            <text:p>736392</text:p>
          </table:table-cell>
          <table:table-cell office:value-type="float" office:value="2306686" calcext:value-type="float">
            <text:p>2306686</text:p>
          </table:table-cell>
          <table:table-cell office:value-type="float" office:value="9464137" calcext:value-type="float">
            <text:p>9464137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 table:visibility="collapse">
          <table:table-cell office:value-type="float" office:value="99431" calcext:value-type="float">
            <text:p>99431</text:p>
          </table:table-cell>
          <table:table-cell office:value-type="float" office:value="66011" calcext:value-type="float">
            <text:p>66011</text:p>
          </table:table-cell>
          <table:table-cell office:value-type="float" office:value="272915" calcext:value-type="float">
            <text:p>272915</text:p>
          </table:table-cell>
          <table:table-cell office:value-type="float" office:value="67287" calcext:value-type="float">
            <text:p>67287</text:p>
          </table:table-cell>
          <table:table-cell office:value-type="float" office:value="320538" calcext:value-type="float">
            <text:p>320538</text:p>
          </table:table-cell>
          <table:table-cell office:value-type="float" office:value="86985" calcext:value-type="float">
            <text:p>86985</text:p>
          </table:table-cell>
          <table:table-cell office:value-type="float" office:value="254022" calcext:value-type="float">
            <text:p>254022</text:p>
          </table:table-cell>
          <table:table-cell office:value-type="float" office:value="1062611" calcext:value-type="float">
            <text:p>1062611</text:p>
          </table:table-cell>
          <table:table-cell office:value-type="float" office:value="9283930" calcext:value-type="float">
            <text:p>9283930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 table:visibility="collapse">
          <table:table-cell office:value-type="float" office:value="112320" calcext:value-type="float">
            <text:p>112320</text:p>
          </table:table-cell>
          <table:table-cell office:value-type="float" office:value="68661" calcext:value-type="float">
            <text:p>68661</text:p>
          </table:table-cell>
          <table:table-cell office:value-type="float" office:value="312657" calcext:value-type="float">
            <text:p>312657</text:p>
          </table:table-cell>
          <table:table-cell office:value-type="float" office:value="77237" calcext:value-type="float">
            <text:p>77237</text:p>
          </table:table-cell>
          <table:table-cell office:value-type="float" office:value="391439" calcext:value-type="float">
            <text:p>391439</text:p>
          </table:table-cell>
          <table:table-cell office:value-type="float" office:value="103322" calcext:value-type="float">
            <text:p>103322</text:p>
          </table:table-cell>
          <table:table-cell office:value-type="float" office:value="290987" calcext:value-type="float">
            <text:p>290987</text:p>
          </table:table-cell>
          <table:table-cell office:value-type="float" office:value="1153122" calcext:value-type="float">
            <text:p>1153122</text:p>
          </table:table-cell>
          <table:table-cell office:value-type="float" office:value="9787881" calcext:value-type="float">
            <text:p>9787881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 table:visibility="collapse">
          <table:table-cell office:value-type="float" office:value="108927" calcext:value-type="float">
            <text:p>108927</text:p>
          </table:table-cell>
          <table:table-cell office:value-type="float" office:value="126787" calcext:value-type="float">
            <text:p>126787</text:p>
          </table:table-cell>
          <table:table-cell office:value-type="float" office:value="307977" calcext:value-type="float">
            <text:p>307977</text:p>
          </table:table-cell>
          <table:table-cell office:value-type="float" office:value="74750" calcext:value-type="float">
            <text:p>74750</text:p>
          </table:table-cell>
          <table:table-cell office:value-type="float" office:value="462622" calcext:value-type="float">
            <text:p>462622</text:p>
          </table:table-cell>
          <table:table-cell office:value-type="float" office:value="95645" calcext:value-type="float">
            <text:p>95645</text:p>
          </table:table-cell>
          <table:table-cell office:value-type="float" office:value="40002" calcext:value-type="float">
            <text:p>40002</text:p>
          </table:table-cell>
          <table:table-cell office:value-type="float" office:value="802469" calcext:value-type="float">
            <text:p>802469</text:p>
          </table:table-cell>
          <table:table-cell office:value-type="float" office:value="5202330" calcext:value-type="float">
            <text:p>5202330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 table:visibility="collapse">
          <table:table-cell office:value-type="float" office:value="120343" calcext:value-type="float">
            <text:p>120343</text:p>
          </table:table-cell>
          <table:table-cell office:value-type="float" office:value="89437" calcext:value-type="float">
            <text:p>89437</text:p>
          </table:table-cell>
          <table:table-cell office:value-type="float" office:value="282117" calcext:value-type="float">
            <text:p>282117</text:p>
          </table:table-cell>
          <table:table-cell office:value-type="float" office:value="89509" calcext:value-type="float">
            <text:p>89509</text:p>
          </table:table-cell>
          <table:table-cell office:value-type="float" office:value="654081" calcext:value-type="float">
            <text:p>654081</text:p>
          </table:table-cell>
          <table:table-cell office:value-type="float" office:value="118619" calcext:value-type="float">
            <text:p>118619</text:p>
          </table:table-cell>
          <table:table-cell office:value-type="float" office:value="508206" calcext:value-type="float">
            <text:p>508206</text:p>
          </table:table-cell>
          <table:table-cell office:value-type="float" office:value="1523844" calcext:value-type="float">
            <text:p>1523844</text:p>
          </table:table-cell>
          <table:table-cell office:value-type="float" office:value="9028088" calcext:value-type="float">
            <text:p>9028088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 table:visibility="collapse">
          <table:table-cell office:value-type="float" office:value="85380" calcext:value-type="float">
            <text:p>85380</text:p>
          </table:table-cell>
          <table:table-cell office:value-type="float" office:value="56769" calcext:value-type="float">
            <text:p>56769</text:p>
          </table:table-cell>
          <table:table-cell office:value-type="float" office:value="193127" calcext:value-type="float">
            <text:p>193127</text:p>
          </table:table-cell>
          <table:table-cell office:value-type="float" office:value="76124" calcext:value-type="float">
            <text:p>76124</text:p>
          </table:table-cell>
          <table:table-cell office:value-type="float" office:value="234111" calcext:value-type="float">
            <text:p>234111</text:p>
          </table:table-cell>
          <table:table-cell office:value-type="float" office:value="77518" calcext:value-type="float">
            <text:p>77518</text:p>
          </table:table-cell>
          <table:table-cell office:value-type="float" office:value="285234" calcext:value-type="float">
            <text:p>285234</text:p>
          </table:table-cell>
          <table:table-cell office:value-type="float" office:value="1206997" calcext:value-type="float">
            <text:p>1206997</text:p>
          </table:table-cell>
          <table:table-cell office:value-type="float" office:value="10591638" calcext:value-type="float">
            <text:p>10591638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 table:visibility="collapse">
          <table:table-cell office:value-type="float" office:value="126447" calcext:value-type="float">
            <text:p>126447</text:p>
          </table:table-cell>
          <table:table-cell office:value-type="float" office:value="82439" calcext:value-type="float">
            <text:p>82439</text:p>
          </table:table-cell>
          <table:table-cell office:value-type="float" office:value="293489" calcext:value-type="float">
            <text:p>293489</text:p>
          </table:table-cell>
          <table:table-cell office:value-type="float" office:value="88452" calcext:value-type="float">
            <text:p>88452</text:p>
          </table:table-cell>
          <table:table-cell office:value-type="float" office:value="1064264" calcext:value-type="float">
            <text:p>1064264</text:p>
          </table:table-cell>
          <table:table-cell office:value-type="float" office:value="185535" calcext:value-type="float">
            <text:p>185535</text:p>
          </table:table-cell>
          <table:table-cell office:value-type="float" office:value="708752" calcext:value-type="float">
            <text:p>708752</text:p>
          </table:table-cell>
          <table:table-cell office:value-type="float" office:value="522469" calcext:value-type="float">
            <text:p>522469</text:p>
          </table:table-cell>
          <table:table-cell office:value-type="float" office:value="9088755" calcext:value-type="float">
            <text:p>9088755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 table:visibility="collapse">
          <table:table-cell office:value-type="float" office:value="104812" calcext:value-type="float">
            <text:p>104812</text:p>
          </table:table-cell>
          <table:table-cell office:value-type="float" office:value="60838" calcext:value-type="float">
            <text:p>60838</text:p>
          </table:table-cell>
          <table:table-cell office:value-type="float" office:value="221778" calcext:value-type="float">
            <text:p>221778</text:p>
          </table:table-cell>
          <table:table-cell office:value-type="float" office:value="60510" calcext:value-type="float">
            <text:p>60510</text:p>
          </table:table-cell>
          <table:table-cell office:value-type="float" office:value="616155" calcext:value-type="float">
            <text:p>616155</text:p>
          </table:table-cell>
          <table:table-cell office:value-type="float" office:value="83795" calcext:value-type="float">
            <text:p>83795</text:p>
          </table:table-cell>
          <table:table-cell office:value-type="float" office:value="390424" calcext:value-type="float">
            <text:p>390424</text:p>
          </table:table-cell>
          <table:table-cell office:value-type="float" office:value="357940" calcext:value-type="float">
            <text:p>357940</text:p>
          </table:table-cell>
          <table:table-cell office:value-type="float" office:value="9423069" calcext:value-type="float">
            <text:p>9423069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 table:visibility="collapse">
          <table:table-cell office:value-type="float" office:value="88297" calcext:value-type="float">
            <text:p>88297</text:p>
          </table:table-cell>
          <table:table-cell office:value-type="float" office:value="58115" calcext:value-type="float">
            <text:p>58115</text:p>
          </table:table-cell>
          <table:table-cell office:value-type="float" office:value="293782" calcext:value-type="float">
            <text:p>293782</text:p>
          </table:table-cell>
          <table:table-cell office:value-type="float" office:value="66722" calcext:value-type="float">
            <text:p>66722</text:p>
          </table:table-cell>
          <table:table-cell office:value-type="float" office:value="322716" calcext:value-type="float">
            <text:p>322716</text:p>
          </table:table-cell>
          <table:table-cell office:value-type="float" office:value="113584" calcext:value-type="float">
            <text:p>113584</text:p>
          </table:table-cell>
          <table:table-cell office:value-type="float" office:value="41451" calcext:value-type="float">
            <text:p>41451</text:p>
          </table:table-cell>
          <table:table-cell office:value-type="float" office:value="923835" calcext:value-type="float">
            <text:p>923835</text:p>
          </table:table-cell>
          <table:table-cell office:value-type="float" office:value="9755699" calcext:value-type="float">
            <text:p>9755699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 table:visibility="collapse">
          <table:table-cell office:value-type="float" office:value="178572" calcext:value-type="float">
            <text:p>178572</text:p>
          </table:table-cell>
          <table:table-cell office:value-type="float" office:value="106515" calcext:value-type="float">
            <text:p>106515</text:p>
          </table:table-cell>
          <table:table-cell office:value-type="float" office:value="388069" calcext:value-type="float">
            <text:p>388069</text:p>
          </table:table-cell>
          <table:table-cell office:value-type="float" office:value="181724" calcext:value-type="float">
            <text:p>181724</text:p>
          </table:table-cell>
          <table:table-cell office:value-type="float" office:value="547244" calcext:value-type="float">
            <text:p>547244</text:p>
          </table:table-cell>
          <table:table-cell office:value-type="float" office:value="127348" calcext:value-type="float">
            <text:p>127348</text:p>
          </table:table-cell>
          <table:table-cell office:value-type="float" office:value="557831" calcext:value-type="float">
            <text:p>557831</text:p>
          </table:table-cell>
          <table:table-cell office:value-type="float" office:value="517552" calcext:value-type="float">
            <text:p>517552</text:p>
          </table:table-cell>
          <table:table-cell office:value-type="float" office:value="8988148" calcext:value-type="float">
            <text:p>8988148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 table:visibility="collapse">
          <table:table-cell office:value-type="float" office:value="96465" calcext:value-type="float">
            <text:p>96465</text:p>
          </table:table-cell>
          <table:table-cell office:value-type="float" office:value="100542" calcext:value-type="float">
            <text:p>100542</text:p>
          </table:table-cell>
          <table:table-cell office:value-type="float" office:value="243471" calcext:value-type="float">
            <text:p>243471</text:p>
          </table:table-cell>
          <table:table-cell office:value-type="float" office:value="69089" calcext:value-type="float">
            <text:p>69089</text:p>
          </table:table-cell>
          <table:table-cell office:value-type="float" office:value="319292" calcext:value-type="float">
            <text:p>319292</text:p>
          </table:table-cell>
          <table:table-cell office:value-type="float" office:value="94377" calcext:value-type="float">
            <text:p>94377</text:p>
          </table:table-cell>
          <table:table-cell office:value-type="float" office:value="313789" calcext:value-type="float">
            <text:p>313789</text:p>
          </table:table-cell>
          <table:table-cell office:value-type="float" office:value="1051049" calcext:value-type="float">
            <text:p>1051049</text:p>
          </table:table-cell>
          <table:table-cell office:value-type="float" office:value="5732662" calcext:value-type="float">
            <text:p>5732662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 table:visibility="collapse">
          <table:table-cell office:value-type="float" office:value="109556" calcext:value-type="float">
            <text:p>109556</text:p>
          </table:table-cell>
          <table:table-cell office:value-type="float" office:value="123068" calcext:value-type="float">
            <text:p>123068</text:p>
          </table:table-cell>
          <table:table-cell office:value-type="float" office:value="262665" calcext:value-type="float">
            <text:p>262665</text:p>
          </table:table-cell>
          <table:table-cell office:value-type="float" office:value="76348" calcext:value-type="float">
            <text:p>76348</text:p>
          </table:table-cell>
          <table:table-cell office:value-type="float" office:value="559673" calcext:value-type="float">
            <text:p>559673</text:p>
          </table:table-cell>
          <table:table-cell office:value-type="float" office:value="99482" calcext:value-type="float">
            <text:p>99482</text:p>
          </table:table-cell>
          <table:table-cell office:value-type="float" office:value="712168" calcext:value-type="float">
            <text:p>712168</text:p>
          </table:table-cell>
          <table:table-cell office:value-type="float" office:value="478121" calcext:value-type="float">
            <text:p>478121</text:p>
          </table:table-cell>
          <table:table-cell office:value-type="float" office:value="6061203" calcext:value-type="float">
            <text:p>6061203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 table:visibility="collapse">
          <table:table-cell office:value-type="float" office:value="100379" calcext:value-type="float">
            <text:p>100379</text:p>
          </table:table-cell>
          <table:table-cell office:value-type="float" office:value="159374" calcext:value-type="float">
            <text:p>159374</text:p>
          </table:table-cell>
          <table:table-cell office:value-type="float" office:value="243027" calcext:value-type="float">
            <text:p>243027</text:p>
          </table:table-cell>
          <table:table-cell office:value-type="float" office:value="72864" calcext:value-type="float">
            <text:p>72864</text:p>
          </table:table-cell>
          <table:table-cell office:value-type="float" office:value="413039" calcext:value-type="float">
            <text:p>413039</text:p>
          </table:table-cell>
          <table:table-cell office:value-type="float" office:value="104507" calcext:value-type="float">
            <text:p>104507</text:p>
          </table:table-cell>
          <table:table-cell office:value-type="float" office:value="531117" calcext:value-type="float">
            <text:p>531117</text:p>
          </table:table-cell>
          <table:table-cell office:value-type="float" office:value="498423" calcext:value-type="float">
            <text:p>498423</text:p>
          </table:table-cell>
          <table:table-cell office:value-type="float" office:value="10564382" calcext:value-type="float">
            <text:p>10564382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 table:visibility="collapse">
          <table:table-cell office:value-type="float" office:value="337220" calcext:value-type="float">
            <text:p>337220</text:p>
          </table:table-cell>
          <table:table-cell office:value-type="float" office:value="65393" calcext:value-type="float">
            <text:p>65393</text:p>
          </table:table-cell>
          <table:table-cell office:value-type="float" office:value="221050" calcext:value-type="float">
            <text:p>221050</text:p>
          </table:table-cell>
          <table:table-cell office:value-type="float" office:value="112971" calcext:value-type="float">
            <text:p>112971</text:p>
          </table:table-cell>
          <table:table-cell office:value-type="float" office:value="270150" calcext:value-type="float">
            <text:p>270150</text:p>
          </table:table-cell>
          <table:table-cell office:value-type="float" office:value="50600" calcext:value-type="float">
            <text:p>50600</text:p>
          </table:table-cell>
          <table:table-cell office:value-type="float" office:value="148881" calcext:value-type="float">
            <text:p>148881</text:p>
          </table:table-cell>
          <table:table-cell office:value-type="float" office:value="489601" calcext:value-type="float">
            <text:p>489601</text:p>
          </table:table-cell>
          <table:table-cell office:value-type="float" office:value="6208661" calcext:value-type="float">
            <text:p>6208661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 table:visibility="collapse">
          <table:table-cell office:value-type="float" office:value="132542" calcext:value-type="float">
            <text:p>132542</text:p>
          </table:table-cell>
          <table:table-cell office:value-type="float" office:value="60743" calcext:value-type="float">
            <text:p>60743</text:p>
          </table:table-cell>
          <table:table-cell office:value-type="float" office:value="303610" calcext:value-type="float">
            <text:p>303610</text:p>
          </table:table-cell>
          <table:table-cell office:value-type="float" office:value="62945" calcext:value-type="float">
            <text:p>62945</text:p>
          </table:table-cell>
          <table:table-cell office:value-type="float" office:value="278675" calcext:value-type="float">
            <text:p>278675</text:p>
          </table:table-cell>
          <table:table-cell office:value-type="float" office:value="79971" calcext:value-type="float">
            <text:p>79971</text:p>
          </table:table-cell>
          <table:table-cell office:value-type="float" office:value="268837" calcext:value-type="float">
            <text:p>268837</text:p>
          </table:table-cell>
          <table:table-cell office:value-type="float" office:value="1071558" calcext:value-type="float">
            <text:p>1071558</text:p>
          </table:table-cell>
          <table:table-cell office:value-type="float" office:value="9973680" calcext:value-type="float">
            <text:p>9973680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 table:visibility="collapse">
          <table:table-cell office:value-type="float" office:value="105262" calcext:value-type="float">
            <text:p>105262</text:p>
          </table:table-cell>
          <table:table-cell office:value-type="float" office:value="68610" calcext:value-type="float">
            <text:p>68610</text:p>
          </table:table-cell>
          <table:table-cell office:value-type="float" office:value="254663" calcext:value-type="float">
            <text:p>254663</text:p>
          </table:table-cell>
          <table:table-cell office:value-type="float" office:value="70238" calcext:value-type="float">
            <text:p>70238</text:p>
          </table:table-cell>
          <table:table-cell office:value-type="float" office:value="312515" calcext:value-type="float">
            <text:p>312515</text:p>
          </table:table-cell>
          <table:table-cell office:value-type="float" office:value="93427" calcext:value-type="float">
            <text:p>93427</text:p>
          </table:table-cell>
          <table:table-cell office:value-type="float" office:value="325546" calcext:value-type="float">
            <text:p>325546</text:p>
          </table:table-cell>
          <table:table-cell office:value-type="float" office:value="1092464" calcext:value-type="float">
            <text:p>1092464</text:p>
          </table:table-cell>
          <table:table-cell office:value-type="float" office:value="11461084" calcext:value-type="float">
            <text:p>11461084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 table:visibility="collapse">
          <table:table-cell office:value-type="float" office:value="142898" calcext:value-type="float">
            <text:p>142898</text:p>
          </table:table-cell>
          <table:table-cell office:value-type="float" office:value="57825" calcext:value-type="float">
            <text:p>57825</text:p>
          </table:table-cell>
          <table:table-cell office:value-type="float" office:value="284483" calcext:value-type="float">
            <text:p>284483</text:p>
          </table:table-cell>
          <table:table-cell office:value-type="float" office:value="60367" calcext:value-type="float">
            <text:p>60367</text:p>
          </table:table-cell>
          <table:table-cell office:value-type="float" office:value="491261" calcext:value-type="float">
            <text:p>491261</text:p>
          </table:table-cell>
          <table:table-cell office:value-type="float" office:value="113918" calcext:value-type="float">
            <text:p>113918</text:p>
          </table:table-cell>
          <table:table-cell office:value-type="float" office:value="477710" calcext:value-type="float">
            <text:p>477710</text:p>
          </table:table-cell>
          <table:table-cell office:value-type="float" office:value="970154" calcext:value-type="float">
            <text:p>970154</text:p>
          </table:table-cell>
          <table:table-cell office:value-type="float" office:value="6226396" calcext:value-type="float">
            <text:p>6226396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 table:visibility="collapse">
          <table:table-cell office:value-type="float" office:value="91598" calcext:value-type="float">
            <text:p>91598</text:p>
          </table:table-cell>
          <table:table-cell office:value-type="float" office:value="56811" calcext:value-type="float">
            <text:p>56811</text:p>
          </table:table-cell>
          <table:table-cell office:value-type="float" office:value="249197" calcext:value-type="float">
            <text:p>249197</text:p>
          </table:table-cell>
          <table:table-cell office:value-type="float" office:value="58726" calcext:value-type="float">
            <text:p>58726</text:p>
          </table:table-cell>
          <table:table-cell office:value-type="float" office:value="253788" calcext:value-type="float">
            <text:p>253788</text:p>
          </table:table-cell>
          <table:table-cell office:value-type="float" office:value="100888" calcext:value-type="float">
            <text:p>100888</text:p>
          </table:table-cell>
          <table:table-cell office:value-type="float" office:value="30106" calcext:value-type="float">
            <text:p>30106</text:p>
          </table:table-cell>
          <table:table-cell office:value-type="float" office:value="743349" calcext:value-type="float">
            <text:p>743349</text:p>
          </table:table-cell>
          <table:table-cell office:value-type="float" office:value="6645991" calcext:value-type="float">
            <text:p>6645991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 table:visibility="collapse">
          <table:table-cell office:value-type="float" office:value="139758" calcext:value-type="float">
            <text:p>139758</text:p>
          </table:table-cell>
          <table:table-cell office:value-type="float" office:value="83592" calcext:value-type="float">
            <text:p>83592</text:p>
          </table:table-cell>
          <table:table-cell office:value-type="float" office:value="273421" calcext:value-type="float">
            <text:p>273421</text:p>
          </table:table-cell>
          <table:table-cell office:value-type="float" office:value="79201" calcext:value-type="float">
            <text:p>79201</text:p>
          </table:table-cell>
          <table:table-cell office:value-type="float" office:value="345845" calcext:value-type="float">
            <text:p>345845</text:p>
          </table:table-cell>
          <table:table-cell office:value-type="float" office:value="109769" calcext:value-type="float">
            <text:p>109769</text:p>
          </table:table-cell>
          <table:table-cell office:value-type="float" office:value="345779" calcext:value-type="float">
            <text:p>345779</text:p>
          </table:table-cell>
          <table:table-cell office:value-type="float" office:value="1962034" calcext:value-type="float">
            <text:p>1962034</text:p>
          </table:table-cell>
          <table:table-cell office:value-type="float" office:value="11598803" calcext:value-type="float">
            <text:p>11598803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 table:visibility="collapse">
          <table:table-cell office:value-type="float" office:value="60196" calcext:value-type="float">
            <text:p>60196</text:p>
          </table:table-cell>
          <table:table-cell office:value-type="float" office:value="39222" calcext:value-type="float">
            <text:p>39222</text:p>
          </table:table-cell>
          <table:table-cell office:value-type="float" office:value="137115" calcext:value-type="float">
            <text:p>137115</text:p>
          </table:table-cell>
          <table:table-cell office:value-type="float" office:value="40865" calcext:value-type="float">
            <text:p>40865</text:p>
          </table:table-cell>
          <table:table-cell office:value-type="float" office:value="140190" calcext:value-type="float">
            <text:p>140190</text:p>
          </table:table-cell>
          <table:table-cell office:value-type="float" office:value="54805" calcext:value-type="float">
            <text:p>54805</text:p>
          </table:table-cell>
          <table:table-cell office:value-type="float" office:value="18432" calcext:value-type="float">
            <text:p>18432</text:p>
          </table:table-cell>
          <table:table-cell office:value-type="float" office:value="794126" calcext:value-type="float">
            <text:p>794126</text:p>
          </table:table-cell>
          <table:table-cell office:value-type="float" office:value="6875403" calcext:value-type="float">
            <text:p>6875403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 table:visibility="collapse">
          <table:table-cell office:value-type="float" office:value="54530" calcext:value-type="float">
            <text:p>54530</text:p>
          </table:table-cell>
          <table:table-cell office:value-type="float" office:value="36253" calcext:value-type="float">
            <text:p>36253</text:p>
          </table:table-cell>
          <table:table-cell office:value-type="float" office:value="123829" calcext:value-type="float">
            <text:p>123829</text:p>
          </table:table-cell>
          <table:table-cell office:value-type="float" office:value="96781" calcext:value-type="float">
            <text:p>96781</text:p>
          </table:table-cell>
          <table:table-cell office:value-type="float" office:value="604346" calcext:value-type="float">
            <text:p>604346</text:p>
          </table:table-cell>
          <table:table-cell office:value-type="float" office:value="151629" calcext:value-type="float">
            <text:p>151629</text:p>
          </table:table-cell>
          <table:table-cell office:value-type="float" office:value="510278" calcext:value-type="float">
            <text:p>510278</text:p>
          </table:table-cell>
          <table:table-cell office:value-type="float" office:value="1539693" calcext:value-type="float">
            <text:p>1539693</text:p>
          </table:table-cell>
          <table:table-cell office:value-type="float" office:value="7976503" calcext:value-type="float">
            <text:p>7976503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 table:visibility="collapse">
          <table:table-cell office:value-type="float" office:value="161382" calcext:value-type="float">
            <text:p>161382</text:p>
          </table:table-cell>
          <table:table-cell office:value-type="float" office:value="97708" calcext:value-type="float">
            <text:p>97708</text:p>
          </table:table-cell>
          <table:table-cell office:value-type="float" office:value="308265" calcext:value-type="float">
            <text:p>308265</text:p>
          </table:table-cell>
          <table:table-cell office:value-type="float" office:value="86374" calcext:value-type="float">
            <text:p>86374</text:p>
          </table:table-cell>
          <table:table-cell office:value-type="float" office:value="320875" calcext:value-type="float">
            <text:p>320875</text:p>
          </table:table-cell>
          <table:table-cell office:value-type="float" office:value="111893" calcext:value-type="float">
            <text:p>111893</text:p>
          </table:table-cell>
          <table:table-cell office:value-type="float" office:value="44577" calcext:value-type="float">
            <text:p>44577</text:p>
          </table:table-cell>
          <table:table-cell office:value-type="float" office:value="933174" calcext:value-type="float">
            <text:p>933174</text:p>
          </table:table-cell>
          <table:table-cell office:value-type="float" office:value="9420842" calcext:value-type="float">
            <text:p>9420842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 table:visibility="collapse">
          <table:table-cell office:value-type="float" office:value="123997" calcext:value-type="float">
            <text:p>123997</text:p>
          </table:table-cell>
          <table:table-cell office:value-type="float" office:value="37369" calcext:value-type="float">
            <text:p>37369</text:p>
          </table:table-cell>
          <table:table-cell office:value-type="float" office:value="121368" calcext:value-type="float">
            <text:p>121368</text:p>
          </table:table-cell>
          <table:table-cell office:value-type="float" office:value="38552" calcext:value-type="float">
            <text:p>38552</text:p>
          </table:table-cell>
          <table:table-cell office:value-type="float" office:value="140182" calcext:value-type="float">
            <text:p>140182</text:p>
          </table:table-cell>
          <table:table-cell office:value-type="float" office:value="49436" calcext:value-type="float">
            <text:p>49436</text:p>
          </table:table-cell>
          <table:table-cell office:value-type="float" office:value="148550" calcext:value-type="float">
            <text:p>148550</text:p>
          </table:table-cell>
          <table:table-cell office:value-type="float" office:value="428168" calcext:value-type="float">
            <text:p>428168</text:p>
          </table:table-cell>
          <table:table-cell office:value-type="float" office:value="7390089" calcext:value-type="float">
            <text:p>7390089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 table:visibility="collapse">
          <table:table-cell office:value-type="float" office:value="124620" calcext:value-type="float">
            <text:p>124620</text:p>
          </table:table-cell>
          <table:table-cell office:value-type="float" office:value="75013" calcext:value-type="float">
            <text:p>75013</text:p>
          </table:table-cell>
          <table:table-cell office:value-type="float" office:value="268717" calcext:value-type="float">
            <text:p>268717</text:p>
          </table:table-cell>
          <table:table-cell office:value-type="float" office:value="159183" calcext:value-type="float">
            <text:p>159183</text:p>
          </table:table-cell>
          <table:table-cell office:value-type="float" office:value="496616" calcext:value-type="float">
            <text:p>496616</text:p>
          </table:table-cell>
          <table:table-cell office:value-type="float" office:value="244094" calcext:value-type="float">
            <text:p>244094</text:p>
          </table:table-cell>
          <table:table-cell office:value-type="float" office:value="529491" calcext:value-type="float">
            <text:p>529491</text:p>
          </table:table-cell>
          <table:table-cell office:value-type="float" office:value="1401450" calcext:value-type="float">
            <text:p>1401450</text:p>
          </table:table-cell>
          <table:table-cell office:value-type="float" office:value="8124607" calcext:value-type="float">
            <text:p>8124607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 table:visibility="collapse">
          <table:table-cell office:value-type="float" office:value="74778" calcext:value-type="float">
            <text:p>74778</text:p>
          </table:table-cell>
          <table:table-cell office:value-type="float" office:value="52106" calcext:value-type="float">
            <text:p>52106</text:p>
          </table:table-cell>
          <table:table-cell office:value-type="float" office:value="159934" calcext:value-type="float">
            <text:p>159934</text:p>
          </table:table-cell>
          <table:table-cell office:value-type="float" office:value="44683" calcext:value-type="float">
            <text:p>44683</text:p>
          </table:table-cell>
          <table:table-cell office:value-type="float" office:value="217326" calcext:value-type="float">
            <text:p>217326</text:p>
          </table:table-cell>
          <table:table-cell office:value-type="float" office:value="54554" calcext:value-type="float">
            <text:p>54554</text:p>
          </table:table-cell>
          <table:table-cell office:value-type="float" office:value="156440" calcext:value-type="float">
            <text:p>156440</text:p>
          </table:table-cell>
          <table:table-cell office:value-type="float" office:value="568298" calcext:value-type="float">
            <text:p>568298</text:p>
          </table:table-cell>
          <table:table-cell office:value-type="float" office:value="5140156" calcext:value-type="float">
            <text:p>5140156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 table:visibility="collapse">
          <table:table-cell office:value-type="float" office:value="133414" calcext:value-type="float">
            <text:p>133414</text:p>
          </table:table-cell>
          <table:table-cell office:value-type="float" office:value="73543" calcext:value-type="float">
            <text:p>73543</text:p>
          </table:table-cell>
          <table:table-cell office:value-type="float" office:value="362640" calcext:value-type="float">
            <text:p>362640</text:p>
          </table:table-cell>
          <table:table-cell office:value-type="float" office:value="84996" calcext:value-type="float">
            <text:p>84996</text:p>
          </table:table-cell>
          <table:table-cell office:value-type="float" office:value="339297" calcext:value-type="float">
            <text:p>339297</text:p>
          </table:table-cell>
          <table:table-cell office:value-type="float" office:value="113965" calcext:value-type="float">
            <text:p>113965</text:p>
          </table:table-cell>
          <table:table-cell office:value-type="float" office:value="372021" calcext:value-type="float">
            <text:p>372021</text:p>
          </table:table-cell>
          <table:table-cell office:value-type="float" office:value="1045968" calcext:value-type="float">
            <text:p>1045968</text:p>
          </table:table-cell>
          <table:table-cell office:value-type="float" office:value="9079791" calcext:value-type="float">
            <text:p>9079791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 table:visibility="collapse">
          <table:table-cell office:value-type="float" office:value="93033" calcext:value-type="float">
            <text:p>93033</text:p>
          </table:table-cell>
          <table:table-cell office:value-type="float" office:value="55731" calcext:value-type="float">
            <text:p>55731</text:p>
          </table:table-cell>
          <table:table-cell office:value-type="float" office:value="249535" calcext:value-type="float">
            <text:p>249535</text:p>
          </table:table-cell>
          <table:table-cell office:value-type="float" office:value="55504" calcext:value-type="float">
            <text:p>55504</text:p>
          </table:table-cell>
          <table:table-cell office:value-type="float" office:value="170267" calcext:value-type="float">
            <text:p>170267</text:p>
          </table:table-cell>
          <table:table-cell office:value-type="float" office:value="50010" calcext:value-type="float">
            <text:p>50010</text:p>
          </table:table-cell>
          <table:table-cell office:value-type="float" office:value="139564" calcext:value-type="float">
            <text:p>139564</text:p>
          </table:table-cell>
          <table:table-cell office:value-type="float" office:value="504308" calcext:value-type="float">
            <text:p>504308</text:p>
          </table:table-cell>
          <table:table-cell office:value-type="float" office:value="7672164" calcext:value-type="float">
            <text:p>7672164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 table:visibility="collapse">
          <table:table-cell office:value-type="float" office:value="89801" calcext:value-type="float">
            <text:p>89801</text:p>
          </table:table-cell>
          <table:table-cell office:value-type="float" office:value="53406" calcext:value-type="float">
            <text:p>53406</text:p>
          </table:table-cell>
          <table:table-cell office:value-type="float" office:value="232909" calcext:value-type="float">
            <text:p>232909</text:p>
          </table:table-cell>
          <table:table-cell office:value-type="float" office:value="60833" calcext:value-type="float">
            <text:p>60833</text:p>
          </table:table-cell>
          <table:table-cell office:value-type="float" office:value="371138" calcext:value-type="float">
            <text:p>371138</text:p>
          </table:table-cell>
          <table:table-cell office:value-type="float" office:value="77976" calcext:value-type="float">
            <text:p>77976</text:p>
          </table:table-cell>
          <table:table-cell office:value-type="float" office:value="238152" calcext:value-type="float">
            <text:p>238152</text:p>
          </table:table-cell>
          <table:table-cell office:value-type="float" office:value="742587" calcext:value-type="float">
            <text:p>742587</text:p>
          </table:table-cell>
          <table:table-cell office:value-type="float" office:value="12965635" calcext:value-type="float">
            <text:p>1296563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 table:visibility="collapse">
          <table:table-cell office:value-type="float" office:value="122358" calcext:value-type="float">
            <text:p>122358</text:p>
          </table:table-cell>
          <table:table-cell office:value-type="float" office:value="75587" calcext:value-type="float">
            <text:p>75587</text:p>
          </table:table-cell>
          <table:table-cell office:value-type="float" office:value="299717" calcext:value-type="float">
            <text:p>299717</text:p>
          </table:table-cell>
          <table:table-cell office:value-type="float" office:value="73869" calcext:value-type="float">
            <text:p>73869</text:p>
          </table:table-cell>
          <table:table-cell office:value-type="float" office:value="505682" calcext:value-type="float">
            <text:p>505682</text:p>
          </table:table-cell>
          <table:table-cell office:value-type="float" office:value="124761" calcext:value-type="float">
            <text:p>124761</text:p>
          </table:table-cell>
          <table:table-cell office:value-type="float" office:value="393842" calcext:value-type="float">
            <text:p>393842</text:p>
          </table:table-cell>
          <table:table-cell office:value-type="float" office:value="1360250" calcext:value-type="float">
            <text:p>1360250</text:p>
          </table:table-cell>
          <table:table-cell office:value-type="float" office:value="7293283" calcext:value-type="float">
            <text:p>7293283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 table:visibility="collapse">
          <table:table-cell office:value-type="float" office:value="100652" calcext:value-type="float">
            <text:p>100652</text:p>
          </table:table-cell>
          <table:table-cell office:value-type="float" office:value="68875" calcext:value-type="float">
            <text:p>68875</text:p>
          </table:table-cell>
          <table:table-cell office:value-type="float" office:value="205004" calcext:value-type="float">
            <text:p>205004</text:p>
          </table:table-cell>
          <table:table-cell office:value-type="float" office:value="49532" calcext:value-type="float">
            <text:p>49532</text:p>
          </table:table-cell>
          <table:table-cell office:value-type="float" office:value="241436" calcext:value-type="float">
            <text:p>241436</text:p>
          </table:table-cell>
          <table:table-cell office:value-type="float" office:value="114273" calcext:value-type="float">
            <text:p>114273</text:p>
          </table:table-cell>
          <table:table-cell office:value-type="float" office:value="321145" calcext:value-type="float">
            <text:p>321145</text:p>
          </table:table-cell>
          <table:table-cell office:value-type="float" office:value="531712" calcext:value-type="float">
            <text:p>531712</text:p>
          </table:table-cell>
          <table:table-cell office:value-type="float" office:value="8930736" calcext:value-type="float">
            <text:p>8930736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 table:visibility="collapse">
          <table:table-cell office:value-type="float" office:value="76952" calcext:value-type="float">
            <text:p>76952</text:p>
          </table:table-cell>
          <table:table-cell office:value-type="float" office:value="90936" calcext:value-type="float">
            <text:p>90936</text:p>
          </table:table-cell>
          <table:table-cell office:value-type="float" office:value="185293" calcext:value-type="float">
            <text:p>185293</text:p>
          </table:table-cell>
          <table:table-cell office:value-type="float" office:value="45622" calcext:value-type="float">
            <text:p>45622</text:p>
          </table:table-cell>
          <table:table-cell office:value-type="float" office:value="308848" calcext:value-type="float">
            <text:p>308848</text:p>
          </table:table-cell>
          <table:table-cell office:value-type="float" office:value="106766" calcext:value-type="float">
            <text:p>106766</text:p>
          </table:table-cell>
          <table:table-cell office:value-type="float" office:value="255437" calcext:value-type="float">
            <text:p>255437</text:p>
          </table:table-cell>
          <table:table-cell office:value-type="float" office:value="5935823" calcext:value-type="float">
            <text:p>5935823</text:p>
          </table:table-cell>
          <table:table-cell office:value-type="float" office:value="6759997" calcext:value-type="float">
            <text:p>6759997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 table:visibility="collapse">
          <table:table-cell office:value-type="float" office:value="57974" calcext:value-type="float">
            <text:p>57974</text:p>
          </table:table-cell>
          <table:table-cell office:value-type="float" office:value="31094" calcext:value-type="float">
            <text:p>31094</text:p>
          </table:table-cell>
          <table:table-cell office:value-type="float" office:value="116656" calcext:value-type="float">
            <text:p>116656</text:p>
          </table:table-cell>
          <table:table-cell office:value-type="float" office:value="37370" calcext:value-type="float">
            <text:p>37370</text:p>
          </table:table-cell>
          <table:table-cell office:value-type="float" office:value="159709" calcext:value-type="float">
            <text:p>159709</text:p>
          </table:table-cell>
          <table:table-cell office:value-type="float" office:value="53526" calcext:value-type="float">
            <text:p>53526</text:p>
          </table:table-cell>
          <table:table-cell office:value-type="float" office:value="271822" calcext:value-type="float">
            <text:p>271822</text:p>
          </table:table-cell>
          <table:table-cell office:value-type="float" office:value="334818" calcext:value-type="float">
            <text:p>334818</text:p>
          </table:table-cell>
          <table:table-cell office:value-type="float" office:value="3385425" calcext:value-type="float">
            <text:p>3385425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 table:visibility="collapse">
          <table:table-cell office:value-type="float" office:value="100680" calcext:value-type="float">
            <text:p>100680</text:p>
          </table:table-cell>
          <table:table-cell office:value-type="float" office:value="42519" calcext:value-type="float">
            <text:p>42519</text:p>
          </table:table-cell>
          <table:table-cell office:value-type="float" office:value="621971" calcext:value-type="float">
            <text:p>621971</text:p>
          </table:table-cell>
          <table:table-cell office:value-type="float" office:value="53296" calcext:value-type="float">
            <text:p>53296</text:p>
          </table:table-cell>
          <table:table-cell office:value-type="float" office:value="278674" calcext:value-type="float">
            <text:p>278674</text:p>
          </table:table-cell>
          <table:table-cell office:value-type="float" office:value="65656" calcext:value-type="float">
            <text:p>65656</text:p>
          </table:table-cell>
          <table:table-cell office:value-type="float" office:value="292840" calcext:value-type="float">
            <text:p>292840</text:p>
          </table:table-cell>
          <table:table-cell office:value-type="float" office:value="238592" calcext:value-type="float">
            <text:p>238592</text:p>
          </table:table-cell>
          <table:table-cell office:value-type="float" office:value="4068875" calcext:value-type="float">
            <text:p>4068875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 table:visibility="collapse">
          <table:table-cell office:value-type="float" office:value="103062" calcext:value-type="float">
            <text:p>103062</text:p>
          </table:table-cell>
          <table:table-cell office:value-type="float" office:value="30831" calcext:value-type="float">
            <text:p>30831</text:p>
          </table:table-cell>
          <table:table-cell office:value-type="float" office:value="139315" calcext:value-type="float">
            <text:p>139315</text:p>
          </table:table-cell>
          <table:table-cell office:value-type="float" office:value="38818" calcext:value-type="float">
            <text:p>38818</text:p>
          </table:table-cell>
          <table:table-cell office:value-type="float" office:value="252558" calcext:value-type="float">
            <text:p>252558</text:p>
          </table:table-cell>
          <table:table-cell office:value-type="float" office:value="64916" calcext:value-type="float">
            <text:p>64916</text:p>
          </table:table-cell>
          <table:table-cell office:value-type="float" office:value="179068" calcext:value-type="float">
            <text:p>179068</text:p>
          </table:table-cell>
          <table:table-cell office:value-type="float" office:value="451035" calcext:value-type="float">
            <text:p>451035</text:p>
          </table:table-cell>
          <table:table-cell office:value-type="float" office:value="4007675" calcext:value-type="float">
            <text:p>4007675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 table:visibility="collapse">
          <table:table-cell office:value-type="float" office:value="51360" calcext:value-type="float">
            <text:p>51360</text:p>
          </table:table-cell>
          <table:table-cell office:value-type="float" office:value="30274" calcext:value-type="float">
            <text:p>30274</text:p>
          </table:table-cell>
          <table:table-cell office:value-type="float" office:value="145515" calcext:value-type="float">
            <text:p>145515</text:p>
          </table:table-cell>
          <table:table-cell office:value-type="float" office:value="33927" calcext:value-type="float">
            <text:p>33927</text:p>
          </table:table-cell>
          <table:table-cell office:value-type="float" office:value="201603" calcext:value-type="float">
            <text:p>201603</text:p>
          </table:table-cell>
          <table:table-cell office:value-type="float" office:value="101425" calcext:value-type="float">
            <text:p>101425</text:p>
          </table:table-cell>
          <table:table-cell office:value-type="float" office:value="167781" calcext:value-type="float">
            <text:p>167781</text:p>
          </table:table-cell>
          <table:table-cell office:value-type="float" office:value="315045" calcext:value-type="float">
            <text:p>315045</text:p>
          </table:table-cell>
          <table:table-cell office:value-type="float" office:value="6924855" calcext:value-type="float">
            <text:p>6924855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 table:visibility="collapse">
          <table:table-cell office:value-type="float" office:value="50633" calcext:value-type="float">
            <text:p>50633</text:p>
          </table:table-cell>
          <table:table-cell office:value-type="float" office:value="28405" calcext:value-type="float">
            <text:p>28405</text:p>
          </table:table-cell>
          <table:table-cell office:value-type="float" office:value="157349" calcext:value-type="float">
            <text:p>157349</text:p>
          </table:table-cell>
          <table:table-cell office:value-type="float" office:value="33976" calcext:value-type="float">
            <text:p>33976</text:p>
          </table:table-cell>
          <table:table-cell office:value-type="float" office:value="138293" calcext:value-type="float">
            <text:p>138293</text:p>
          </table:table-cell>
          <table:table-cell office:value-type="float" office:value="30756" calcext:value-type="float">
            <text:p>30756</text:p>
          </table:table-cell>
          <table:table-cell office:value-type="float" office:value="163873" calcext:value-type="float">
            <text:p>163873</text:p>
          </table:table-cell>
          <table:table-cell office:value-type="float" office:value="418593" calcext:value-type="float">
            <text:p>418593</text:p>
          </table:table-cell>
          <table:table-cell office:value-type="float" office:value="3587909" calcext:value-type="float">
            <text:p>3587909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 table:visibility="collapse">
          <table:table-cell office:value-type="float" office:value="81687" calcext:value-type="float">
            <text:p>81687</text:p>
          </table:table-cell>
          <table:table-cell office:value-type="float" office:value="44583" calcext:value-type="float">
            <text:p>44583</text:p>
          </table:table-cell>
          <table:table-cell office:value-type="float" office:value="204450" calcext:value-type="float">
            <text:p>204450</text:p>
          </table:table-cell>
          <table:table-cell office:value-type="float" office:value="62078" calcext:value-type="float">
            <text:p>62078</text:p>
          </table:table-cell>
          <table:table-cell office:value-type="float" office:value="328356" calcext:value-type="float">
            <text:p>328356</text:p>
          </table:table-cell>
          <table:table-cell office:value-type="float" office:value="53715" calcext:value-type="float">
            <text:p>53715</text:p>
          </table:table-cell>
          <table:table-cell office:value-type="float" office:value="130462" calcext:value-type="float">
            <text:p>130462</text:p>
          </table:table-cell>
          <table:table-cell office:value-type="float" office:value="702490" calcext:value-type="float">
            <text:p>702490</text:p>
          </table:table-cell>
          <table:table-cell office:value-type="float" office:value="6362942" calcext:value-type="float">
            <text:p>6362942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 table:visibility="collapse">
          <table:table-cell office:value-type="float" office:value="89206" calcext:value-type="float">
            <text:p>89206</text:p>
          </table:table-cell>
          <table:table-cell office:value-type="float" office:value="60386" calcext:value-type="float">
            <text:p>60386</text:p>
          </table:table-cell>
          <table:table-cell office:value-type="float" office:value="212794" calcext:value-type="float">
            <text:p>212794</text:p>
          </table:table-cell>
          <table:table-cell office:value-type="float" office:value="58103" calcext:value-type="float">
            <text:p>58103</text:p>
          </table:table-cell>
          <table:table-cell office:value-type="float" office:value="274121" calcext:value-type="float">
            <text:p>274121</text:p>
          </table:table-cell>
          <table:table-cell office:value-type="float" office:value="65938" calcext:value-type="float">
            <text:p>65938</text:p>
          </table:table-cell>
          <table:table-cell office:value-type="float" office:value="261919" calcext:value-type="float">
            <text:p>261919</text:p>
          </table:table-cell>
          <table:table-cell office:value-type="float" office:value="715000" calcext:value-type="float">
            <text:p>715000</text:p>
          </table:table-cell>
          <table:table-cell office:value-type="float" office:value="8577961" calcext:value-type="float">
            <text:p>8577961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 table:visibility="collapse">
          <table:table-cell office:value-type="float" office:value="59536" calcext:value-type="float">
            <text:p>59536</text:p>
          </table:table-cell>
          <table:table-cell office:value-type="float" office:value="62908" calcext:value-type="float">
            <text:p>62908</text:p>
          </table:table-cell>
          <table:table-cell office:value-type="float" office:value="269834" calcext:value-type="float">
            <text:p>269834</text:p>
          </table:table-cell>
          <table:table-cell office:value-type="float" office:value="70459" calcext:value-type="float">
            <text:p>70459</text:p>
          </table:table-cell>
          <table:table-cell office:value-type="float" office:value="353976" calcext:value-type="float">
            <text:p>353976</text:p>
          </table:table-cell>
          <table:table-cell office:value-type="float" office:value="66206" calcext:value-type="float">
            <text:p>66206</text:p>
          </table:table-cell>
          <table:table-cell office:value-type="float" office:value="56927" calcext:value-type="float">
            <text:p>56927</text:p>
          </table:table-cell>
          <table:table-cell office:value-type="float" office:value="692260" calcext:value-type="float">
            <text:p>692260</text:p>
          </table:table-cell>
          <table:table-cell office:value-type="float" office:value="8622297" calcext:value-type="float">
            <text:p>8622297</text:p>
          </table:table-cell>
          <table:table-cell office:value-type="float" office:value="11881" calcext:value-type="float">
            <text:p>11881</text:p>
          </table:table-cell>
        </table:table-row>
        <table:table-row table:style-name="ro1" table:visibility="collapse">
          <table:table-cell office:value-type="float" office:value="74667" calcext:value-type="float">
            <text:p>74667</text:p>
          </table:table-cell>
          <table:table-cell office:value-type="float" office:value="43663" calcext:value-type="float">
            <text:p>43663</text:p>
          </table:table-cell>
          <table:table-cell office:value-type="float" office:value="236116" calcext:value-type="float">
            <text:p>236116</text:p>
          </table:table-cell>
          <table:table-cell office:value-type="float" office:value="46352" calcext:value-type="float">
            <text:p>46352</text:p>
          </table:table-cell>
          <table:table-cell office:value-type="float" office:value="244246" calcext:value-type="float">
            <text:p>244246</text:p>
          </table:table-cell>
          <table:table-cell office:value-type="float" office:value="43883" calcext:value-type="float">
            <text:p>43883</text:p>
          </table:table-cell>
          <table:table-cell office:value-type="float" office:value="222180" calcext:value-type="float">
            <text:p>222180</text:p>
          </table:table-cell>
          <table:table-cell office:value-type="float" office:value="587791" calcext:value-type="float">
            <text:p>587791</text:p>
          </table:table-cell>
          <table:table-cell office:value-type="float" office:value="8674260" calcext:value-type="float">
            <text:p>8674260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 table:visibility="collapse">
          <table:table-cell office:value-type="float" office:value="73086" calcext:value-type="float">
            <text:p>73086</text:p>
          </table:table-cell>
          <table:table-cell office:value-type="float" office:value="43683" calcext:value-type="float">
            <text:p>43683</text:p>
          </table:table-cell>
          <table:table-cell office:value-type="float" office:value="203974" calcext:value-type="float">
            <text:p>203974</text:p>
          </table:table-cell>
          <table:table-cell office:value-type="float" office:value="46908" calcext:value-type="float">
            <text:p>46908</text:p>
          </table:table-cell>
          <table:table-cell office:value-type="float" office:value="356255" calcext:value-type="float">
            <text:p>356255</text:p>
          </table:table-cell>
          <table:table-cell office:value-type="float" office:value="44505" calcext:value-type="float">
            <text:p>44505</text:p>
          </table:table-cell>
          <table:table-cell office:value-type="float" office:value="284652" calcext:value-type="float">
            <text:p>284652</text:p>
          </table:table-cell>
          <table:table-cell office:value-type="float" office:value="226194" calcext:value-type="float">
            <text:p>226194</text:p>
          </table:table-cell>
          <table:table-cell office:value-type="float" office:value="23536874" calcext:value-type="float">
            <text:p>23536874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 table:visibility="collapse">
          <table:table-cell office:value-type="float" office:value="52466" calcext:value-type="float">
            <text:p>52466</text:p>
          </table:table-cell>
          <table:table-cell office:value-type="float" office:value="32125" calcext:value-type="float">
            <text:p>32125</text:p>
          </table:table-cell>
          <table:table-cell office:value-type="float" office:value="143011" calcext:value-type="float">
            <text:p>143011</text:p>
          </table:table-cell>
          <table:table-cell office:value-type="float" office:value="31966" calcext:value-type="float">
            <text:p>31966</text:p>
          </table:table-cell>
          <table:table-cell office:value-type="float" office:value="141617" calcext:value-type="float">
            <text:p>141617</text:p>
          </table:table-cell>
          <table:table-cell office:value-type="float" office:value="29681" calcext:value-type="float">
            <text:p>29681</text:p>
          </table:table-cell>
          <table:table-cell office:value-type="float" office:value="141316" calcext:value-type="float">
            <text:p>141316</text:p>
          </table:table-cell>
          <table:table-cell office:value-type="float" office:value="309989" calcext:value-type="float">
            <text:p>309989</text:p>
          </table:table-cell>
          <table:table-cell office:value-type="float" office:value="4433603" calcext:value-type="float">
            <text:p>443360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 table:visibility="collapse">
          <table:table-cell office:value-type="float" office:value="94468" calcext:value-type="float">
            <text:p>94468</text:p>
          </table:table-cell>
          <table:table-cell office:value-type="float" office:value="53229" calcext:value-type="float">
            <text:p>53229</text:p>
          </table:table-cell>
          <table:table-cell office:value-type="float" office:value="311298" calcext:value-type="float">
            <text:p>311298</text:p>
          </table:table-cell>
          <table:table-cell office:value-type="float" office:value="67214" calcext:value-type="float">
            <text:p>67214</text:p>
          </table:table-cell>
          <table:table-cell office:value-type="float" office:value="307008" calcext:value-type="float">
            <text:p>307008</text:p>
          </table:table-cell>
          <table:table-cell office:value-type="float" office:value="60855" calcext:value-type="float">
            <text:p>60855</text:p>
          </table:table-cell>
          <table:table-cell office:value-type="float" office:value="39682" calcext:value-type="float">
            <text:p>39682</text:p>
          </table:table-cell>
          <table:table-cell office:value-type="float" office:value="553616" calcext:value-type="float">
            <text:p>553616</text:p>
          </table:table-cell>
          <table:table-cell office:value-type="float" office:value="5233436" calcext:value-type="float">
            <text:p>5233436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 table:visibility="collapse">
          <table:table-cell office:value-type="float" office:value="81508" calcext:value-type="float">
            <text:p>81508</text:p>
          </table:table-cell>
          <table:table-cell office:value-type="float" office:value="46772" calcext:value-type="float">
            <text:p>46772</text:p>
          </table:table-cell>
          <table:table-cell office:value-type="float" office:value="191494" calcext:value-type="float">
            <text:p>191494</text:p>
          </table:table-cell>
          <table:table-cell office:value-type="float" office:value="50560" calcext:value-type="float">
            <text:p>50560</text:p>
          </table:table-cell>
          <table:table-cell office:value-type="float" office:value="417519" calcext:value-type="float">
            <text:p>417519</text:p>
          </table:table-cell>
          <table:table-cell office:value-type="float" office:value="48733" calcext:value-type="float">
            <text:p>48733</text:p>
          </table:table-cell>
          <table:table-cell office:value-type="float" office:value="355343" calcext:value-type="float">
            <text:p>355343</text:p>
          </table:table-cell>
          <table:table-cell office:value-type="float" office:value="291608" calcext:value-type="float">
            <text:p>291608</text:p>
          </table:table-cell>
          <table:table-cell office:value-type="float" office:value="6456434" calcext:value-type="float">
            <text:p>6456434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 table:visibility="collapse">
          <table:table-cell office:value-type="float" office:value="120474" calcext:value-type="float">
            <text:p>120474</text:p>
          </table:table-cell>
          <table:table-cell office:value-type="float" office:value="47272" calcext:value-type="float">
            <text:p>47272</text:p>
          </table:table-cell>
          <table:table-cell office:value-type="float" office:value="213415" calcext:value-type="float">
            <text:p>213415</text:p>
          </table:table-cell>
          <table:table-cell office:value-type="float" office:value="46042" calcext:value-type="float">
            <text:p>46042</text:p>
          </table:table-cell>
          <table:table-cell office:value-type="float" office:value="700746" calcext:value-type="float">
            <text:p>700746</text:p>
          </table:table-cell>
          <table:table-cell office:value-type="float" office:value="112590" calcext:value-type="float">
            <text:p>112590</text:p>
          </table:table-cell>
          <table:table-cell office:value-type="float" office:value="629004" calcext:value-type="float">
            <text:p>629004</text:p>
          </table:table-cell>
          <table:table-cell office:value-type="float" office:value="531450" calcext:value-type="float">
            <text:p>531450</text:p>
          </table:table-cell>
          <table:table-cell office:value-type="float" office:value="6454180" calcext:value-type="float">
            <text:p>6454180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 table:visibility="collapse">
          <table:table-cell office:value-type="float" office:value="82714" calcext:value-type="float">
            <text:p>82714</text:p>
          </table:table-cell>
          <table:table-cell office:value-type="float" office:value="107096" calcext:value-type="float">
            <text:p>107096</text:p>
          </table:table-cell>
          <table:table-cell office:value-type="float" office:value="330163" calcext:value-type="float">
            <text:p>330163</text:p>
          </table:table-cell>
          <table:table-cell office:value-type="float" office:value="66192" calcext:value-type="float">
            <text:p>66192</text:p>
          </table:table-cell>
          <table:table-cell office:value-type="float" office:value="325112" calcext:value-type="float">
            <text:p>325112</text:p>
          </table:table-cell>
          <table:table-cell office:value-type="float" office:value="80335" calcext:value-type="float">
            <text:p>80335</text:p>
          </table:table-cell>
          <table:table-cell office:value-type="float" office:value="53437" calcext:value-type="float">
            <text:p>53437</text:p>
          </table:table-cell>
          <table:table-cell office:value-type="float" office:value="803899" calcext:value-type="float">
            <text:p>803899</text:p>
          </table:table-cell>
          <table:table-cell office:value-type="float" office:value="7166175" calcext:value-type="float">
            <text:p>7166175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 table:visibility="collapse">
          <table:table-cell office:value-type="float" office:value="83719" calcext:value-type="float">
            <text:p>83719</text:p>
          </table:table-cell>
          <table:table-cell office:value-type="float" office:value="46670" calcext:value-type="float">
            <text:p>46670</text:p>
          </table:table-cell>
          <table:table-cell office:value-type="float" office:value="253585" calcext:value-type="float">
            <text:p>253585</text:p>
          </table:table-cell>
          <table:table-cell office:value-type="float" office:value="76279" calcext:value-type="float">
            <text:p>76279</text:p>
          </table:table-cell>
          <table:table-cell office:value-type="float" office:value="265043" calcext:value-type="float">
            <text:p>265043</text:p>
          </table:table-cell>
          <table:table-cell office:value-type="float" office:value="52329" calcext:value-type="float">
            <text:p>52329</text:p>
          </table:table-cell>
          <table:table-cell office:value-type="float" office:value="244650" calcext:value-type="float">
            <text:p>244650</text:p>
          </table:table-cell>
          <table:table-cell office:value-type="float" office:value="896167" calcext:value-type="float">
            <text:p>896167</text:p>
          </table:table-cell>
          <table:table-cell office:value-type="float" office:value="8494598" calcext:value-type="float">
            <text:p>8494598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 table:visibility="collapse">
          <table:table-cell office:value-type="float" office:value="64883" calcext:value-type="float">
            <text:p>64883</text:p>
          </table:table-cell>
          <table:table-cell office:value-type="float" office:value="35911" calcext:value-type="float">
            <text:p>35911</text:p>
          </table:table-cell>
          <table:table-cell office:value-type="float" office:value="143214" calcext:value-type="float">
            <text:p>143214</text:p>
          </table:table-cell>
          <table:table-cell office:value-type="float" office:value="35362" calcext:value-type="float">
            <text:p>35362</text:p>
          </table:table-cell>
          <table:table-cell office:value-type="float" office:value="227401" calcext:value-type="float">
            <text:p>227401</text:p>
          </table:table-cell>
          <table:table-cell office:value-type="float" office:value="38055" calcext:value-type="float">
            <text:p>38055</text:p>
          </table:table-cell>
          <table:table-cell office:value-type="float" office:value="179136" calcext:value-type="float">
            <text:p>179136</text:p>
          </table:table-cell>
          <table:table-cell office:value-type="float" office:value="482788" calcext:value-type="float">
            <text:p>482788</text:p>
          </table:table-cell>
          <table:table-cell office:value-type="float" office:value="5264611" calcext:value-type="float">
            <text:p>5264611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 table:visibility="collapse">
          <table:table-cell office:value-type="float" office:value="119491" calcext:value-type="float">
            <text:p>119491</text:p>
          </table:table-cell>
          <table:table-cell office:value-type="float" office:value="217661" calcext:value-type="float">
            <text:p>217661</text:p>
          </table:table-cell>
          <table:table-cell office:value-type="float" office:value="511518" calcext:value-type="float">
            <text:p>511518</text:p>
          </table:table-cell>
          <table:table-cell office:value-type="float" office:value="74893" calcext:value-type="float">
            <text:p>74893</text:p>
          </table:table-cell>
          <table:table-cell office:value-type="float" office:value="464861" calcext:value-type="float">
            <text:p>464861</text:p>
          </table:table-cell>
          <table:table-cell office:value-type="float" office:value="77820" calcext:value-type="float">
            <text:p>77820</text:p>
          </table:table-cell>
          <table:table-cell office:value-type="float" office:value="224513" calcext:value-type="float">
            <text:p>224513</text:p>
          </table:table-cell>
          <table:table-cell office:value-type="float" office:value="898800" calcext:value-type="float">
            <text:p>898800</text:p>
          </table:table-cell>
          <table:table-cell office:value-type="float" office:value="5823560" calcext:value-type="float">
            <text:p>5823560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 table:visibility="collapse">
          <table:table-cell office:value-type="float" office:value="112214" calcext:value-type="float">
            <text:p>112214</text:p>
          </table:table-cell>
          <table:table-cell office:value-type="float" office:value="131935" calcext:value-type="float">
            <text:p>131935</text:p>
          </table:table-cell>
          <table:table-cell office:value-type="float" office:value="274731" calcext:value-type="float">
            <text:p>274731</text:p>
          </table:table-cell>
          <table:table-cell office:value-type="float" office:value="67270" calcext:value-type="float">
            <text:p>67270</text:p>
          </table:table-cell>
          <table:table-cell office:value-type="float" office:value="350300" calcext:value-type="float">
            <text:p>350300</text:p>
          </table:table-cell>
          <table:table-cell office:value-type="float" office:value="70148" calcext:value-type="float">
            <text:p>70148</text:p>
          </table:table-cell>
          <table:table-cell office:value-type="float" office:value="481224" calcext:value-type="float">
            <text:p>481224</text:p>
          </table:table-cell>
          <table:table-cell office:value-type="float" office:value="319700" calcext:value-type="float">
            <text:p>319700</text:p>
          </table:table-cell>
          <table:table-cell office:value-type="float" office:value="6881794" calcext:value-type="float">
            <text:p>6881794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 table:visibility="collapse">
          <table:table-cell office:value-type="float" office:value="96225" calcext:value-type="float">
            <text:p>96225</text:p>
          </table:table-cell>
          <table:table-cell office:value-type="float" office:value="40702" calcext:value-type="float">
            <text:p>40702</text:p>
          </table:table-cell>
          <table:table-cell office:value-type="float" office:value="223478" calcext:value-type="float">
            <text:p>223478</text:p>
          </table:table-cell>
          <table:table-cell office:value-type="float" office:value="65233" calcext:value-type="float">
            <text:p>65233</text:p>
          </table:table-cell>
          <table:table-cell office:value-type="float" office:value="301694" calcext:value-type="float">
            <text:p>301694</text:p>
          </table:table-cell>
          <table:table-cell office:value-type="float" office:value="155846" calcext:value-type="float">
            <text:p>155846</text:p>
          </table:table-cell>
          <table:table-cell office:value-type="float" office:value="273724" calcext:value-type="float">
            <text:p>273724</text:p>
          </table:table-cell>
          <table:table-cell office:value-type="float" office:value="647075" calcext:value-type="float">
            <text:p>647075</text:p>
          </table:table-cell>
          <table:table-cell office:value-type="float" office:value="7976769" calcext:value-type="float">
            <text:p>7976769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 table:visibility="collapse">
          <table:table-cell office:value-type="float" office:value="113190" calcext:value-type="float">
            <text:p>113190</text:p>
          </table:table-cell>
          <table:table-cell office:value-type="float" office:value="49282" calcext:value-type="float">
            <text:p>49282</text:p>
          </table:table-cell>
          <table:table-cell office:value-type="float" office:value="405664" calcext:value-type="float">
            <text:p>405664</text:p>
          </table:table-cell>
          <table:table-cell office:value-type="float" office:value="66527" calcext:value-type="float">
            <text:p>66527</text:p>
          </table:table-cell>
          <table:table-cell office:value-type="float" office:value="366449" calcext:value-type="float">
            <text:p>366449</text:p>
          </table:table-cell>
          <table:table-cell office:value-type="float" office:value="62656" calcext:value-type="float">
            <text:p>62656</text:p>
          </table:table-cell>
          <table:table-cell office:value-type="float" office:value="313331" calcext:value-type="float">
            <text:p>313331</text:p>
          </table:table-cell>
          <table:table-cell office:value-type="float" office:value="969047" calcext:value-type="float">
            <text:p>969047</text:p>
          </table:table-cell>
          <table:table-cell office:value-type="float" office:value="7994636" calcext:value-type="float">
            <text:p>7994636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 table:visibility="collapse">
          <table:table-cell office:value-type="float" office:value="140510" calcext:value-type="float">
            <text:p>140510</text:p>
          </table:table-cell>
          <table:table-cell office:value-type="float" office:value="61890" calcext:value-type="float">
            <text:p>61890</text:p>
          </table:table-cell>
          <table:table-cell office:value-type="float" office:value="265504" calcext:value-type="float">
            <text:p>265504</text:p>
          </table:table-cell>
          <table:table-cell office:value-type="float" office:value="67418" calcext:value-type="float">
            <text:p>67418</text:p>
          </table:table-cell>
          <table:table-cell office:value-type="float" office:value="569775" calcext:value-type="float">
            <text:p>569775</text:p>
          </table:table-cell>
          <table:table-cell office:value-type="float" office:value="56447" calcext:value-type="float">
            <text:p>56447</text:p>
          </table:table-cell>
          <table:table-cell office:value-type="float" office:value="258185" calcext:value-type="float">
            <text:p>258185</text:p>
          </table:table-cell>
          <table:table-cell office:value-type="float" office:value="821786" calcext:value-type="float">
            <text:p>821786</text:p>
          </table:table-cell>
          <table:table-cell office:value-type="float" office:value="7506941" calcext:value-type="float">
            <text:p>7506941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 table:visibility="collapse">
          <table:table-cell office:value-type="float" office:value="99175" calcext:value-type="float">
            <text:p>99175</text:p>
          </table:table-cell>
          <table:table-cell office:value-type="float" office:value="45305" calcext:value-type="float">
            <text:p>45305</text:p>
          </table:table-cell>
          <table:table-cell office:value-type="float" office:value="209362" calcext:value-type="float">
            <text:p>209362</text:p>
          </table:table-cell>
          <table:table-cell office:value-type="float" office:value="107921" calcext:value-type="float">
            <text:p>107921</text:p>
          </table:table-cell>
          <table:table-cell office:value-type="float" office:value="495312" calcext:value-type="float">
            <text:p>495312</text:p>
          </table:table-cell>
          <table:table-cell office:value-type="float" office:value="66442" calcext:value-type="float">
            <text:p>66442</text:p>
          </table:table-cell>
          <table:table-cell office:value-type="float" office:value="447951" calcext:value-type="float">
            <text:p>447951</text:p>
          </table:table-cell>
          <table:table-cell office:value-type="float" office:value="420350" calcext:value-type="float">
            <text:p>420350</text:p>
          </table:table-cell>
          <table:table-cell office:value-type="float" office:value="10820542" calcext:value-type="float">
            <text:p>10820542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 table:visibility="collapse">
          <table:table-cell office:value-type="float" office:value="107941" calcext:value-type="float">
            <text:p>107941</text:p>
          </table:table-cell>
          <table:table-cell office:value-type="float" office:value="31262" calcext:value-type="float">
            <text:p>31262</text:p>
          </table:table-cell>
          <table:table-cell office:value-type="float" office:value="163130" calcext:value-type="float">
            <text:p>163130</text:p>
          </table:table-cell>
          <table:table-cell office:value-type="float" office:value="40070" calcext:value-type="float">
            <text:p>40070</text:p>
          </table:table-cell>
          <table:table-cell office:value-type="float" office:value="206435" calcext:value-type="float">
            <text:p>206435</text:p>
          </table:table-cell>
          <table:table-cell office:value-type="float" office:value="38735" calcext:value-type="float">
            <text:p>38735</text:p>
          </table:table-cell>
          <table:table-cell office:value-type="float" office:value="183737" calcext:value-type="float">
            <text:p>183737</text:p>
          </table:table-cell>
          <table:table-cell office:value-type="float" office:value="417704" calcext:value-type="float">
            <text:p>417704</text:p>
          </table:table-cell>
          <table:table-cell office:value-type="float" office:value="6625375" calcext:value-type="float">
            <text:p>662537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 table:visibility="collapse">
          <table:table-cell office:value-type="float" office:value="81409" calcext:value-type="float">
            <text:p>81409</text:p>
          </table:table-cell>
          <table:table-cell office:value-type="float" office:value="35928" calcext:value-type="float">
            <text:p>35928</text:p>
          </table:table-cell>
          <table:table-cell office:value-type="float" office:value="266957" calcext:value-type="float">
            <text:p>266957</text:p>
          </table:table-cell>
          <table:table-cell office:value-type="float" office:value="44866" calcext:value-type="float">
            <text:p>44866</text:p>
          </table:table-cell>
          <table:table-cell office:value-type="float" office:value="221593" calcext:value-type="float">
            <text:p>221593</text:p>
          </table:table-cell>
          <table:table-cell office:value-type="float" office:value="43765" calcext:value-type="float">
            <text:p>43765</text:p>
          </table:table-cell>
          <table:table-cell office:value-type="float" office:value="206093" calcext:value-type="float">
            <text:p>206093</text:p>
          </table:table-cell>
          <table:table-cell office:value-type="float" office:value="507799" calcext:value-type="float">
            <text:p>507799</text:p>
          </table:table-cell>
          <table:table-cell office:value-type="float" office:value="6604142" calcext:value-type="float">
            <text:p>6604142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 table:visibility="collapse">
          <table:table-cell office:value-type="float" office:value="119840" calcext:value-type="float">
            <text:p>119840</text:p>
          </table:table-cell>
          <table:table-cell office:value-type="float" office:value="52931" calcext:value-type="float">
            <text:p>52931</text:p>
          </table:table-cell>
          <table:table-cell office:value-type="float" office:value="290598" calcext:value-type="float">
            <text:p>290598</text:p>
          </table:table-cell>
          <table:table-cell office:value-type="float" office:value="57640" calcext:value-type="float">
            <text:p>57640</text:p>
          </table:table-cell>
          <table:table-cell office:value-type="float" office:value="271794" calcext:value-type="float">
            <text:p>271794</text:p>
          </table:table-cell>
          <table:table-cell office:value-type="float" office:value="42866" calcext:value-type="float">
            <text:p>42866</text:p>
          </table:table-cell>
          <table:table-cell office:value-type="float" office:value="185734" calcext:value-type="float">
            <text:p>185734</text:p>
          </table:table-cell>
          <table:table-cell office:value-type="float" office:value="451094" calcext:value-type="float">
            <text:p>451094</text:p>
          </table:table-cell>
          <table:table-cell office:value-type="float" office:value="8652796" calcext:value-type="float">
            <text:p>8652796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 table:visibility="collapse">
          <table:table-cell office:value-type="float" office:value="145874" calcext:value-type="float">
            <text:p>145874</text:p>
          </table:table-cell>
          <table:table-cell office:value-type="float" office:value="48574" calcext:value-type="float">
            <text:p>48574</text:p>
          </table:table-cell>
          <table:table-cell office:value-type="float" office:value="266219" calcext:value-type="float">
            <text:p>266219</text:p>
          </table:table-cell>
          <table:table-cell office:value-type="float" office:value="44715" calcext:value-type="float">
            <text:p>44715</text:p>
          </table:table-cell>
          <table:table-cell office:value-type="float" office:value="222578" calcext:value-type="float">
            <text:p>222578</text:p>
          </table:table-cell>
          <table:table-cell office:value-type="float" office:value="45365" calcext:value-type="float">
            <text:p>45365</text:p>
          </table:table-cell>
          <table:table-cell office:value-type="float" office:value="272536" calcext:value-type="float">
            <text:p>272536</text:p>
          </table:table-cell>
          <table:table-cell office:value-type="float" office:value="518880" calcext:value-type="float">
            <text:p>518880</text:p>
          </table:table-cell>
          <table:table-cell office:value-type="float" office:value="9336678" calcext:value-type="float">
            <text:p>9336678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 table:visibility="collapse">
          <table:table-cell office:value-type="float" office:value="191836" calcext:value-type="float">
            <text:p>191836</text:p>
          </table:table-cell>
          <table:table-cell office:value-type="float" office:value="61468" calcext:value-type="float">
            <text:p>61468</text:p>
          </table:table-cell>
          <table:table-cell office:value-type="float" office:value="421531" calcext:value-type="float">
            <text:p>421531</text:p>
          </table:table-cell>
          <table:table-cell office:value-type="float" office:value="66229" calcext:value-type="float">
            <text:p>66229</text:p>
          </table:table-cell>
          <table:table-cell office:value-type="float" office:value="450057" calcext:value-type="float">
            <text:p>450057</text:p>
          </table:table-cell>
          <table:table-cell office:value-type="float" office:value="75570" calcext:value-type="float">
            <text:p>75570</text:p>
          </table:table-cell>
          <table:table-cell office:value-type="float" office:value="418183" calcext:value-type="float">
            <text:p>418183</text:p>
          </table:table-cell>
          <table:table-cell office:value-type="float" office:value="826579" calcext:value-type="float">
            <text:p>826579</text:p>
          </table:table-cell>
          <table:table-cell office:value-type="float" office:value="7456917" calcext:value-type="float">
            <text:p>7456917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 table:visibility="collapse">
          <table:table-cell office:value-type="float" office:value="93127" calcext:value-type="float">
            <text:p>93127</text:p>
          </table:table-cell>
          <table:table-cell office:value-type="float" office:value="42782" calcext:value-type="float">
            <text:p>42782</text:p>
          </table:table-cell>
          <table:table-cell office:value-type="float" office:value="175862" calcext:value-type="float">
            <text:p>175862</text:p>
          </table:table-cell>
          <table:table-cell office:value-type="float" office:value="52160" calcext:value-type="float">
            <text:p>52160</text:p>
          </table:table-cell>
          <table:table-cell office:value-type="float" office:value="214340" calcext:value-type="float">
            <text:p>214340</text:p>
          </table:table-cell>
          <table:table-cell office:value-type="float" office:value="54642" calcext:value-type="float">
            <text:p>54642</text:p>
          </table:table-cell>
          <table:table-cell office:value-type="float" office:value="26926" calcext:value-type="float">
            <text:p>26926</text:p>
          </table:table-cell>
          <table:table-cell office:value-type="float" office:value="499864" calcext:value-type="float">
            <text:p>499864</text:p>
          </table:table-cell>
          <table:table-cell office:value-type="float" office:value="6093958" calcext:value-type="float">
            <text:p>6093958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 table:visibility="collapse">
          <table:table-cell office:value-type="float" office:value="93180" calcext:value-type="float">
            <text:p>93180</text:p>
          </table:table-cell>
          <table:table-cell office:value-type="float" office:value="67992" calcext:value-type="float">
            <text:p>67992</text:p>
          </table:table-cell>
          <table:table-cell office:value-type="float" office:value="203976" calcext:value-type="float">
            <text:p>203976</text:p>
          </table:table-cell>
          <table:table-cell office:value-type="float" office:value="66002" calcext:value-type="float">
            <text:p>66002</text:p>
          </table:table-cell>
          <table:table-cell office:value-type="float" office:value="332984" calcext:value-type="float">
            <text:p>332984</text:p>
          </table:table-cell>
          <table:table-cell office:value-type="float" office:value="138216" calcext:value-type="float">
            <text:p>138216</text:p>
          </table:table-cell>
          <table:table-cell office:value-type="float" office:value="37250" calcext:value-type="float">
            <text:p>37250</text:p>
          </table:table-cell>
          <table:table-cell office:value-type="float" office:value="811513" calcext:value-type="float">
            <text:p>811513</text:p>
          </table:table-cell>
          <table:table-cell office:value-type="float" office:value="7538106" calcext:value-type="float">
            <text:p>7538106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 table:visibility="collapse">
          <table:table-cell office:value-type="float" office:value="169370" calcext:value-type="float">
            <text:p>169370</text:p>
          </table:table-cell>
          <table:table-cell office:value-type="float" office:value="105332" calcext:value-type="float">
            <text:p>105332</text:p>
          </table:table-cell>
          <table:table-cell office:value-type="float" office:value="273302" calcext:value-type="float">
            <text:p>273302</text:p>
          </table:table-cell>
          <table:table-cell office:value-type="float" office:value="60007" calcext:value-type="float">
            <text:p>60007</text:p>
          </table:table-cell>
          <table:table-cell office:value-type="float" office:value="297401" calcext:value-type="float">
            <text:p>297401</text:p>
          </table:table-cell>
          <table:table-cell office:value-type="float" office:value="238489" calcext:value-type="float">
            <text:p>238489</text:p>
          </table:table-cell>
          <table:table-cell office:value-type="float" office:value="35546" calcext:value-type="float">
            <text:p>35546</text:p>
          </table:table-cell>
          <table:table-cell office:value-type="float" office:value="881202" calcext:value-type="float">
            <text:p>881202</text:p>
          </table:table-cell>
          <table:table-cell office:value-type="float" office:value="5500467" calcext:value-type="float">
            <text:p>5500467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 table:visibility="collapse">
          <table:table-cell office:value-type="float" office:value="101526" calcext:value-type="float">
            <text:p>101526</text:p>
          </table:table-cell>
          <table:table-cell office:value-type="float" office:value="57810" calcext:value-type="float">
            <text:p>57810</text:p>
          </table:table-cell>
          <table:table-cell office:value-type="float" office:value="275170" calcext:value-type="float">
            <text:p>275170</text:p>
          </table:table-cell>
          <table:table-cell office:value-type="float" office:value="66457" calcext:value-type="float">
            <text:p>66457</text:p>
          </table:table-cell>
          <table:table-cell office:value-type="float" office:value="244159" calcext:value-type="float">
            <text:p>244159</text:p>
          </table:table-cell>
          <table:table-cell office:value-type="float" office:value="34328" calcext:value-type="float">
            <text:p>34328</text:p>
          </table:table-cell>
          <table:table-cell office:value-type="float" office:value="30515" calcext:value-type="float">
            <text:p>30515</text:p>
          </table:table-cell>
          <table:table-cell office:value-type="float" office:value="566725" calcext:value-type="float">
            <text:p>566725</text:p>
          </table:table-cell>
          <table:table-cell office:value-type="float" office:value="5388138" calcext:value-type="float">
            <text:p>5388138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 table:visibility="collapse">
          <table:table-cell office:value-type="float" office:value="110009" calcext:value-type="float">
            <text:p>110009</text:p>
          </table:table-cell>
          <table:table-cell office:value-type="float" office:value="139791" calcext:value-type="float">
            <text:p>139791</text:p>
          </table:table-cell>
          <table:table-cell office:value-type="float" office:value="382481" calcext:value-type="float">
            <text:p>382481</text:p>
          </table:table-cell>
          <table:table-cell office:value-type="float" office:value="70863" calcext:value-type="float">
            <text:p>70863</text:p>
          </table:table-cell>
          <table:table-cell office:value-type="float" office:value="297876" calcext:value-type="float">
            <text:p>297876</text:p>
          </table:table-cell>
          <table:table-cell office:value-type="float" office:value="44989" calcext:value-type="float">
            <text:p>44989</text:p>
          </table:table-cell>
          <table:table-cell office:value-type="float" office:value="38565" calcext:value-type="float">
            <text:p>38565</text:p>
          </table:table-cell>
          <table:table-cell office:value-type="float" office:value="622884" calcext:value-type="float">
            <text:p>622884</text:p>
          </table:table-cell>
          <table:table-cell office:value-type="float" office:value="7584236" calcext:value-type="float">
            <text:p>7584236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 table:visibility="collapse">
          <table:table-cell office:value-type="float" office:value="122551" calcext:value-type="float">
            <text:p>122551</text:p>
          </table:table-cell>
          <table:table-cell office:value-type="float" office:value="53514" calcext:value-type="float">
            <text:p>53514</text:p>
          </table:table-cell>
          <table:table-cell office:value-type="float" office:value="212828" calcext:value-type="float">
            <text:p>212828</text:p>
          </table:table-cell>
          <table:table-cell office:value-type="float" office:value="63769" calcext:value-type="float">
            <text:p>63769</text:p>
          </table:table-cell>
          <table:table-cell office:value-type="float" office:value="331893" calcext:value-type="float">
            <text:p>331893</text:p>
          </table:table-cell>
          <table:table-cell office:value-type="float" office:value="80617" calcext:value-type="float">
            <text:p>80617</text:p>
          </table:table-cell>
          <table:table-cell office:value-type="float" office:value="328294" calcext:value-type="float">
            <text:p>328294</text:p>
          </table:table-cell>
          <table:table-cell office:value-type="float" office:value="679431" calcext:value-type="float">
            <text:p>679431</text:p>
          </table:table-cell>
          <table:table-cell office:value-type="float" office:value="8851968" calcext:value-type="float">
            <text:p>8851968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 table:visibility="collapse">
          <table:table-cell office:value-type="float" office:value="166368" calcext:value-type="float">
            <text:p>166368</text:p>
          </table:table-cell>
          <table:table-cell office:value-type="float" office:value="73615" calcext:value-type="float">
            <text:p>73615</text:p>
          </table:table-cell>
          <table:table-cell office:value-type="float" office:value="320042" calcext:value-type="float">
            <text:p>320042</text:p>
          </table:table-cell>
          <table:table-cell office:value-type="float" office:value="86555" calcext:value-type="float">
            <text:p>86555</text:p>
          </table:table-cell>
          <table:table-cell office:value-type="float" office:value="506958" calcext:value-type="float">
            <text:p>506958</text:p>
          </table:table-cell>
          <table:table-cell office:value-type="float" office:value="58419" calcext:value-type="float">
            <text:p>58419</text:p>
          </table:table-cell>
          <table:table-cell office:value-type="float" office:value="56179" calcext:value-type="float">
            <text:p>56179</text:p>
          </table:table-cell>
          <table:table-cell office:value-type="float" office:value="939058" calcext:value-type="float">
            <text:p>939058</text:p>
          </table:table-cell>
          <table:table-cell office:value-type="float" office:value="10164030" calcext:value-type="float">
            <text:p>10164030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 table:visibility="collapse">
          <table:table-cell office:value-type="float" office:value="74705" calcext:value-type="float">
            <text:p>74705</text:p>
          </table:table-cell>
          <table:table-cell office:value-type="float" office:value="35968" calcext:value-type="float">
            <text:p>35968</text:p>
          </table:table-cell>
          <table:table-cell office:value-type="float" office:value="140577" calcext:value-type="float">
            <text:p>140577</text:p>
          </table:table-cell>
          <table:table-cell office:value-type="float" office:value="43110" calcext:value-type="float">
            <text:p>43110</text:p>
          </table:table-cell>
          <table:table-cell office:value-type="float" office:value="299717" calcext:value-type="float">
            <text:p>299717</text:p>
          </table:table-cell>
          <table:table-cell office:value-type="float" office:value="23700" calcext:value-type="float">
            <text:p>23700</text:p>
          </table:table-cell>
          <table:table-cell office:value-type="float" office:value="244222" calcext:value-type="float">
            <text:p>244222</text:p>
          </table:table-cell>
          <table:table-cell office:value-type="float" office:value="441168" calcext:value-type="float">
            <text:p>441168</text:p>
          </table:table-cell>
          <table:table-cell office:value-type="float" office:value="9354176" calcext:value-type="float">
            <text:p>9354176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 table:visibility="collapse">
          <table:table-cell office:value-type="float" office:value="66993" calcext:value-type="float">
            <text:p>66993</text:p>
          </table:table-cell>
          <table:table-cell office:value-type="float" office:value="31630" calcext:value-type="float">
            <text:p>31630</text:p>
          </table:table-cell>
          <table:table-cell office:value-type="float" office:value="125759" calcext:value-type="float">
            <text:p>125759</text:p>
          </table:table-cell>
          <table:table-cell office:value-type="float" office:value="47533" calcext:value-type="float">
            <text:p>47533</text:p>
          </table:table-cell>
          <table:table-cell office:value-type="float" office:value="267627" calcext:value-type="float">
            <text:p>267627</text:p>
          </table:table-cell>
          <table:table-cell office:value-type="float" office:value="21686" calcext:value-type="float">
            <text:p>21686</text:p>
          </table:table-cell>
          <table:table-cell office:value-type="float" office:value="233772" calcext:value-type="float">
            <text:p>233772</text:p>
          </table:table-cell>
          <table:table-cell office:value-type="float" office:value="437141" calcext:value-type="float">
            <text:p>437141</text:p>
          </table:table-cell>
          <table:table-cell office:value-type="float" office:value="3778105" calcext:value-type="float">
            <text:p>3778105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 table:visibility="collapse">
          <table:table-cell office:value-type="float" office:value="54096" calcext:value-type="float">
            <text:p>54096</text:p>
          </table:table-cell>
          <table:table-cell office:value-type="float" office:value="29516" calcext:value-type="float">
            <text:p>29516</text:p>
          </table:table-cell>
          <table:table-cell office:value-type="float" office:value="107221" calcext:value-type="float">
            <text:p>107221</text:p>
          </table:table-cell>
          <table:table-cell office:value-type="float" office:value="24909" calcext:value-type="float">
            <text:p>24909</text:p>
          </table:table-cell>
          <table:table-cell office:value-type="float" office:value="138360" calcext:value-type="float">
            <text:p>138360</text:p>
          </table:table-cell>
          <table:table-cell office:value-type="float" office:value="18413" calcext:value-type="float">
            <text:p>18413</text:p>
          </table:table-cell>
          <table:table-cell office:value-type="float" office:value="156480" calcext:value-type="float">
            <text:p>156480</text:p>
          </table:table-cell>
          <table:table-cell office:value-type="float" office:value="565643" calcext:value-type="float">
            <text:p>565643</text:p>
          </table:table-cell>
          <table:table-cell office:value-type="float" office:value="7036205" calcext:value-type="float">
            <text:p>7036205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 table:visibility="collapse">
          <table:table-cell office:value-type="float" office:value="88482" calcext:value-type="float">
            <text:p>88482</text:p>
          </table:table-cell>
          <table:table-cell office:value-type="float" office:value="41801" calcext:value-type="float">
            <text:p>41801</text:p>
          </table:table-cell>
          <table:table-cell office:value-type="float" office:value="183037" calcext:value-type="float">
            <text:p>183037</text:p>
          </table:table-cell>
          <table:table-cell office:value-type="float" office:value="34234" calcext:value-type="float">
            <text:p>34234</text:p>
          </table:table-cell>
          <table:table-cell office:value-type="float" office:value="286128" calcext:value-type="float">
            <text:p>286128</text:p>
          </table:table-cell>
          <table:table-cell office:value-type="float" office:value="28465" calcext:value-type="float">
            <text:p>28465</text:p>
          </table:table-cell>
          <table:table-cell office:value-type="float" office:value="380983" calcext:value-type="float">
            <text:p>380983</text:p>
          </table:table-cell>
          <table:table-cell office:value-type="float" office:value="795940" calcext:value-type="float">
            <text:p>795940</text:p>
          </table:table-cell>
          <table:table-cell office:value-type="float" office:value="8848906" calcext:value-type="float">
            <text:p>8848906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 table:visibility="collapse">
          <table:table-cell office:value-type="float" office:value="146318" calcext:value-type="float">
            <text:p>146318</text:p>
          </table:table-cell>
          <table:table-cell office:value-type="float" office:value="66393" calcext:value-type="float">
            <text:p>66393</text:p>
          </table:table-cell>
          <table:table-cell office:value-type="float" office:value="274807" calcext:value-type="float">
            <text:p>274807</text:p>
          </table:table-cell>
          <table:table-cell office:value-type="float" office:value="58954" calcext:value-type="float">
            <text:p>58954</text:p>
          </table:table-cell>
          <table:table-cell office:value-type="float" office:value="547162" calcext:value-type="float">
            <text:p>547162</text:p>
          </table:table-cell>
          <table:table-cell office:value-type="float" office:value="44839" calcext:value-type="float">
            <text:p>44839</text:p>
          </table:table-cell>
          <table:table-cell office:value-type="float" office:value="49390" calcext:value-type="float">
            <text:p>49390</text:p>
          </table:table-cell>
          <table:table-cell office:value-type="float" office:value="635772" calcext:value-type="float">
            <text:p>635772</text:p>
          </table:table-cell>
          <table:table-cell office:value-type="float" office:value="8821284" calcext:value-type="float">
            <text:p>8821284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 table:visibility="collapse">
          <table:table-cell office:value-type="float" office:value="66907" calcext:value-type="float">
            <text:p>66907</text:p>
          </table:table-cell>
          <table:table-cell office:value-type="float" office:value="26739" calcext:value-type="float">
            <text:p>26739</text:p>
          </table:table-cell>
          <table:table-cell office:value-type="float" office:value="140358" calcext:value-type="float">
            <text:p>140358</text:p>
          </table:table-cell>
          <table:table-cell office:value-type="float" office:value="25225" calcext:value-type="float">
            <text:p>25225</text:p>
          </table:table-cell>
          <table:table-cell office:value-type="float" office:value="112558" calcext:value-type="float">
            <text:p>112558</text:p>
          </table:table-cell>
          <table:table-cell office:value-type="float" office:value="19078" calcext:value-type="float">
            <text:p>19078</text:p>
          </table:table-cell>
          <table:table-cell office:value-type="float" office:value="13590" calcext:value-type="float">
            <text:p>13590</text:p>
          </table:table-cell>
          <table:table-cell office:value-type="float" office:value="278058" calcext:value-type="float">
            <text:p>278058</text:p>
          </table:table-cell>
          <table:table-cell office:value-type="float" office:value="3478418" calcext:value-type="float">
            <text:p>347841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 table:visibility="collapse">
          <table:table-cell office:value-type="float" office:value="66756" calcext:value-type="float">
            <text:p>66756</text:p>
          </table:table-cell>
          <table:table-cell office:value-type="float" office:value="35266" calcext:value-type="float">
            <text:p>35266</text:p>
          </table:table-cell>
          <table:table-cell office:value-type="float" office:value="185399" calcext:value-type="float">
            <text:p>185399</text:p>
          </table:table-cell>
          <table:table-cell office:value-type="float" office:value="31272" calcext:value-type="float">
            <text:p>31272</text:p>
          </table:table-cell>
          <table:table-cell office:value-type="float" office:value="182392" calcext:value-type="float">
            <text:p>182392</text:p>
          </table:table-cell>
          <table:table-cell office:value-type="float" office:value="23191" calcext:value-type="float">
            <text:p>23191</text:p>
          </table:table-cell>
          <table:table-cell office:value-type="float" office:value="388267" calcext:value-type="float">
            <text:p>388267</text:p>
          </table:table-cell>
          <table:table-cell office:value-type="float" office:value="231606" calcext:value-type="float">
            <text:p>231606</text:p>
          </table:table-cell>
          <table:table-cell office:value-type="float" office:value="4582561" calcext:value-type="float">
            <text:p>4582561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 table:visibility="collapse">
          <table:table-cell office:value-type="float" office:value="135161" calcext:value-type="float">
            <text:p>135161</text:p>
          </table:table-cell>
          <table:table-cell office:value-type="float" office:value="63266" calcext:value-type="float">
            <text:p>63266</text:p>
          </table:table-cell>
          <table:table-cell office:value-type="float" office:value="214293" calcext:value-type="float">
            <text:p>214293</text:p>
          </table:table-cell>
          <table:table-cell office:value-type="float" office:value="53238" calcext:value-type="float">
            <text:p>53238</text:p>
          </table:table-cell>
          <table:table-cell office:value-type="float" office:value="283694" calcext:value-type="float">
            <text:p>283694</text:p>
          </table:table-cell>
          <table:table-cell office:value-type="float" office:value="40418" calcext:value-type="float">
            <text:p>40418</text:p>
          </table:table-cell>
          <table:table-cell office:value-type="float" office:value="55578" calcext:value-type="float">
            <text:p>55578</text:p>
          </table:table-cell>
          <table:table-cell office:value-type="float" office:value="552923" calcext:value-type="float">
            <text:p>552923</text:p>
          </table:table-cell>
          <table:table-cell office:value-type="float" office:value="5352493" calcext:value-type="float">
            <text:p>5352493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 table:visibility="collapse">
          <table:table-cell office:value-type="float" office:value="155232" calcext:value-type="float">
            <text:p>155232</text:p>
          </table:table-cell>
          <table:table-cell office:value-type="float" office:value="59487" calcext:value-type="float">
            <text:p>59487</text:p>
          </table:table-cell>
          <table:table-cell office:value-type="float" office:value="235497" calcext:value-type="float">
            <text:p>235497</text:p>
          </table:table-cell>
          <table:table-cell office:value-type="float" office:value="53088" calcext:value-type="float">
            <text:p>53088</text:p>
          </table:table-cell>
          <table:table-cell office:value-type="float" office:value="320648" calcext:value-type="float">
            <text:p>320648</text:p>
          </table:table-cell>
          <table:table-cell office:value-type="float" office:value="47564" calcext:value-type="float">
            <text:p>47564</text:p>
          </table:table-cell>
          <table:table-cell office:value-type="float" office:value="385358" calcext:value-type="float">
            <text:p>385358</text:p>
          </table:table-cell>
          <table:table-cell office:value-type="float" office:value="364885" calcext:value-type="float">
            <text:p>364885</text:p>
          </table:table-cell>
          <table:table-cell office:value-type="float" office:value="6424788" calcext:value-type="float">
            <text:p>6424788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 table:visibility="collapse">
          <table:table-cell office:value-type="float" office:value="113474" calcext:value-type="float">
            <text:p>113474</text:p>
          </table:table-cell>
          <table:table-cell office:value-type="float" office:value="54281" calcext:value-type="float">
            <text:p>54281</text:p>
          </table:table-cell>
          <table:table-cell office:value-type="float" office:value="194399" calcext:value-type="float">
            <text:p>194399</text:p>
          </table:table-cell>
          <table:table-cell office:value-type="float" office:value="47131" calcext:value-type="float">
            <text:p>47131</text:p>
          </table:table-cell>
          <table:table-cell office:value-type="float" office:value="336767" calcext:value-type="float">
            <text:p>336767</text:p>
          </table:table-cell>
          <table:table-cell office:value-type="float" office:value="38676" calcext:value-type="float">
            <text:p>38676</text:p>
          </table:table-cell>
          <table:table-cell office:value-type="float" office:value="477201" calcext:value-type="float">
            <text:p>477201</text:p>
          </table:table-cell>
          <table:table-cell office:value-type="float" office:value="699547" calcext:value-type="float">
            <text:p>699547</text:p>
          </table:table-cell>
          <table:table-cell office:value-type="float" office:value="8995414" calcext:value-type="float">
            <text:p>8995414</text:p>
          </table:table-cell>
          <table:table-cell office:value-type="float" office:value="9189" calcext:value-type="float">
            <text:p>9189</text:p>
          </table:table-cell>
        </table:table-row>
        <table:table-row table:style-name="ro1" table:visibility="collapse">
          <table:table-cell office:value-type="float" office:value="112830" calcext:value-type="float">
            <text:p>112830</text:p>
          </table:table-cell>
          <table:table-cell office:value-type="float" office:value="53782" calcext:value-type="float">
            <text:p>53782</text:p>
          </table:table-cell>
          <table:table-cell office:value-type="float" office:value="231382" calcext:value-type="float">
            <text:p>231382</text:p>
          </table:table-cell>
          <table:table-cell office:value-type="float" office:value="97842" calcext:value-type="float">
            <text:p>97842</text:p>
          </table:table-cell>
          <table:table-cell office:value-type="float" office:value="437608" calcext:value-type="float">
            <text:p>437608</text:p>
          </table:table-cell>
          <table:table-cell office:value-type="float" office:value="49986" calcext:value-type="float">
            <text:p>49986</text:p>
          </table:table-cell>
          <table:table-cell office:value-type="float" office:value="454122" calcext:value-type="float">
            <text:p>454122</text:p>
          </table:table-cell>
          <table:table-cell office:value-type="float" office:value="472613" calcext:value-type="float">
            <text:p>472613</text:p>
          </table:table-cell>
          <table:table-cell office:value-type="float" office:value="5407101" calcext:value-type="float">
            <text:p>5407101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 table:visibility="collapse">
          <table:table-cell office:value-type="float" office:value="116744" calcext:value-type="float">
            <text:p>116744</text:p>
          </table:table-cell>
          <table:table-cell office:value-type="float" office:value="57347" calcext:value-type="float">
            <text:p>57347</text:p>
          </table:table-cell>
          <table:table-cell office:value-type="float" office:value="214689" calcext:value-type="float">
            <text:p>214689</text:p>
          </table:table-cell>
          <table:table-cell office:value-type="float" office:value="62834" calcext:value-type="float">
            <text:p>62834</text:p>
          </table:table-cell>
          <table:table-cell office:value-type="float" office:value="380121" calcext:value-type="float">
            <text:p>380121</text:p>
          </table:table-cell>
          <table:table-cell office:value-type="float" office:value="41586" calcext:value-type="float">
            <text:p>41586</text:p>
          </table:table-cell>
          <table:table-cell office:value-type="float" office:value="399905" calcext:value-type="float">
            <text:p>399905</text:p>
          </table:table-cell>
          <table:table-cell office:value-type="float" office:value="698674" calcext:value-type="float">
            <text:p>698674</text:p>
          </table:table-cell>
          <table:table-cell office:value-type="float" office:value="9701484" calcext:value-type="float">
            <text:p>9701484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 table:visibility="collapse">
          <table:table-cell office:value-type="float" office:value="101975" calcext:value-type="float">
            <text:p>101975</text:p>
          </table:table-cell>
          <table:table-cell office:value-type="float" office:value="48764" calcext:value-type="float">
            <text:p>48764</text:p>
          </table:table-cell>
          <table:table-cell office:value-type="float" office:value="194115" calcext:value-type="float">
            <text:p>194115</text:p>
          </table:table-cell>
          <table:table-cell office:value-type="float" office:value="42883" calcext:value-type="float">
            <text:p>42883</text:p>
          </table:table-cell>
          <table:table-cell office:value-type="float" office:value="328156" calcext:value-type="float">
            <text:p>328156</text:p>
          </table:table-cell>
          <table:table-cell office:value-type="float" office:value="33673" calcext:value-type="float">
            <text:p>33673</text:p>
          </table:table-cell>
          <table:table-cell office:value-type="float" office:value="265383" calcext:value-type="float">
            <text:p>265383</text:p>
          </table:table-cell>
          <table:table-cell office:value-type="float" office:value="547404" calcext:value-type="float">
            <text:p>547404</text:p>
          </table:table-cell>
          <table:table-cell office:value-type="float" office:value="9953330" calcext:value-type="float">
            <text:p>995333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 table:visibility="collapse">
          <table:table-cell office:value-type="float" office:value="70169" calcext:value-type="float">
            <text:p>70169</text:p>
          </table:table-cell>
          <table:table-cell office:value-type="float" office:value="34740" calcext:value-type="float">
            <text:p>34740</text:p>
          </table:table-cell>
          <table:table-cell office:value-type="float" office:value="160652" calcext:value-type="float">
            <text:p>160652</text:p>
          </table:table-cell>
          <table:table-cell office:value-type="float" office:value="35995" calcext:value-type="float">
            <text:p>35995</text:p>
          </table:table-cell>
          <table:table-cell office:value-type="float" office:value="162059" calcext:value-type="float">
            <text:p>162059</text:p>
          </table:table-cell>
          <table:table-cell office:value-type="float" office:value="20984" calcext:value-type="float">
            <text:p>20984</text:p>
          </table:table-cell>
          <table:table-cell office:value-type="float" office:value="140064" calcext:value-type="float">
            <text:p>140064</text:p>
          </table:table-cell>
          <table:table-cell office:value-type="float" office:value="295789" calcext:value-type="float">
            <text:p>295789</text:p>
          </table:table-cell>
          <table:table-cell office:value-type="float" office:value="8303498" calcext:value-type="float">
            <text:p>8303498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 table:visibility="collapse">
          <table:table-cell office:value-type="float" office:value="167609" calcext:value-type="float">
            <text:p>167609</text:p>
          </table:table-cell>
          <table:table-cell office:value-type="float" office:value="43237" calcext:value-type="float">
            <text:p>43237</text:p>
          </table:table-cell>
          <table:table-cell office:value-type="float" office:value="327887" calcext:value-type="float">
            <text:p>327887</text:p>
          </table:table-cell>
          <table:table-cell office:value-type="float" office:value="50873" calcext:value-type="float">
            <text:p>50873</text:p>
          </table:table-cell>
          <table:table-cell office:value-type="float" office:value="502363" calcext:value-type="float">
            <text:p>502363</text:p>
          </table:table-cell>
          <table:table-cell office:value-type="float" office:value="67289" calcext:value-type="float">
            <text:p>67289</text:p>
          </table:table-cell>
          <table:table-cell office:value-type="float" office:value="382229" calcext:value-type="float">
            <text:p>382229</text:p>
          </table:table-cell>
          <table:table-cell office:value-type="float" office:value="674853" calcext:value-type="float">
            <text:p>674853</text:p>
          </table:table-cell>
          <table:table-cell office:value-type="float" office:value="8648125" calcext:value-type="float">
            <text:p>8648125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 table:visibility="collapse">
          <table:table-cell office:value-type="float" office:value="184533" calcext:value-type="float">
            <text:p>184533</text:p>
          </table:table-cell>
          <table:table-cell office:value-type="float" office:value="50652" calcext:value-type="float">
            <text:p>50652</text:p>
          </table:table-cell>
          <table:table-cell office:value-type="float" office:value="245601" calcext:value-type="float">
            <text:p>245601</text:p>
          </table:table-cell>
          <table:table-cell office:value-type="float" office:value="44133" calcext:value-type="float">
            <text:p>44133</text:p>
          </table:table-cell>
          <table:table-cell office:value-type="float" office:value="361617" calcext:value-type="float">
            <text:p>361617</text:p>
          </table:table-cell>
          <table:table-cell office:value-type="float" office:value="34884" calcext:value-type="float">
            <text:p>34884</text:p>
          </table:table-cell>
          <table:table-cell office:value-type="float" office:value="277371" calcext:value-type="float">
            <text:p>277371</text:p>
          </table:table-cell>
          <table:table-cell office:value-type="float" office:value="551161" calcext:value-type="float">
            <text:p>551161</text:p>
          </table:table-cell>
          <table:table-cell office:value-type="float" office:value="10748685" calcext:value-type="float">
            <text:p>10748685</text:p>
          </table:table-cell>
          <table:table-cell office:value-type="float" office:value="22363" calcext:value-type="float">
            <text:p>22363</text:p>
          </table:table-cell>
        </table:table-row>
        <table:table-row table:style-name="ro1" table:visibility="collapse">
          <table:table-cell office:value-type="float" office:value="107651" calcext:value-type="float">
            <text:p>107651</text:p>
          </table:table-cell>
          <table:table-cell office:value-type="float" office:value="42279" calcext:value-type="float">
            <text:p>42279</text:p>
          </table:table-cell>
          <table:table-cell office:value-type="float" office:value="206093" calcext:value-type="float">
            <text:p>206093</text:p>
          </table:table-cell>
          <table:table-cell office:value-type="float" office:value="36728" calcext:value-type="float">
            <text:p>36728</text:p>
          </table:table-cell>
          <table:table-cell office:value-type="float" office:value="248533" calcext:value-type="float">
            <text:p>248533</text:p>
          </table:table-cell>
          <table:table-cell office:value-type="float" office:value="27562" calcext:value-type="float">
            <text:p>27562</text:p>
          </table:table-cell>
          <table:table-cell office:value-type="float" office:value="322650" calcext:value-type="float">
            <text:p>322650</text:p>
          </table:table-cell>
          <table:table-cell office:value-type="float" office:value="191912" calcext:value-type="float">
            <text:p>191912</text:p>
          </table:table-cell>
          <table:table-cell office:value-type="float" office:value="8104820" calcext:value-type="float">
            <text:p>8104820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 table:visibility="collapse">
          <table:table-cell office:value-type="float" office:value="127404" calcext:value-type="float">
            <text:p>127404</text:p>
          </table:table-cell>
          <table:table-cell office:value-type="float" office:value="59306" calcext:value-type="float">
            <text:p>59306</text:p>
          </table:table-cell>
          <table:table-cell office:value-type="float" office:value="211402" calcext:value-type="float">
            <text:p>211402</text:p>
          </table:table-cell>
          <table:table-cell office:value-type="float" office:value="50215" calcext:value-type="float">
            <text:p>50215</text:p>
          </table:table-cell>
          <table:table-cell office:value-type="float" office:value="410645" calcext:value-type="float">
            <text:p>410645</text:p>
          </table:table-cell>
          <table:table-cell office:value-type="float" office:value="45565" calcext:value-type="float">
            <text:p>45565</text:p>
          </table:table-cell>
          <table:table-cell office:value-type="float" office:value="440078" calcext:value-type="float">
            <text:p>440078</text:p>
          </table:table-cell>
          <table:table-cell office:value-type="float" office:value="712646" calcext:value-type="float">
            <text:p>712646</text:p>
          </table:table-cell>
          <table:table-cell office:value-type="float" office:value="7323077" calcext:value-type="float">
            <text:p>7323077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 table:visibility="collapse">
          <table:table-cell office:value-type="float" office:value="72745" calcext:value-type="float">
            <text:p>72745</text:p>
          </table:table-cell>
          <table:table-cell office:value-type="float" office:value="36559" calcext:value-type="float">
            <text:p>36559</text:p>
          </table:table-cell>
          <table:table-cell office:value-type="float" office:value="138787" calcext:value-type="float">
            <text:p>138787</text:p>
          </table:table-cell>
          <table:table-cell office:value-type="float" office:value="30206" calcext:value-type="float">
            <text:p>30206</text:p>
          </table:table-cell>
          <table:table-cell office:value-type="float" office:value="173371" calcext:value-type="float">
            <text:p>173371</text:p>
          </table:table-cell>
          <table:table-cell office:value-type="float" office:value="23248" calcext:value-type="float">
            <text:p>23248</text:p>
          </table:table-cell>
          <table:table-cell office:value-type="float" office:value="428125" calcext:value-type="float">
            <text:p>428125</text:p>
          </table:table-cell>
          <table:table-cell office:value-type="float" office:value="166549" calcext:value-type="float">
            <text:p>166549</text:p>
          </table:table-cell>
          <table:table-cell office:value-type="float" office:value="5999312" calcext:value-type="float">
            <text:p>5999312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 table:visibility="collapse">
          <table:table-cell office:value-type="float" office:value="50237" calcext:value-type="float">
            <text:p>50237</text:p>
          </table:table-cell>
          <table:table-cell office:value-type="float" office:value="25420" calcext:value-type="float">
            <text:p>25420</text:p>
          </table:table-cell>
          <table:table-cell office:value-type="float" office:value="82487" calcext:value-type="float">
            <text:p>82487</text:p>
          </table:table-cell>
          <table:table-cell office:value-type="float" office:value="20546" calcext:value-type="float">
            <text:p>20546</text:p>
          </table:table-cell>
          <table:table-cell office:value-type="float" office:value="135414" calcext:value-type="float">
            <text:p>135414</text:p>
          </table:table-cell>
          <table:table-cell office:value-type="float" office:value="17817" calcext:value-type="float">
            <text:p>17817</text:p>
          </table:table-cell>
          <table:table-cell office:value-type="float" office:value="98029" calcext:value-type="float">
            <text:p>98029</text:p>
          </table:table-cell>
          <table:table-cell office:value-type="float" office:value="228912" calcext:value-type="float">
            <text:p>228912</text:p>
          </table:table-cell>
          <table:table-cell office:value-type="float" office:value="5938820" calcext:value-type="float">
            <text:p>5938820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 table:visibility="collapse">
          <table:table-cell office:value-type="float" office:value="124438" calcext:value-type="float">
            <text:p>124438</text:p>
          </table:table-cell>
          <table:table-cell office:value-type="float" office:value="33934" calcext:value-type="float">
            <text:p>33934</text:p>
          </table:table-cell>
          <table:table-cell office:value-type="float" office:value="127407" calcext:value-type="float">
            <text:p>127407</text:p>
          </table:table-cell>
          <table:table-cell office:value-type="float" office:value="28310" calcext:value-type="float">
            <text:p>28310</text:p>
          </table:table-cell>
          <table:table-cell office:value-type="float" office:value="383999" calcext:value-type="float">
            <text:p>383999</text:p>
          </table:table-cell>
          <table:table-cell office:value-type="float" office:value="76078" calcext:value-type="float">
            <text:p>76078</text:p>
          </table:table-cell>
          <table:table-cell office:value-type="float" office:value="749144" calcext:value-type="float">
            <text:p>749144</text:p>
          </table:table-cell>
          <table:table-cell office:value-type="float" office:value="455690" calcext:value-type="float">
            <text:p>455690</text:p>
          </table:table-cell>
          <table:table-cell office:value-type="float" office:value="9773973" calcext:value-type="float">
            <text:p>9773973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 table:visibility="collapse">
          <table:table-cell office:value-type="float" office:value="72163" calcext:value-type="float">
            <text:p>72163</text:p>
          </table:table-cell>
          <table:table-cell office:value-type="float" office:value="27312" calcext:value-type="float">
            <text:p>27312</text:p>
          </table:table-cell>
          <table:table-cell office:value-type="float" office:value="110598" calcext:value-type="float">
            <text:p>110598</text:p>
          </table:table-cell>
          <table:table-cell office:value-type="float" office:value="23319" calcext:value-type="float">
            <text:p>23319</text:p>
          </table:table-cell>
          <table:table-cell office:value-type="float" office:value="233322" calcext:value-type="float">
            <text:p>233322</text:p>
          </table:table-cell>
          <table:table-cell office:value-type="float" office:value="19834" calcext:value-type="float">
            <text:p>19834</text:p>
          </table:table-cell>
          <table:table-cell office:value-type="float" office:value="130141" calcext:value-type="float">
            <text:p>130141</text:p>
          </table:table-cell>
          <table:table-cell office:value-type="float" office:value="461973" calcext:value-type="float">
            <text:p>461973</text:p>
          </table:table-cell>
          <table:table-cell office:value-type="float" office:value="4875013" calcext:value-type="float">
            <text:p>4875013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 table:visibility="collapse">
          <table:table-cell office:value-type="float" office:value="66220" calcext:value-type="float">
            <text:p>66220</text:p>
          </table:table-cell>
          <table:table-cell office:value-type="float" office:value="34577" calcext:value-type="float">
            <text:p>34577</text:p>
          </table:table-cell>
          <table:table-cell office:value-type="float" office:value="187125" calcext:value-type="float">
            <text:p>187125</text:p>
          </table:table-cell>
          <table:table-cell office:value-type="float" office:value="28408" calcext:value-type="float">
            <text:p>28408</text:p>
          </table:table-cell>
          <table:table-cell office:value-type="float" office:value="199255" calcext:value-type="float">
            <text:p>199255</text:p>
          </table:table-cell>
          <table:table-cell office:value-type="float" office:value="27362" calcext:value-type="float">
            <text:p>27362</text:p>
          </table:table-cell>
          <table:table-cell office:value-type="float" office:value="168161" calcext:value-type="float">
            <text:p>168161</text:p>
          </table:table-cell>
          <table:table-cell office:value-type="float" office:value="343390" calcext:value-type="float">
            <text:p>343390</text:p>
          </table:table-cell>
          <table:table-cell office:value-type="float" office:value="6951072" calcext:value-type="float">
            <text:p>6951072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 table:visibility="collapse">
          <table:table-cell office:value-type="float" office:value="52721" calcext:value-type="float">
            <text:p>52721</text:p>
          </table:table-cell>
          <table:table-cell office:value-type="float" office:value="24818" calcext:value-type="float">
            <text:p>24818</text:p>
          </table:table-cell>
          <table:table-cell office:value-type="float" office:value="97634" calcext:value-type="float">
            <text:p>97634</text:p>
          </table:table-cell>
          <table:table-cell office:value-type="float" office:value="30543" calcext:value-type="float">
            <text:p>30543</text:p>
          </table:table-cell>
          <table:table-cell office:value-type="float" office:value="170948" calcext:value-type="float">
            <text:p>170948</text:p>
          </table:table-cell>
          <table:table-cell office:value-type="float" office:value="21407" calcext:value-type="float">
            <text:p>21407</text:p>
          </table:table-cell>
          <table:table-cell office:value-type="float" office:value="200167" calcext:value-type="float">
            <text:p>200167</text:p>
          </table:table-cell>
          <table:table-cell office:value-type="float" office:value="410862" calcext:value-type="float">
            <text:p>410862</text:p>
          </table:table-cell>
          <table:table-cell office:value-type="float" office:value="6154724" calcext:value-type="float">
            <text:p>6154724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 table:visibility="collapse">
          <table:table-cell office:value-type="float" office:value="51084" calcext:value-type="float">
            <text:p>51084</text:p>
          </table:table-cell>
          <table:table-cell office:value-type="float" office:value="26789" calcext:value-type="float">
            <text:p>26789</text:p>
          </table:table-cell>
          <table:table-cell office:value-type="float" office:value="92505" calcext:value-type="float">
            <text:p>92505</text:p>
          </table:table-cell>
          <table:table-cell office:value-type="float" office:value="23285" calcext:value-type="float">
            <text:p>23285</text:p>
          </table:table-cell>
          <table:table-cell office:value-type="float" office:value="120221" calcext:value-type="float">
            <text:p>120221</text:p>
          </table:table-cell>
          <table:table-cell office:value-type="float" office:value="16803" calcext:value-type="float">
            <text:p>16803</text:p>
          </table:table-cell>
          <table:table-cell office:value-type="float" office:value="12630" calcext:value-type="float">
            <text:p>12630</text:p>
          </table:table-cell>
          <table:table-cell office:value-type="float" office:value="236456" calcext:value-type="float">
            <text:p>236456</text:p>
          </table:table-cell>
          <table:table-cell office:value-type="float" office:value="3191347" calcext:value-type="float">
            <text:p>3191347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 table:visibility="collapse">
          <table:table-cell office:value-type="float" office:value="53147" calcext:value-type="float">
            <text:p>53147</text:p>
          </table:table-cell>
          <table:table-cell office:value-type="float" office:value="37989" calcext:value-type="float">
            <text:p>37989</text:p>
          </table:table-cell>
          <table:table-cell office:value-type="float" office:value="165858" calcext:value-type="float">
            <text:p>165858</text:p>
          </table:table-cell>
          <table:table-cell office:value-type="float" office:value="23613" calcext:value-type="float">
            <text:p>23613</text:p>
          </table:table-cell>
          <table:table-cell office:value-type="float" office:value="143018" calcext:value-type="float">
            <text:p>143018</text:p>
          </table:table-cell>
          <table:table-cell office:value-type="float" office:value="27427" calcext:value-type="float">
            <text:p>27427</text:p>
          </table:table-cell>
          <table:table-cell office:value-type="float" office:value="97215" calcext:value-type="float">
            <text:p>97215</text:p>
          </table:table-cell>
          <table:table-cell office:value-type="float" office:value="201230" calcext:value-type="float">
            <text:p>201230</text:p>
          </table:table-cell>
          <table:table-cell office:value-type="float" office:value="4162550" calcext:value-type="float">
            <text:p>4162550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 table:visibility="collapse">
          <table:table-cell office:value-type="float" office:value="48730" calcext:value-type="float">
            <text:p>48730</text:p>
          </table:table-cell>
          <table:table-cell office:value-type="float" office:value="25613" calcext:value-type="float">
            <text:p>25613</text:p>
          </table:table-cell>
          <table:table-cell office:value-type="float" office:value="97932" calcext:value-type="float">
            <text:p>97932</text:p>
          </table:table-cell>
          <table:table-cell office:value-type="float" office:value="20808" calcext:value-type="float">
            <text:p>20808</text:p>
          </table:table-cell>
          <table:table-cell office:value-type="float" office:value="112983" calcext:value-type="float">
            <text:p>112983</text:p>
          </table:table-cell>
          <table:table-cell office:value-type="float" office:value="16550" calcext:value-type="float">
            <text:p>16550</text:p>
          </table:table-cell>
          <table:table-cell office:value-type="float" office:value="12114" calcext:value-type="float">
            <text:p>12114</text:p>
          </table:table-cell>
          <table:table-cell office:value-type="float" office:value="244060" calcext:value-type="float">
            <text:p>244060</text:p>
          </table:table-cell>
          <table:table-cell office:value-type="float" office:value="3184391" calcext:value-type="float">
            <text:p>3184391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 table:visibility="collapse">
          <table:table-cell office:value-type="float" office:value="53064" calcext:value-type="float">
            <text:p>53064</text:p>
          </table:table-cell>
          <table:table-cell office:value-type="float" office:value="27414" calcext:value-type="float">
            <text:p>27414</text:p>
          </table:table-cell>
          <table:table-cell office:value-type="float" office:value="107275" calcext:value-type="float">
            <text:p>107275</text:p>
          </table:table-cell>
          <table:table-cell office:value-type="float" office:value="22540" calcext:value-type="float">
            <text:p>22540</text:p>
          </table:table-cell>
          <table:table-cell office:value-type="float" office:value="124574" calcext:value-type="float">
            <text:p>124574</text:p>
          </table:table-cell>
          <table:table-cell office:value-type="float" office:value="17361" calcext:value-type="float">
            <text:p>17361</text:p>
          </table:table-cell>
          <table:table-cell office:value-type="float" office:value="148693" calcext:value-type="float">
            <text:p>148693</text:p>
          </table:table-cell>
          <table:table-cell office:value-type="float" office:value="161180" calcext:value-type="float">
            <text:p>161180</text:p>
          </table:table-cell>
          <table:table-cell office:value-type="float" office:value="3743461" calcext:value-type="float">
            <text:p>3743461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 table:visibility="collapse">
          <table:table-cell office:value-type="float" office:value="93808" calcext:value-type="float">
            <text:p>93808</text:p>
          </table:table-cell>
          <table:table-cell office:value-type="float" office:value="42810" calcext:value-type="float">
            <text:p>42810</text:p>
          </table:table-cell>
          <table:table-cell office:value-type="float" office:value="252481" calcext:value-type="float">
            <text:p>252481</text:p>
          </table:table-cell>
          <table:table-cell office:value-type="float" office:value="34332" calcext:value-type="float">
            <text:p>34332</text:p>
          </table:table-cell>
          <table:table-cell office:value-type="float" office:value="267750" calcext:value-type="float">
            <text:p>267750</text:p>
          </table:table-cell>
          <table:table-cell office:value-type="float" office:value="27998" calcext:value-type="float">
            <text:p>27998</text:p>
          </table:table-cell>
          <table:table-cell office:value-type="float" office:value="204659" calcext:value-type="float">
            <text:p>204659</text:p>
          </table:table-cell>
          <table:table-cell office:value-type="float" office:value="380481" calcext:value-type="float">
            <text:p>380481</text:p>
          </table:table-cell>
          <table:table-cell office:value-type="float" office:value="8003183" calcext:value-type="float">
            <text:p>8003183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 table:visibility="collapse">
          <table:table-cell office:value-type="float" office:value="157648" calcext:value-type="float">
            <text:p>157648</text:p>
          </table:table-cell>
          <table:table-cell office:value-type="float" office:value="62524" calcext:value-type="float">
            <text:p>62524</text:p>
          </table:table-cell>
          <table:table-cell office:value-type="float" office:value="255264" calcext:value-type="float">
            <text:p>255264</text:p>
          </table:table-cell>
          <table:table-cell office:value-type="float" office:value="49050" calcext:value-type="float">
            <text:p>49050</text:p>
          </table:table-cell>
          <table:table-cell office:value-type="float" office:value="571596" calcext:value-type="float">
            <text:p>571596</text:p>
          </table:table-cell>
          <table:table-cell office:value-type="float" office:value="65646" calcext:value-type="float">
            <text:p>65646</text:p>
          </table:table-cell>
          <table:table-cell office:value-type="float" office:value="370669" calcext:value-type="float">
            <text:p>370669</text:p>
          </table:table-cell>
          <table:table-cell office:value-type="float" office:value="899018" calcext:value-type="float">
            <text:p>899018</text:p>
          </table:table-cell>
          <table:table-cell office:value-type="float" office:value="6533049" calcext:value-type="float">
            <text:p>6533049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 table:visibility="collapse">
          <table:table-cell office:value-type="float" office:value="50697" calcext:value-type="float">
            <text:p>50697</text:p>
          </table:table-cell>
          <table:table-cell office:value-type="float" office:value="45115" calcext:value-type="float">
            <text:p>45115</text:p>
          </table:table-cell>
          <table:table-cell office:value-type="float" office:value="95581" calcext:value-type="float">
            <text:p>95581</text:p>
          </table:table-cell>
          <table:table-cell office:value-type="float" office:value="21243" calcext:value-type="float">
            <text:p>21243</text:p>
          </table:table-cell>
          <table:table-cell office:value-type="float" office:value="115296" calcext:value-type="float">
            <text:p>115296</text:p>
          </table:table-cell>
          <table:table-cell office:value-type="float" office:value="17136" calcext:value-type="float">
            <text:p>17136</text:p>
          </table:table-cell>
          <table:table-cell office:value-type="float" office:value="139289" calcext:value-type="float">
            <text:p>139289</text:p>
          </table:table-cell>
          <table:table-cell office:value-type="float" office:value="101479" calcext:value-type="float">
            <text:p>101479</text:p>
          </table:table-cell>
          <table:table-cell office:value-type="float" office:value="2928959" calcext:value-type="float">
            <text:p>2928959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 table:visibility="collapse">
          <table:table-cell office:value-type="float" office:value="49955" calcext:value-type="float">
            <text:p>49955</text:p>
          </table:table-cell>
          <table:table-cell office:value-type="float" office:value="30368" calcext:value-type="float">
            <text:p>30368</text:p>
          </table:table-cell>
          <table:table-cell office:value-type="float" office:value="89920" calcext:value-type="float">
            <text:p>89920</text:p>
          </table:table-cell>
          <table:table-cell office:value-type="float" office:value="22592" calcext:value-type="float">
            <text:p>22592</text:p>
          </table:table-cell>
          <table:table-cell office:value-type="float" office:value="147920" calcext:value-type="float">
            <text:p>147920</text:p>
          </table:table-cell>
          <table:table-cell office:value-type="float" office:value="16939" calcext:value-type="float">
            <text:p>16939</text:p>
          </table:table-cell>
          <table:table-cell office:value-type="float" office:value="116983" calcext:value-type="float">
            <text:p>116983</text:p>
          </table:table-cell>
          <table:table-cell office:value-type="float" office:value="251562" calcext:value-type="float">
            <text:p>251562</text:p>
          </table:table-cell>
          <table:table-cell office:value-type="float" office:value="4486945" calcext:value-type="float">
            <text:p>4486945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 table:visibility="collapse">
          <table:table-cell office:value-type="float" office:value="69724" calcext:value-type="float">
            <text:p>69724</text:p>
          </table:table-cell>
          <table:table-cell office:value-type="float" office:value="28329" calcext:value-type="float">
            <text:p>28329</text:p>
          </table:table-cell>
          <table:table-cell office:value-type="float" office:value="104715" calcext:value-type="float">
            <text:p>104715</text:p>
          </table:table-cell>
          <table:table-cell office:value-type="float" office:value="23783" calcext:value-type="float">
            <text:p>23783</text:p>
          </table:table-cell>
          <table:table-cell office:value-type="float" office:value="137149" calcext:value-type="float">
            <text:p>137149</text:p>
          </table:table-cell>
          <table:table-cell office:value-type="float" office:value="18147" calcext:value-type="float">
            <text:p>18147</text:p>
          </table:table-cell>
          <table:table-cell office:value-type="float" office:value="13509" calcext:value-type="float">
            <text:p>13509</text:p>
          </table:table-cell>
          <table:table-cell office:value-type="float" office:value="389023" calcext:value-type="float">
            <text:p>389023</text:p>
          </table:table-cell>
          <table:table-cell office:value-type="float" office:value="3778086" calcext:value-type="float">
            <text:p>3778086</text:p>
          </table:table-cell>
          <table:table-cell office:value-type="float" office:value="8497" calcext:value-type="float">
            <text:p>8497</text:p>
          </table:table-cell>
        </table:table-row>
        <table:table-row table:style-name="ro1" table:visibility="collapse">
          <table:table-cell office:value-type="float" office:value="119320" calcext:value-type="float">
            <text:p>119320</text:p>
          </table:table-cell>
          <table:table-cell office:value-type="float" office:value="57517" calcext:value-type="float">
            <text:p>57517</text:p>
          </table:table-cell>
          <table:table-cell office:value-type="float" office:value="515823" calcext:value-type="float">
            <text:p>515823</text:p>
          </table:table-cell>
          <table:table-cell office:value-type="float" office:value="50195" calcext:value-type="float">
            <text:p>50195</text:p>
          </table:table-cell>
          <table:table-cell office:value-type="float" office:value="332044" calcext:value-type="float">
            <text:p>332044</text:p>
          </table:table-cell>
          <table:table-cell office:value-type="float" office:value="42363" calcext:value-type="float">
            <text:p>42363</text:p>
          </table:table-cell>
          <table:table-cell office:value-type="float" office:value="33552" calcext:value-type="float">
            <text:p>33552</text:p>
          </table:table-cell>
          <table:table-cell office:value-type="float" office:value="846143" calcext:value-type="float">
            <text:p>846143</text:p>
          </table:table-cell>
          <table:table-cell office:value-type="float" office:value="7444339" calcext:value-type="float">
            <text:p>7444339</text:p>
          </table:table-cell>
          <table:table-cell office:value-type="float" office:value="12408" calcext:value-type="float">
            <text:p>12408</text:p>
          </table:table-cell>
        </table:table-row>
        <table:table-row table:style-name="ro1" table:visibility="collapse">
          <table:table-cell office:value-type="float" office:value="104592" calcext:value-type="float">
            <text:p>104592</text:p>
          </table:table-cell>
          <table:table-cell office:value-type="float" office:value="50312" calcext:value-type="float">
            <text:p>50312</text:p>
          </table:table-cell>
          <table:table-cell office:value-type="float" office:value="244278" calcext:value-type="float">
            <text:p>244278</text:p>
          </table:table-cell>
          <table:table-cell office:value-type="float" office:value="47224" calcext:value-type="float">
            <text:p>47224</text:p>
          </table:table-cell>
          <table:table-cell office:value-type="float" office:value="473201" calcext:value-type="float">
            <text:p>473201</text:p>
          </table:table-cell>
          <table:table-cell office:value-type="float" office:value="40859" calcext:value-type="float">
            <text:p>40859</text:p>
          </table:table-cell>
          <table:table-cell office:value-type="float" office:value="241294" calcext:value-type="float">
            <text:p>241294</text:p>
          </table:table-cell>
          <table:table-cell office:value-type="float" office:value="643024" calcext:value-type="float">
            <text:p>643024</text:p>
          </table:table-cell>
          <table:table-cell office:value-type="float" office:value="8099081" calcext:value-type="float">
            <text:p>8099081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 table:visibility="collapse">
          <table:table-cell office:value-type="float" office:value="108187" calcext:value-type="float">
            <text:p>108187</text:p>
          </table:table-cell>
          <table:table-cell office:value-type="float" office:value="53683" calcext:value-type="float">
            <text:p>53683</text:p>
          </table:table-cell>
          <table:table-cell office:value-type="float" office:value="332597" calcext:value-type="float">
            <text:p>332597</text:p>
          </table:table-cell>
          <table:table-cell office:value-type="float" office:value="51874" calcext:value-type="float">
            <text:p>51874</text:p>
          </table:table-cell>
          <table:table-cell office:value-type="float" office:value="312039" calcext:value-type="float">
            <text:p>312039</text:p>
          </table:table-cell>
          <table:table-cell office:value-type="float" office:value="41716" calcext:value-type="float">
            <text:p>41716</text:p>
          </table:table-cell>
          <table:table-cell office:value-type="float" office:value="33843" calcext:value-type="float">
            <text:p>33843</text:p>
          </table:table-cell>
          <table:table-cell office:value-type="float" office:value="495516" calcext:value-type="float">
            <text:p>495516</text:p>
          </table:table-cell>
          <table:table-cell office:value-type="float" office:value="9824356" calcext:value-type="float">
            <text:p>982435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 table:visibility="collapse">
          <table:table-cell office:value-type="float" office:value="120954" calcext:value-type="float">
            <text:p>120954</text:p>
          </table:table-cell>
          <table:table-cell office:value-type="float" office:value="154360" calcext:value-type="float">
            <text:p>154360</text:p>
          </table:table-cell>
          <table:table-cell office:value-type="float" office:value="343927" calcext:value-type="float">
            <text:p>343927</text:p>
          </table:table-cell>
          <table:table-cell office:value-type="float" office:value="52391" calcext:value-type="float">
            <text:p>52391</text:p>
          </table:table-cell>
          <table:table-cell office:value-type="float" office:value="497671" calcext:value-type="float">
            <text:p>497671</text:p>
          </table:table-cell>
          <table:table-cell office:value-type="float" office:value="67035" calcext:value-type="float">
            <text:p>67035</text:p>
          </table:table-cell>
          <table:table-cell office:value-type="float" office:value="274698" calcext:value-type="float">
            <text:p>274698</text:p>
          </table:table-cell>
          <table:table-cell office:value-type="float" office:value="616169" calcext:value-type="float">
            <text:p>616169</text:p>
          </table:table-cell>
          <table:table-cell office:value-type="float" office:value="10451875" calcext:value-type="float">
            <text:p>10451875</text:p>
          </table:table-cell>
          <table:table-cell office:value-type="float" office:value="9668" calcext:value-type="float">
            <text:p>9668</text:p>
          </table:table-cell>
        </table:table-row>
        <table:table-row table:style-name="ro1" table:visibility="collapse">
          <table:table-cell office:value-type="float" office:value="163953" calcext:value-type="float">
            <text:p>163953</text:p>
          </table:table-cell>
          <table:table-cell office:value-type="float" office:value="71830" calcext:value-type="float">
            <text:p>71830</text:p>
          </table:table-cell>
          <table:table-cell office:value-type="float" office:value="292398" calcext:value-type="float">
            <text:p>292398</text:p>
          </table:table-cell>
          <table:table-cell office:value-type="float" office:value="60635" calcext:value-type="float">
            <text:p>60635</text:p>
          </table:table-cell>
          <table:table-cell office:value-type="float" office:value="568394" calcext:value-type="float">
            <text:p>568394</text:p>
          </table:table-cell>
          <table:table-cell office:value-type="float" office:value="215972" calcext:value-type="float">
            <text:p>215972</text:p>
          </table:table-cell>
          <table:table-cell office:value-type="float" office:value="374382" calcext:value-type="float">
            <text:p>374382</text:p>
          </table:table-cell>
          <table:table-cell office:value-type="float" office:value="337301" calcext:value-type="float">
            <text:p>337301</text:p>
          </table:table-cell>
          <table:table-cell office:value-type="float" office:value="9928766" calcext:value-type="float">
            <text:p>992876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 table:visibility="collapse">
          <table:table-cell office:value-type="float" office:value="129633" calcext:value-type="float">
            <text:p>129633</text:p>
          </table:table-cell>
          <table:table-cell office:value-type="float" office:value="57477" calcext:value-type="float">
            <text:p>57477</text:p>
          </table:table-cell>
          <table:table-cell office:value-type="float" office:value="279754" calcext:value-type="float">
            <text:p>279754</text:p>
          </table:table-cell>
          <table:table-cell office:value-type="float" office:value="71940" calcext:value-type="float">
            <text:p>71940</text:p>
          </table:table-cell>
          <table:table-cell office:value-type="float" office:value="411978" calcext:value-type="float">
            <text:p>411978</text:p>
          </table:table-cell>
          <table:table-cell office:value-type="float" office:value="41862" calcext:value-type="float">
            <text:p>41862</text:p>
          </table:table-cell>
          <table:table-cell office:value-type="float" office:value="255643" calcext:value-type="float">
            <text:p>255643</text:p>
          </table:table-cell>
          <table:table-cell office:value-type="float" office:value="622354" calcext:value-type="float">
            <text:p>622354</text:p>
          </table:table-cell>
          <table:table-cell office:value-type="float" office:value="11603592" calcext:value-type="float">
            <text:p>11603592</text:p>
          </table:table-cell>
          <table:table-cell office:value-type="float" office:value="9536" calcext:value-type="float">
            <text:p>9536</text:p>
          </table:table-cell>
        </table:table-row>
        <table:table-row table:style-name="ro1" table:visibility="collapse">
          <table:table-cell office:value-type="float" office:value="86830" calcext:value-type="float">
            <text:p>86830</text:p>
          </table:table-cell>
          <table:table-cell office:value-type="float" office:value="42322" calcext:value-type="float">
            <text:p>42322</text:p>
          </table:table-cell>
          <table:table-cell office:value-type="float" office:value="161639" calcext:value-type="float">
            <text:p>161639</text:p>
          </table:table-cell>
          <table:table-cell office:value-type="float" office:value="35817" calcext:value-type="float">
            <text:p>35817</text:p>
          </table:table-cell>
          <table:table-cell office:value-type="float" office:value="368972" calcext:value-type="float">
            <text:p>368972</text:p>
          </table:table-cell>
          <table:table-cell office:value-type="float" office:value="32860" calcext:value-type="float">
            <text:p>32860</text:p>
          </table:table-cell>
          <table:table-cell office:value-type="float" office:value="218307" calcext:value-type="float">
            <text:p>218307</text:p>
          </table:table-cell>
          <table:table-cell office:value-type="float" office:value="710482" calcext:value-type="float">
            <text:p>710482</text:p>
          </table:table-cell>
          <table:table-cell office:value-type="float" office:value="5397876" calcext:value-type="float">
            <text:p>5397876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 table:visibility="collapse">
          <table:table-cell office:value-type="float" office:value="75651" calcext:value-type="float">
            <text:p>75651</text:p>
          </table:table-cell>
          <table:table-cell office:value-type="float" office:value="37509" calcext:value-type="float">
            <text:p>37509</text:p>
          </table:table-cell>
          <table:table-cell office:value-type="float" office:value="140854" calcext:value-type="float">
            <text:p>140854</text:p>
          </table:table-cell>
          <table:table-cell office:value-type="float" office:value="31974" calcext:value-type="float">
            <text:p>31974</text:p>
          </table:table-cell>
          <table:table-cell office:value-type="float" office:value="246421" calcext:value-type="float">
            <text:p>246421</text:p>
          </table:table-cell>
          <table:table-cell office:value-type="float" office:value="25135" calcext:value-type="float">
            <text:p>25135</text:p>
          </table:table-cell>
          <table:table-cell office:value-type="float" office:value="233871" calcext:value-type="float">
            <text:p>233871</text:p>
          </table:table-cell>
          <table:table-cell office:value-type="float" office:value="381627" calcext:value-type="float">
            <text:p>381627</text:p>
          </table:table-cell>
          <table:table-cell office:value-type="float" office:value="7932102" calcext:value-type="float">
            <text:p>7932102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 table:visibility="collapse">
          <table:table-cell office:value-type="float" office:value="119831" calcext:value-type="float">
            <text:p>119831</text:p>
          </table:table-cell>
          <table:table-cell office:value-type="float" office:value="56621" calcext:value-type="float">
            <text:p>56621</text:p>
          </table:table-cell>
          <table:table-cell office:value-type="float" office:value="297360" calcext:value-type="float">
            <text:p>297360</text:p>
          </table:table-cell>
          <table:table-cell office:value-type="float" office:value="49825" calcext:value-type="float">
            <text:p>49825</text:p>
          </table:table-cell>
          <table:table-cell office:value-type="float" office:value="453079" calcext:value-type="float">
            <text:p>453079</text:p>
          </table:table-cell>
          <table:table-cell office:value-type="float" office:value="41321" calcext:value-type="float">
            <text:p>41321</text:p>
          </table:table-cell>
          <table:table-cell office:value-type="float" office:value="249500" calcext:value-type="float">
            <text:p>249500</text:p>
          </table:table-cell>
          <table:table-cell office:value-type="float" office:value="587032" calcext:value-type="float">
            <text:p>587032</text:p>
          </table:table-cell>
          <table:table-cell office:value-type="float" office:value="8325831" calcext:value-type="float">
            <text:p>8325831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 table:visibility="collapse">
          <table:table-cell office:value-type="float" office:value="116989" calcext:value-type="float">
            <text:p>116989</text:p>
          </table:table-cell>
          <table:table-cell office:value-type="float" office:value="56455" calcext:value-type="float">
            <text:p>56455</text:p>
          </table:table-cell>
          <table:table-cell office:value-type="float" office:value="218763" calcext:value-type="float">
            <text:p>218763</text:p>
          </table:table-cell>
          <table:table-cell office:value-type="float" office:value="111943" calcext:value-type="float">
            <text:p>111943</text:p>
          </table:table-cell>
          <table:table-cell office:value-type="float" office:value="420714" calcext:value-type="float">
            <text:p>420714</text:p>
          </table:table-cell>
          <table:table-cell office:value-type="float" office:value="38403" calcext:value-type="float">
            <text:p>38403</text:p>
          </table:table-cell>
          <table:table-cell office:value-type="float" office:value="247265" calcext:value-type="float">
            <text:p>247265</text:p>
          </table:table-cell>
          <table:table-cell office:value-type="float" office:value="612590" calcext:value-type="float">
            <text:p>612590</text:p>
          </table:table-cell>
          <table:table-cell office:value-type="float" office:value="8418316" calcext:value-type="float">
            <text:p>8418316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 table:visibility="collapse">
          <table:table-cell office:value-type="float" office:value="144911" calcext:value-type="float">
            <text:p>144911</text:p>
          </table:table-cell>
          <table:table-cell office:value-type="float" office:value="66215" calcext:value-type="float">
            <text:p>66215</text:p>
          </table:table-cell>
          <table:table-cell office:value-type="float" office:value="340696" calcext:value-type="float">
            <text:p>340696</text:p>
          </table:table-cell>
          <table:table-cell office:value-type="float" office:value="55412" calcext:value-type="float">
            <text:p>55412</text:p>
          </table:table-cell>
          <table:table-cell office:value-type="float" office:value="433683" calcext:value-type="float">
            <text:p>433683</text:p>
          </table:table-cell>
          <table:table-cell office:value-type="float" office:value="48026" calcext:value-type="float">
            <text:p>48026</text:p>
          </table:table-cell>
          <table:table-cell office:value-type="float" office:value="386748" calcext:value-type="float">
            <text:p>386748</text:p>
          </table:table-cell>
          <table:table-cell office:value-type="float" office:value="378395" calcext:value-type="float">
            <text:p>378395</text:p>
          </table:table-cell>
          <table:table-cell office:value-type="float" office:value="9568169" calcext:value-type="float">
            <text:p>9568169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 table:visibility="collapse">
          <table:table-cell office:value-type="float" office:value="111567" calcext:value-type="float">
            <text:p>111567</text:p>
          </table:table-cell>
          <table:table-cell office:value-type="float" office:value="134706" calcext:value-type="float">
            <text:p>134706</text:p>
          </table:table-cell>
          <table:table-cell office:value-type="float" office:value="208170" calcext:value-type="float">
            <text:p>208170</text:p>
          </table:table-cell>
          <table:table-cell office:value-type="float" office:value="50682" calcext:value-type="float">
            <text:p>50682</text:p>
          </table:table-cell>
          <table:table-cell office:value-type="float" office:value="424327" calcext:value-type="float">
            <text:p>424327</text:p>
          </table:table-cell>
          <table:table-cell office:value-type="float" office:value="40317" calcext:value-type="float">
            <text:p>40317</text:p>
          </table:table-cell>
          <table:table-cell office:value-type="float" office:value="272392" calcext:value-type="float">
            <text:p>272392</text:p>
          </table:table-cell>
          <table:table-cell office:value-type="float" office:value="654592" calcext:value-type="float">
            <text:p>654592</text:p>
          </table:table-cell>
          <table:table-cell office:value-type="float" office:value="11145995" calcext:value-type="float">
            <text:p>11145995</text:p>
          </table:table-cell>
          <table:table-cell office:value-type="float" office:value="9797" calcext:value-type="float">
            <text:p>9797</text:p>
          </table:table-cell>
        </table:table-row>
        <table:table-row table:style-name="ro1" table:visibility="collapse">
          <table:table-cell office:value-type="float" office:value="144763" calcext:value-type="float">
            <text:p>144763</text:p>
          </table:table-cell>
          <table:table-cell office:value-type="float" office:value="71655" calcext:value-type="float">
            <text:p>71655</text:p>
          </table:table-cell>
          <table:table-cell office:value-type="float" office:value="228827" calcext:value-type="float">
            <text:p>228827</text:p>
          </table:table-cell>
          <table:table-cell office:value-type="float" office:value="129819" calcext:value-type="float">
            <text:p>129819</text:p>
          </table:table-cell>
          <table:table-cell office:value-type="float" office:value="407213" calcext:value-type="float">
            <text:p>407213</text:p>
          </table:table-cell>
          <table:table-cell office:value-type="float" office:value="39806" calcext:value-type="float">
            <text:p>39806</text:p>
          </table:table-cell>
          <table:table-cell office:value-type="float" office:value="257278" calcext:value-type="float">
            <text:p>257278</text:p>
          </table:table-cell>
          <table:table-cell office:value-type="float" office:value="681268" calcext:value-type="float">
            <text:p>681268</text:p>
          </table:table-cell>
          <table:table-cell office:value-type="float" office:value="7766665" calcext:value-type="float">
            <text:p>7766665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 table:visibility="collapse">
          <table:table-cell office:value-type="float" office:value="123204" calcext:value-type="float">
            <text:p>123204</text:p>
          </table:table-cell>
          <table:table-cell office:value-type="float" office:value="58204" calcext:value-type="float">
            <text:p>58204</text:p>
          </table:table-cell>
          <table:table-cell office:value-type="float" office:value="221470" calcext:value-type="float">
            <text:p>221470</text:p>
          </table:table-cell>
          <table:table-cell office:value-type="float" office:value="50872" calcext:value-type="float">
            <text:p>50872</text:p>
          </table:table-cell>
          <table:table-cell office:value-type="float" office:value="347656" calcext:value-type="float">
            <text:p>347656</text:p>
          </table:table-cell>
          <table:table-cell office:value-type="float" office:value="41652" calcext:value-type="float">
            <text:p>41652</text:p>
          </table:table-cell>
          <table:table-cell office:value-type="float" office:value="327860" calcext:value-type="float">
            <text:p>327860</text:p>
          </table:table-cell>
          <table:table-cell office:value-type="float" office:value="278577" calcext:value-type="float">
            <text:p>278577</text:p>
          </table:table-cell>
          <table:table-cell office:value-type="float" office:value="10152571" calcext:value-type="float">
            <text:p>10152571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 table:visibility="collapse">
          <table:table-cell office:value-type="float" office:value="119765" calcext:value-type="float">
            <text:p>119765</text:p>
          </table:table-cell>
          <table:table-cell office:value-type="float" office:value="63440" calcext:value-type="float">
            <text:p>63440</text:p>
          </table:table-cell>
          <table:table-cell office:value-type="float" office:value="187659" calcext:value-type="float">
            <text:p>187659</text:p>
          </table:table-cell>
          <table:table-cell office:value-type="float" office:value="44787" calcext:value-type="float">
            <text:p>44787</text:p>
          </table:table-cell>
          <table:table-cell office:value-type="float" office:value="366774" calcext:value-type="float">
            <text:p>366774</text:p>
          </table:table-cell>
          <table:table-cell office:value-type="float" office:value="39050" calcext:value-type="float">
            <text:p>39050</text:p>
          </table:table-cell>
          <table:table-cell office:value-type="float" office:value="277438" calcext:value-type="float">
            <text:p>277438</text:p>
          </table:table-cell>
          <table:table-cell office:value-type="float" office:value="626793" calcext:value-type="float">
            <text:p>626793</text:p>
          </table:table-cell>
          <table:table-cell office:value-type="float" office:value="7776523" calcext:value-type="float">
            <text:p>7776523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 table:visibility="collapse">
          <table:table-cell office:value-type="float" office:value="86869" calcext:value-type="float">
            <text:p>86869</text:p>
          </table:table-cell>
          <table:table-cell office:value-type="float" office:value="38828" calcext:value-type="float">
            <text:p>38828</text:p>
          </table:table-cell>
          <table:table-cell office:value-type="float" office:value="145687" calcext:value-type="float">
            <text:p>145687</text:p>
          </table:table-cell>
          <table:table-cell office:value-type="float" office:value="33107" calcext:value-type="float">
            <text:p>33107</text:p>
          </table:table-cell>
          <table:table-cell office:value-type="float" office:value="286266" calcext:value-type="float">
            <text:p>286266</text:p>
          </table:table-cell>
          <table:table-cell office:value-type="float" office:value="31263" calcext:value-type="float">
            <text:p>31263</text:p>
          </table:table-cell>
          <table:table-cell office:value-type="float" office:value="24719" calcext:value-type="float">
            <text:p>24719</text:p>
          </table:table-cell>
          <table:table-cell office:value-type="float" office:value="339865" calcext:value-type="float">
            <text:p>339865</text:p>
          </table:table-cell>
          <table:table-cell office:value-type="float" office:value="5720119" calcext:value-type="float">
            <text:p>5720119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 table:visibility="collapse">
          <table:table-cell office:value-type="float" office:value="83457" calcext:value-type="float">
            <text:p>83457</text:p>
          </table:table-cell>
          <table:table-cell office:value-type="float" office:value="41616" calcext:value-type="float">
            <text:p>41616</text:p>
          </table:table-cell>
          <table:table-cell office:value-type="float" office:value="153526" calcext:value-type="float">
            <text:p>153526</text:p>
          </table:table-cell>
          <table:table-cell office:value-type="float" office:value="33748" calcext:value-type="float">
            <text:p>33748</text:p>
          </table:table-cell>
          <table:table-cell office:value-type="float" office:value="197881" calcext:value-type="float">
            <text:p>197881</text:p>
          </table:table-cell>
          <table:table-cell office:value-type="float" office:value="32626" calcext:value-type="float">
            <text:p>32626</text:p>
          </table:table-cell>
          <table:table-cell office:value-type="float" office:value="229926" calcext:value-type="float">
            <text:p>229926</text:p>
          </table:table-cell>
          <table:table-cell office:value-type="float" office:value="245115" calcext:value-type="float">
            <text:p>245115</text:p>
          </table:table-cell>
          <table:table-cell office:value-type="float" office:value="6177323" calcext:value-type="float">
            <text:p>6177323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 table:visibility="collapse">
          <table:table-cell office:value-type="float" office:value="105608" calcext:value-type="float">
            <text:p>105608</text:p>
          </table:table-cell>
          <table:table-cell office:value-type="float" office:value="71913" calcext:value-type="float">
            <text:p>71913</text:p>
          </table:table-cell>
          <table:table-cell office:value-type="float" office:value="201411" calcext:value-type="float">
            <text:p>201411</text:p>
          </table:table-cell>
          <table:table-cell office:value-type="float" office:value="45339" calcext:value-type="float">
            <text:p>45339</text:p>
          </table:table-cell>
          <table:table-cell office:value-type="float" office:value="357851" calcext:value-type="float">
            <text:p>357851</text:p>
          </table:table-cell>
          <table:table-cell office:value-type="float" office:value="36849" calcext:value-type="float">
            <text:p>36849</text:p>
          </table:table-cell>
          <table:table-cell office:value-type="float" office:value="31593" calcext:value-type="float">
            <text:p>31593</text:p>
          </table:table-cell>
          <table:table-cell office:value-type="float" office:value="587820" calcext:value-type="float">
            <text:p>587820</text:p>
          </table:table-cell>
          <table:table-cell office:value-type="float" office:value="8171468" calcext:value-type="float">
            <text:p>8171468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 table:visibility="collapse">
          <table:table-cell office:value-type="float" office:value="72158" calcext:value-type="float">
            <text:p>72158</text:p>
          </table:table-cell>
          <table:table-cell office:value-type="float" office:value="35351" calcext:value-type="float">
            <text:p>35351</text:p>
          </table:table-cell>
          <table:table-cell office:value-type="float" office:value="124895" calcext:value-type="float">
            <text:p>124895</text:p>
          </table:table-cell>
          <table:table-cell office:value-type="float" office:value="29835" calcext:value-type="float">
            <text:p>29835</text:p>
          </table:table-cell>
          <table:table-cell office:value-type="float" office:value="175043" calcext:value-type="float">
            <text:p>175043</text:p>
          </table:table-cell>
          <table:table-cell office:value-type="float" office:value="24333" calcext:value-type="float">
            <text:p>24333</text:p>
          </table:table-cell>
          <table:table-cell office:value-type="float" office:value="19371" calcext:value-type="float">
            <text:p>19371</text:p>
          </table:table-cell>
          <table:table-cell office:value-type="float" office:value="257493" calcext:value-type="float">
            <text:p>257493</text:p>
          </table:table-cell>
          <table:table-cell office:value-type="float" office:value="5603300" calcext:value-type="float">
            <text:p>5603300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 table:visibility="collapse">
          <table:table-cell office:value-type="float" office:value="89368" calcext:value-type="float">
            <text:p>89368</text:p>
          </table:table-cell>
          <table:table-cell office:value-type="float" office:value="43082" calcext:value-type="float">
            <text:p>43082</text:p>
          </table:table-cell>
          <table:table-cell office:value-type="float" office:value="215009" calcext:value-type="float">
            <text:p>215009</text:p>
          </table:table-cell>
          <table:table-cell office:value-type="float" office:value="36605" calcext:value-type="float">
            <text:p>36605</text:p>
          </table:table-cell>
          <table:table-cell office:value-type="float" office:value="197462" calcext:value-type="float">
            <text:p>197462</text:p>
          </table:table-cell>
          <table:table-cell office:value-type="float" office:value="68377" calcext:value-type="float">
            <text:p>68377</text:p>
          </table:table-cell>
          <table:table-cell office:value-type="float" office:value="260671" calcext:value-type="float">
            <text:p>260671</text:p>
          </table:table-cell>
          <table:table-cell office:value-type="float" office:value="196074" calcext:value-type="float">
            <text:p>196074</text:p>
          </table:table-cell>
          <table:table-cell office:value-type="float" office:value="7195788" calcext:value-type="float">
            <text:p>7195788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 table:visibility="collapse">
          <table:table-cell office:value-type="float" office:value="50072" calcext:value-type="float">
            <text:p>50072</text:p>
          </table:table-cell>
          <table:table-cell office:value-type="float" office:value="24390" calcext:value-type="float">
            <text:p>24390</text:p>
          </table:table-cell>
          <table:table-cell office:value-type="float" office:value="103884" calcext:value-type="float">
            <text:p>103884</text:p>
          </table:table-cell>
          <table:table-cell office:value-type="float" office:value="22149" calcext:value-type="float">
            <text:p>22149</text:p>
          </table:table-cell>
          <table:table-cell office:value-type="float" office:value="119977" calcext:value-type="float">
            <text:p>119977</text:p>
          </table:table-cell>
          <table:table-cell office:value-type="float" office:value="16649" calcext:value-type="float">
            <text:p>16649</text:p>
          </table:table-cell>
          <table:table-cell office:value-type="float" office:value="11720" calcext:value-type="float">
            <text:p>11720</text:p>
          </table:table-cell>
          <table:table-cell office:value-type="float" office:value="250498" calcext:value-type="float">
            <text:p>250498</text:p>
          </table:table-cell>
          <table:table-cell office:value-type="float" office:value="4706341" calcext:value-type="float">
            <text:p>4706341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 table:visibility="collapse">
          <table:table-cell office:value-type="float" office:value="67017" calcext:value-type="float">
            <text:p>67017</text:p>
          </table:table-cell>
          <table:table-cell office:value-type="float" office:value="33926" calcext:value-type="float">
            <text:p>33926</text:p>
          </table:table-cell>
          <table:table-cell office:value-type="float" office:value="125519" calcext:value-type="float">
            <text:p>125519</text:p>
          </table:table-cell>
          <table:table-cell office:value-type="float" office:value="26898" calcext:value-type="float">
            <text:p>26898</text:p>
          </table:table-cell>
          <table:table-cell office:value-type="float" office:value="271238" calcext:value-type="float">
            <text:p>271238</text:p>
          </table:table-cell>
          <table:table-cell office:value-type="float" office:value="26036" calcext:value-type="float">
            <text:p>26036</text:p>
          </table:table-cell>
          <table:table-cell office:value-type="float" office:value="24946" calcext:value-type="float">
            <text:p>24946</text:p>
          </table:table-cell>
          <table:table-cell office:value-type="float" office:value="992430" calcext:value-type="float">
            <text:p>992430</text:p>
          </table:table-cell>
          <table:table-cell office:value-type="float" office:value="6745537" calcext:value-type="float">
            <text:p>6745537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 table:visibility="collapse">
          <table:table-cell office:value-type="float" office:value="140720" calcext:value-type="float">
            <text:p>140720</text:p>
          </table:table-cell>
          <table:table-cell office:value-type="float" office:value="57623" calcext:value-type="float">
            <text:p>57623</text:p>
          </table:table-cell>
          <table:table-cell office:value-type="float" office:value="261558" calcext:value-type="float">
            <text:p>261558</text:p>
          </table:table-cell>
          <table:table-cell office:value-type="float" office:value="50205" calcext:value-type="float">
            <text:p>50205</text:p>
          </table:table-cell>
          <table:table-cell office:value-type="float" office:value="434208" calcext:value-type="float">
            <text:p>434208</text:p>
          </table:table-cell>
          <table:table-cell office:value-type="float" office:value="22676" calcext:value-type="float">
            <text:p>22676</text:p>
          </table:table-cell>
          <table:table-cell office:value-type="float" office:value="149210" calcext:value-type="float">
            <text:p>149210</text:p>
          </table:table-cell>
          <table:table-cell office:value-type="float" office:value="286491" calcext:value-type="float">
            <text:p>286491</text:p>
          </table:table-cell>
          <table:table-cell office:value-type="float" office:value="10597450" calcext:value-type="float">
            <text:p>10597450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 table:visibility="collapse">
          <table:table-cell office:value-type="float" office:value="138950" calcext:value-type="float">
            <text:p>138950</text:p>
          </table:table-cell>
          <table:table-cell office:value-type="float" office:value="56721" calcext:value-type="float">
            <text:p>56721</text:p>
          </table:table-cell>
          <table:table-cell office:value-type="float" office:value="223299" calcext:value-type="float">
            <text:p>223299</text:p>
          </table:table-cell>
          <table:table-cell office:value-type="float" office:value="49950" calcext:value-type="float">
            <text:p>49950</text:p>
          </table:table-cell>
          <table:table-cell office:value-type="float" office:value="410329" calcext:value-type="float">
            <text:p>410329</text:p>
          </table:table-cell>
          <table:table-cell office:value-type="float" office:value="39220" calcext:value-type="float">
            <text:p>39220</text:p>
          </table:table-cell>
          <table:table-cell office:value-type="float" office:value="34841" calcext:value-type="float">
            <text:p>34841</text:p>
          </table:table-cell>
          <table:table-cell office:value-type="float" office:value="600773" calcext:value-type="float">
            <text:p>600773</text:p>
          </table:table-cell>
          <table:table-cell office:value-type="float" office:value="6599260" calcext:value-type="float">
            <text:p>6599260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 table:visibility="collapse">
          <table:table-cell office:value-type="float" office:value="84691" calcext:value-type="float">
            <text:p>84691</text:p>
          </table:table-cell>
          <table:table-cell office:value-type="float" office:value="44192" calcext:value-type="float">
            <text:p>44192</text:p>
          </table:table-cell>
          <table:table-cell office:value-type="float" office:value="163163" calcext:value-type="float">
            <text:p>163163</text:p>
          </table:table-cell>
          <table:table-cell office:value-type="float" office:value="36223" calcext:value-type="float">
            <text:p>36223</text:p>
          </table:table-cell>
          <table:table-cell office:value-type="float" office:value="283854" calcext:value-type="float">
            <text:p>283854</text:p>
          </table:table-cell>
          <table:table-cell office:value-type="float" office:value="28329" calcext:value-type="float">
            <text:p>28329</text:p>
          </table:table-cell>
          <table:table-cell office:value-type="float" office:value="375505" calcext:value-type="float">
            <text:p>375505</text:p>
          </table:table-cell>
          <table:table-cell office:value-type="float" office:value="699959" calcext:value-type="float">
            <text:p>699959</text:p>
          </table:table-cell>
          <table:table-cell office:value-type="float" office:value="13476657" calcext:value-type="float">
            <text:p>13476657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 table:visibility="collapse">
          <table:table-cell office:value-type="float" office:value="110308" calcext:value-type="float">
            <text:p>110308</text:p>
          </table:table-cell>
          <table:table-cell office:value-type="float" office:value="53630" calcext:value-type="float">
            <text:p>53630</text:p>
          </table:table-cell>
          <table:table-cell office:value-type="float" office:value="204599" calcext:value-type="float">
            <text:p>204599</text:p>
          </table:table-cell>
          <table:table-cell office:value-type="float" office:value="45786" calcext:value-type="float">
            <text:p>45786</text:p>
          </table:table-cell>
          <table:table-cell office:value-type="float" office:value="348073" calcext:value-type="float">
            <text:p>348073</text:p>
          </table:table-cell>
          <table:table-cell office:value-type="float" office:value="39023" calcext:value-type="float">
            <text:p>39023</text:p>
          </table:table-cell>
          <table:table-cell office:value-type="float" office:value="700395" calcext:value-type="float">
            <text:p>700395</text:p>
          </table:table-cell>
          <table:table-cell office:value-type="float" office:value="562803" calcext:value-type="float">
            <text:p>562803</text:p>
          </table:table-cell>
          <table:table-cell office:value-type="float" office:value="13133305" calcext:value-type="float">
            <text:p>13133305</text:p>
          </table:table-cell>
          <table:table-cell office:value-type="float" office:value="9343" calcext:value-type="float">
            <text:p>9343</text:p>
          </table:table-cell>
        </table:table-row>
        <table:table-row table:style-name="ro1" table:visibility="collapse">
          <table:table-cell office:value-type="float" office:value="67390" calcext:value-type="float">
            <text:p>67390</text:p>
          </table:table-cell>
          <table:table-cell office:value-type="float" office:value="31692" calcext:value-type="float">
            <text:p>31692</text:p>
          </table:table-cell>
          <table:table-cell office:value-type="float" office:value="124515" calcext:value-type="float">
            <text:p>124515</text:p>
          </table:table-cell>
          <table:table-cell office:value-type="float" office:value="26461" calcext:value-type="float">
            <text:p>26461</text:p>
          </table:table-cell>
          <table:table-cell office:value-type="float" office:value="195888" calcext:value-type="float">
            <text:p>195888</text:p>
          </table:table-cell>
          <table:table-cell office:value-type="float" office:value="20572" calcext:value-type="float">
            <text:p>20572</text:p>
          </table:table-cell>
          <table:table-cell office:value-type="float" office:value="19061" calcext:value-type="float">
            <text:p>19061</text:p>
          </table:table-cell>
          <table:table-cell office:value-type="float" office:value="256967" calcext:value-type="float">
            <text:p>256967</text:p>
          </table:table-cell>
          <table:table-cell office:value-type="float" office:value="7995184" calcext:value-type="float">
            <text:p>7995184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 table:visibility="collapse">
          <table:table-cell office:value-type="float" office:value="121961" calcext:value-type="float">
            <text:p>121961</text:p>
          </table:table-cell>
          <table:table-cell office:value-type="float" office:value="58148" calcext:value-type="float">
            <text:p>58148</text:p>
          </table:table-cell>
          <table:table-cell office:value-type="float" office:value="224467" calcext:value-type="float">
            <text:p>224467</text:p>
          </table:table-cell>
          <table:table-cell office:value-type="float" office:value="50681" calcext:value-type="float">
            <text:p>50681</text:p>
          </table:table-cell>
          <table:table-cell office:value-type="float" office:value="302537" calcext:value-type="float">
            <text:p>302537</text:p>
          </table:table-cell>
          <table:table-cell office:value-type="float" office:value="48512" calcext:value-type="float">
            <text:p>48512</text:p>
          </table:table-cell>
          <table:table-cell office:value-type="float" office:value="31758" calcext:value-type="float">
            <text:p>31758</text:p>
          </table:table-cell>
          <table:table-cell office:value-type="float" office:value="521072" calcext:value-type="float">
            <text:p>521072</text:p>
          </table:table-cell>
          <table:table-cell office:value-type="float" office:value="6594988" calcext:value-type="float">
            <text:p>6594988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 table:visibility="collapse">
          <table:table-cell office:value-type="float" office:value="72304" calcext:value-type="float">
            <text:p>72304</text:p>
          </table:table-cell>
          <table:table-cell office:value-type="float" office:value="37579" calcext:value-type="float">
            <text:p>37579</text:p>
          </table:table-cell>
          <table:table-cell office:value-type="float" office:value="141723" calcext:value-type="float">
            <text:p>141723</text:p>
          </table:table-cell>
          <table:table-cell office:value-type="float" office:value="31174" calcext:value-type="float">
            <text:p>31174</text:p>
          </table:table-cell>
          <table:table-cell office:value-type="float" office:value="158943" calcext:value-type="float">
            <text:p>158943</text:p>
          </table:table-cell>
          <table:table-cell office:value-type="float" office:value="25045" calcext:value-type="float">
            <text:p>25045</text:p>
          </table:table-cell>
          <table:table-cell office:value-type="float" office:value="288207" calcext:value-type="float">
            <text:p>288207</text:p>
          </table:table-cell>
          <table:table-cell office:value-type="float" office:value="159762" calcext:value-type="float">
            <text:p>159762</text:p>
          </table:table-cell>
          <table:table-cell office:value-type="float" office:value="8616346" calcext:value-type="float">
            <text:p>8616346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 table:visibility="collapse">
          <table:table-cell office:value-type="float" office:value="52646" calcext:value-type="float">
            <text:p>52646</text:p>
          </table:table-cell>
          <table:table-cell office:value-type="float" office:value="27268" calcext:value-type="float">
            <text:p>27268</text:p>
          </table:table-cell>
          <table:table-cell office:value-type="float" office:value="85034" calcext:value-type="float">
            <text:p>85034</text:p>
          </table:table-cell>
          <table:table-cell office:value-type="float" office:value="22716" calcext:value-type="float">
            <text:p>22716</text:p>
          </table:table-cell>
          <table:table-cell office:value-type="float" office:value="147042" calcext:value-type="float">
            <text:p>147042</text:p>
          </table:table-cell>
          <table:table-cell office:value-type="float" office:value="16096" calcext:value-type="float">
            <text:p>16096</text:p>
          </table:table-cell>
          <table:table-cell office:value-type="float" office:value="102614" calcext:value-type="float">
            <text:p>102614</text:p>
          </table:table-cell>
          <table:table-cell office:value-type="float" office:value="199525" calcext:value-type="float">
            <text:p>199525</text:p>
          </table:table-cell>
          <table:table-cell office:value-type="float" office:value="7441583" calcext:value-type="float">
            <text:p>7441583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 table:visibility="collapse">
          <table:table-cell office:value-type="float" office:value="110825" calcext:value-type="float">
            <text:p>110825</text:p>
          </table:table-cell>
          <table:table-cell office:value-type="float" office:value="52841" calcext:value-type="float">
            <text:p>52841</text:p>
          </table:table-cell>
          <table:table-cell office:value-type="float" office:value="243431" calcext:value-type="float">
            <text:p>243431</text:p>
          </table:table-cell>
          <table:table-cell office:value-type="float" office:value="46050" calcext:value-type="float">
            <text:p>46050</text:p>
          </table:table-cell>
          <table:table-cell office:value-type="float" office:value="379644" calcext:value-type="float">
            <text:p>379644</text:p>
          </table:table-cell>
          <table:table-cell office:value-type="float" office:value="39922" calcext:value-type="float">
            <text:p>39922</text:p>
          </table:table-cell>
          <table:table-cell office:value-type="float" office:value="219917" calcext:value-type="float">
            <text:p>219917</text:p>
          </table:table-cell>
          <table:table-cell office:value-type="float" office:value="768555" calcext:value-type="float">
            <text:p>768555</text:p>
          </table:table-cell>
          <table:table-cell office:value-type="float" office:value="7595305" calcext:value-type="float">
            <text:p>7595305</text:p>
          </table:table-cell>
          <table:table-cell office:value-type="float" office:value="2477" calcext:value-type="float">
            <text:p>2477</text:p>
          </table:table-cell>
        </table:table-row>
        <table:table-row table:style-name="ro1" table:visibility="collapse">
          <table:table-cell office:value-type="float" office:value="120784" calcext:value-type="float">
            <text:p>120784</text:p>
          </table:table-cell>
          <table:table-cell office:value-type="float" office:value="58108" calcext:value-type="float">
            <text:p>58108</text:p>
          </table:table-cell>
          <table:table-cell office:value-type="float" office:value="222051" calcext:value-type="float">
            <text:p>222051</text:p>
          </table:table-cell>
          <table:table-cell office:value-type="float" office:value="47714" calcext:value-type="float">
            <text:p>47714</text:p>
          </table:table-cell>
          <table:table-cell office:value-type="float" office:value="251479" calcext:value-type="float">
            <text:p>251479</text:p>
          </table:table-cell>
          <table:table-cell office:value-type="float" office:value="38464" calcext:value-type="float">
            <text:p>38464</text:p>
          </table:table-cell>
          <table:table-cell office:value-type="float" office:value="320528" calcext:value-type="float">
            <text:p>320528</text:p>
          </table:table-cell>
          <table:table-cell office:value-type="float" office:value="277554" calcext:value-type="float">
            <text:p>277554</text:p>
          </table:table-cell>
          <table:table-cell office:value-type="float" office:value="10670709" calcext:value-type="float">
            <text:p>10670709</text:p>
          </table:table-cell>
          <table:table-cell office:value-type="float" office:value="9107" calcext:value-type="float">
            <text:p>9107</text:p>
          </table:table-cell>
        </table:table-row>
        <table:table-row table:style-name="ro1" table:visibility="collapse">
          <table:table-cell office:value-type="float" office:value="69806" calcext:value-type="float">
            <text:p>69806</text:p>
          </table:table-cell>
          <table:table-cell office:value-type="float" office:value="33615" calcext:value-type="float">
            <text:p>33615</text:p>
          </table:table-cell>
          <table:table-cell office:value-type="float" office:value="162914" calcext:value-type="float">
            <text:p>162914</text:p>
          </table:table-cell>
          <table:table-cell office:value-type="float" office:value="27674" calcext:value-type="float">
            <text:p>27674</text:p>
          </table:table-cell>
          <table:table-cell office:value-type="float" office:value="241501" calcext:value-type="float">
            <text:p>241501</text:p>
          </table:table-cell>
          <table:table-cell office:value-type="float" office:value="22513" calcext:value-type="float">
            <text:p>22513</text:p>
          </table:table-cell>
          <table:table-cell office:value-type="float" office:value="143955" calcext:value-type="float">
            <text:p>143955</text:p>
          </table:table-cell>
          <table:table-cell office:value-type="float" office:value="319844" calcext:value-type="float">
            <text:p>319844</text:p>
          </table:table-cell>
          <table:table-cell office:value-type="float" office:value="6536230" calcext:value-type="float">
            <text:p>6536230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 table:visibility="collapse">
          <table:table-cell office:value-type="float" office:value="94397" calcext:value-type="float">
            <text:p>94397</text:p>
          </table:table-cell>
          <table:table-cell office:value-type="float" office:value="44190" calcext:value-type="float">
            <text:p>44190</text:p>
          </table:table-cell>
          <table:table-cell office:value-type="float" office:value="174855" calcext:value-type="float">
            <text:p>174855</text:p>
          </table:table-cell>
          <table:table-cell office:value-type="float" office:value="39659" calcext:value-type="float">
            <text:p>39659</text:p>
          </table:table-cell>
          <table:table-cell office:value-type="float" office:value="390978" calcext:value-type="float">
            <text:p>390978</text:p>
          </table:table-cell>
          <table:table-cell office:value-type="float" office:value="34687" calcext:value-type="float">
            <text:p>34687</text:p>
          </table:table-cell>
          <table:table-cell office:value-type="float" office:value="31884" calcext:value-type="float">
            <text:p>31884</text:p>
          </table:table-cell>
          <table:table-cell office:value-type="float" office:value="471412" calcext:value-type="float">
            <text:p>471412</text:p>
          </table:table-cell>
          <table:table-cell office:value-type="float" office:value="8892767" calcext:value-type="float">
            <text:p>8892767</text:p>
          </table:table-cell>
          <table:table-cell office:value-type="float" office:value="3858" calcext:value-type="float">
            <text:p>3858</text:p>
          </table:table-cell>
        </table:table-row>
        <table:table-row table:style-name="ro1" table:visibility="collapse">
          <table:table-cell office:value-type="float" office:value="59978" calcext:value-type="float">
            <text:p>59978</text:p>
          </table:table-cell>
          <table:table-cell office:value-type="float" office:value="42408" calcext:value-type="float">
            <text:p>42408</text:p>
          </table:table-cell>
          <table:table-cell office:value-type="float" office:value="131807" calcext:value-type="float">
            <text:p>131807</text:p>
          </table:table-cell>
          <table:table-cell office:value-type="float" office:value="40560" calcext:value-type="float">
            <text:p>40560</text:p>
          </table:table-cell>
          <table:table-cell office:value-type="float" office:value="154805" calcext:value-type="float">
            <text:p>154805</text:p>
          </table:table-cell>
          <table:table-cell office:value-type="float" office:value="21685" calcext:value-type="float">
            <text:p>21685</text:p>
          </table:table-cell>
          <table:table-cell office:value-type="float" office:value="164430" calcext:value-type="float">
            <text:p>164430</text:p>
          </table:table-cell>
          <table:table-cell office:value-type="float" office:value="128436" calcext:value-type="float">
            <text:p>128436</text:p>
          </table:table-cell>
          <table:table-cell office:value-type="float" office:value="4781744" calcext:value-type="float">
            <text:p>4781744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 table:visibility="collapse">
          <table:table-cell office:value-type="float" office:value="106521" calcext:value-type="float">
            <text:p>106521</text:p>
          </table:table-cell>
          <table:table-cell office:value-type="float" office:value="52891" calcext:value-type="float">
            <text:p>52891</text:p>
          </table:table-cell>
          <table:table-cell office:value-type="float" office:value="278138" calcext:value-type="float">
            <text:p>278138</text:p>
          </table:table-cell>
          <table:table-cell office:value-type="float" office:value="121689" calcext:value-type="float">
            <text:p>121689</text:p>
          </table:table-cell>
          <table:table-cell office:value-type="float" office:value="436655" calcext:value-type="float">
            <text:p>436655</text:p>
          </table:table-cell>
          <table:table-cell office:value-type="float" office:value="48801" calcext:value-type="float">
            <text:p>48801</text:p>
          </table:table-cell>
          <table:table-cell office:value-type="float" office:value="45608" calcext:value-type="float">
            <text:p>45608</text:p>
          </table:table-cell>
          <table:table-cell office:value-type="float" office:value="615466" calcext:value-type="float">
            <text:p>615466</text:p>
          </table:table-cell>
          <table:table-cell office:value-type="float" office:value="13511137" calcext:value-type="float">
            <text:p>13511137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 table:visibility="collapse">
          <table:table-cell office:value-type="float" office:value="135337" calcext:value-type="float">
            <text:p>135337</text:p>
          </table:table-cell>
          <table:table-cell office:value-type="float" office:value="59587" calcext:value-type="float">
            <text:p>59587</text:p>
          </table:table-cell>
          <table:table-cell office:value-type="float" office:value="300211" calcext:value-type="float">
            <text:p>300211</text:p>
          </table:table-cell>
          <table:table-cell office:value-type="float" office:value="50061" calcext:value-type="float">
            <text:p>50061</text:p>
          </table:table-cell>
          <table:table-cell office:value-type="float" office:value="248873" calcext:value-type="float">
            <text:p>248873</text:p>
          </table:table-cell>
          <table:table-cell office:value-type="float" office:value="41842" calcext:value-type="float">
            <text:p>41842</text:p>
          </table:table-cell>
          <table:table-cell office:value-type="float" office:value="315376" calcext:value-type="float">
            <text:p>315376</text:p>
          </table:table-cell>
          <table:table-cell office:value-type="float" office:value="290980" calcext:value-type="float">
            <text:p>290980</text:p>
          </table:table-cell>
          <table:table-cell office:value-type="float" office:value="11344792" calcext:value-type="float">
            <text:p>11344792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 table:visibility="collapse">
          <table:table-cell office:value-type="float" office:value="110795" calcext:value-type="float">
            <text:p>110795</text:p>
          </table:table-cell>
          <table:table-cell office:value-type="float" office:value="52245" calcext:value-type="float">
            <text:p>52245</text:p>
          </table:table-cell>
          <table:table-cell office:value-type="float" office:value="264779" calcext:value-type="float">
            <text:p>264779</text:p>
          </table:table-cell>
          <table:table-cell office:value-type="float" office:value="47234" calcext:value-type="float">
            <text:p>47234</text:p>
          </table:table-cell>
          <table:table-cell office:value-type="float" office:value="219931" calcext:value-type="float">
            <text:p>219931</text:p>
          </table:table-cell>
          <table:table-cell office:value-type="float" office:value="81983" calcext:value-type="float">
            <text:p>81983</text:p>
          </table:table-cell>
          <table:table-cell office:value-type="float" office:value="325024" calcext:value-type="float">
            <text:p>325024</text:p>
          </table:table-cell>
          <table:table-cell office:value-type="float" office:value="283372" calcext:value-type="float">
            <text:p>283372</text:p>
          </table:table-cell>
          <table:table-cell office:value-type="float" office:value="7229068" calcext:value-type="float">
            <text:p>7229068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 table:visibility="collapse">
          <table:table-cell office:value-type="float" office:value="129374" calcext:value-type="float">
            <text:p>129374</text:p>
          </table:table-cell>
          <table:table-cell office:value-type="float" office:value="57676" calcext:value-type="float">
            <text:p>57676</text:p>
          </table:table-cell>
          <table:table-cell office:value-type="float" office:value="274934" calcext:value-type="float">
            <text:p>274934</text:p>
          </table:table-cell>
          <table:table-cell office:value-type="float" office:value="51953" calcext:value-type="float">
            <text:p>51953</text:p>
          </table:table-cell>
          <table:table-cell office:value-type="float" office:value="533713" calcext:value-type="float">
            <text:p>533713</text:p>
          </table:table-cell>
          <table:table-cell office:value-type="float" office:value="44395" calcext:value-type="float">
            <text:p>44395</text:p>
          </table:table-cell>
          <table:table-cell office:value-type="float" office:value="294001" calcext:value-type="float">
            <text:p>294001</text:p>
          </table:table-cell>
          <table:table-cell office:value-type="float" office:value="664848" calcext:value-type="float">
            <text:p>664848</text:p>
          </table:table-cell>
          <table:table-cell office:value-type="float" office:value="9154644" calcext:value-type="float">
            <text:p>9154644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 table:visibility="collapse">
          <table:table-cell office:value-type="float" office:value="67258" calcext:value-type="float">
            <text:p>67258</text:p>
          </table:table-cell>
          <table:table-cell office:value-type="float" office:value="33170" calcext:value-type="float">
            <text:p>33170</text:p>
          </table:table-cell>
          <table:table-cell office:value-type="float" office:value="120682" calcext:value-type="float">
            <text:p>120682</text:p>
          </table:table-cell>
          <table:table-cell office:value-type="float" office:value="27614" calcext:value-type="float">
            <text:p>27614</text:p>
          </table:table-cell>
          <table:table-cell office:value-type="float" office:value="221929" calcext:value-type="float">
            <text:p>221929</text:p>
          </table:table-cell>
          <table:table-cell office:value-type="float" office:value="20895" calcext:value-type="float">
            <text:p>20895</text:p>
          </table:table-cell>
          <table:table-cell office:value-type="float" office:value="135556" calcext:value-type="float">
            <text:p>135556</text:p>
          </table:table-cell>
          <table:table-cell office:value-type="float" office:value="411560" calcext:value-type="float">
            <text:p>411560</text:p>
          </table:table-cell>
          <table:table-cell office:value-type="float" office:value="10428744" calcext:value-type="float">
            <text:p>10428744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 table:visibility="collapse">
          <table:table-cell office:value-type="float" office:value="97560" calcext:value-type="float">
            <text:p>97560</text:p>
          </table:table-cell>
          <table:table-cell office:value-type="float" office:value="43722" calcext:value-type="float">
            <text:p>43722</text:p>
          </table:table-cell>
          <table:table-cell office:value-type="float" office:value="172309" calcext:value-type="float">
            <text:p>172309</text:p>
          </table:table-cell>
          <table:table-cell office:value-type="float" office:value="51833" calcext:value-type="float">
            <text:p>51833</text:p>
          </table:table-cell>
          <table:table-cell office:value-type="float" office:value="319656" calcext:value-type="float">
            <text:p>319656</text:p>
          </table:table-cell>
          <table:table-cell office:value-type="float" office:value="30477" calcext:value-type="float">
            <text:p>30477</text:p>
          </table:table-cell>
          <table:table-cell office:value-type="float" office:value="169677" calcext:value-type="float">
            <text:p>169677</text:p>
          </table:table-cell>
          <table:table-cell office:value-type="float" office:value="370709" calcext:value-type="float">
            <text:p>370709</text:p>
          </table:table-cell>
          <table:table-cell office:value-type="float" office:value="9685141" calcext:value-type="float">
            <text:p>9685141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 table:visibility="collapse">
          <table:table-cell office:value-type="float" office:value="47700" calcext:value-type="float">
            <text:p>47700</text:p>
          </table:table-cell>
          <table:table-cell office:value-type="float" office:value="24813" calcext:value-type="float">
            <text:p>24813</text:p>
          </table:table-cell>
          <table:table-cell office:value-type="float" office:value="85302" calcext:value-type="float">
            <text:p>85302</text:p>
          </table:table-cell>
          <table:table-cell office:value-type="float" office:value="19841" calcext:value-type="float">
            <text:p>19841</text:p>
          </table:table-cell>
          <table:table-cell office:value-type="float" office:value="132240" calcext:value-type="float">
            <text:p>132240</text:p>
          </table:table-cell>
          <table:table-cell office:value-type="float" office:value="15921" calcext:value-type="float">
            <text:p>15921</text:p>
          </table:table-cell>
          <table:table-cell office:value-type="float" office:value="102447" calcext:value-type="float">
            <text:p>102447</text:p>
          </table:table-cell>
          <table:table-cell office:value-type="float" office:value="242755" calcext:value-type="float">
            <text:p>242755</text:p>
          </table:table-cell>
          <table:table-cell office:value-type="float" office:value="5884496" calcext:value-type="float">
            <text:p>5884496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 table:visibility="collapse">
          <table:table-cell office:value-type="float" office:value="87391" calcext:value-type="float">
            <text:p>87391</text:p>
          </table:table-cell>
          <table:table-cell office:value-type="float" office:value="42942" calcext:value-type="float">
            <text:p>42942</text:p>
          </table:table-cell>
          <table:table-cell office:value-type="float" office:value="194304" calcext:value-type="float">
            <text:p>194304</text:p>
          </table:table-cell>
          <table:table-cell office:value-type="float" office:value="43116" calcext:value-type="float">
            <text:p>43116</text:p>
          </table:table-cell>
          <table:table-cell office:value-type="float" office:value="206579" calcext:value-type="float">
            <text:p>206579</text:p>
          </table:table-cell>
          <table:table-cell office:value-type="float" office:value="27974" calcext:value-type="float">
            <text:p>27974</text:p>
          </table:table-cell>
          <table:table-cell office:value-type="float" office:value="432108" calcext:value-type="float">
            <text:p>432108</text:p>
          </table:table-cell>
          <table:table-cell office:value-type="float" office:value="372582" calcext:value-type="float">
            <text:p>372582</text:p>
          </table:table-cell>
          <table:table-cell office:value-type="float" office:value="10131448" calcext:value-type="float">
            <text:p>10131448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 table:visibility="collapse">
          <table:table-cell office:value-type="float" office:value="120143" calcext:value-type="float">
            <text:p>120143</text:p>
          </table:table-cell>
          <table:table-cell office:value-type="float" office:value="52775" calcext:value-type="float">
            <text:p>52775</text:p>
          </table:table-cell>
          <table:table-cell office:value-type="float" office:value="334250" calcext:value-type="float">
            <text:p>334250</text:p>
          </table:table-cell>
          <table:table-cell office:value-type="float" office:value="52980" calcext:value-type="float">
            <text:p>52980</text:p>
          </table:table-cell>
          <table:table-cell office:value-type="float" office:value="329563" calcext:value-type="float">
            <text:p>329563</text:p>
          </table:table-cell>
          <table:table-cell office:value-type="float" office:value="37495" calcext:value-type="float">
            <text:p>37495</text:p>
          </table:table-cell>
          <table:table-cell office:value-type="float" office:value="350122" calcext:value-type="float">
            <text:p>350122</text:p>
          </table:table-cell>
          <table:table-cell office:value-type="float" office:value="516853" calcext:value-type="float">
            <text:p>516853</text:p>
          </table:table-cell>
          <table:table-cell office:value-type="float" office:value="9843207" calcext:value-type="float">
            <text:p>9843207</text:p>
          </table:table-cell>
          <table:table-cell office:value-type="float" office:value="9542" calcext:value-type="float">
            <text:p>9542</text:p>
          </table:table-cell>
        </table:table-row>
        <table:table-row table:style-name="ro1" table:visibility="collapse">
          <table:table-cell office:value-type="float" office:value="51223" calcext:value-type="float">
            <text:p>51223</text:p>
          </table:table-cell>
          <table:table-cell office:value-type="float" office:value="25823" calcext:value-type="float">
            <text:p>25823</text:p>
          </table:table-cell>
          <table:table-cell office:value-type="float" office:value="112023" calcext:value-type="float">
            <text:p>112023</text:p>
          </table:table-cell>
          <table:table-cell office:value-type="float" office:value="21191" calcext:value-type="float">
            <text:p>21191</text:p>
          </table:table-cell>
          <table:table-cell office:value-type="float" office:value="134677" calcext:value-type="float">
            <text:p>134677</text:p>
          </table:table-cell>
          <table:table-cell office:value-type="float" office:value="15071" calcext:value-type="float">
            <text:p>15071</text:p>
          </table:table-cell>
          <table:table-cell office:value-type="float" office:value="131721" calcext:value-type="float">
            <text:p>131721</text:p>
          </table:table-cell>
          <table:table-cell office:value-type="float" office:value="297599" calcext:value-type="float">
            <text:p>297599</text:p>
          </table:table-cell>
          <table:table-cell office:value-type="float" office:value="5674786" calcext:value-type="float">
            <text:p>5674786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 table:visibility="collapse">
          <table:table-cell office:value-type="float" office:value="62243" calcext:value-type="float">
            <text:p>62243</text:p>
          </table:table-cell>
          <table:table-cell office:value-type="float" office:value="31247" calcext:value-type="float">
            <text:p>31247</text:p>
          </table:table-cell>
          <table:table-cell office:value-type="float" office:value="114504" calcext:value-type="float">
            <text:p>114504</text:p>
          </table:table-cell>
          <table:table-cell office:value-type="float" office:value="26853" calcext:value-type="float">
            <text:p>26853</text:p>
          </table:table-cell>
          <table:table-cell office:value-type="float" office:value="123215" calcext:value-type="float">
            <text:p>123215</text:p>
          </table:table-cell>
          <table:table-cell office:value-type="float" office:value="26548" calcext:value-type="float">
            <text:p>26548</text:p>
          </table:table-cell>
          <table:table-cell office:value-type="float" office:value="164062" calcext:value-type="float">
            <text:p>164062</text:p>
          </table:table-cell>
          <table:table-cell office:value-type="float" office:value="165760" calcext:value-type="float">
            <text:p>165760</text:p>
          </table:table-cell>
          <table:table-cell office:value-type="float" office:value="6851364" calcext:value-type="float">
            <text:p>6851364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 table:visibility="collapse">
          <table:table-cell office:value-type="float" office:value="123259" calcext:value-type="float">
            <text:p>123259</text:p>
          </table:table-cell>
          <table:table-cell office:value-type="float" office:value="57487" calcext:value-type="float">
            <text:p>57487</text:p>
          </table:table-cell>
          <table:table-cell office:value-type="float" office:value="198387" calcext:value-type="float">
            <text:p>198387</text:p>
          </table:table-cell>
          <table:table-cell office:value-type="float" office:value="50201" calcext:value-type="float">
            <text:p>50201</text:p>
          </table:table-cell>
          <table:table-cell office:value-type="float" office:value="224412" calcext:value-type="float">
            <text:p>224412</text:p>
          </table:table-cell>
          <table:table-cell office:value-type="float" office:value="40769" calcext:value-type="float">
            <text:p>40769</text:p>
          </table:table-cell>
          <table:table-cell office:value-type="float" office:value="416229" calcext:value-type="float">
            <text:p>416229</text:p>
          </table:table-cell>
          <table:table-cell office:value-type="float" office:value="269606" calcext:value-type="float">
            <text:p>269606</text:p>
          </table:table-cell>
          <table:table-cell office:value-type="float" office:value="7889212" calcext:value-type="float">
            <text:p>7889212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 table:visibility="collapse">
          <table:table-cell office:value-type="float" office:value="53202" calcext:value-type="float">
            <text:p>53202</text:p>
          </table:table-cell>
          <table:table-cell office:value-type="float" office:value="26218" calcext:value-type="float">
            <text:p>26218</text:p>
          </table:table-cell>
          <table:table-cell office:value-type="float" office:value="78055" calcext:value-type="float">
            <text:p>78055</text:p>
          </table:table-cell>
          <table:table-cell office:value-type="float" office:value="22067" calcext:value-type="float">
            <text:p>22067</text:p>
          </table:table-cell>
          <table:table-cell office:value-type="float" office:value="89639" calcext:value-type="float">
            <text:p>89639</text:p>
          </table:table-cell>
          <table:table-cell office:value-type="float" office:value="16826" calcext:value-type="float">
            <text:p>16826</text:p>
          </table:table-cell>
          <table:table-cell office:value-type="float" office:value="139468" calcext:value-type="float">
            <text:p>139468</text:p>
          </table:table-cell>
          <table:table-cell office:value-type="float" office:value="109156" calcext:value-type="float">
            <text:p>109156</text:p>
          </table:table-cell>
          <table:table-cell office:value-type="float" office:value="3480196" calcext:value-type="float">
            <text:p>3480196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 table:visibility="collapse">
          <table:table-cell office:value-type="float" office:value="107117" calcext:value-type="float">
            <text:p>107117</text:p>
          </table:table-cell>
          <table:table-cell office:value-type="float" office:value="34180" calcext:value-type="float">
            <text:p>34180</text:p>
          </table:table-cell>
          <table:table-cell office:value-type="float" office:value="174172" calcext:value-type="float">
            <text:p>174172</text:p>
          </table:table-cell>
          <table:table-cell office:value-type="float" office:value="34466" calcext:value-type="float">
            <text:p>34466</text:p>
          </table:table-cell>
          <table:table-cell office:value-type="float" office:value="227674" calcext:value-type="float">
            <text:p>227674</text:p>
          </table:table-cell>
          <table:table-cell office:value-type="float" office:value="23454" calcext:value-type="float">
            <text:p>23454</text:p>
          </table:table-cell>
          <table:table-cell office:value-type="float" office:value="120410" calcext:value-type="float">
            <text:p>120410</text:p>
          </table:table-cell>
          <table:table-cell office:value-type="float" office:value="308257" calcext:value-type="float">
            <text:p>308257</text:p>
          </table:table-cell>
          <table:table-cell office:value-type="float" office:value="5211202" calcext:value-type="float">
            <text:p>5211202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 table:visibility="collapse">
          <table:table-cell office:value-type="float" office:value="52146" calcext:value-type="float">
            <text:p>52146</text:p>
          </table:table-cell>
          <table:table-cell office:value-type="float" office:value="26422" calcext:value-type="float">
            <text:p>26422</text:p>
          </table:table-cell>
          <table:table-cell office:value-type="float" office:value="90393" calcext:value-type="float">
            <text:p>90393</text:p>
          </table:table-cell>
          <table:table-cell office:value-type="float" office:value="21484" calcext:value-type="float">
            <text:p>21484</text:p>
          </table:table-cell>
          <table:table-cell office:value-type="float" office:value="92551" calcext:value-type="float">
            <text:p>92551</text:p>
          </table:table-cell>
          <table:table-cell office:value-type="float" office:value="17264" calcext:value-type="float">
            <text:p>17264</text:p>
          </table:table-cell>
          <table:table-cell office:value-type="float" office:value="131667" calcext:value-type="float">
            <text:p>131667</text:p>
          </table:table-cell>
          <table:table-cell office:value-type="float" office:value="101764" calcext:value-type="float">
            <text:p>101764</text:p>
          </table:table-cell>
          <table:table-cell office:value-type="float" office:value="11495222" calcext:value-type="float">
            <text:p>11495222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 table:visibility="collapse">
          <table:table-cell office:value-type="float" office:value="118102" calcext:value-type="float">
            <text:p>118102</text:p>
          </table:table-cell>
          <table:table-cell office:value-type="float" office:value="55287" calcext:value-type="float">
            <text:p>55287</text:p>
          </table:table-cell>
          <table:table-cell office:value-type="float" office:value="208129" calcext:value-type="float">
            <text:p>208129</text:p>
          </table:table-cell>
          <table:table-cell office:value-type="float" office:value="48336" calcext:value-type="float">
            <text:p>48336</text:p>
          </table:table-cell>
          <table:table-cell office:value-type="float" office:value="292950" calcext:value-type="float">
            <text:p>292950</text:p>
          </table:table-cell>
          <table:table-cell office:value-type="float" office:value="41014" calcext:value-type="float">
            <text:p>41014</text:p>
          </table:table-cell>
          <table:table-cell office:value-type="float" office:value="33989" calcext:value-type="float">
            <text:p>33989</text:p>
          </table:table-cell>
          <table:table-cell office:value-type="float" office:value="525826" calcext:value-type="float">
            <text:p>525826</text:p>
          </table:table-cell>
          <table:table-cell office:value-type="float" office:value="8878391" calcext:value-type="float">
            <text:p>8878391</text:p>
          </table:table-cell>
          <table:table-cell office:value-type="float" office:value="9023" calcext:value-type="float">
            <text:p>9023</text:p>
          </table:table-cell>
        </table:table-row>
        <table:table-row table:style-name="ro1" table:visibility="collapse">
          <table:table-cell office:value-type="float" office:value="142301" calcext:value-type="float">
            <text:p>142301</text:p>
          </table:table-cell>
          <table:table-cell office:value-type="float" office:value="66651" calcext:value-type="float">
            <text:p>66651</text:p>
          </table:table-cell>
          <table:table-cell office:value-type="float" office:value="310934" calcext:value-type="float">
            <text:p>310934</text:p>
          </table:table-cell>
          <table:table-cell office:value-type="float" office:value="52962" calcext:value-type="float">
            <text:p>52962</text:p>
          </table:table-cell>
          <table:table-cell office:value-type="float" office:value="623783" calcext:value-type="float">
            <text:p>623783</text:p>
          </table:table-cell>
          <table:table-cell office:value-type="float" office:value="53621" calcext:value-type="float">
            <text:p>53621</text:p>
          </table:table-cell>
          <table:table-cell office:value-type="float" office:value="268811" calcext:value-type="float">
            <text:p>268811</text:p>
          </table:table-cell>
          <table:table-cell office:value-type="float" office:value="890241" calcext:value-type="float">
            <text:p>890241</text:p>
          </table:table-cell>
          <table:table-cell office:value-type="float" office:value="9528224" calcext:value-type="float">
            <text:p>9528224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 table:visibility="collapse">
          <table:table-cell office:value-type="float" office:value="119111" calcext:value-type="float">
            <text:p>119111</text:p>
          </table:table-cell>
          <table:table-cell office:value-type="float" office:value="44703" calcext:value-type="float">
            <text:p>44703</text:p>
          </table:table-cell>
          <table:table-cell office:value-type="float" office:value="162480" calcext:value-type="float">
            <text:p>162480</text:p>
          </table:table-cell>
          <table:table-cell office:value-type="float" office:value="95791" calcext:value-type="float">
            <text:p>95791</text:p>
          </table:table-cell>
          <table:table-cell office:value-type="float" office:value="227993" calcext:value-type="float">
            <text:p>227993</text:p>
          </table:table-cell>
          <table:table-cell office:value-type="float" office:value="30073" calcext:value-type="float">
            <text:p>30073</text:p>
          </table:table-cell>
          <table:table-cell office:value-type="float" office:value="26720" calcext:value-type="float">
            <text:p>26720</text:p>
          </table:table-cell>
          <table:table-cell office:value-type="float" office:value="333542" calcext:value-type="float">
            <text:p>333542</text:p>
          </table:table-cell>
          <table:table-cell office:value-type="float" office:value="6834426" calcext:value-type="float">
            <text:p>6834426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 table:visibility="collapse">
          <table:table-cell office:value-type="float" office:value="91194" calcext:value-type="float">
            <text:p>91194</text:p>
          </table:table-cell>
          <table:table-cell office:value-type="float" office:value="46260" calcext:value-type="float">
            <text:p>46260</text:p>
          </table:table-cell>
          <table:table-cell office:value-type="float" office:value="163190" calcext:value-type="float">
            <text:p>163190</text:p>
          </table:table-cell>
          <table:table-cell office:value-type="float" office:value="38154" calcext:value-type="float">
            <text:p>38154</text:p>
          </table:table-cell>
          <table:table-cell office:value-type="float" office:value="228106" calcext:value-type="float">
            <text:p>228106</text:p>
          </table:table-cell>
          <table:table-cell office:value-type="float" office:value="31629" calcext:value-type="float">
            <text:p>31629</text:p>
          </table:table-cell>
          <table:table-cell office:value-type="float" office:value="240095" calcext:value-type="float">
            <text:p>240095</text:p>
          </table:table-cell>
          <table:table-cell office:value-type="float" office:value="200711" calcext:value-type="float">
            <text:p>200711</text:p>
          </table:table-cell>
          <table:table-cell office:value-type="float" office:value="10375094" calcext:value-type="float">
            <text:p>10375094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 table:visibility="collapse">
          <table:table-cell office:value-type="float" office:value="117584" calcext:value-type="float">
            <text:p>117584</text:p>
          </table:table-cell>
          <table:table-cell office:value-type="float" office:value="42313" calcext:value-type="float">
            <text:p>42313</text:p>
          </table:table-cell>
          <table:table-cell office:value-type="float" office:value="144001" calcext:value-type="float">
            <text:p>144001</text:p>
          </table:table-cell>
          <table:table-cell office:value-type="float" office:value="34818" calcext:value-type="float">
            <text:p>34818</text:p>
          </table:table-cell>
          <table:table-cell office:value-type="float" office:value="365214" calcext:value-type="float">
            <text:p>365214</text:p>
          </table:table-cell>
          <table:table-cell office:value-type="float" office:value="31141" calcext:value-type="float">
            <text:p>31141</text:p>
          </table:table-cell>
          <table:table-cell office:value-type="float" office:value="212647" calcext:value-type="float">
            <text:p>212647</text:p>
          </table:table-cell>
          <table:table-cell office:value-type="float" office:value="430963" calcext:value-type="float">
            <text:p>430963</text:p>
          </table:table-cell>
          <table:table-cell office:value-type="float" office:value="10086886" calcext:value-type="float">
            <text:p>10086886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 table:visibility="collapse">
          <table:table-cell office:value-type="float" office:value="261500" calcext:value-type="float">
            <text:p>261500</text:p>
          </table:table-cell>
          <table:table-cell office:value-type="float" office:value="53329" calcext:value-type="float">
            <text:p>53329</text:p>
          </table:table-cell>
          <table:table-cell office:value-type="float" office:value="172886" calcext:value-type="float">
            <text:p>172886</text:p>
          </table:table-cell>
          <table:table-cell office:value-type="float" office:value="37460" calcext:value-type="float">
            <text:p>37460</text:p>
          </table:table-cell>
          <table:table-cell office:value-type="float" office:value="497668" calcext:value-type="float">
            <text:p>497668</text:p>
          </table:table-cell>
          <table:table-cell office:value-type="float" office:value="33130" calcext:value-type="float">
            <text:p>33130</text:p>
          </table:table-cell>
          <table:table-cell office:value-type="float" office:value="190088" calcext:value-type="float">
            <text:p>190088</text:p>
          </table:table-cell>
          <table:table-cell office:value-type="float" office:value="567563" calcext:value-type="float">
            <text:p>567563</text:p>
          </table:table-cell>
          <table:table-cell office:value-type="float" office:value="9892993" calcext:value-type="float">
            <text:p>9892993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 table:visibility="collapse">
          <table:table-cell office:value-type="float" office:value="148344" calcext:value-type="float">
            <text:p>148344</text:p>
          </table:table-cell>
          <table:table-cell office:value-type="float" office:value="32245" calcext:value-type="float">
            <text:p>32245</text:p>
          </table:table-cell>
          <table:table-cell office:value-type="float" office:value="127732" calcext:value-type="float">
            <text:p>127732</text:p>
          </table:table-cell>
          <table:table-cell office:value-type="float" office:value="28154" calcext:value-type="float">
            <text:p>28154</text:p>
          </table:table-cell>
          <table:table-cell office:value-type="float" office:value="273501" calcext:value-type="float">
            <text:p>273501</text:p>
          </table:table-cell>
          <table:table-cell office:value-type="float" office:value="20883" calcext:value-type="float">
            <text:p>20883</text:p>
          </table:table-cell>
          <table:table-cell office:value-type="float" office:value="131534" calcext:value-type="float">
            <text:p>131534</text:p>
          </table:table-cell>
          <table:table-cell office:value-type="float" office:value="308528" calcext:value-type="float">
            <text:p>308528</text:p>
          </table:table-cell>
          <table:table-cell office:value-type="float" office:value="7793457" calcext:value-type="float">
            <text:p>7793457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 table:visibility="collapse">
          <table:table-cell office:value-type="float" office:value="71035" calcext:value-type="float">
            <text:p>71035</text:p>
          </table:table-cell>
          <table:table-cell office:value-type="float" office:value="22997" calcext:value-type="float">
            <text:p>22997</text:p>
          </table:table-cell>
          <table:table-cell office:value-type="float" office:value="81069" calcext:value-type="float">
            <text:p>81069</text:p>
          </table:table-cell>
          <table:table-cell office:value-type="float" office:value="19437" calcext:value-type="float">
            <text:p>19437</text:p>
          </table:table-cell>
          <table:table-cell office:value-type="float" office:value="109804" calcext:value-type="float">
            <text:p>109804</text:p>
          </table:table-cell>
          <table:table-cell office:value-type="float" office:value="13746" calcext:value-type="float">
            <text:p>13746</text:p>
          </table:table-cell>
          <table:table-cell office:value-type="float" office:value="80941" calcext:value-type="float">
            <text:p>80941</text:p>
          </table:table-cell>
          <table:table-cell office:value-type="float" office:value="205791" calcext:value-type="float">
            <text:p>205791</text:p>
          </table:table-cell>
          <table:table-cell office:value-type="float" office:value="4745663" calcext:value-type="float">
            <text:p>4745663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 table:visibility="collapse">
          <table:table-cell office:value-type="float" office:value="79853" calcext:value-type="float">
            <text:p>79853</text:p>
          </table:table-cell>
          <table:table-cell office:value-type="float" office:value="26906" calcext:value-type="float">
            <text:p>26906</text:p>
          </table:table-cell>
          <table:table-cell office:value-type="float" office:value="93241" calcext:value-type="float">
            <text:p>93241</text:p>
          </table:table-cell>
          <table:table-cell office:value-type="float" office:value="22341" calcext:value-type="float">
            <text:p>22341</text:p>
          </table:table-cell>
          <table:table-cell office:value-type="float" office:value="119646" calcext:value-type="float">
            <text:p>119646</text:p>
          </table:table-cell>
          <table:table-cell office:value-type="float" office:value="16457" calcext:value-type="float">
            <text:p>16457</text:p>
          </table:table-cell>
          <table:table-cell office:value-type="float" office:value="92496" calcext:value-type="float">
            <text:p>92496</text:p>
          </table:table-cell>
          <table:table-cell office:value-type="float" office:value="202418" calcext:value-type="float">
            <text:p>202418</text:p>
          </table:table-cell>
          <table:table-cell office:value-type="float" office:value="6006357" calcext:value-type="float">
            <text:p>6006357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 table:visibility="collapse">
          <table:table-cell office:value-type="float" office:value="87722" calcext:value-type="float">
            <text:p>87722</text:p>
          </table:table-cell>
          <table:table-cell office:value-type="float" office:value="30647" calcext:value-type="float">
            <text:p>30647</text:p>
          </table:table-cell>
          <table:table-cell office:value-type="float" office:value="82839" calcext:value-type="float">
            <text:p>82839</text:p>
          </table:table-cell>
          <table:table-cell office:value-type="float" office:value="19636" calcext:value-type="float">
            <text:p>19636</text:p>
          </table:table-cell>
          <table:table-cell office:value-type="float" office:value="73648" calcext:value-type="float">
            <text:p>73648</text:p>
          </table:table-cell>
          <table:table-cell office:value-type="float" office:value="14487" calcext:value-type="float">
            <text:p>14487</text:p>
          </table:table-cell>
          <table:table-cell office:value-type="float" office:value="117338" calcext:value-type="float">
            <text:p>117338</text:p>
          </table:table-cell>
          <table:table-cell office:value-type="float" office:value="91509" calcext:value-type="float">
            <text:p>91509</text:p>
          </table:table-cell>
          <table:table-cell office:value-type="float" office:value="3684088" calcext:value-type="float">
            <text:p>3684088</text:p>
          </table:table-cell>
          <table:table-cell office:value-type="float" office:value="7947" calcext:value-type="float">
            <text:p>7947</text:p>
          </table:table-cell>
        </table:table-row>
        <table:table-row table:style-name="ro1" table:visibility="collapse">
          <table:table-cell office:value-type="float" office:value="70337" calcext:value-type="float">
            <text:p>70337</text:p>
          </table:table-cell>
          <table:table-cell office:value-type="float" office:value="33787" calcext:value-type="float">
            <text:p>33787</text:p>
          </table:table-cell>
          <table:table-cell office:value-type="float" office:value="108448" calcext:value-type="float">
            <text:p>108448</text:p>
          </table:table-cell>
          <table:table-cell office:value-type="float" office:value="28442" calcext:value-type="float">
            <text:p>28442</text:p>
          </table:table-cell>
          <table:table-cell office:value-type="float" office:value="179138" calcext:value-type="float">
            <text:p>179138</text:p>
          </table:table-cell>
          <table:table-cell office:value-type="float" office:value="23402" calcext:value-type="float">
            <text:p>23402</text:p>
          </table:table-cell>
          <table:table-cell office:value-type="float" office:value="225112" calcext:value-type="float">
            <text:p>225112</text:p>
          </table:table-cell>
          <table:table-cell office:value-type="float" office:value="339759" calcext:value-type="float">
            <text:p>339759</text:p>
          </table:table-cell>
          <table:table-cell office:value-type="float" office:value="10727952" calcext:value-type="float">
            <text:p>10727952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 table:visibility="collapse">
          <table:table-cell office:value-type="float" office:value="69808" calcext:value-type="float">
            <text:p>69808</text:p>
          </table:table-cell>
          <table:table-cell office:value-type="float" office:value="25908" calcext:value-type="float">
            <text:p>25908</text:p>
          </table:table-cell>
          <table:table-cell office:value-type="float" office:value="88301" calcext:value-type="float">
            <text:p>88301</text:p>
          </table:table-cell>
          <table:table-cell office:value-type="float" office:value="21834" calcext:value-type="float">
            <text:p>21834</text:p>
          </table:table-cell>
          <table:table-cell office:value-type="float" office:value="100982" calcext:value-type="float">
            <text:p>100982</text:p>
          </table:table-cell>
          <table:table-cell office:value-type="float" office:value="15640" calcext:value-type="float">
            <text:p>15640</text:p>
          </table:table-cell>
          <table:table-cell office:value-type="float" office:value="12926" calcext:value-type="float">
            <text:p>12926</text:p>
          </table:table-cell>
          <table:table-cell office:value-type="float" office:value="160818" calcext:value-type="float">
            <text:p>160818</text:p>
          </table:table-cell>
          <table:table-cell office:value-type="float" office:value="3765613" calcext:value-type="float">
            <text:p>3765613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 table:visibility="collapse">
          <table:table-cell office:value-type="float" office:value="50897" calcext:value-type="float">
            <text:p>50897</text:p>
          </table:table-cell>
          <table:table-cell office:value-type="float" office:value="25663" calcext:value-type="float">
            <text:p>25663</text:p>
          </table:table-cell>
          <table:table-cell office:value-type="float" office:value="86818" calcext:value-type="float">
            <text:p>86818</text:p>
          </table:table-cell>
          <table:table-cell office:value-type="float" office:value="31388" calcext:value-type="float">
            <text:p>31388</text:p>
          </table:table-cell>
          <table:table-cell office:value-type="float" office:value="106208" calcext:value-type="float">
            <text:p>106208</text:p>
          </table:table-cell>
          <table:table-cell office:value-type="float" office:value="16191" calcext:value-type="float">
            <text:p>16191</text:p>
          </table:table-cell>
          <table:table-cell office:value-type="float" office:value="121560" calcext:value-type="float">
            <text:p>121560</text:p>
          </table:table-cell>
          <table:table-cell office:value-type="float" office:value="91641" calcext:value-type="float">
            <text:p>91641</text:p>
          </table:table-cell>
          <table:table-cell office:value-type="float" office:value="3749446" calcext:value-type="float">
            <text:p>3749446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 table:visibility="collapse">
          <table:table-cell office:value-type="float" office:value="47744" calcext:value-type="float">
            <text:p>47744</text:p>
          </table:table-cell>
          <table:table-cell office:value-type="float" office:value="26477" calcext:value-type="float">
            <text:p>26477</text:p>
          </table:table-cell>
          <table:table-cell office:value-type="float" office:value="81788" calcext:value-type="float">
            <text:p>81788</text:p>
          </table:table-cell>
          <table:table-cell office:value-type="float" office:value="21543" calcext:value-type="float">
            <text:p>21543</text:p>
          </table:table-cell>
          <table:table-cell office:value-type="float" office:value="81959" calcext:value-type="float">
            <text:p>81959</text:p>
          </table:table-cell>
          <table:table-cell office:value-type="float" office:value="16479" calcext:value-type="float">
            <text:p>16479</text:p>
          </table:table-cell>
          <table:table-cell office:value-type="float" office:value="142602" calcext:value-type="float">
            <text:p>142602</text:p>
          </table:table-cell>
          <table:table-cell office:value-type="float" office:value="109565" calcext:value-type="float">
            <text:p>109565</text:p>
          </table:table-cell>
          <table:table-cell office:value-type="float" office:value="4419940" calcext:value-type="float">
            <text:p>4419940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 table:visibility="collapse">
          <table:table-cell office:value-type="float" office:value="53264" calcext:value-type="float">
            <text:p>53264</text:p>
          </table:table-cell>
          <table:table-cell office:value-type="float" office:value="28625" calcext:value-type="float">
            <text:p>28625</text:p>
          </table:table-cell>
          <table:table-cell office:value-type="float" office:value="182709" calcext:value-type="float">
            <text:p>182709</text:p>
          </table:table-cell>
          <table:table-cell office:value-type="float" office:value="25213" calcext:value-type="float">
            <text:p>25213</text:p>
          </table:table-cell>
          <table:table-cell office:value-type="float" office:value="145050" calcext:value-type="float">
            <text:p>145050</text:p>
          </table:table-cell>
          <table:table-cell office:value-type="float" office:value="20181" calcext:value-type="float">
            <text:p>20181</text:p>
          </table:table-cell>
          <table:table-cell office:value-type="float" office:value="105181" calcext:value-type="float">
            <text:p>105181</text:p>
          </table:table-cell>
          <table:table-cell office:value-type="float" office:value="222541" calcext:value-type="float">
            <text:p>222541</text:p>
          </table:table-cell>
          <table:table-cell office:value-type="float" office:value="6437280" calcext:value-type="float">
            <text:p>6437280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 table:visibility="collapse">
          <table:table-cell office:value-type="float" office:value="63205" calcext:value-type="float">
            <text:p>63205</text:p>
          </table:table-cell>
          <table:table-cell office:value-type="float" office:value="35406" calcext:value-type="float">
            <text:p>35406</text:p>
          </table:table-cell>
          <table:table-cell office:value-type="float" office:value="687207" calcext:value-type="float">
            <text:p>687207</text:p>
          </table:table-cell>
          <table:table-cell office:value-type="float" office:value="81111" calcext:value-type="float">
            <text:p>81111</text:p>
          </table:table-cell>
          <table:table-cell office:value-type="float" office:value="282202" calcext:value-type="float">
            <text:p>282202</text:p>
          </table:table-cell>
          <table:table-cell office:value-type="float" office:value="72304" calcext:value-type="float">
            <text:p>72304</text:p>
          </table:table-cell>
          <table:table-cell office:value-type="float" office:value="189057" calcext:value-type="float">
            <text:p>189057</text:p>
          </table:table-cell>
          <table:table-cell office:value-type="float" office:value="174022" calcext:value-type="float">
            <text:p>174022</text:p>
          </table:table-cell>
          <table:table-cell office:value-type="float" office:value="6967849" calcext:value-type="float">
            <text:p>6967849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 table:visibility="collapse">
          <table:table-cell office:value-type="float" office:value="65996" calcext:value-type="float">
            <text:p>65996</text:p>
          </table:table-cell>
          <table:table-cell office:value-type="float" office:value="30162" calcext:value-type="float">
            <text:p>30162</text:p>
          </table:table-cell>
          <table:table-cell office:value-type="float" office:value="97534" calcext:value-type="float">
            <text:p>97534</text:p>
          </table:table-cell>
          <table:table-cell office:value-type="float" office:value="25801" calcext:value-type="float">
            <text:p>25801</text:p>
          </table:table-cell>
          <table:table-cell office:value-type="float" office:value="220434" calcext:value-type="float">
            <text:p>220434</text:p>
          </table:table-cell>
          <table:table-cell office:value-type="float" office:value="21543" calcext:value-type="float">
            <text:p>21543</text:p>
          </table:table-cell>
          <table:table-cell office:value-type="float" office:value="117175" calcext:value-type="float">
            <text:p>117175</text:p>
          </table:table-cell>
          <table:table-cell office:value-type="float" office:value="482097" calcext:value-type="float">
            <text:p>482097</text:p>
          </table:table-cell>
          <table:table-cell office:value-type="float" office:value="5382880" calcext:value-type="float">
            <text:p>5382880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 table:visibility="collapse">
          <table:table-cell office:value-type="float" office:value="56339" calcext:value-type="float">
            <text:p>56339</text:p>
          </table:table-cell>
          <table:table-cell office:value-type="float" office:value="30088" calcext:value-type="float">
            <text:p>30088</text:p>
          </table:table-cell>
          <table:table-cell office:value-type="float" office:value="132296" calcext:value-type="float">
            <text:p>132296</text:p>
          </table:table-cell>
          <table:table-cell office:value-type="float" office:value="24649" calcext:value-type="float">
            <text:p>24649</text:p>
          </table:table-cell>
          <table:table-cell office:value-type="float" office:value="121648" calcext:value-type="float">
            <text:p>121648</text:p>
          </table:table-cell>
          <table:table-cell office:value-type="float" office:value="17619" calcext:value-type="float">
            <text:p>17619</text:p>
          </table:table-cell>
          <table:table-cell office:value-type="float" office:value="14959" calcext:value-type="float">
            <text:p>14959</text:p>
          </table:table-cell>
          <table:table-cell office:value-type="float" office:value="185041" calcext:value-type="float">
            <text:p>185041</text:p>
          </table:table-cell>
          <table:table-cell office:value-type="float" office:value="4658715" calcext:value-type="float">
            <text:p>4658715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 table:visibility="collapse">
          <table:table-cell office:value-type="float" office:value="70357" calcext:value-type="float">
            <text:p>70357</text:p>
          </table:table-cell>
          <table:table-cell office:value-type="float" office:value="35783" calcext:value-type="float">
            <text:p>35783</text:p>
          </table:table-cell>
          <table:table-cell office:value-type="float" office:value="159221" calcext:value-type="float">
            <text:p>159221</text:p>
          </table:table-cell>
          <table:table-cell office:value-type="float" office:value="31462" calcext:value-type="float">
            <text:p>31462</text:p>
          </table:table-cell>
          <table:table-cell office:value-type="float" office:value="195007" calcext:value-type="float">
            <text:p>195007</text:p>
          </table:table-cell>
          <table:table-cell office:value-type="float" office:value="23457" calcext:value-type="float">
            <text:p>23457</text:p>
          </table:table-cell>
          <table:table-cell office:value-type="float" office:value="140819" calcext:value-type="float">
            <text:p>140819</text:p>
          </table:table-cell>
          <table:table-cell office:value-type="float" office:value="286994" calcext:value-type="float">
            <text:p>286994</text:p>
          </table:table-cell>
          <table:table-cell office:value-type="float" office:value="9996191" calcext:value-type="float">
            <text:p>9996191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 table:visibility="collapse">
          <table:table-cell office:value-type="float" office:value="74042" calcext:value-type="float">
            <text:p>74042</text:p>
          </table:table-cell>
          <table:table-cell office:value-type="float" office:value="36935" calcext:value-type="float">
            <text:p>36935</text:p>
          </table:table-cell>
          <table:table-cell office:value-type="float" office:value="127616" calcext:value-type="float">
            <text:p>127616</text:p>
          </table:table-cell>
          <table:table-cell office:value-type="float" office:value="32280" calcext:value-type="float">
            <text:p>32280</text:p>
          </table:table-cell>
          <table:table-cell office:value-type="float" office:value="200371" calcext:value-type="float">
            <text:p>200371</text:p>
          </table:table-cell>
          <table:table-cell office:value-type="float" office:value="25221" calcext:value-type="float">
            <text:p>25221</text:p>
          </table:table-cell>
          <table:table-cell office:value-type="float" office:value="146339" calcext:value-type="float">
            <text:p>146339</text:p>
          </table:table-cell>
          <table:table-cell office:value-type="float" office:value="305060" calcext:value-type="float">
            <text:p>305060</text:p>
          </table:table-cell>
          <table:table-cell office:value-type="float" office:value="13654754" calcext:value-type="float">
            <text:p>13654754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 table:visibility="collapse">
          <table:table-cell office:value-type="float" office:value="113852" calcext:value-type="float">
            <text:p>113852</text:p>
          </table:table-cell>
          <table:table-cell office:value-type="float" office:value="56505" calcext:value-type="float">
            <text:p>56505</text:p>
          </table:table-cell>
          <table:table-cell office:value-type="float" office:value="209162" calcext:value-type="float">
            <text:p>209162</text:p>
          </table:table-cell>
          <table:table-cell office:value-type="float" office:value="50130" calcext:value-type="float">
            <text:p>50130</text:p>
          </table:table-cell>
          <table:table-cell office:value-type="float" office:value="334135" calcext:value-type="float">
            <text:p>334135</text:p>
          </table:table-cell>
          <table:table-cell office:value-type="float" office:value="40989" calcext:value-type="float">
            <text:p>40989</text:p>
          </table:table-cell>
          <table:table-cell office:value-type="float" office:value="240710" calcext:value-type="float">
            <text:p>240710</text:p>
          </table:table-cell>
          <table:table-cell office:value-type="float" office:value="569718" calcext:value-type="float">
            <text:p>569718</text:p>
          </table:table-cell>
          <table:table-cell office:value-type="float" office:value="14363709" calcext:value-type="float">
            <text:p>14363709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 table:visibility="collapse">
          <table:table-cell office:value-type="float" office:value="64981" calcext:value-type="float">
            <text:p>64981</text:p>
          </table:table-cell>
          <table:table-cell office:value-type="float" office:value="33743" calcext:value-type="float">
            <text:p>33743</text:p>
          </table:table-cell>
          <table:table-cell office:value-type="float" office:value="154820" calcext:value-type="float">
            <text:p>154820</text:p>
          </table:table-cell>
          <table:table-cell office:value-type="float" office:value="29037" calcext:value-type="float">
            <text:p>29037</text:p>
          </table:table-cell>
          <table:table-cell office:value-type="float" office:value="194858" calcext:value-type="float">
            <text:p>194858</text:p>
          </table:table-cell>
          <table:table-cell office:value-type="float" office:value="22017" calcext:value-type="float">
            <text:p>22017</text:p>
          </table:table-cell>
          <table:table-cell office:value-type="float" office:value="128117" calcext:value-type="float">
            <text:p>128117</text:p>
          </table:table-cell>
          <table:table-cell office:value-type="float" office:value="408370" calcext:value-type="float">
            <text:p>408370</text:p>
          </table:table-cell>
          <table:table-cell office:value-type="float" office:value="12068479" calcext:value-type="float">
            <text:p>12068479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 table:visibility="collapse">
          <table:table-cell office:value-type="float" office:value="108293" calcext:value-type="float">
            <text:p>108293</text:p>
          </table:table-cell>
          <table:table-cell office:value-type="float" office:value="53853" calcext:value-type="float">
            <text:p>53853</text:p>
          </table:table-cell>
          <table:table-cell office:value-type="float" office:value="188331" calcext:value-type="float">
            <text:p>188331</text:p>
          </table:table-cell>
          <table:table-cell office:value-type="float" office:value="46043" calcext:value-type="float">
            <text:p>46043</text:p>
          </table:table-cell>
          <table:table-cell office:value-type="float" office:value="297597" calcext:value-type="float">
            <text:p>297597</text:p>
          </table:table-cell>
          <table:table-cell office:value-type="float" office:value="35201" calcext:value-type="float">
            <text:p>35201</text:p>
          </table:table-cell>
          <table:table-cell office:value-type="float" office:value="205567" calcext:value-type="float">
            <text:p>205567</text:p>
          </table:table-cell>
          <table:table-cell office:value-type="float" office:value="462616" calcext:value-type="float">
            <text:p>462616</text:p>
          </table:table-cell>
          <table:table-cell office:value-type="float" office:value="10657490" calcext:value-type="float">
            <text:p>1065749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 table:visibility="collapse">
          <table:table-cell office:value-type="float" office:value="130638" calcext:value-type="float">
            <text:p>130638</text:p>
          </table:table-cell>
          <table:table-cell office:value-type="float" office:value="57127" calcext:value-type="float">
            <text:p>57127</text:p>
          </table:table-cell>
          <table:table-cell office:value-type="float" office:value="228978" calcext:value-type="float">
            <text:p>228978</text:p>
          </table:table-cell>
          <table:table-cell office:value-type="float" office:value="48502" calcext:value-type="float">
            <text:p>48502</text:p>
          </table:table-cell>
          <table:table-cell office:value-type="float" office:value="343852" calcext:value-type="float">
            <text:p>343852</text:p>
          </table:table-cell>
          <table:table-cell office:value-type="float" office:value="41431" calcext:value-type="float">
            <text:p>41431</text:p>
          </table:table-cell>
          <table:table-cell office:value-type="float" office:value="260028" calcext:value-type="float">
            <text:p>260028</text:p>
          </table:table-cell>
          <table:table-cell office:value-type="float" office:value="558030" calcext:value-type="float">
            <text:p>558030</text:p>
          </table:table-cell>
          <table:table-cell office:value-type="float" office:value="13664454" calcext:value-type="float">
            <text:p>13664454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 table:visibility="collapse">
          <table:table-cell office:value-type="float" office:value="60897" calcext:value-type="float">
            <text:p>60897</text:p>
          </table:table-cell>
          <table:table-cell office:value-type="float" office:value="30722" calcext:value-type="float">
            <text:p>30722</text:p>
          </table:table-cell>
          <table:table-cell office:value-type="float" office:value="108642" calcext:value-type="float">
            <text:p>108642</text:p>
          </table:table-cell>
          <table:table-cell office:value-type="float" office:value="24611" calcext:value-type="float">
            <text:p>24611</text:p>
          </table:table-cell>
          <table:table-cell office:value-type="float" office:value="140651" calcext:value-type="float">
            <text:p>140651</text:p>
          </table:table-cell>
          <table:table-cell office:value-type="float" office:value="20232" calcext:value-type="float">
            <text:p>20232</text:p>
          </table:table-cell>
          <table:table-cell office:value-type="float" office:value="16805" calcext:value-type="float">
            <text:p>16805</text:p>
          </table:table-cell>
          <table:table-cell office:value-type="float" office:value="218230" calcext:value-type="float">
            <text:p>218230</text:p>
          </table:table-cell>
          <table:table-cell office:value-type="float" office:value="7551788" calcext:value-type="float">
            <text:p>7551788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 table:visibility="collapse">
          <table:table-cell office:value-type="float" office:value="51169" calcext:value-type="float">
            <text:p>51169</text:p>
          </table:table-cell>
          <table:table-cell office:value-type="float" office:value="26296" calcext:value-type="float">
            <text:p>26296</text:p>
          </table:table-cell>
          <table:table-cell office:value-type="float" office:value="157290" calcext:value-type="float">
            <text:p>157290</text:p>
          </table:table-cell>
          <table:table-cell office:value-type="float" office:value="93464" calcext:value-type="float">
            <text:p>93464</text:p>
          </table:table-cell>
          <table:table-cell office:value-type="float" office:value="149191" calcext:value-type="float">
            <text:p>149191</text:p>
          </table:table-cell>
          <table:table-cell office:value-type="float" office:value="26911" calcext:value-type="float">
            <text:p>26911</text:p>
          </table:table-cell>
          <table:table-cell office:value-type="float" office:value="182320" calcext:value-type="float">
            <text:p>182320</text:p>
          </table:table-cell>
          <table:table-cell office:value-type="float" office:value="133777" calcext:value-type="float">
            <text:p>133777</text:p>
          </table:table-cell>
          <table:table-cell office:value-type="float" office:value="4365610" calcext:value-type="float">
            <text:p>4365610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 table:visibility="collapse">
          <table:table-cell office:value-type="float" office:value="83100" calcext:value-type="float">
            <text:p>83100</text:p>
          </table:table-cell>
          <table:table-cell office:value-type="float" office:value="37360" calcext:value-type="float">
            <text:p>37360</text:p>
          </table:table-cell>
          <table:table-cell office:value-type="float" office:value="132967" calcext:value-type="float">
            <text:p>132967</text:p>
          </table:table-cell>
          <table:table-cell office:value-type="float" office:value="86329" calcext:value-type="float">
            <text:p>86329</text:p>
          </table:table-cell>
          <table:table-cell office:value-type="float" office:value="141903" calcext:value-type="float">
            <text:p>141903</text:p>
          </table:table-cell>
          <table:table-cell office:value-type="float" office:value="21005" calcext:value-type="float">
            <text:p>21005</text:p>
          </table:table-cell>
          <table:table-cell office:value-type="float" office:value="158545" calcext:value-type="float">
            <text:p>158545</text:p>
          </table:table-cell>
          <table:table-cell office:value-type="float" office:value="105425" calcext:value-type="float">
            <text:p>105425</text:p>
          </table:table-cell>
          <table:table-cell office:value-type="float" office:value="7352420" calcext:value-type="float">
            <text:p>735242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 table:visibility="collapse">
          <table:table-cell office:value-type="float" office:value="107763" calcext:value-type="float">
            <text:p>107763</text:p>
          </table:table-cell>
          <table:table-cell office:value-type="float" office:value="62835" calcext:value-type="float">
            <text:p>62835</text:p>
          </table:table-cell>
          <table:table-cell office:value-type="float" office:value="184329" calcext:value-type="float">
            <text:p>184329</text:p>
          </table:table-cell>
          <table:table-cell office:value-type="float" office:value="39020" calcext:value-type="float">
            <text:p>39020</text:p>
          </table:table-cell>
          <table:table-cell office:value-type="float" office:value="338149" calcext:value-type="float">
            <text:p>338149</text:p>
          </table:table-cell>
          <table:table-cell office:value-type="float" office:value="40974" calcext:value-type="float">
            <text:p>40974</text:p>
          </table:table-cell>
          <table:table-cell office:value-type="float" office:value="311543" calcext:value-type="float">
            <text:p>311543</text:p>
          </table:table-cell>
          <table:table-cell office:value-type="float" office:value="301439" calcext:value-type="float">
            <text:p>301439</text:p>
          </table:table-cell>
          <table:table-cell office:value-type="float" office:value="9247273" calcext:value-type="float">
            <text:p>9247273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 table:visibility="collapse">
          <table:table-cell office:value-type="float" office:value="62519" calcext:value-type="float">
            <text:p>62519</text:p>
          </table:table-cell>
          <table:table-cell office:value-type="float" office:value="30989" calcext:value-type="float">
            <text:p>30989</text:p>
          </table:table-cell>
          <table:table-cell office:value-type="float" office:value="98340" calcext:value-type="float">
            <text:p>98340</text:p>
          </table:table-cell>
          <table:table-cell office:value-type="float" office:value="21325" calcext:value-type="float">
            <text:p>21325</text:p>
          </table:table-cell>
          <table:table-cell office:value-type="float" office:value="149996" calcext:value-type="float">
            <text:p>149996</text:p>
          </table:table-cell>
          <table:table-cell office:value-type="float" office:value="21076" calcext:value-type="float">
            <text:p>21076</text:p>
          </table:table-cell>
          <table:table-cell office:value-type="float" office:value="190857" calcext:value-type="float">
            <text:p>190857</text:p>
          </table:table-cell>
          <table:table-cell office:value-type="float" office:value="129652" calcext:value-type="float">
            <text:p>129652</text:p>
          </table:table-cell>
          <table:table-cell office:value-type="float" office:value="11909192" calcext:value-type="float">
            <text:p>11909192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 table:visibility="collapse">
          <table:table-cell office:value-type="float" office:value="449197" calcext:value-type="float">
            <text:p>449197</text:p>
          </table:table-cell>
          <table:table-cell office:value-type="float" office:value="71900" calcext:value-type="float">
            <text:p>71900</text:p>
          </table:table-cell>
          <table:table-cell office:value-type="float" office:value="107784" calcext:value-type="float">
            <text:p>107784</text:p>
          </table:table-cell>
          <table:table-cell office:value-type="float" office:value="20006" calcext:value-type="float">
            <text:p>20006</text:p>
          </table:table-cell>
          <table:table-cell office:value-type="float" office:value="191976" calcext:value-type="float">
            <text:p>191976</text:p>
          </table:table-cell>
          <table:table-cell office:value-type="float" office:value="23131" calcext:value-type="float">
            <text:p>23131</text:p>
          </table:table-cell>
          <table:table-cell office:value-type="float" office:value="139755" calcext:value-type="float">
            <text:p>139755</text:p>
          </table:table-cell>
          <table:table-cell office:value-type="float" office:value="271575" calcext:value-type="float">
            <text:p>271575</text:p>
          </table:table-cell>
          <table:table-cell office:value-type="float" office:value="18310823" calcext:value-type="float">
            <text:p>18310823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 table:visibility="collapse">
          <table:table-cell office:value-type="float" office:value="51085" calcext:value-type="float">
            <text:p>51085</text:p>
          </table:table-cell>
          <table:table-cell office:value-type="float" office:value="26509" calcext:value-type="float">
            <text:p>26509</text:p>
          </table:table-cell>
          <table:table-cell office:value-type="float" office:value="89922" calcext:value-type="float">
            <text:p>89922</text:p>
          </table:table-cell>
          <table:table-cell office:value-type="float" office:value="16976" calcext:value-type="float">
            <text:p>16976</text:p>
          </table:table-cell>
          <table:table-cell office:value-type="float" office:value="109781" calcext:value-type="float">
            <text:p>109781</text:p>
          </table:table-cell>
          <table:table-cell office:value-type="float" office:value="16009" calcext:value-type="float">
            <text:p>16009</text:p>
          </table:table-cell>
          <table:table-cell office:value-type="float" office:value="13205" calcext:value-type="float">
            <text:p>13205</text:p>
          </table:table-cell>
          <table:table-cell office:value-type="float" office:value="157913" calcext:value-type="float">
            <text:p>157913</text:p>
          </table:table-cell>
          <table:table-cell office:value-type="float" office:value="6409639" calcext:value-type="float">
            <text:p>6409639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 table:visibility="collapse">
          <table:table-cell office:value-type="float" office:value="52225" calcext:value-type="float">
            <text:p>52225</text:p>
          </table:table-cell>
          <table:table-cell office:value-type="float" office:value="26210" calcext:value-type="float">
            <text:p>26210</text:p>
          </table:table-cell>
          <table:table-cell office:value-type="float" office:value="91534" calcext:value-type="float">
            <text:p>91534</text:p>
          </table:table-cell>
          <table:table-cell office:value-type="float" office:value="18195" calcext:value-type="float">
            <text:p>18195</text:p>
          </table:table-cell>
          <table:table-cell office:value-type="float" office:value="142262" calcext:value-type="float">
            <text:p>142262</text:p>
          </table:table-cell>
          <table:table-cell office:value-type="float" office:value="17458" calcext:value-type="float">
            <text:p>17458</text:p>
          </table:table-cell>
          <table:table-cell office:value-type="float" office:value="92115" calcext:value-type="float">
            <text:p>92115</text:p>
          </table:table-cell>
          <table:table-cell office:value-type="float" office:value="210367" calcext:value-type="float">
            <text:p>210367</text:p>
          </table:table-cell>
          <table:table-cell office:value-type="float" office:value="7469702" calcext:value-type="float">
            <text:p>7469702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 table:visibility="collapse">
          <table:table-cell office:value-type="float" office:value="61349" calcext:value-type="float">
            <text:p>61349</text:p>
          </table:table-cell>
          <table:table-cell office:value-type="float" office:value="30748" calcext:value-type="float">
            <text:p>30748</text:p>
          </table:table-cell>
          <table:table-cell office:value-type="float" office:value="110732" calcext:value-type="float">
            <text:p>110732</text:p>
          </table:table-cell>
          <table:table-cell office:value-type="float" office:value="18272" calcext:value-type="float">
            <text:p>18272</text:p>
          </table:table-cell>
          <table:table-cell office:value-type="float" office:value="178488" calcext:value-type="float">
            <text:p>178488</text:p>
          </table:table-cell>
          <table:table-cell office:value-type="float" office:value="17594" calcext:value-type="float">
            <text:p>17594</text:p>
          </table:table-cell>
          <table:table-cell office:value-type="float" office:value="91302" calcext:value-type="float">
            <text:p>91302</text:p>
          </table:table-cell>
          <table:table-cell office:value-type="float" office:value="186030" calcext:value-type="float">
            <text:p>186030</text:p>
          </table:table-cell>
          <table:table-cell office:value-type="float" office:value="10687596" calcext:value-type="float">
            <text:p>10687596</text:p>
          </table:table-cell>
          <table:table-cell office:value-type="float" office:value="10076" calcext:value-type="float">
            <text:p>10076</text:p>
          </table:table-cell>
        </table:table-row>
        <table:table-row table:style-name="ro1" table:visibility="collapse">
          <table:table-cell office:value-type="float" office:value="52667" calcext:value-type="float">
            <text:p>52667</text:p>
          </table:table-cell>
          <table:table-cell office:value-type="float" office:value="28298" calcext:value-type="float">
            <text:p>28298</text:p>
          </table:table-cell>
          <table:table-cell office:value-type="float" office:value="99456" calcext:value-type="float">
            <text:p>99456</text:p>
          </table:table-cell>
          <table:table-cell office:value-type="float" office:value="15519" calcext:value-type="float">
            <text:p>15519</text:p>
          </table:table-cell>
          <table:table-cell office:value-type="float" office:value="224210" calcext:value-type="float">
            <text:p>224210</text:p>
          </table:table-cell>
          <table:table-cell office:value-type="float" office:value="17170" calcext:value-type="float">
            <text:p>17170</text:p>
          </table:table-cell>
          <table:table-cell office:value-type="float" office:value="64331" calcext:value-type="float">
            <text:p>64331</text:p>
          </table:table-cell>
          <table:table-cell office:value-type="float" office:value="237057" calcext:value-type="float">
            <text:p>237057</text:p>
          </table:table-cell>
          <table:table-cell office:value-type="float" office:value="13150189" calcext:value-type="float">
            <text:p>13150189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 table:visibility="collapse">
          <table:table-cell office:value-type="float" office:value="58274" calcext:value-type="float">
            <text:p>58274</text:p>
          </table:table-cell>
          <table:table-cell office:value-type="float" office:value="30180" calcext:value-type="float">
            <text:p>30180</text:p>
          </table:table-cell>
          <table:table-cell office:value-type="float" office:value="106310" calcext:value-type="float">
            <text:p>106310</text:p>
          </table:table-cell>
          <table:table-cell office:value-type="float" office:value="17160" calcext:value-type="float">
            <text:p>17160</text:p>
          </table:table-cell>
          <table:table-cell office:value-type="float" office:value="182185" calcext:value-type="float">
            <text:p>182185</text:p>
          </table:table-cell>
          <table:table-cell office:value-type="float" office:value="19620" calcext:value-type="float">
            <text:p>19620</text:p>
          </table:table-cell>
          <table:table-cell office:value-type="float" office:value="16703" calcext:value-type="float">
            <text:p>16703</text:p>
          </table:table-cell>
          <table:table-cell office:value-type="float" office:value="209353" calcext:value-type="float">
            <text:p>209353</text:p>
          </table:table-cell>
          <table:table-cell office:value-type="float" office:value="10069074" calcext:value-type="float">
            <text:p>10069074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 table:visibility="collapse">
          <table:table-cell office:value-type="float" office:value="58276" calcext:value-type="float">
            <text:p>58276</text:p>
          </table:table-cell>
          <table:table-cell office:value-type="float" office:value="30093" calcext:value-type="float">
            <text:p>30093</text:p>
          </table:table-cell>
          <table:table-cell office:value-type="float" office:value="106163" calcext:value-type="float">
            <text:p>106163</text:p>
          </table:table-cell>
          <table:table-cell office:value-type="float" office:value="17233" calcext:value-type="float">
            <text:p>17233</text:p>
          </table:table-cell>
          <table:table-cell office:value-type="float" office:value="139449" calcext:value-type="float">
            <text:p>139449</text:p>
          </table:table-cell>
          <table:table-cell office:value-type="float" office:value="18806" calcext:value-type="float">
            <text:p>18806</text:p>
          </table:table-cell>
          <table:table-cell office:value-type="float" office:value="15567" calcext:value-type="float">
            <text:p>15567</text:p>
          </table:table-cell>
          <table:table-cell office:value-type="float" office:value="195171" calcext:value-type="float">
            <text:p>195171</text:p>
          </table:table-cell>
          <table:table-cell office:value-type="float" office:value="8583480" calcext:value-type="float">
            <text:p>8583480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 table:visibility="collapse">
          <table:table-cell office:value-type="float" office:value="62710" calcext:value-type="float">
            <text:p>62710</text:p>
          </table:table-cell>
          <table:table-cell office:value-type="float" office:value="86719" calcext:value-type="float">
            <text:p>86719</text:p>
          </table:table-cell>
          <table:table-cell office:value-type="float" office:value="112851" calcext:value-type="float">
            <text:p>112851</text:p>
          </table:table-cell>
          <table:table-cell office:value-type="float" office:value="17078" calcext:value-type="float">
            <text:p>17078</text:p>
          </table:table-cell>
          <table:table-cell office:value-type="float" office:value="288046" calcext:value-type="float">
            <text:p>288046</text:p>
          </table:table-cell>
          <table:table-cell office:value-type="float" office:value="20667" calcext:value-type="float">
            <text:p>20667</text:p>
          </table:table-cell>
          <table:table-cell office:value-type="float" office:value="16141" calcext:value-type="float">
            <text:p>16141</text:p>
          </table:table-cell>
          <table:table-cell office:value-type="float" office:value="250658" calcext:value-type="float">
            <text:p>250658</text:p>
          </table:table-cell>
          <table:table-cell office:value-type="float" office:value="7584202" calcext:value-type="float">
            <text:p>7584202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 table:visibility="collapse">
          <table:table-cell office:value-type="float" office:value="149196" calcext:value-type="float">
            <text:p>149196</text:p>
          </table:table-cell>
          <table:table-cell office:value-type="float" office:value="102112" calcext:value-type="float">
            <text:p>102112</text:p>
          </table:table-cell>
          <table:table-cell office:value-type="float" office:value="390629" calcext:value-type="float">
            <text:p>390629</text:p>
          </table:table-cell>
          <table:table-cell office:value-type="float" office:value="58706" calcext:value-type="float">
            <text:p>58706</text:p>
          </table:table-cell>
          <table:table-cell office:value-type="float" office:value="612195" calcext:value-type="float">
            <text:p>612195</text:p>
          </table:table-cell>
          <table:table-cell office:value-type="float" office:value="23639" calcext:value-type="float">
            <text:p>23639</text:p>
          </table:table-cell>
          <table:table-cell office:value-type="float" office:value="121202" calcext:value-type="float">
            <text:p>121202</text:p>
          </table:table-cell>
          <table:table-cell office:value-type="float" office:value="304497" calcext:value-type="float">
            <text:p>304497</text:p>
          </table:table-cell>
          <table:table-cell office:value-type="float" office:value="10937523" calcext:value-type="float">
            <text:p>10937523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 table:visibility="collapse">
          <table:table-cell office:value-type="float" office:value="62341" calcext:value-type="float">
            <text:p>62341</text:p>
          </table:table-cell>
          <table:table-cell office:value-type="float" office:value="32276" calcext:value-type="float">
            <text:p>32276</text:p>
          </table:table-cell>
          <table:table-cell office:value-type="float" office:value="115953" calcext:value-type="float">
            <text:p>115953</text:p>
          </table:table-cell>
          <table:table-cell office:value-type="float" office:value="19532" calcext:value-type="float">
            <text:p>19532</text:p>
          </table:table-cell>
          <table:table-cell office:value-type="float" office:value="212157" calcext:value-type="float">
            <text:p>212157</text:p>
          </table:table-cell>
          <table:table-cell office:value-type="float" office:value="22160" calcext:value-type="float">
            <text:p>22160</text:p>
          </table:table-cell>
          <table:table-cell office:value-type="float" office:value="137157" calcext:value-type="float">
            <text:p>137157</text:p>
          </table:table-cell>
          <table:table-cell office:value-type="float" office:value="232833" calcext:value-type="float">
            <text:p>232833</text:p>
          </table:table-cell>
          <table:table-cell office:value-type="float" office:value="10967340" calcext:value-type="float">
            <text:p>10967340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 table:visibility="collapse">
          <table:table-cell office:value-type="float" office:value="57612" calcext:value-type="float">
            <text:p>57612</text:p>
          </table:table-cell>
          <table:table-cell office:value-type="float" office:value="29743" calcext:value-type="float">
            <text:p>29743</text:p>
          </table:table-cell>
          <table:table-cell office:value-type="float" office:value="111943" calcext:value-type="float">
            <text:p>111943</text:p>
          </table:table-cell>
          <table:table-cell office:value-type="float" office:value="19096" calcext:value-type="float">
            <text:p>19096</text:p>
          </table:table-cell>
          <table:table-cell office:value-type="float" office:value="96353" calcext:value-type="float">
            <text:p>96353</text:p>
          </table:table-cell>
          <table:table-cell office:value-type="float" office:value="24881" calcext:value-type="float">
            <text:p>24881</text:p>
          </table:table-cell>
          <table:table-cell office:value-type="float" office:value="218426" calcext:value-type="float">
            <text:p>218426</text:p>
          </table:table-cell>
          <table:table-cell office:value-type="float" office:value="169847" calcext:value-type="float">
            <text:p>169847</text:p>
          </table:table-cell>
          <table:table-cell office:value-type="float" office:value="7524128" calcext:value-type="float">
            <text:p>7524128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 table:visibility="collapse">
          <table:table-cell office:value-type="float" office:value="103327" calcext:value-type="float">
            <text:p>103327</text:p>
          </table:table-cell>
          <table:table-cell office:value-type="float" office:value="55554" calcext:value-type="float">
            <text:p>55554</text:p>
          </table:table-cell>
          <table:table-cell office:value-type="float" office:value="171524" calcext:value-type="float">
            <text:p>171524</text:p>
          </table:table-cell>
          <table:table-cell office:value-type="float" office:value="34706" calcext:value-type="float">
            <text:p>34706</text:p>
          </table:table-cell>
          <table:table-cell office:value-type="float" office:value="189704" calcext:value-type="float">
            <text:p>189704</text:p>
          </table:table-cell>
          <table:table-cell office:value-type="float" office:value="35651" calcext:value-type="float">
            <text:p>35651</text:p>
          </table:table-cell>
          <table:table-cell office:value-type="float" office:value="280816" calcext:value-type="float">
            <text:p>280816</text:p>
          </table:table-cell>
          <table:table-cell office:value-type="float" office:value="216699" calcext:value-type="float">
            <text:p>216699</text:p>
          </table:table-cell>
          <table:table-cell office:value-type="float" office:value="7386468" calcext:value-type="float">
            <text:p>7386468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 table:visibility="collapse">
          <table:table-cell office:value-type="float" office:value="88640" calcext:value-type="float">
            <text:p>88640</text:p>
          </table:table-cell>
          <table:table-cell office:value-type="float" office:value="94782" calcext:value-type="float">
            <text:p>94782</text:p>
          </table:table-cell>
          <table:table-cell office:value-type="float" office:value="195190" calcext:value-type="float">
            <text:p>195190</text:p>
          </table:table-cell>
          <table:table-cell office:value-type="float" office:value="37715" calcext:value-type="float">
            <text:p>37715</text:p>
          </table:table-cell>
          <table:table-cell office:value-type="float" office:value="263216" calcext:value-type="float">
            <text:p>263216</text:p>
          </table:table-cell>
          <table:table-cell office:value-type="float" office:value="31359" calcext:value-type="float">
            <text:p>31359</text:p>
          </table:table-cell>
          <table:table-cell office:value-type="float" office:value="188273" calcext:value-type="float">
            <text:p>188273</text:p>
          </table:table-cell>
          <table:table-cell office:value-type="float" office:value="398117" calcext:value-type="float">
            <text:p>398117</text:p>
          </table:table-cell>
          <table:table-cell office:value-type="float" office:value="9685277" calcext:value-type="float">
            <text:p>9685277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 table:visibility="collapse">
          <table:table-cell office:value-type="float" office:value="106868" calcext:value-type="float">
            <text:p>106868</text:p>
          </table:table-cell>
          <table:table-cell office:value-type="float" office:value="53087" calcext:value-type="float">
            <text:p>53087</text:p>
          </table:table-cell>
          <table:table-cell office:value-type="float" office:value="262004" calcext:value-type="float">
            <text:p>262004</text:p>
          </table:table-cell>
          <table:table-cell office:value-type="float" office:value="35433" calcext:value-type="float">
            <text:p>35433</text:p>
          </table:table-cell>
          <table:table-cell office:value-type="float" office:value="309353" calcext:value-type="float">
            <text:p>309353</text:p>
          </table:table-cell>
          <table:table-cell office:value-type="float" office:value="39290" calcext:value-type="float">
            <text:p>39290</text:p>
          </table:table-cell>
          <table:table-cell office:value-type="float" office:value="198007" calcext:value-type="float">
            <text:p>198007</text:p>
          </table:table-cell>
          <table:table-cell office:value-type="float" office:value="477953" calcext:value-type="float">
            <text:p>477953</text:p>
          </table:table-cell>
          <table:table-cell office:value-type="float" office:value="10473950" calcext:value-type="float">
            <text:p>10473950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 table:visibility="collapse">
          <table:table-cell office:value-type="float" office:value="121365" calcext:value-type="float">
            <text:p>121365</text:p>
          </table:table-cell>
          <table:table-cell office:value-type="float" office:value="58680" calcext:value-type="float">
            <text:p>58680</text:p>
          </table:table-cell>
          <table:table-cell office:value-type="float" office:value="289176" calcext:value-type="float">
            <text:p>289176</text:p>
          </table:table-cell>
          <table:table-cell office:value-type="float" office:value="38634" calcext:value-type="float">
            <text:p>38634</text:p>
          </table:table-cell>
          <table:table-cell office:value-type="float" office:value="342764" calcext:value-type="float">
            <text:p>342764</text:p>
          </table:table-cell>
          <table:table-cell office:value-type="float" office:value="40428" calcext:value-type="float">
            <text:p>40428</text:p>
          </table:table-cell>
          <table:table-cell office:value-type="float" office:value="225695" calcext:value-type="float">
            <text:p>225695</text:p>
          </table:table-cell>
          <table:table-cell office:value-type="float" office:value="532807" calcext:value-type="float">
            <text:p>532807</text:p>
          </table:table-cell>
          <table:table-cell office:value-type="float" office:value="13523975" calcext:value-type="float">
            <text:p>13523975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 table:visibility="collapse">
          <table:table-cell office:value-type="float" office:value="72295" calcext:value-type="float">
            <text:p>72295</text:p>
          </table:table-cell>
          <table:table-cell office:value-type="float" office:value="26694" calcext:value-type="float">
            <text:p>26694</text:p>
          </table:table-cell>
          <table:table-cell office:value-type="float" office:value="98020" calcext:value-type="float">
            <text:p>98020</text:p>
          </table:table-cell>
          <table:table-cell office:value-type="float" office:value="16366" calcext:value-type="float">
            <text:p>16366</text:p>
          </table:table-cell>
          <table:table-cell office:value-type="float" office:value="125825" calcext:value-type="float">
            <text:p>125825</text:p>
          </table:table-cell>
          <table:table-cell office:value-type="float" office:value="16399" calcext:value-type="float">
            <text:p>16399</text:p>
          </table:table-cell>
          <table:table-cell office:value-type="float" office:value="91967" calcext:value-type="float">
            <text:p>91967</text:p>
          </table:table-cell>
          <table:table-cell office:value-type="float" office:value="172012" calcext:value-type="float">
            <text:p>172012</text:p>
          </table:table-cell>
          <table:table-cell office:value-type="float" office:value="6092938" calcext:value-type="float">
            <text:p>6092938</text:p>
          </table:table-cell>
          <table:table-cell office:value-type="float" office:value="10320" calcext:value-type="float">
            <text:p>10320</text:p>
          </table:table-cell>
        </table:table-row>
        <table:table-row table:style-name="ro1" table:visibility="collapse">
          <table:table-cell office:value-type="float" office:value="119523" calcext:value-type="float">
            <text:p>119523</text:p>
          </table:table-cell>
          <table:table-cell office:value-type="float" office:value="78506" calcext:value-type="float">
            <text:p>78506</text:p>
          </table:table-cell>
          <table:table-cell office:value-type="float" office:value="241378" calcext:value-type="float">
            <text:p>241378</text:p>
          </table:table-cell>
          <table:table-cell office:value-type="float" office:value="35834" calcext:value-type="float">
            <text:p>35834</text:p>
          </table:table-cell>
          <table:table-cell office:value-type="float" office:value="361598" calcext:value-type="float">
            <text:p>361598</text:p>
          </table:table-cell>
          <table:table-cell office:value-type="float" office:value="40930" calcext:value-type="float">
            <text:p>40930</text:p>
          </table:table-cell>
          <table:table-cell office:value-type="float" office:value="229935" calcext:value-type="float">
            <text:p>229935</text:p>
          </table:table-cell>
          <table:table-cell office:value-type="float" office:value="521045" calcext:value-type="float">
            <text:p>521045</text:p>
          </table:table-cell>
          <table:table-cell office:value-type="float" office:value="16804249" calcext:value-type="float">
            <text:p>16804249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 table:visibility="collapse">
          <table:table-cell office:value-type="float" office:value="86817" calcext:value-type="float">
            <text:p>86817</text:p>
          </table:table-cell>
          <table:table-cell office:value-type="float" office:value="30457" calcext:value-type="float">
            <text:p>30457</text:p>
          </table:table-cell>
          <table:table-cell office:value-type="float" office:value="105954" calcext:value-type="float">
            <text:p>105954</text:p>
          </table:table-cell>
          <table:table-cell office:value-type="float" office:value="17525" calcext:value-type="float">
            <text:p>17525</text:p>
          </table:table-cell>
          <table:table-cell office:value-type="float" office:value="133466" calcext:value-type="float">
            <text:p>133466</text:p>
          </table:table-cell>
          <table:table-cell office:value-type="float" office:value="20784" calcext:value-type="float">
            <text:p>20784</text:p>
          </table:table-cell>
          <table:table-cell office:value-type="float" office:value="10681" calcext:value-type="float">
            <text:p>10681</text:p>
          </table:table-cell>
          <table:table-cell office:value-type="float" office:value="256396" calcext:value-type="float">
            <text:p>256396</text:p>
          </table:table-cell>
          <table:table-cell office:value-type="float" office:value="7538429" calcext:value-type="float">
            <text:p>7538429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 table:visibility="collapse">
          <table:table-cell office:value-type="float" office:value="111573" calcext:value-type="float">
            <text:p>111573</text:p>
          </table:table-cell>
          <table:table-cell office:value-type="float" office:value="54023" calcext:value-type="float">
            <text:p>54023</text:p>
          </table:table-cell>
          <table:table-cell office:value-type="float" office:value="189392" calcext:value-type="float">
            <text:p>189392</text:p>
          </table:table-cell>
          <table:table-cell office:value-type="float" office:value="34728" calcext:value-type="float">
            <text:p>34728</text:p>
          </table:table-cell>
          <table:table-cell office:value-type="float" office:value="313469" calcext:value-type="float">
            <text:p>313469</text:p>
          </table:table-cell>
          <table:table-cell office:value-type="float" office:value="37085" calcext:value-type="float">
            <text:p>37085</text:p>
          </table:table-cell>
          <table:table-cell office:value-type="float" office:value="207353" calcext:value-type="float">
            <text:p>207353</text:p>
          </table:table-cell>
          <table:table-cell office:value-type="float" office:value="537059" calcext:value-type="float">
            <text:p>537059</text:p>
          </table:table-cell>
          <table:table-cell office:value-type="float" office:value="10673214" calcext:value-type="float">
            <text:p>1067321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visibility="collapse">
          <table:table-cell office:value-type="float" office:value="54419" calcext:value-type="float">
            <text:p>54419</text:p>
          </table:table-cell>
          <table:table-cell office:value-type="float" office:value="27326" calcext:value-type="float">
            <text:p>27326</text:p>
          </table:table-cell>
          <table:table-cell office:value-type="float" office:value="93929" calcext:value-type="float">
            <text:p>93929</text:p>
          </table:table-cell>
          <table:table-cell office:value-type="float" office:value="17131" calcext:value-type="float">
            <text:p>17131</text:p>
          </table:table-cell>
          <table:table-cell office:value-type="float" office:value="157602" calcext:value-type="float">
            <text:p>157602</text:p>
          </table:table-cell>
          <table:table-cell office:value-type="float" office:value="22427" calcext:value-type="float">
            <text:p>22427</text:p>
          </table:table-cell>
          <table:table-cell office:value-type="float" office:value="105600" calcext:value-type="float">
            <text:p>105600</text:p>
          </table:table-cell>
          <table:table-cell office:value-type="float" office:value="183473" calcext:value-type="float">
            <text:p>183473</text:p>
          </table:table-cell>
          <table:table-cell office:value-type="float" office:value="9345019" calcext:value-type="float">
            <text:p>9345019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 table:visibility="collapse">
          <table:table-cell office:value-type="float" office:value="169304" calcext:value-type="float">
            <text:p>169304</text:p>
          </table:table-cell>
          <table:table-cell office:value-type="float" office:value="38649" calcext:value-type="float">
            <text:p>38649</text:p>
          </table:table-cell>
          <table:table-cell office:value-type="float" office:value="129877" calcext:value-type="float">
            <text:p>129877</text:p>
          </table:table-cell>
          <table:table-cell office:value-type="float" office:value="25966" calcext:value-type="float">
            <text:p>25966</text:p>
          </table:table-cell>
          <table:table-cell office:value-type="float" office:value="205093" calcext:value-type="float">
            <text:p>205093</text:p>
          </table:table-cell>
          <table:table-cell office:value-type="float" office:value="26365" calcext:value-type="float">
            <text:p>26365</text:p>
          </table:table-cell>
          <table:table-cell office:value-type="float" office:value="80027" calcext:value-type="float">
            <text:p>80027</text:p>
          </table:table-cell>
          <table:table-cell office:value-type="float" office:value="430173" calcext:value-type="float">
            <text:p>430173</text:p>
          </table:table-cell>
          <table:table-cell office:value-type="float" office:value="12587139" calcext:value-type="float">
            <text:p>1258713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 table:visibility="collapse">
          <table:table-cell office:value-type="float" office:value="81332" calcext:value-type="float">
            <text:p>81332</text:p>
          </table:table-cell>
          <table:table-cell office:value-type="float" office:value="41240" calcext:value-type="float">
            <text:p>41240</text:p>
          </table:table-cell>
          <table:table-cell office:value-type="float" office:value="146527" calcext:value-type="float">
            <text:p>146527</text:p>
          </table:table-cell>
          <table:table-cell office:value-type="float" office:value="24699" calcext:value-type="float">
            <text:p>24699</text:p>
          </table:table-cell>
          <table:table-cell office:value-type="float" office:value="263502" calcext:value-type="float">
            <text:p>263502</text:p>
          </table:table-cell>
          <table:table-cell office:value-type="float" office:value="27640" calcext:value-type="float">
            <text:p>27640</text:p>
          </table:table-cell>
          <table:table-cell office:value-type="float" office:value="159521" calcext:value-type="float">
            <text:p>159521</text:p>
          </table:table-cell>
          <table:table-cell office:value-type="float" office:value="382935" calcext:value-type="float">
            <text:p>382935</text:p>
          </table:table-cell>
          <table:table-cell office:value-type="float" office:value="8504138" calcext:value-type="float">
            <text:p>8504138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 table:visibility="collapse">
          <table:table-cell office:value-type="float" office:value="50609" calcext:value-type="float">
            <text:p>50609</text:p>
          </table:table-cell>
          <table:table-cell office:value-type="float" office:value="26572" calcext:value-type="float">
            <text:p>26572</text:p>
          </table:table-cell>
          <table:table-cell office:value-type="float" office:value="88418" calcext:value-type="float">
            <text:p>88418</text:p>
          </table:table-cell>
          <table:table-cell office:value-type="float" office:value="16170" calcext:value-type="float">
            <text:p>16170</text:p>
          </table:table-cell>
          <table:table-cell office:value-type="float" office:value="133771" calcext:value-type="float">
            <text:p>133771</text:p>
          </table:table-cell>
          <table:table-cell office:value-type="float" office:value="19087" calcext:value-type="float">
            <text:p>19087</text:p>
          </table:table-cell>
          <table:table-cell office:value-type="float" office:value="95304" calcext:value-type="float">
            <text:p>95304</text:p>
          </table:table-cell>
          <table:table-cell office:value-type="float" office:value="225607" calcext:value-type="float">
            <text:p>225607</text:p>
          </table:table-cell>
          <table:table-cell office:value-type="float" office:value="8229667" calcext:value-type="float">
            <text:p>8229667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 table:visibility="collapse">
          <table:table-cell office:value-type="float" office:value="56906" calcext:value-type="float">
            <text:p>56906</text:p>
          </table:table-cell>
          <table:table-cell office:value-type="float" office:value="30735" calcext:value-type="float">
            <text:p>30735</text:p>
          </table:table-cell>
          <table:table-cell office:value-type="float" office:value="102103" calcext:value-type="float">
            <text:p>102103</text:p>
          </table:table-cell>
          <table:table-cell office:value-type="float" office:value="19003" calcext:value-type="float">
            <text:p>19003</text:p>
          </table:table-cell>
          <table:table-cell office:value-type="float" office:value="158021" calcext:value-type="float">
            <text:p>158021</text:p>
          </table:table-cell>
          <table:table-cell office:value-type="float" office:value="19012" calcext:value-type="float">
            <text:p>19012</text:p>
          </table:table-cell>
          <table:table-cell office:value-type="float" office:value="115786" calcext:value-type="float">
            <text:p>115786</text:p>
          </table:table-cell>
          <table:table-cell office:value-type="float" office:value="211651" calcext:value-type="float">
            <text:p>211651</text:p>
          </table:table-cell>
          <table:table-cell office:value-type="float" office:value="10430463" calcext:value-type="float">
            <text:p>10430463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 table:visibility="collapse">
          <table:table-cell office:value-type="float" office:value="49550" calcext:value-type="float">
            <text:p>49550</text:p>
          </table:table-cell>
          <table:table-cell office:value-type="float" office:value="26697" calcext:value-type="float">
            <text:p>26697</text:p>
          </table:table-cell>
          <table:table-cell office:value-type="float" office:value="85711" calcext:value-type="float">
            <text:p>85711</text:p>
          </table:table-cell>
          <table:table-cell office:value-type="float" office:value="15393" calcext:value-type="float">
            <text:p>15393</text:p>
          </table:table-cell>
          <table:table-cell office:value-type="float" office:value="98325" calcext:value-type="float">
            <text:p>98325</text:p>
          </table:table-cell>
          <table:table-cell office:value-type="float" office:value="15887" calcext:value-type="float">
            <text:p>15887</text:p>
          </table:table-cell>
          <table:table-cell office:value-type="float" office:value="9648" calcext:value-type="float">
            <text:p>9648</text:p>
          </table:table-cell>
          <table:table-cell office:value-type="float" office:value="150922" calcext:value-type="float">
            <text:p>150922</text:p>
          </table:table-cell>
          <table:table-cell office:value-type="float" office:value="5764461" calcext:value-type="float">
            <text:p>5764461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 table:visibility="collapse">
          <table:table-cell office:value-type="float" office:value="112088" calcext:value-type="float">
            <text:p>112088</text:p>
          </table:table-cell>
          <table:table-cell office:value-type="float" office:value="86810" calcext:value-type="float">
            <text:p>86810</text:p>
          </table:table-cell>
          <table:table-cell office:value-type="float" office:value="205714" calcext:value-type="float">
            <text:p>205714</text:p>
          </table:table-cell>
          <table:table-cell office:value-type="float" office:value="39065" calcext:value-type="float">
            <text:p>39065</text:p>
          </table:table-cell>
          <table:table-cell office:value-type="float" office:value="358671" calcext:value-type="float">
            <text:p>358671</text:p>
          </table:table-cell>
          <table:table-cell office:value-type="float" office:value="41155" calcext:value-type="float">
            <text:p>41155</text:p>
          </table:table-cell>
          <table:table-cell office:value-type="float" office:value="226566" calcext:value-type="float">
            <text:p>226566</text:p>
          </table:table-cell>
          <table:table-cell office:value-type="float" office:value="503264" calcext:value-type="float">
            <text:p>503264</text:p>
          </table:table-cell>
          <table:table-cell office:value-type="float" office:value="12100793" calcext:value-type="float">
            <text:p>12100793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 table:visibility="collapse">
          <table:table-cell office:value-type="float" office:value="84418" calcext:value-type="float">
            <text:p>84418</text:p>
          </table:table-cell>
          <table:table-cell office:value-type="float" office:value="47309" calcext:value-type="float">
            <text:p>47309</text:p>
          </table:table-cell>
          <table:table-cell office:value-type="float" office:value="144305" calcext:value-type="float">
            <text:p>144305</text:p>
          </table:table-cell>
          <table:table-cell office:value-type="float" office:value="26842" calcext:value-type="float">
            <text:p>26842</text:p>
          </table:table-cell>
          <table:table-cell office:value-type="float" office:value="238680" calcext:value-type="float">
            <text:p>238680</text:p>
          </table:table-cell>
          <table:table-cell office:value-type="float" office:value="27684" calcext:value-type="float">
            <text:p>27684</text:p>
          </table:table-cell>
          <table:table-cell office:value-type="float" office:value="156861" calcext:value-type="float">
            <text:p>156861</text:p>
          </table:table-cell>
          <table:table-cell office:value-type="float" office:value="426335" calcext:value-type="float">
            <text:p>426335</text:p>
          </table:table-cell>
          <table:table-cell office:value-type="float" office:value="10381321" calcext:value-type="float">
            <text:p>10381321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 table:visibility="collapse">
          <table:table-cell office:value-type="float" office:value="68028" calcext:value-type="float">
            <text:p>68028</text:p>
          </table:table-cell>
          <table:table-cell office:value-type="float" office:value="34431" calcext:value-type="float">
            <text:p>34431</text:p>
          </table:table-cell>
          <table:table-cell office:value-type="float" office:value="118539" calcext:value-type="float">
            <text:p>118539</text:p>
          </table:table-cell>
          <table:table-cell office:value-type="float" office:value="22449" calcext:value-type="float">
            <text:p>22449</text:p>
          </table:table-cell>
          <table:table-cell office:value-type="float" office:value="198770" calcext:value-type="float">
            <text:p>198770</text:p>
          </table:table-cell>
          <table:table-cell office:value-type="float" office:value="22692" calcext:value-type="float">
            <text:p>22692</text:p>
          </table:table-cell>
          <table:table-cell office:value-type="float" office:value="133851" calcext:value-type="float">
            <text:p>133851</text:p>
          </table:table-cell>
          <table:table-cell office:value-type="float" office:value="279537" calcext:value-type="float">
            <text:p>279537</text:p>
          </table:table-cell>
          <table:table-cell office:value-type="float" office:value="12880828" calcext:value-type="float">
            <text:p>12880828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 table:visibility="collapse">
          <table:table-cell office:value-type="float" office:value="86554" calcext:value-type="float">
            <text:p>86554</text:p>
          </table:table-cell>
          <table:table-cell office:value-type="float" office:value="44076" calcext:value-type="float">
            <text:p>44076</text:p>
          </table:table-cell>
          <table:table-cell office:value-type="float" office:value="129841" calcext:value-type="float">
            <text:p>129841</text:p>
          </table:table-cell>
          <table:table-cell office:value-type="float" office:value="23487" calcext:value-type="float">
            <text:p>23487</text:p>
          </table:table-cell>
          <table:table-cell office:value-type="float" office:value="153827" calcext:value-type="float">
            <text:p>153827</text:p>
          </table:table-cell>
          <table:table-cell office:value-type="float" office:value="24119" calcext:value-type="float">
            <text:p>24119</text:p>
          </table:table-cell>
          <table:table-cell office:value-type="float" office:value="15751" calcext:value-type="float">
            <text:p>15751</text:p>
          </table:table-cell>
          <table:table-cell office:value-type="float" office:value="236061" calcext:value-type="float">
            <text:p>236061</text:p>
          </table:table-cell>
          <table:table-cell office:value-type="float" office:value="6119085" calcext:value-type="float">
            <text:p>6119085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 table:visibility="collapse">
          <table:table-cell office:value-type="float" office:value="113392" calcext:value-type="float">
            <text:p>113392</text:p>
          </table:table-cell>
          <table:table-cell office:value-type="float" office:value="57166" calcext:value-type="float">
            <text:p>57166</text:p>
          </table:table-cell>
          <table:table-cell office:value-type="float" office:value="306821" calcext:value-type="float">
            <text:p>306821</text:p>
          </table:table-cell>
          <table:table-cell office:value-type="float" office:value="38970" calcext:value-type="float">
            <text:p>38970</text:p>
          </table:table-cell>
          <table:table-cell office:value-type="float" office:value="348317" calcext:value-type="float">
            <text:p>348317</text:p>
          </table:table-cell>
          <table:table-cell office:value-type="float" office:value="41726" calcext:value-type="float">
            <text:p>41726</text:p>
          </table:table-cell>
          <table:table-cell office:value-type="float" office:value="239732" calcext:value-type="float">
            <text:p>239732</text:p>
          </table:table-cell>
          <table:table-cell office:value-type="float" office:value="495481" calcext:value-type="float">
            <text:p>495481</text:p>
          </table:table-cell>
          <table:table-cell office:value-type="float" office:value="10150085" calcext:value-type="float">
            <text:p>10150085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 table:visibility="collapse">
          <table:table-cell office:value-type="float" office:value="62627" calcext:value-type="float">
            <text:p>62627</text:p>
          </table:table-cell>
          <table:table-cell office:value-type="float" office:value="31866" calcext:value-type="float">
            <text:p>31866</text:p>
          </table:table-cell>
          <table:table-cell office:value-type="float" office:value="121346" calcext:value-type="float">
            <text:p>121346</text:p>
          </table:table-cell>
          <table:table-cell office:value-type="float" office:value="20061" calcext:value-type="float">
            <text:p>20061</text:p>
          </table:table-cell>
          <table:table-cell office:value-type="float" office:value="241461" calcext:value-type="float">
            <text:p>241461</text:p>
          </table:table-cell>
          <table:table-cell office:value-type="float" office:value="20839" calcext:value-type="float">
            <text:p>20839</text:p>
          </table:table-cell>
          <table:table-cell office:value-type="float" office:value="143575" calcext:value-type="float">
            <text:p>143575</text:p>
          </table:table-cell>
          <table:table-cell office:value-type="float" office:value="237445" calcext:value-type="float">
            <text:p>237445</text:p>
          </table:table-cell>
          <table:table-cell office:value-type="float" office:value="12758507" calcext:value-type="float">
            <text:p>12758507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 table:visibility="collapse">
          <table:table-cell office:value-type="float" office:value="139684" calcext:value-type="float">
            <text:p>139684</text:p>
          </table:table-cell>
          <table:table-cell office:value-type="float" office:value="28092" calcext:value-type="float">
            <text:p>28092</text:p>
          </table:table-cell>
          <table:table-cell office:value-type="float" office:value="94514" calcext:value-type="float">
            <text:p>94514</text:p>
          </table:table-cell>
          <table:table-cell office:value-type="float" office:value="16536" calcext:value-type="float">
            <text:p>16536</text:p>
          </table:table-cell>
          <table:table-cell office:value-type="float" office:value="130781" calcext:value-type="float">
            <text:p>130781</text:p>
          </table:table-cell>
          <table:table-cell office:value-type="float" office:value="17990" calcext:value-type="float">
            <text:p>17990</text:p>
          </table:table-cell>
          <table:table-cell office:value-type="float" office:value="121872" calcext:value-type="float">
            <text:p>121872</text:p>
          </table:table-cell>
          <table:table-cell office:value-type="float" office:value="173783" calcext:value-type="float">
            <text:p>173783</text:p>
          </table:table-cell>
          <table:table-cell office:value-type="float" office:value="10303730" calcext:value-type="float">
            <text:p>10303730</text:p>
          </table:table-cell>
          <table:table-cell office:value-type="float" office:value="28094" calcext:value-type="float">
            <text:p>28094</text:p>
          </table:table-cell>
        </table:table-row>
        <table:table-row table:style-name="ro1" table:visibility="collapse">
          <table:table-cell office:value-type="float" office:value="65089" calcext:value-type="float">
            <text:p>65089</text:p>
          </table:table-cell>
          <table:table-cell office:value-type="float" office:value="25234" calcext:value-type="float">
            <text:p>25234</text:p>
          </table:table-cell>
          <table:table-cell office:value-type="float" office:value="84498" calcext:value-type="float">
            <text:p>84498</text:p>
          </table:table-cell>
          <table:table-cell office:value-type="float" office:value="16376" calcext:value-type="float">
            <text:p>16376</text:p>
          </table:table-cell>
          <table:table-cell office:value-type="float" office:value="127246" calcext:value-type="float">
            <text:p>127246</text:p>
          </table:table-cell>
          <table:table-cell office:value-type="float" office:value="15750" calcext:value-type="float">
            <text:p>15750</text:p>
          </table:table-cell>
          <table:table-cell office:value-type="float" office:value="89804" calcext:value-type="float">
            <text:p>89804</text:p>
          </table:table-cell>
          <table:table-cell office:value-type="float" office:value="172704" calcext:value-type="float">
            <text:p>172704</text:p>
          </table:table-cell>
          <table:table-cell office:value-type="float" office:value="7980457" calcext:value-type="float">
            <text:p>7980457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 table:visibility="collapse">
          <table:table-cell office:value-type="float" office:value="60757" calcext:value-type="float">
            <text:p>60757</text:p>
          </table:table-cell>
          <table:table-cell office:value-type="float" office:value="33738" calcext:value-type="float">
            <text:p>33738</text:p>
          </table:table-cell>
          <table:table-cell office:value-type="float" office:value="116430" calcext:value-type="float">
            <text:p>116430</text:p>
          </table:table-cell>
          <table:table-cell office:value-type="float" office:value="22484" calcext:value-type="float">
            <text:p>22484</text:p>
          </table:table-cell>
          <table:table-cell office:value-type="float" office:value="186868" calcext:value-type="float">
            <text:p>186868</text:p>
          </table:table-cell>
          <table:table-cell office:value-type="float" office:value="22369" calcext:value-type="float">
            <text:p>22369</text:p>
          </table:table-cell>
          <table:table-cell office:value-type="float" office:value="135684" calcext:value-type="float">
            <text:p>135684</text:p>
          </table:table-cell>
          <table:table-cell office:value-type="float" office:value="256902" calcext:value-type="float">
            <text:p>256902</text:p>
          </table:table-cell>
          <table:table-cell office:value-type="float" office:value="12483744" calcext:value-type="float">
            <text:p>12483744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 table:visibility="collapse">
          <table:table-cell office:value-type="float" office:value="42715" calcext:value-type="float">
            <text:p>42715</text:p>
          </table:table-cell>
          <table:table-cell office:value-type="float" office:value="24441" calcext:value-type="float">
            <text:p>24441</text:p>
          </table:table-cell>
          <table:table-cell office:value-type="float" office:value="82673" calcext:value-type="float">
            <text:p>82673</text:p>
          </table:table-cell>
          <table:table-cell office:value-type="float" office:value="16438" calcext:value-type="float">
            <text:p>16438</text:p>
          </table:table-cell>
          <table:table-cell office:value-type="float" office:value="119273" calcext:value-type="float">
            <text:p>119273</text:p>
          </table:table-cell>
          <table:table-cell office:value-type="float" office:value="14971" calcext:value-type="float">
            <text:p>14971</text:p>
          </table:table-cell>
          <table:table-cell office:value-type="float" office:value="86636" calcext:value-type="float">
            <text:p>86636</text:p>
          </table:table-cell>
          <table:table-cell office:value-type="float" office:value="158651" calcext:value-type="float">
            <text:p>158651</text:p>
          </table:table-cell>
          <table:table-cell office:value-type="float" office:value="6950956" calcext:value-type="float">
            <text:p>6950956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 table:visibility="collapse">
          <table:table-cell office:value-type="float" office:value="116392" calcext:value-type="float">
            <text:p>116392</text:p>
          </table:table-cell>
          <table:table-cell office:value-type="float" office:value="52939" calcext:value-type="float">
            <text:p>52939</text:p>
          </table:table-cell>
          <table:table-cell office:value-type="float" office:value="190296" calcext:value-type="float">
            <text:p>190296</text:p>
          </table:table-cell>
          <table:table-cell office:value-type="float" office:value="36297" calcext:value-type="float">
            <text:p>36297</text:p>
          </table:table-cell>
          <table:table-cell office:value-type="float" office:value="311820" calcext:value-type="float">
            <text:p>311820</text:p>
          </table:table-cell>
          <table:table-cell office:value-type="float" office:value="37205" calcext:value-type="float">
            <text:p>37205</text:p>
          </table:table-cell>
          <table:table-cell office:value-type="float" office:value="314373" calcext:value-type="float">
            <text:p>314373</text:p>
          </table:table-cell>
          <table:table-cell office:value-type="float" office:value="264921" calcext:value-type="float">
            <text:p>264921</text:p>
          </table:table-cell>
          <table:table-cell office:value-type="float" office:value="10430940" calcext:value-type="float">
            <text:p>10430940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 table:visibility="collapse">
          <table:table-cell office:value-type="float" office:value="105503" calcext:value-type="float">
            <text:p>105503</text:p>
          </table:table-cell>
          <table:table-cell office:value-type="float" office:value="57618" calcext:value-type="float">
            <text:p>57618</text:p>
          </table:table-cell>
          <table:table-cell office:value-type="float" office:value="275163" calcext:value-type="float">
            <text:p>275163</text:p>
          </table:table-cell>
          <table:table-cell office:value-type="float" office:value="31005" calcext:value-type="float">
            <text:p>31005</text:p>
          </table:table-cell>
          <table:table-cell office:value-type="float" office:value="274713" calcext:value-type="float">
            <text:p>274713</text:p>
          </table:table-cell>
          <table:table-cell office:value-type="float" office:value="32807" calcext:value-type="float">
            <text:p>32807</text:p>
          </table:table-cell>
          <table:table-cell office:value-type="float" office:value="83650" calcext:value-type="float">
            <text:p>83650</text:p>
          </table:table-cell>
          <table:table-cell office:value-type="float" office:value="424255" calcext:value-type="float">
            <text:p>424255</text:p>
          </table:table-cell>
          <table:table-cell office:value-type="float" office:value="7962633" calcext:value-type="float">
            <text:p>7962633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 table:visibility="collapse">
          <table:table-cell office:value-type="float" office:value="104526" calcext:value-type="float">
            <text:p>104526</text:p>
          </table:table-cell>
          <table:table-cell office:value-type="float" office:value="149303" calcext:value-type="float">
            <text:p>149303</text:p>
          </table:table-cell>
          <table:table-cell office:value-type="float" office:value="272127" calcext:value-type="float">
            <text:p>272127</text:p>
          </table:table-cell>
          <table:table-cell office:value-type="float" office:value="39551" calcext:value-type="float">
            <text:p>39551</text:p>
          </table:table-cell>
          <table:table-cell office:value-type="float" office:value="345902" calcext:value-type="float">
            <text:p>345902</text:p>
          </table:table-cell>
          <table:table-cell office:value-type="float" office:value="42593" calcext:value-type="float">
            <text:p>42593</text:p>
          </table:table-cell>
          <table:table-cell office:value-type="float" office:value="454317" calcext:value-type="float">
            <text:p>454317</text:p>
          </table:table-cell>
          <table:table-cell office:value-type="float" office:value="789587" calcext:value-type="float">
            <text:p>789587</text:p>
          </table:table-cell>
          <table:table-cell office:value-type="float" office:value="12233389" calcext:value-type="float">
            <text:p>12233389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 table:visibility="collapse">
          <table:table-cell office:value-type="float" office:value="104496" calcext:value-type="float">
            <text:p>104496</text:p>
          </table:table-cell>
          <table:table-cell office:value-type="float" office:value="58615" calcext:value-type="float">
            <text:p>58615</text:p>
          </table:table-cell>
          <table:table-cell office:value-type="float" office:value="209417" calcext:value-type="float">
            <text:p>209417</text:p>
          </table:table-cell>
          <table:table-cell office:value-type="float" office:value="38624" calcext:value-type="float">
            <text:p>38624</text:p>
          </table:table-cell>
          <table:table-cell office:value-type="float" office:value="264219" calcext:value-type="float">
            <text:p>264219</text:p>
          </table:table-cell>
          <table:table-cell office:value-type="float" office:value="39926" calcext:value-type="float">
            <text:p>39926</text:p>
          </table:table-cell>
          <table:table-cell office:value-type="float" office:value="25263" calcext:value-type="float">
            <text:p>25263</text:p>
          </table:table-cell>
          <table:table-cell office:value-type="float" office:value="410525" calcext:value-type="float">
            <text:p>410525</text:p>
          </table:table-cell>
          <table:table-cell office:value-type="float" office:value="7827114" calcext:value-type="float">
            <text:p>7827114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 table:visibility="collapse">
          <table:table-cell office:value-type="float" office:value="120973" calcext:value-type="float">
            <text:p>120973</text:p>
          </table:table-cell>
          <table:table-cell office:value-type="float" office:value="51639" calcext:value-type="float">
            <text:p>51639</text:p>
          </table:table-cell>
          <table:table-cell office:value-type="float" office:value="180031" calcext:value-type="float">
            <text:p>180031</text:p>
          </table:table-cell>
          <table:table-cell office:value-type="float" office:value="32290" calcext:value-type="float">
            <text:p>32290</text:p>
          </table:table-cell>
          <table:table-cell office:value-type="float" office:value="282430" calcext:value-type="float">
            <text:p>282430</text:p>
          </table:table-cell>
          <table:table-cell office:value-type="float" office:value="34684" calcext:value-type="float">
            <text:p>34684</text:p>
          </table:table-cell>
          <table:table-cell office:value-type="float" office:value="365823" calcext:value-type="float">
            <text:p>365823</text:p>
          </table:table-cell>
          <table:table-cell office:value-type="float" office:value="406708" calcext:value-type="float">
            <text:p>406708</text:p>
          </table:table-cell>
          <table:table-cell office:value-type="float" office:value="12981948" calcext:value-type="float">
            <text:p>12981948</text:p>
          </table:table-cell>
          <table:table-cell office:value-type="float" office:value="13114" calcext:value-type="float">
            <text:p>13114</text:p>
          </table:table-cell>
        </table:table-row>
        <table:table-row table:style-name="ro1" table:visibility="collapse">
          <table:table-cell office:value-type="float" office:value="42847" calcext:value-type="float">
            <text:p>42847</text:p>
          </table:table-cell>
          <table:table-cell office:value-type="float" office:value="24856" calcext:value-type="float">
            <text:p>24856</text:p>
          </table:table-cell>
          <table:table-cell office:value-type="float" office:value="82530" calcext:value-type="float">
            <text:p>82530</text:p>
          </table:table-cell>
          <table:table-cell office:value-type="float" office:value="15420" calcext:value-type="float">
            <text:p>15420</text:p>
          </table:table-cell>
          <table:table-cell office:value-type="float" office:value="117957" calcext:value-type="float">
            <text:p>117957</text:p>
          </table:table-cell>
          <table:table-cell office:value-type="float" office:value="14737" calcext:value-type="float">
            <text:p>14737</text:p>
          </table:table-cell>
          <table:table-cell office:value-type="float" office:value="84407" calcext:value-type="float">
            <text:p>84407</text:p>
          </table:table-cell>
          <table:table-cell office:value-type="float" office:value="244682" calcext:value-type="float">
            <text:p>244682</text:p>
          </table:table-cell>
          <table:table-cell office:value-type="float" office:value="12601190" calcext:value-type="float">
            <text:p>1260119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 table:visibility="collapse">
          <table:table-cell office:value-type="float" office:value="105147" calcext:value-type="float">
            <text:p>105147</text:p>
          </table:table-cell>
          <table:table-cell office:value-type="float" office:value="59071" calcext:value-type="float">
            <text:p>59071</text:p>
          </table:table-cell>
          <table:table-cell office:value-type="float" office:value="210174" calcext:value-type="float">
            <text:p>210174</text:p>
          </table:table-cell>
          <table:table-cell office:value-type="float" office:value="40779" calcext:value-type="float">
            <text:p>40779</text:p>
          </table:table-cell>
          <table:table-cell office:value-type="float" office:value="365292" calcext:value-type="float">
            <text:p>365292</text:p>
          </table:table-cell>
          <table:table-cell office:value-type="float" office:value="40333" calcext:value-type="float">
            <text:p>40333</text:p>
          </table:table-cell>
          <table:table-cell office:value-type="float" office:value="238459" calcext:value-type="float">
            <text:p>238459</text:p>
          </table:table-cell>
          <table:table-cell office:value-type="float" office:value="746418" calcext:value-type="float">
            <text:p>746418</text:p>
          </table:table-cell>
          <table:table-cell office:value-type="float" office:value="16243035" calcext:value-type="float">
            <text:p>16243035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 table:visibility="collapse">
          <table:table-cell office:value-type="float" office:value="95673" calcext:value-type="float">
            <text:p>95673</text:p>
          </table:table-cell>
          <table:table-cell office:value-type="float" office:value="53916" calcext:value-type="float">
            <text:p>53916</text:p>
          </table:table-cell>
          <table:table-cell office:value-type="float" office:value="190368" calcext:value-type="float">
            <text:p>190368</text:p>
          </table:table-cell>
          <table:table-cell office:value-type="float" office:value="36703" calcext:value-type="float">
            <text:p>36703</text:p>
          </table:table-cell>
          <table:table-cell office:value-type="float" office:value="329176" calcext:value-type="float">
            <text:p>329176</text:p>
          </table:table-cell>
          <table:table-cell office:value-type="float" office:value="36520" calcext:value-type="float">
            <text:p>36520</text:p>
          </table:table-cell>
          <table:table-cell office:value-type="float" office:value="283466" calcext:value-type="float">
            <text:p>283466</text:p>
          </table:table-cell>
          <table:table-cell office:value-type="float" office:value="726954" calcext:value-type="float">
            <text:p>726954</text:p>
          </table:table-cell>
          <table:table-cell office:value-type="float" office:value="14572028" calcext:value-type="float">
            <text:p>14572028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 table:visibility="collapse">
          <table:table-cell office:value-type="float" office:value="107066" calcext:value-type="float">
            <text:p>107066</text:p>
          </table:table-cell>
          <table:table-cell office:value-type="float" office:value="58079" calcext:value-type="float">
            <text:p>58079</text:p>
          </table:table-cell>
          <table:table-cell office:value-type="float" office:value="218533" calcext:value-type="float">
            <text:p>218533</text:p>
          </table:table-cell>
          <table:table-cell office:value-type="float" office:value="40122" calcext:value-type="float">
            <text:p>40122</text:p>
          </table:table-cell>
          <table:table-cell office:value-type="float" office:value="362014" calcext:value-type="float">
            <text:p>362014</text:p>
          </table:table-cell>
          <table:table-cell office:value-type="float" office:value="39696" calcext:value-type="float">
            <text:p>39696</text:p>
          </table:table-cell>
          <table:table-cell office:value-type="float" office:value="135136" calcext:value-type="float">
            <text:p>135136</text:p>
          </table:table-cell>
          <table:table-cell office:value-type="float" office:value="597621" calcext:value-type="float">
            <text:p>597621</text:p>
          </table:table-cell>
          <table:table-cell office:value-type="float" office:value="12598649" calcext:value-type="float">
            <text:p>12598649</text:p>
          </table:table-cell>
          <table:table-cell office:value-type="float" office:value="4475" calcext:value-type="float">
            <text:p>4475</text:p>
          </table:table-cell>
        </table:table-row>
        <table:table-row table:style-name="ro1" table:visibility="collapse">
          <table:table-cell office:value-type="float" office:value="80578" calcext:value-type="float">
            <text:p>80578</text:p>
          </table:table-cell>
          <table:table-cell office:value-type="float" office:value="44579" calcext:value-type="float">
            <text:p>44579</text:p>
          </table:table-cell>
          <table:table-cell office:value-type="float" office:value="165530" calcext:value-type="float">
            <text:p>165530</text:p>
          </table:table-cell>
          <table:table-cell office:value-type="float" office:value="31324" calcext:value-type="float">
            <text:p>31324</text:p>
          </table:table-cell>
          <table:table-cell office:value-type="float" office:value="276376" calcext:value-type="float">
            <text:p>276376</text:p>
          </table:table-cell>
          <table:table-cell office:value-type="float" office:value="35718" calcext:value-type="float">
            <text:p>35718</text:p>
          </table:table-cell>
          <table:table-cell office:value-type="float" office:value="189605" calcext:value-type="float">
            <text:p>189605</text:p>
          </table:table-cell>
          <table:table-cell office:value-type="float" office:value="397977" calcext:value-type="float">
            <text:p>397977</text:p>
          </table:table-cell>
          <table:table-cell office:value-type="float" office:value="12173525" calcext:value-type="float">
            <text:p>12173525</text:p>
          </table:table-cell>
          <table:table-cell office:value-type="float" office:value="9505" calcext:value-type="float">
            <text:p>9505</text:p>
          </table:table-cell>
        </table:table-row>
        <table:table-row table:style-name="ro1" table:visibility="collapse">
          <table:table-cell office:value-type="float" office:value="104666" calcext:value-type="float">
            <text:p>104666</text:p>
          </table:table-cell>
          <table:table-cell office:value-type="float" office:value="57903" calcext:value-type="float">
            <text:p>57903</text:p>
          </table:table-cell>
          <table:table-cell office:value-type="float" office:value="229393" calcext:value-type="float">
            <text:p>229393</text:p>
          </table:table-cell>
          <table:table-cell office:value-type="float" office:value="37522" calcext:value-type="float">
            <text:p>37522</text:p>
          </table:table-cell>
          <table:table-cell office:value-type="float" office:value="436565" calcext:value-type="float">
            <text:p>436565</text:p>
          </table:table-cell>
          <table:table-cell office:value-type="float" office:value="52475" calcext:value-type="float">
            <text:p>52475</text:p>
          </table:table-cell>
          <table:table-cell office:value-type="float" office:value="248597" calcext:value-type="float">
            <text:p>248597</text:p>
          </table:table-cell>
          <table:table-cell office:value-type="float" office:value="589122" calcext:value-type="float">
            <text:p>589122</text:p>
          </table:table-cell>
          <table:table-cell office:value-type="float" office:value="8540531" calcext:value-type="float">
            <text:p>8540531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 table:visibility="collapse">
          <table:table-cell office:value-type="float" office:value="101173" calcext:value-type="float">
            <text:p>101173</text:p>
          </table:table-cell>
          <table:table-cell office:value-type="float" office:value="42655" calcext:value-type="float">
            <text:p>42655</text:p>
          </table:table-cell>
          <table:table-cell office:value-type="float" office:value="150499" calcext:value-type="float">
            <text:p>150499</text:p>
          </table:table-cell>
          <table:table-cell office:value-type="float" office:value="29551" calcext:value-type="float">
            <text:p>29551</text:p>
          </table:table-cell>
          <table:table-cell office:value-type="float" office:value="315974" calcext:value-type="float">
            <text:p>315974</text:p>
          </table:table-cell>
          <table:table-cell office:value-type="float" office:value="35121" calcext:value-type="float">
            <text:p>35121</text:p>
          </table:table-cell>
          <table:table-cell office:value-type="float" office:value="171197" calcext:value-type="float">
            <text:p>171197</text:p>
          </table:table-cell>
          <table:table-cell office:value-type="float" office:value="358502" calcext:value-type="float">
            <text:p>358502</text:p>
          </table:table-cell>
          <table:table-cell office:value-type="float" office:value="14949215" calcext:value-type="float">
            <text:p>14949215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 table:visibility="collapse">
          <table:table-cell office:value-type="float" office:value="62157" calcext:value-type="float">
            <text:p>62157</text:p>
          </table:table-cell>
          <table:table-cell office:value-type="float" office:value="28730" calcext:value-type="float">
            <text:p>28730</text:p>
          </table:table-cell>
          <table:table-cell office:value-type="float" office:value="143394" calcext:value-type="float">
            <text:p>143394</text:p>
          </table:table-cell>
          <table:table-cell office:value-type="float" office:value="19636" calcext:value-type="float">
            <text:p>19636</text:p>
          </table:table-cell>
          <table:table-cell office:value-type="float" office:value="149723" calcext:value-type="float">
            <text:p>149723</text:p>
          </table:table-cell>
          <table:table-cell office:value-type="float" office:value="20968" calcext:value-type="float">
            <text:p>20968</text:p>
          </table:table-cell>
          <table:table-cell office:value-type="float" office:value="14604" calcext:value-type="float">
            <text:p>14604</text:p>
          </table:table-cell>
          <table:table-cell office:value-type="float" office:value="189700" calcext:value-type="float">
            <text:p>189700</text:p>
          </table:table-cell>
          <table:table-cell office:value-type="float" office:value="5155691" calcext:value-type="float">
            <text:p>5155691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 table:visibility="collapse">
          <table:table-cell office:value-type="float" office:value="203264" calcext:value-type="float">
            <text:p>203264</text:p>
          </table:table-cell>
          <table:table-cell office:value-type="float" office:value="53799" calcext:value-type="float">
            <text:p>53799</text:p>
          </table:table-cell>
          <table:table-cell office:value-type="float" office:value="143415" calcext:value-type="float">
            <text:p>143415</text:p>
          </table:table-cell>
          <table:table-cell office:value-type="float" office:value="23952" calcext:value-type="float">
            <text:p>23952</text:p>
          </table:table-cell>
          <table:table-cell office:value-type="float" office:value="198884" calcext:value-type="float">
            <text:p>198884</text:p>
          </table:table-cell>
          <table:table-cell office:value-type="float" office:value="27118" calcext:value-type="float">
            <text:p>27118</text:p>
          </table:table-cell>
          <table:table-cell office:value-type="float" office:value="129990" calcext:value-type="float">
            <text:p>129990</text:p>
          </table:table-cell>
          <table:table-cell office:value-type="float" office:value="279333" calcext:value-type="float">
            <text:p>279333</text:p>
          </table:table-cell>
          <table:table-cell office:value-type="float" office:value="12707027" calcext:value-type="float">
            <text:p>12707027</text:p>
          </table:table-cell>
          <table:table-cell office:value-type="float" office:value="35402" calcext:value-type="float">
            <text:p>35402</text:p>
          </table:table-cell>
        </table:table-row>
        <table:table-row table:style-name="ro1" table:visibility="collapse">
          <table:table-cell office:value-type="float" office:value="132522" calcext:value-type="float">
            <text:p>132522</text:p>
          </table:table-cell>
          <table:table-cell office:value-type="float" office:value="36960" calcext:value-type="float">
            <text:p>36960</text:p>
          </table:table-cell>
          <table:table-cell office:value-type="float" office:value="192231" calcext:value-type="float">
            <text:p>192231</text:p>
          </table:table-cell>
          <table:table-cell office:value-type="float" office:value="25757" calcext:value-type="float">
            <text:p>25757</text:p>
          </table:table-cell>
          <table:table-cell office:value-type="float" office:value="222019" calcext:value-type="float">
            <text:p>222019</text:p>
          </table:table-cell>
          <table:table-cell office:value-type="float" office:value="25659" calcext:value-type="float">
            <text:p>25659</text:p>
          </table:table-cell>
          <table:table-cell office:value-type="float" office:value="163757" calcext:value-type="float">
            <text:p>163757</text:p>
          </table:table-cell>
          <table:table-cell office:value-type="float" office:value="321036" calcext:value-type="float">
            <text:p>321036</text:p>
          </table:table-cell>
          <table:table-cell office:value-type="float" office:value="12252160" calcext:value-type="float">
            <text:p>12252160</text:p>
          </table:table-cell>
          <table:table-cell office:value-type="float" office:value="44771" calcext:value-type="float">
            <text:p>44771</text:p>
          </table:table-cell>
        </table:table-row>
        <table:table-row table:style-name="ro1" table:visibility="collapse">
          <table:table-cell office:value-type="float" office:value="78080" calcext:value-type="float">
            <text:p>78080</text:p>
          </table:table-cell>
          <table:table-cell office:value-type="float" office:value="38735" calcext:value-type="float">
            <text:p>38735</text:p>
          </table:table-cell>
          <table:table-cell office:value-type="float" office:value="194408" calcext:value-type="float">
            <text:p>194408</text:p>
          </table:table-cell>
          <table:table-cell office:value-type="float" office:value="25358" calcext:value-type="float">
            <text:p>25358</text:p>
          </table:table-cell>
          <table:table-cell office:value-type="float" office:value="200128" calcext:value-type="float">
            <text:p>200128</text:p>
          </table:table-cell>
          <table:table-cell office:value-type="float" office:value="83997" calcext:value-type="float">
            <text:p>83997</text:p>
          </table:table-cell>
          <table:table-cell office:value-type="float" office:value="31119" calcext:value-type="float">
            <text:p>31119</text:p>
          </table:table-cell>
          <table:table-cell office:value-type="float" office:value="350898" calcext:value-type="float">
            <text:p>350898</text:p>
          </table:table-cell>
          <table:table-cell office:value-type="float" office:value="8137270" calcext:value-type="float">
            <text:p>8137270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 table:visibility="collapse">
          <table:table-cell office:value-type="float" office:value="94016" calcext:value-type="float">
            <text:p>94016</text:p>
          </table:table-cell>
          <table:table-cell office:value-type="float" office:value="51886" calcext:value-type="float">
            <text:p>51886</text:p>
          </table:table-cell>
          <table:table-cell office:value-type="float" office:value="183392" calcext:value-type="float">
            <text:p>183392</text:p>
          </table:table-cell>
          <table:table-cell office:value-type="float" office:value="32883" calcext:value-type="float">
            <text:p>32883</text:p>
          </table:table-cell>
          <table:table-cell office:value-type="float" office:value="412357" calcext:value-type="float">
            <text:p>412357</text:p>
          </table:table-cell>
          <table:table-cell office:value-type="float" office:value="33755" calcext:value-type="float">
            <text:p>33755</text:p>
          </table:table-cell>
          <table:table-cell office:value-type="float" office:value="195062" calcext:value-type="float">
            <text:p>195062</text:p>
          </table:table-cell>
          <table:table-cell office:value-type="float" office:value="549909" calcext:value-type="float">
            <text:p>549909</text:p>
          </table:table-cell>
          <table:table-cell office:value-type="float" office:value="14140820" calcext:value-type="float">
            <text:p>14140820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 table:visibility="collapse">
          <table:table-cell office:value-type="float" office:value="62800" calcext:value-type="float">
            <text:p>62800</text:p>
          </table:table-cell>
          <table:table-cell office:value-type="float" office:value="103972" calcext:value-type="float">
            <text:p>103972</text:p>
          </table:table-cell>
          <table:table-cell office:value-type="float" office:value="166380" calcext:value-type="float">
            <text:p>166380</text:p>
          </table:table-cell>
          <table:table-cell office:value-type="float" office:value="30115" calcext:value-type="float">
            <text:p>30115</text:p>
          </table:table-cell>
          <table:table-cell office:value-type="float" office:value="401468" calcext:value-type="float">
            <text:p>401468</text:p>
          </table:table-cell>
          <table:table-cell office:value-type="float" office:value="29494" calcext:value-type="float">
            <text:p>29494</text:p>
          </table:table-cell>
          <table:table-cell office:value-type="float" office:value="161187" calcext:value-type="float">
            <text:p>161187</text:p>
          </table:table-cell>
          <table:table-cell office:value-type="float" office:value="389890" calcext:value-type="float">
            <text:p>389890</text:p>
          </table:table-cell>
          <table:table-cell office:value-type="float" office:value="11718094" calcext:value-type="float">
            <text:p>11718094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 table:visibility="collapse">
          <table:table-cell office:value-type="float" office:value="61678" calcext:value-type="float">
            <text:p>61678</text:p>
          </table:table-cell>
          <table:table-cell office:value-type="float" office:value="132124" calcext:value-type="float">
            <text:p>132124</text:p>
          </table:table-cell>
          <table:table-cell office:value-type="float" office:value="121216" calcext:value-type="float">
            <text:p>121216</text:p>
          </table:table-cell>
          <table:table-cell office:value-type="float" office:value="23550" calcext:value-type="float">
            <text:p>23550</text:p>
          </table:table-cell>
          <table:table-cell office:value-type="float" office:value="203555" calcext:value-type="float">
            <text:p>203555</text:p>
          </table:table-cell>
          <table:table-cell office:value-type="float" office:value="22279" calcext:value-type="float">
            <text:p>22279</text:p>
          </table:table-cell>
          <table:table-cell office:value-type="float" office:value="160558" calcext:value-type="float">
            <text:p>160558</text:p>
          </table:table-cell>
          <table:table-cell office:value-type="float" office:value="246590" calcext:value-type="float">
            <text:p>246590</text:p>
          </table:table-cell>
          <table:table-cell office:value-type="float" office:value="13290938" calcext:value-type="float">
            <text:p>13290938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 table:visibility="collapse">
          <table:table-cell office:value-type="float" office:value="142929" calcext:value-type="float">
            <text:p>142929</text:p>
          </table:table-cell>
          <table:table-cell office:value-type="float" office:value="58107" calcext:value-type="float">
            <text:p>58107</text:p>
          </table:table-cell>
          <table:table-cell office:value-type="float" office:value="97113" calcext:value-type="float">
            <text:p>97113</text:p>
          </table:table-cell>
          <table:table-cell office:value-type="float" office:value="16796" calcext:value-type="float">
            <text:p>16796</text:p>
          </table:table-cell>
          <table:table-cell office:value-type="float" office:value="125926" calcext:value-type="float">
            <text:p>125926</text:p>
          </table:table-cell>
          <table:table-cell office:value-type="float" office:value="15668" calcext:value-type="float">
            <text:p>15668</text:p>
          </table:table-cell>
          <table:table-cell office:value-type="float" office:value="181822" calcext:value-type="float">
            <text:p>181822</text:p>
          </table:table-cell>
          <table:table-cell office:value-type="float" office:value="199853" calcext:value-type="float">
            <text:p>199853</text:p>
          </table:table-cell>
          <table:table-cell office:value-type="float" office:value="9801841" calcext:value-type="float">
            <text:p>9801841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 table:visibility="collapse">
          <table:table-cell office:value-type="float" office:value="108343" calcext:value-type="float">
            <text:p>108343</text:p>
          </table:table-cell>
          <table:table-cell office:value-type="float" office:value="50196" calcext:value-type="float">
            <text:p>50196</text:p>
          </table:table-cell>
          <table:table-cell office:value-type="float" office:value="190278" calcext:value-type="float">
            <text:p>190278</text:p>
          </table:table-cell>
          <table:table-cell office:value-type="float" office:value="36026" calcext:value-type="float">
            <text:p>36026</text:p>
          </table:table-cell>
          <table:table-cell office:value-type="float" office:value="296483" calcext:value-type="float">
            <text:p>296483</text:p>
          </table:table-cell>
          <table:table-cell office:value-type="float" office:value="36396" calcext:value-type="float">
            <text:p>36396</text:p>
          </table:table-cell>
          <table:table-cell office:value-type="float" office:value="261534" calcext:value-type="float">
            <text:p>261534</text:p>
          </table:table-cell>
          <table:table-cell office:value-type="float" office:value="470786" calcext:value-type="float">
            <text:p>470786</text:p>
          </table:table-cell>
          <table:table-cell office:value-type="float" office:value="10392690" calcext:value-type="float">
            <text:p>10392690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 table:visibility="collapse">
          <table:table-cell office:value-type="float" office:value="102999" calcext:value-type="float">
            <text:p>102999</text:p>
          </table:table-cell>
          <table:table-cell office:value-type="float" office:value="26445" calcext:value-type="float">
            <text:p>26445</text:p>
          </table:table-cell>
          <table:table-cell office:value-type="float" office:value="97557" calcext:value-type="float">
            <text:p>97557</text:p>
          </table:table-cell>
          <table:table-cell office:value-type="float" office:value="19101" calcext:value-type="float">
            <text:p>19101</text:p>
          </table:table-cell>
          <table:table-cell office:value-type="float" office:value="169512" calcext:value-type="float">
            <text:p>169512</text:p>
          </table:table-cell>
          <table:table-cell office:value-type="float" office:value="24422" calcext:value-type="float">
            <text:p>24422</text:p>
          </table:table-cell>
          <table:table-cell office:value-type="float" office:value="17443" calcext:value-type="float">
            <text:p>17443</text:p>
          </table:table-cell>
          <table:table-cell office:value-type="float" office:value="236630" calcext:value-type="float">
            <text:p>236630</text:p>
          </table:table-cell>
          <table:table-cell office:value-type="float" office:value="6878797" calcext:value-type="float">
            <text:p>6878797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 table:visibility="collapse">
          <table:table-cell office:value-type="float" office:value="68919" calcext:value-type="float">
            <text:p>68919</text:p>
          </table:table-cell>
          <table:table-cell office:value-type="float" office:value="40370" calcext:value-type="float">
            <text:p>40370</text:p>
          </table:table-cell>
          <table:table-cell office:value-type="float" office:value="152772" calcext:value-type="float">
            <text:p>152772</text:p>
          </table:table-cell>
          <table:table-cell office:value-type="float" office:value="27898" calcext:value-type="float">
            <text:p>27898</text:p>
          </table:table-cell>
          <table:table-cell office:value-type="float" office:value="178828" calcext:value-type="float">
            <text:p>178828</text:p>
          </table:table-cell>
          <table:table-cell office:value-type="float" office:value="28817" calcext:value-type="float">
            <text:p>28817</text:p>
          </table:table-cell>
          <table:table-cell office:value-type="float" office:value="18322" calcext:value-type="float">
            <text:p>18322</text:p>
          </table:table-cell>
          <table:table-cell office:value-type="float" office:value="270312" calcext:value-type="float">
            <text:p>270312</text:p>
          </table:table-cell>
          <table:table-cell office:value-type="float" office:value="9642784" calcext:value-type="float">
            <text:p>9642784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 table:visibility="collapse">
          <table:table-cell office:value-type="float" office:value="62925" calcext:value-type="float">
            <text:p>62925</text:p>
          </table:table-cell>
          <table:table-cell office:value-type="float" office:value="34903" calcext:value-type="float">
            <text:p>34903</text:p>
          </table:table-cell>
          <table:table-cell office:value-type="float" office:value="136282" calcext:value-type="float">
            <text:p>136282</text:p>
          </table:table-cell>
          <table:table-cell office:value-type="float" office:value="26233" calcext:value-type="float">
            <text:p>26233</text:p>
          </table:table-cell>
          <table:table-cell office:value-type="float" office:value="197953" calcext:value-type="float">
            <text:p>197953</text:p>
          </table:table-cell>
          <table:table-cell office:value-type="float" office:value="25449" calcext:value-type="float">
            <text:p>25449</text:p>
          </table:table-cell>
          <table:table-cell office:value-type="float" office:value="121976" calcext:value-type="float">
            <text:p>121976</text:p>
          </table:table-cell>
          <table:table-cell office:value-type="float" office:value="272104" calcext:value-type="float">
            <text:p>272104</text:p>
          </table:table-cell>
          <table:table-cell office:value-type="float" office:value="10323854" calcext:value-type="float">
            <text:p>10323854</text:p>
          </table:table-cell>
          <table:table-cell office:value-type="float" office:value="9074" calcext:value-type="float">
            <text:p>9074</text:p>
          </table:table-cell>
        </table:table-row>
        <table:table-row table:style-name="ro1" table:visibility="collapse">
          <table:table-cell office:value-type="float" office:value="98391" calcext:value-type="float">
            <text:p>98391</text:p>
          </table:table-cell>
          <table:table-cell office:value-type="float" office:value="54721" calcext:value-type="float">
            <text:p>54721</text:p>
          </table:table-cell>
          <table:table-cell office:value-type="float" office:value="209903" calcext:value-type="float">
            <text:p>209903</text:p>
          </table:table-cell>
          <table:table-cell office:value-type="float" office:value="40753" calcext:value-type="float">
            <text:p>40753</text:p>
          </table:table-cell>
          <table:table-cell office:value-type="float" office:value="391587" calcext:value-type="float">
            <text:p>391587</text:p>
          </table:table-cell>
          <table:table-cell office:value-type="float" office:value="44042" calcext:value-type="float">
            <text:p>44042</text:p>
          </table:table-cell>
          <table:table-cell office:value-type="float" office:value="348262" calcext:value-type="float">
            <text:p>348262</text:p>
          </table:table-cell>
          <table:table-cell office:value-type="float" office:value="479795" calcext:value-type="float">
            <text:p>479795</text:p>
          </table:table-cell>
          <table:table-cell office:value-type="float" office:value="11027036" calcext:value-type="float">
            <text:p>11027036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 table:visibility="collapse">
          <table:table-cell office:value-type="float" office:value="68662" calcext:value-type="float">
            <text:p>68662</text:p>
          </table:table-cell>
          <table:table-cell office:value-type="float" office:value="38196" calcext:value-type="float">
            <text:p>38196</text:p>
          </table:table-cell>
          <table:table-cell office:value-type="float" office:value="147370" calcext:value-type="float">
            <text:p>147370</text:p>
          </table:table-cell>
          <table:table-cell office:value-type="float" office:value="27158" calcext:value-type="float">
            <text:p>27158</text:p>
          </table:table-cell>
          <table:table-cell office:value-type="float" office:value="217152" calcext:value-type="float">
            <text:p>217152</text:p>
          </table:table-cell>
          <table:table-cell office:value-type="float" office:value="25905" calcext:value-type="float">
            <text:p>25905</text:p>
          </table:table-cell>
          <table:table-cell office:value-type="float" office:value="211197" calcext:value-type="float">
            <text:p>211197</text:p>
          </table:table-cell>
          <table:table-cell office:value-type="float" office:value="293700" calcext:value-type="float">
            <text:p>293700</text:p>
          </table:table-cell>
          <table:table-cell office:value-type="float" office:value="9454867" calcext:value-type="float">
            <text:p>9454867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 table:visibility="collapse">
          <table:table-cell office:value-type="float" office:value="65725" calcext:value-type="float">
            <text:p>65725</text:p>
          </table:table-cell>
          <table:table-cell office:value-type="float" office:value="36166" calcext:value-type="float">
            <text:p>36166</text:p>
          </table:table-cell>
          <table:table-cell office:value-type="float" office:value="141042" calcext:value-type="float">
            <text:p>141042</text:p>
          </table:table-cell>
          <table:table-cell office:value-type="float" office:value="24218" calcext:value-type="float">
            <text:p>24218</text:p>
          </table:table-cell>
          <table:table-cell office:value-type="float" office:value="187167" calcext:value-type="float">
            <text:p>187167</text:p>
          </table:table-cell>
          <table:table-cell office:value-type="float" office:value="26020" calcext:value-type="float">
            <text:p>26020</text:p>
          </table:table-cell>
          <table:table-cell office:value-type="float" office:value="16975" calcext:value-type="float">
            <text:p>16975</text:p>
          </table:table-cell>
          <table:table-cell office:value-type="float" office:value="326465" calcext:value-type="float">
            <text:p>326465</text:p>
          </table:table-cell>
          <table:table-cell office:value-type="float" office:value="8137222" calcext:value-type="float">
            <text:p>8137222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 table:visibility="collapse">
          <table:table-cell office:value-type="float" office:value="48069" calcext:value-type="float">
            <text:p>48069</text:p>
          </table:table-cell>
          <table:table-cell office:value-type="float" office:value="27873" calcext:value-type="float">
            <text:p>27873</text:p>
          </table:table-cell>
          <table:table-cell office:value-type="float" office:value="104455" calcext:value-type="float">
            <text:p>104455</text:p>
          </table:table-cell>
          <table:table-cell office:value-type="float" office:value="19106" calcext:value-type="float">
            <text:p>19106</text:p>
          </table:table-cell>
          <table:table-cell office:value-type="float" office:value="142752" calcext:value-type="float">
            <text:p>142752</text:p>
          </table:table-cell>
          <table:table-cell office:value-type="float" office:value="18227" calcext:value-type="float">
            <text:p>18227</text:p>
          </table:table-cell>
          <table:table-cell office:value-type="float" office:value="124478" calcext:value-type="float">
            <text:p>124478</text:p>
          </table:table-cell>
          <table:table-cell office:value-type="float" office:value="191916" calcext:value-type="float">
            <text:p>191916</text:p>
          </table:table-cell>
          <table:table-cell office:value-type="float" office:value="10258146" calcext:value-type="float">
            <text:p>10258146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 table:visibility="collapse">
          <table:table-cell office:value-type="float" office:value="51798" calcext:value-type="float">
            <text:p>51798</text:p>
          </table:table-cell>
          <table:table-cell office:value-type="float" office:value="30333" calcext:value-type="float">
            <text:p>30333</text:p>
          </table:table-cell>
          <table:table-cell office:value-type="float" office:value="120568" calcext:value-type="float">
            <text:p>120568</text:p>
          </table:table-cell>
          <table:table-cell office:value-type="float" office:value="20106" calcext:value-type="float">
            <text:p>20106</text:p>
          </table:table-cell>
          <table:table-cell office:value-type="float" office:value="126446" calcext:value-type="float">
            <text:p>126446</text:p>
          </table:table-cell>
          <table:table-cell office:value-type="float" office:value="19314" calcext:value-type="float">
            <text:p>19314</text:p>
          </table:table-cell>
          <table:table-cell office:value-type="float" office:value="11922" calcext:value-type="float">
            <text:p>11922</text:p>
          </table:table-cell>
          <table:table-cell office:value-type="float" office:value="187867" calcext:value-type="float">
            <text:p>187867</text:p>
          </table:table-cell>
          <table:table-cell office:value-type="float" office:value="3937913" calcext:value-type="float">
            <text:p>3937913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 table:visibility="collapse">
          <table:table-cell office:value-type="float" office:value="87705" calcext:value-type="float">
            <text:p>87705</text:p>
          </table:table-cell>
          <table:table-cell office:value-type="float" office:value="49465" calcext:value-type="float">
            <text:p>49465</text:p>
          </table:table-cell>
          <table:table-cell office:value-type="float" office:value="192854" calcext:value-type="float">
            <text:p>192854</text:p>
          </table:table-cell>
          <table:table-cell office:value-type="float" office:value="36310" calcext:value-type="float">
            <text:p>36310</text:p>
          </table:table-cell>
          <table:table-cell office:value-type="float" office:value="300225" calcext:value-type="float">
            <text:p>300225</text:p>
          </table:table-cell>
          <table:table-cell office:value-type="float" office:value="37392" calcext:value-type="float">
            <text:p>37392</text:p>
          </table:table-cell>
          <table:table-cell office:value-type="float" office:value="201812" calcext:value-type="float">
            <text:p>201812</text:p>
          </table:table-cell>
          <table:table-cell office:value-type="float" office:value="505516" calcext:value-type="float">
            <text:p>505516</text:p>
          </table:table-cell>
          <table:table-cell office:value-type="float" office:value="10760031" calcext:value-type="float">
            <text:p>10760031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 table:visibility="collapse">
          <table:table-cell office:value-type="float" office:value="54837" calcext:value-type="float">
            <text:p>54837</text:p>
          </table:table-cell>
          <table:table-cell office:value-type="float" office:value="31758" calcext:value-type="float">
            <text:p>31758</text:p>
          </table:table-cell>
          <table:table-cell office:value-type="float" office:value="119567" calcext:value-type="float">
            <text:p>119567</text:p>
          </table:table-cell>
          <table:table-cell office:value-type="float" office:value="22652" calcext:value-type="float">
            <text:p>22652</text:p>
          </table:table-cell>
          <table:table-cell office:value-type="float" office:value="174636" calcext:value-type="float">
            <text:p>174636</text:p>
          </table:table-cell>
          <table:table-cell office:value-type="float" office:value="21102" calcext:value-type="float">
            <text:p>21102</text:p>
          </table:table-cell>
          <table:table-cell office:value-type="float" office:value="169365" calcext:value-type="float">
            <text:p>169365</text:p>
          </table:table-cell>
          <table:table-cell office:value-type="float" office:value="227337" calcext:value-type="float">
            <text:p>227337</text:p>
          </table:table-cell>
          <table:table-cell office:value-type="float" office:value="12663640" calcext:value-type="float">
            <text:p>12663640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 table:visibility="collapse">
          <table:table-cell office:value-type="float" office:value="79275" calcext:value-type="float">
            <text:p>79275</text:p>
          </table:table-cell>
          <table:table-cell office:value-type="float" office:value="43604" calcext:value-type="float">
            <text:p>43604</text:p>
          </table:table-cell>
          <table:table-cell office:value-type="float" office:value="185459" calcext:value-type="float">
            <text:p>185459</text:p>
          </table:table-cell>
          <table:table-cell office:value-type="float" office:value="31280" calcext:value-type="float">
            <text:p>31280</text:p>
          </table:table-cell>
          <table:table-cell office:value-type="float" office:value="297505" calcext:value-type="float">
            <text:p>297505</text:p>
          </table:table-cell>
          <table:table-cell office:value-type="float" office:value="40070" calcext:value-type="float">
            <text:p>40070</text:p>
          </table:table-cell>
          <table:table-cell office:value-type="float" office:value="145069" calcext:value-type="float">
            <text:p>145069</text:p>
          </table:table-cell>
          <table:table-cell office:value-type="float" office:value="210224" calcext:value-type="float">
            <text:p>210224</text:p>
          </table:table-cell>
          <table:table-cell office:value-type="float" office:value="9644984" calcext:value-type="float">
            <text:p>964498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 table:visibility="collapse">
          <table:table-cell office:value-type="float" office:value="80537" calcext:value-type="float">
            <text:p>80537</text:p>
          </table:table-cell>
          <table:table-cell office:value-type="float" office:value="46102" calcext:value-type="float">
            <text:p>46102</text:p>
          </table:table-cell>
          <table:table-cell office:value-type="float" office:value="257778" calcext:value-type="float">
            <text:p>257778</text:p>
          </table:table-cell>
          <table:table-cell office:value-type="float" office:value="36965" calcext:value-type="float">
            <text:p>36965</text:p>
          </table:table-cell>
          <table:table-cell office:value-type="float" office:value="234119" calcext:value-type="float">
            <text:p>234119</text:p>
          </table:table-cell>
          <table:table-cell office:value-type="float" office:value="33281" calcext:value-type="float">
            <text:p>33281</text:p>
          </table:table-cell>
          <table:table-cell office:value-type="float" office:value="21562" calcext:value-type="float">
            <text:p>21562</text:p>
          </table:table-cell>
          <table:table-cell office:value-type="float" office:value="313739" calcext:value-type="float">
            <text:p>313739</text:p>
          </table:table-cell>
          <table:table-cell office:value-type="float" office:value="7927188" calcext:value-type="float">
            <text:p>7927188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 table:visibility="collapse">
          <table:table-cell office:value-type="float" office:value="96492" calcext:value-type="float">
            <text:p>96492</text:p>
          </table:table-cell>
          <table:table-cell office:value-type="float" office:value="53955" calcext:value-type="float">
            <text:p>53955</text:p>
          </table:table-cell>
          <table:table-cell office:value-type="float" office:value="208550" calcext:value-type="float">
            <text:p>208550</text:p>
          </table:table-cell>
          <table:table-cell office:value-type="float" office:value="39737" calcext:value-type="float">
            <text:p>39737</text:p>
          </table:table-cell>
          <table:table-cell office:value-type="float" office:value="258661" calcext:value-type="float">
            <text:p>258661</text:p>
          </table:table-cell>
          <table:table-cell office:value-type="float" office:value="41486" calcext:value-type="float">
            <text:p>41486</text:p>
          </table:table-cell>
          <table:table-cell office:value-type="float" office:value="26035" calcext:value-type="float">
            <text:p>26035</text:p>
          </table:table-cell>
          <table:table-cell office:value-type="float" office:value="385448" calcext:value-type="float">
            <text:p>385448</text:p>
          </table:table-cell>
          <table:table-cell office:value-type="float" office:value="7456582" calcext:value-type="float">
            <text:p>7456582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 table:visibility="collapse">
          <table:table-cell office:value-type="float" office:value="45864" calcext:value-type="float">
            <text:p>45864</text:p>
          </table:table-cell>
          <table:table-cell office:value-type="float" office:value="25513" calcext:value-type="float">
            <text:p>25513</text:p>
          </table:table-cell>
          <table:table-cell office:value-type="float" office:value="102402" calcext:value-type="float">
            <text:p>102402</text:p>
          </table:table-cell>
          <table:table-cell office:value-type="float" office:value="17014" calcext:value-type="float">
            <text:p>17014</text:p>
          </table:table-cell>
          <table:table-cell office:value-type="float" office:value="159293" calcext:value-type="float">
            <text:p>159293</text:p>
          </table:table-cell>
          <table:table-cell office:value-type="float" office:value="18497" calcext:value-type="float">
            <text:p>18497</text:p>
          </table:table-cell>
          <table:table-cell office:value-type="float" office:value="81686" calcext:value-type="float">
            <text:p>81686</text:p>
          </table:table-cell>
          <table:table-cell office:value-type="float" office:value="201739" calcext:value-type="float">
            <text:p>201739</text:p>
          </table:table-cell>
          <table:table-cell office:value-type="float" office:value="10157741" calcext:value-type="float">
            <text:p>10157741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 table:visibility="collapse">
          <table:table-cell office:value-type="float" office:value="80497" calcext:value-type="float">
            <text:p>80497</text:p>
          </table:table-cell>
          <table:table-cell office:value-type="float" office:value="45858" calcext:value-type="float">
            <text:p>45858</text:p>
          </table:table-cell>
          <table:table-cell office:value-type="float" office:value="176354" calcext:value-type="float">
            <text:p>176354</text:p>
          </table:table-cell>
          <table:table-cell office:value-type="float" office:value="33842" calcext:value-type="float">
            <text:p>33842</text:p>
          </table:table-cell>
          <table:table-cell office:value-type="float" office:value="273570" calcext:value-type="float">
            <text:p>273570</text:p>
          </table:table-cell>
          <table:table-cell office:value-type="float" office:value="32595" calcext:value-type="float">
            <text:p>32595</text:p>
          </table:table-cell>
          <table:table-cell office:value-type="float" office:value="155518" calcext:value-type="float">
            <text:p>155518</text:p>
          </table:table-cell>
          <table:table-cell office:value-type="float" office:value="372606" calcext:value-type="float">
            <text:p>372606</text:p>
          </table:table-cell>
          <table:table-cell office:value-type="float" office:value="13959743" calcext:value-type="float">
            <text:p>13959743</text:p>
          </table:table-cell>
          <table:table-cell office:value-type="float" office:value="9124" calcext:value-type="float">
            <text:p>9124</text:p>
          </table:table-cell>
        </table:table-row>
        <table:table-row table:style-name="ro1" table:visibility="collapse">
          <table:table-cell office:value-type="float" office:value="75253" calcext:value-type="float">
            <text:p>75253</text:p>
          </table:table-cell>
          <table:table-cell office:value-type="float" office:value="43944" calcext:value-type="float">
            <text:p>43944</text:p>
          </table:table-cell>
          <table:table-cell office:value-type="float" office:value="165109" calcext:value-type="float">
            <text:p>165109</text:p>
          </table:table-cell>
          <table:table-cell office:value-type="float" office:value="31232" calcext:value-type="float">
            <text:p>31232</text:p>
          </table:table-cell>
          <table:table-cell office:value-type="float" office:value="300302" calcext:value-type="float">
            <text:p>300302</text:p>
          </table:table-cell>
          <table:table-cell office:value-type="float" office:value="30681" calcext:value-type="float">
            <text:p>30681</text:p>
          </table:table-cell>
          <table:table-cell office:value-type="float" office:value="145692" calcext:value-type="float">
            <text:p>145692</text:p>
          </table:table-cell>
          <table:table-cell office:value-type="float" office:value="496699" calcext:value-type="float">
            <text:p>496699</text:p>
          </table:table-cell>
          <table:table-cell office:value-type="float" office:value="13391718" calcext:value-type="float">
            <text:p>13391718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 table:visibility="collapse">
          <table:table-cell office:value-type="float" office:value="88431" calcext:value-type="float">
            <text:p>88431</text:p>
          </table:table-cell>
          <table:table-cell office:value-type="float" office:value="49634" calcext:value-type="float">
            <text:p>49634</text:p>
          </table:table-cell>
          <table:table-cell office:value-type="float" office:value="192211" calcext:value-type="float">
            <text:p>192211</text:p>
          </table:table-cell>
          <table:table-cell office:value-type="float" office:value="36257" calcext:value-type="float">
            <text:p>36257</text:p>
          </table:table-cell>
          <table:table-cell office:value-type="float" office:value="230201" calcext:value-type="float">
            <text:p>230201</text:p>
          </table:table-cell>
          <table:table-cell office:value-type="float" office:value="36244" calcext:value-type="float">
            <text:p>36244</text:p>
          </table:table-cell>
          <table:table-cell office:value-type="float" office:value="23401" calcext:value-type="float">
            <text:p>23401</text:p>
          </table:table-cell>
          <table:table-cell office:value-type="float" office:value="484004" calcext:value-type="float">
            <text:p>484004</text:p>
          </table:table-cell>
          <table:table-cell office:value-type="float" office:value="6939316" calcext:value-type="float">
            <text:p>6939316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 table:visibility="collapse">
          <table:table-cell office:value-type="float" office:value="97941" calcext:value-type="float">
            <text:p>97941</text:p>
          </table:table-cell>
          <table:table-cell office:value-type="float" office:value="53433" calcext:value-type="float">
            <text:p>53433</text:p>
          </table:table-cell>
          <table:table-cell office:value-type="float" office:value="209693" calcext:value-type="float">
            <text:p>209693</text:p>
          </table:table-cell>
          <table:table-cell office:value-type="float" office:value="40328" calcext:value-type="float">
            <text:p>40328</text:p>
          </table:table-cell>
          <table:table-cell office:value-type="float" office:value="258009" calcext:value-type="float">
            <text:p>258009</text:p>
          </table:table-cell>
          <table:table-cell office:value-type="float" office:value="40042" calcext:value-type="float">
            <text:p>40042</text:p>
          </table:table-cell>
          <table:table-cell office:value-type="float" office:value="25739" calcext:value-type="float">
            <text:p>25739</text:p>
          </table:table-cell>
          <table:table-cell office:value-type="float" office:value="541642" calcext:value-type="float">
            <text:p>541642</text:p>
          </table:table-cell>
          <table:table-cell office:value-type="float" office:value="8992714" calcext:value-type="float">
            <text:p>89927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 table:visibility="collapse">
          <table:table-cell office:value-type="float" office:value="81175" calcext:value-type="float">
            <text:p>81175</text:p>
          </table:table-cell>
          <table:table-cell office:value-type="float" office:value="45068" calcext:value-type="float">
            <text:p>45068</text:p>
          </table:table-cell>
          <table:table-cell office:value-type="float" office:value="178691" calcext:value-type="float">
            <text:p>178691</text:p>
          </table:table-cell>
          <table:table-cell office:value-type="float" office:value="33216" calcext:value-type="float">
            <text:p>33216</text:p>
          </table:table-cell>
          <table:table-cell office:value-type="float" office:value="210256" calcext:value-type="float">
            <text:p>210256</text:p>
          </table:table-cell>
          <table:table-cell office:value-type="float" office:value="32748" calcext:value-type="float">
            <text:p>32748</text:p>
          </table:table-cell>
          <table:table-cell office:value-type="float" office:value="21594" calcext:value-type="float">
            <text:p>21594</text:p>
          </table:table-cell>
          <table:table-cell office:value-type="float" office:value="317158" calcext:value-type="float">
            <text:p>317158</text:p>
          </table:table-cell>
          <table:table-cell office:value-type="float" office:value="7273690" calcext:value-type="float">
            <text:p>7273690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 table:visibility="collapse">
          <table:table-cell office:value-type="float" office:value="119124" calcext:value-type="float">
            <text:p>119124</text:p>
          </table:table-cell>
          <table:table-cell office:value-type="float" office:value="64088" calcext:value-type="float">
            <text:p>64088</text:p>
          </table:table-cell>
          <table:table-cell office:value-type="float" office:value="279223" calcext:value-type="float">
            <text:p>279223</text:p>
          </table:table-cell>
          <table:table-cell office:value-type="float" office:value="89727" calcext:value-type="float">
            <text:p>89727</text:p>
          </table:table-cell>
          <table:table-cell office:value-type="float" office:value="585415" calcext:value-type="float">
            <text:p>585415</text:p>
          </table:table-cell>
          <table:table-cell office:value-type="float" office:value="28647" calcext:value-type="float">
            <text:p>28647</text:p>
          </table:table-cell>
          <table:table-cell office:value-type="float" office:value="130522" calcext:value-type="float">
            <text:p>130522</text:p>
          </table:table-cell>
          <table:table-cell office:value-type="float" office:value="262856" calcext:value-type="float">
            <text:p>262856</text:p>
          </table:table-cell>
          <table:table-cell office:value-type="float" office:value="10471438" calcext:value-type="float">
            <text:p>10471438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 table:visibility="collapse">
          <table:table-cell office:value-type="float" office:value="88480" calcext:value-type="float">
            <text:p>88480</text:p>
          </table:table-cell>
          <table:table-cell office:value-type="float" office:value="50873" calcext:value-type="float">
            <text:p>50873</text:p>
          </table:table-cell>
          <table:table-cell office:value-type="float" office:value="197923" calcext:value-type="float">
            <text:p>197923</text:p>
          </table:table-cell>
          <table:table-cell office:value-type="float" office:value="36853" calcext:value-type="float">
            <text:p>36853</text:p>
          </table:table-cell>
          <table:table-cell office:value-type="float" office:value="232825" calcext:value-type="float">
            <text:p>232825</text:p>
          </table:table-cell>
          <table:table-cell office:value-type="float" office:value="35923" calcext:value-type="float">
            <text:p>35923</text:p>
          </table:table-cell>
          <table:table-cell office:value-type="float" office:value="22367" calcext:value-type="float">
            <text:p>22367</text:p>
          </table:table-cell>
          <table:table-cell office:value-type="float" office:value="500693" calcext:value-type="float">
            <text:p>500693</text:p>
          </table:table-cell>
          <table:table-cell office:value-type="float" office:value="12034222" calcext:value-type="float">
            <text:p>12034222</text:p>
          </table:table-cell>
          <table:table-cell office:value-type="float" office:value="8836" calcext:value-type="float">
            <text:p>8836</text:p>
          </table:table-cell>
        </table:table-row>
        <table:table-row table:style-name="ro1" table:visibility="collapse">
          <table:table-cell office:value-type="float" office:value="62482" calcext:value-type="float">
            <text:p>62482</text:p>
          </table:table-cell>
          <table:table-cell office:value-type="float" office:value="35326" calcext:value-type="float">
            <text:p>35326</text:p>
          </table:table-cell>
          <table:table-cell office:value-type="float" office:value="207756" calcext:value-type="float">
            <text:p>207756</text:p>
          </table:table-cell>
          <table:table-cell office:value-type="float" office:value="28543" calcext:value-type="float">
            <text:p>28543</text:p>
          </table:table-cell>
          <table:table-cell office:value-type="float" office:value="219353" calcext:value-type="float">
            <text:p>219353</text:p>
          </table:table-cell>
          <table:table-cell office:value-type="float" office:value="34585" calcext:value-type="float">
            <text:p>34585</text:p>
          </table:table-cell>
          <table:table-cell office:value-type="float" office:value="22041" calcext:value-type="float">
            <text:p>22041</text:p>
          </table:table-cell>
          <table:table-cell office:value-type="float" office:value="319507" calcext:value-type="float">
            <text:p>319507</text:p>
          </table:table-cell>
          <table:table-cell office:value-type="float" office:value="8575159" calcext:value-type="float">
            <text:p>8575159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 table:visibility="collapse">
          <table:table-cell office:value-type="float" office:value="113753" calcext:value-type="float">
            <text:p>113753</text:p>
          </table:table-cell>
          <table:table-cell office:value-type="float" office:value="27788" calcext:value-type="float">
            <text:p>27788</text:p>
          </table:table-cell>
          <table:table-cell office:value-type="float" office:value="107389" calcext:value-type="float">
            <text:p>107389</text:p>
          </table:table-cell>
          <table:table-cell office:value-type="float" office:value="18798" calcext:value-type="float">
            <text:p>18798</text:p>
          </table:table-cell>
          <table:table-cell office:value-type="float" office:value="140910" calcext:value-type="float">
            <text:p>140910</text:p>
          </table:table-cell>
          <table:table-cell office:value-type="float" office:value="18521" calcext:value-type="float">
            <text:p>18521</text:p>
          </table:table-cell>
          <table:table-cell office:value-type="float" office:value="83319" calcext:value-type="float">
            <text:p>83319</text:p>
          </table:table-cell>
          <table:table-cell office:value-type="float" office:value="172245" calcext:value-type="float">
            <text:p>172245</text:p>
          </table:table-cell>
          <table:table-cell office:value-type="float" office:value="9738157" calcext:value-type="float">
            <text:p>9738157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 table:visibility="collapse">
          <table:table-cell office:value-type="float" office:value="92278" calcext:value-type="float">
            <text:p>92278</text:p>
          </table:table-cell>
          <table:table-cell office:value-type="float" office:value="50351" calcext:value-type="float">
            <text:p>50351</text:p>
          </table:table-cell>
          <table:table-cell office:value-type="float" office:value="293774" calcext:value-type="float">
            <text:p>293774</text:p>
          </table:table-cell>
          <table:table-cell office:value-type="float" office:value="35767" calcext:value-type="float">
            <text:p>35767</text:p>
          </table:table-cell>
          <table:table-cell office:value-type="float" office:value="302813" calcext:value-type="float">
            <text:p>302813</text:p>
          </table:table-cell>
          <table:table-cell office:value-type="float" office:value="58713" calcext:value-type="float">
            <text:p>58713</text:p>
          </table:table-cell>
          <table:table-cell office:value-type="float" office:value="178918" calcext:value-type="float">
            <text:p>178918</text:p>
          </table:table-cell>
          <table:table-cell office:value-type="float" office:value="396824" calcext:value-type="float">
            <text:p>396824</text:p>
          </table:table-cell>
          <table:table-cell office:value-type="float" office:value="10936361" calcext:value-type="float">
            <text:p>10936361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 table:visibility="collapse">
          <table:table-cell office:value-type="float" office:value="41880" calcext:value-type="float">
            <text:p>41880</text:p>
          </table:table-cell>
          <table:table-cell office:value-type="float" office:value="23622" calcext:value-type="float">
            <text:p>23622</text:p>
          </table:table-cell>
          <table:table-cell office:value-type="float" office:value="91374" calcext:value-type="float">
            <text:p>91374</text:p>
          </table:table-cell>
          <table:table-cell office:value-type="float" office:value="16426" calcext:value-type="float">
            <text:p>16426</text:p>
          </table:table-cell>
          <table:table-cell office:value-type="float" office:value="125112" calcext:value-type="float">
            <text:p>125112</text:p>
          </table:table-cell>
          <table:table-cell office:value-type="float" office:value="16268" calcext:value-type="float">
            <text:p>16268</text:p>
          </table:table-cell>
          <table:table-cell office:value-type="float" office:value="141915" calcext:value-type="float">
            <text:p>141915</text:p>
          </table:table-cell>
          <table:table-cell office:value-type="float" office:value="238268" calcext:value-type="float">
            <text:p>238268</text:p>
          </table:table-cell>
          <table:table-cell office:value-type="float" office:value="11312676" calcext:value-type="float">
            <text:p>11312676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 table:visibility="collapse">
          <table:table-cell office:value-type="float" office:value="89304" calcext:value-type="float">
            <text:p>89304</text:p>
          </table:table-cell>
          <table:table-cell office:value-type="float" office:value="50058" calcext:value-type="float">
            <text:p>50058</text:p>
          </table:table-cell>
          <table:table-cell office:value-type="float" office:value="190029" calcext:value-type="float">
            <text:p>190029</text:p>
          </table:table-cell>
          <table:table-cell office:value-type="float" office:value="36364" calcext:value-type="float">
            <text:p>36364</text:p>
          </table:table-cell>
          <table:table-cell office:value-type="float" office:value="306885" calcext:value-type="float">
            <text:p>306885</text:p>
          </table:table-cell>
          <table:table-cell office:value-type="float" office:value="31801" calcext:value-type="float">
            <text:p>31801</text:p>
          </table:table-cell>
          <table:table-cell office:value-type="float" office:value="430553" calcext:value-type="float">
            <text:p>430553</text:p>
          </table:table-cell>
          <table:table-cell office:value-type="float" office:value="425077" calcext:value-type="float">
            <text:p>425077</text:p>
          </table:table-cell>
          <table:table-cell office:value-type="float" office:value="10296209" calcext:value-type="float">
            <text:p>10296209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 table:visibility="collapse">
          <table:table-cell office:value-type="float" office:value="57623" calcext:value-type="float">
            <text:p>57623</text:p>
          </table:table-cell>
          <table:table-cell office:value-type="float" office:value="32272" calcext:value-type="float">
            <text:p>32272</text:p>
          </table:table-cell>
          <table:table-cell office:value-type="float" office:value="122758" calcext:value-type="float">
            <text:p>122758</text:p>
          </table:table-cell>
          <table:table-cell office:value-type="float" office:value="22709" calcext:value-type="float">
            <text:p>22709</text:p>
          </table:table-cell>
          <table:table-cell office:value-type="float" office:value="141207" calcext:value-type="float">
            <text:p>141207</text:p>
          </table:table-cell>
          <table:table-cell office:value-type="float" office:value="22209" calcext:value-type="float">
            <text:p>22209</text:p>
          </table:table-cell>
          <table:table-cell office:value-type="float" office:value="14201" calcext:value-type="float">
            <text:p>14201</text:p>
          </table:table-cell>
          <table:table-cell office:value-type="float" office:value="216697" calcext:value-type="float">
            <text:p>216697</text:p>
          </table:table-cell>
          <table:table-cell office:value-type="float" office:value="8390522" calcext:value-type="float">
            <text:p>8390522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 table:visibility="collapse">
          <table:table-cell office:value-type="float" office:value="87664" calcext:value-type="float">
            <text:p>87664</text:p>
          </table:table-cell>
          <table:table-cell office:value-type="float" office:value="48539" calcext:value-type="float">
            <text:p>48539</text:p>
          </table:table-cell>
          <table:table-cell office:value-type="float" office:value="190906" calcext:value-type="float">
            <text:p>190906</text:p>
          </table:table-cell>
          <table:table-cell office:value-type="float" office:value="82897" calcext:value-type="float">
            <text:p>82897</text:p>
          </table:table-cell>
          <table:table-cell office:value-type="float" office:value="388428" calcext:value-type="float">
            <text:p>388428</text:p>
          </table:table-cell>
          <table:table-cell office:value-type="float" office:value="38017" calcext:value-type="float">
            <text:p>38017</text:p>
          </table:table-cell>
          <table:table-cell office:value-type="float" office:value="171844" calcext:value-type="float">
            <text:p>171844</text:p>
          </table:table-cell>
          <table:table-cell office:value-type="float" office:value="411365" calcext:value-type="float">
            <text:p>411365</text:p>
          </table:table-cell>
          <table:table-cell office:value-type="float" office:value="13679803" calcext:value-type="float">
            <text:p>13679803</text:p>
          </table:table-cell>
          <table:table-cell office:value-type="float" office:value="9072" calcext:value-type="float">
            <text:p>9072</text:p>
          </table:table-cell>
        </table:table-row>
        <table:table-row table:style-name="ro1" table:visibility="collapse">
          <table:table-cell office:value-type="float" office:value="91686" calcext:value-type="float">
            <text:p>91686</text:p>
          </table:table-cell>
          <table:table-cell office:value-type="float" office:value="49319" calcext:value-type="float">
            <text:p>49319</text:p>
          </table:table-cell>
          <table:table-cell office:value-type="float" office:value="191286" calcext:value-type="float">
            <text:p>191286</text:p>
          </table:table-cell>
          <table:table-cell office:value-type="float" office:value="44944" calcext:value-type="float">
            <text:p>44944</text:p>
          </table:table-cell>
          <table:table-cell office:value-type="float" office:value="396278" calcext:value-type="float">
            <text:p>396278</text:p>
          </table:table-cell>
          <table:table-cell office:value-type="float" office:value="40704" calcext:value-type="float">
            <text:p>40704</text:p>
          </table:table-cell>
          <table:table-cell office:value-type="float" office:value="165491" calcext:value-type="float">
            <text:p>165491</text:p>
          </table:table-cell>
          <table:table-cell office:value-type="float" office:value="448202" calcext:value-type="float">
            <text:p>448202</text:p>
          </table:table-cell>
          <table:table-cell office:value-type="float" office:value="13595857" calcext:value-type="float">
            <text:p>13595857</text:p>
          </table:table-cell>
          <table:table-cell office:value-type="float" office:value="9103" calcext:value-type="float">
            <text:p>9103</text:p>
          </table:table-cell>
        </table:table-row>
        <table:table-row table:style-name="ro1" table:visibility="collapse">
          <table:table-cell office:value-type="float" office:value="88498" calcext:value-type="float">
            <text:p>88498</text:p>
          </table:table-cell>
          <table:table-cell office:value-type="float" office:value="49193" calcext:value-type="float">
            <text:p>49193</text:p>
          </table:table-cell>
          <table:table-cell office:value-type="float" office:value="231845" calcext:value-type="float">
            <text:p>231845</text:p>
          </table:table-cell>
          <table:table-cell office:value-type="float" office:value="40377" calcext:value-type="float">
            <text:p>40377</text:p>
          </table:table-cell>
          <table:table-cell office:value-type="float" office:value="395253" calcext:value-type="float">
            <text:p>395253</text:p>
          </table:table-cell>
          <table:table-cell office:value-type="float" office:value="38069" calcext:value-type="float">
            <text:p>38069</text:p>
          </table:table-cell>
          <table:table-cell office:value-type="float" office:value="160374" calcext:value-type="float">
            <text:p>160374</text:p>
          </table:table-cell>
          <table:table-cell office:value-type="float" office:value="407561" calcext:value-type="float">
            <text:p>407561</text:p>
          </table:table-cell>
          <table:table-cell office:value-type="float" office:value="7817756" calcext:value-type="float">
            <text:p>7817756</text:p>
          </table:table-cell>
          <table:table-cell office:value-type="float" office:value="8824" calcext:value-type="float">
            <text:p>8824</text:p>
          </table:table-cell>
        </table:table-row>
        <table:table-row table:style-name="ro1" table:visibility="collapse">
          <table:table-cell office:value-type="float" office:value="90056" calcext:value-type="float">
            <text:p>90056</text:p>
          </table:table-cell>
          <table:table-cell office:value-type="float" office:value="49060" calcext:value-type="float">
            <text:p>49060</text:p>
          </table:table-cell>
          <table:table-cell office:value-type="float" office:value="187401" calcext:value-type="float">
            <text:p>187401</text:p>
          </table:table-cell>
          <table:table-cell office:value-type="float" office:value="35419" calcext:value-type="float">
            <text:p>35419</text:p>
          </table:table-cell>
          <table:table-cell office:value-type="float" office:value="230598" calcext:value-type="float">
            <text:p>230598</text:p>
          </table:table-cell>
          <table:table-cell office:value-type="float" office:value="35406" calcext:value-type="float">
            <text:p>35406</text:p>
          </table:table-cell>
          <table:table-cell office:value-type="float" office:value="23128" calcext:value-type="float">
            <text:p>23128</text:p>
          </table:table-cell>
          <table:table-cell office:value-type="float" office:value="342678" calcext:value-type="float">
            <text:p>342678</text:p>
          </table:table-cell>
          <table:table-cell office:value-type="float" office:value="5884965" calcext:value-type="float">
            <text:p>58849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 table:visibility="collapse">
          <table:table-cell office:value-type="float" office:value="97204" calcext:value-type="float">
            <text:p>97204</text:p>
          </table:table-cell>
          <table:table-cell office:value-type="float" office:value="53784" calcext:value-type="float">
            <text:p>53784</text:p>
          </table:table-cell>
          <table:table-cell office:value-type="float" office:value="210219" calcext:value-type="float">
            <text:p>210219</text:p>
          </table:table-cell>
          <table:table-cell office:value-type="float" office:value="39982" calcext:value-type="float">
            <text:p>39982</text:p>
          </table:table-cell>
          <table:table-cell office:value-type="float" office:value="334375" calcext:value-type="float">
            <text:p>334375</text:p>
          </table:table-cell>
          <table:table-cell office:value-type="float" office:value="43936" calcext:value-type="float">
            <text:p>43936</text:p>
          </table:table-cell>
          <table:table-cell office:value-type="float" office:value="180741" calcext:value-type="float">
            <text:p>180741</text:p>
          </table:table-cell>
          <table:table-cell office:value-type="float" office:value="461308" calcext:value-type="float">
            <text:p>461308</text:p>
          </table:table-cell>
          <table:table-cell office:value-type="float" office:value="10290090" calcext:value-type="float">
            <text:p>1029009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 table:visibility="collapse">
          <table:table-cell office:value-type="float" office:value="55651" calcext:value-type="float">
            <text:p>55651</text:p>
          </table:table-cell>
          <table:table-cell office:value-type="float" office:value="33931" calcext:value-type="float">
            <text:p>33931</text:p>
          </table:table-cell>
          <table:table-cell office:value-type="float" office:value="126993" calcext:value-type="float">
            <text:p>126993</text:p>
          </table:table-cell>
          <table:table-cell office:value-type="float" office:value="23392" calcext:value-type="float">
            <text:p>23392</text:p>
          </table:table-cell>
          <table:table-cell office:value-type="float" office:value="149728" calcext:value-type="float">
            <text:p>149728</text:p>
          </table:table-cell>
          <table:table-cell office:value-type="float" office:value="22349" calcext:value-type="float">
            <text:p>22349</text:p>
          </table:table-cell>
          <table:table-cell office:value-type="float" office:value="15061" calcext:value-type="float">
            <text:p>15061</text:p>
          </table:table-cell>
          <table:table-cell office:value-type="float" office:value="215045" calcext:value-type="float">
            <text:p>215045</text:p>
          </table:table-cell>
          <table:table-cell office:value-type="float" office:value="7677131" calcext:value-type="float">
            <text:p>7677131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 table:visibility="collapse">
          <table:table-cell office:value-type="float" office:value="98387" calcext:value-type="float">
            <text:p>98387</text:p>
          </table:table-cell>
          <table:table-cell office:value-type="float" office:value="54265" calcext:value-type="float">
            <text:p>54265</text:p>
          </table:table-cell>
          <table:table-cell office:value-type="float" office:value="206099" calcext:value-type="float">
            <text:p>206099</text:p>
          </table:table-cell>
          <table:table-cell office:value-type="float" office:value="38509" calcext:value-type="float">
            <text:p>38509</text:p>
          </table:table-cell>
          <table:table-cell office:value-type="float" office:value="402938" calcext:value-type="float">
            <text:p>402938</text:p>
          </table:table-cell>
          <table:table-cell office:value-type="float" office:value="40919" calcext:value-type="float">
            <text:p>40919</text:p>
          </table:table-cell>
          <table:table-cell office:value-type="float" office:value="174918" calcext:value-type="float">
            <text:p>174918</text:p>
          </table:table-cell>
          <table:table-cell office:value-type="float" office:value="520599" calcext:value-type="float">
            <text:p>520599</text:p>
          </table:table-cell>
          <table:table-cell office:value-type="float" office:value="11197144" calcext:value-type="float">
            <text:p>1119714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 table:visibility="collapse">
          <table:table-cell office:value-type="float" office:value="117991" calcext:value-type="float">
            <text:p>117991</text:p>
          </table:table-cell>
          <table:table-cell office:value-type="float" office:value="63226" calcext:value-type="float">
            <text:p>63226</text:p>
          </table:table-cell>
          <table:table-cell office:value-type="float" office:value="365752" calcext:value-type="float">
            <text:p>365752</text:p>
          </table:table-cell>
          <table:table-cell office:value-type="float" office:value="48857" calcext:value-type="float">
            <text:p>48857</text:p>
          </table:table-cell>
          <table:table-cell office:value-type="float" office:value="514876" calcext:value-type="float">
            <text:p>514876</text:p>
          </table:table-cell>
          <table:table-cell office:value-type="float" office:value="55583" calcext:value-type="float">
            <text:p>55583</text:p>
          </table:table-cell>
          <table:table-cell office:value-type="float" office:value="246748" calcext:value-type="float">
            <text:p>246748</text:p>
          </table:table-cell>
          <table:table-cell office:value-type="float" office:value="748590" calcext:value-type="float">
            <text:p>748590</text:p>
          </table:table-cell>
          <table:table-cell office:value-type="float" office:value="10262612" calcext:value-type="float">
            <text:p>10262612</text:p>
          </table:table-cell>
          <table:table-cell office:value-type="float" office:value="8676" calcext:value-type="float">
            <text:p>8676</text:p>
          </table:table-cell>
        </table:table-row>
        <table:table-row table:style-name="ro1" table:visibility="collapse">
          <table:table-cell office:value-type="float" office:value="64574" calcext:value-type="float">
            <text:p>64574</text:p>
          </table:table-cell>
          <table:table-cell office:value-type="float" office:value="37815" calcext:value-type="float">
            <text:p>37815</text:p>
          </table:table-cell>
          <table:table-cell office:value-type="float" office:value="144078" calcext:value-type="float">
            <text:p>144078</text:p>
          </table:table-cell>
          <table:table-cell office:value-type="float" office:value="26722" calcext:value-type="float">
            <text:p>26722</text:p>
          </table:table-cell>
          <table:table-cell office:value-type="float" office:value="228203" calcext:value-type="float">
            <text:p>228203</text:p>
          </table:table-cell>
          <table:table-cell office:value-type="float" office:value="27573" calcext:value-type="float">
            <text:p>27573</text:p>
          </table:table-cell>
          <table:table-cell office:value-type="float" office:value="186026" calcext:value-type="float">
            <text:p>186026</text:p>
          </table:table-cell>
          <table:table-cell office:value-type="float" office:value="305123" calcext:value-type="float">
            <text:p>305123</text:p>
          </table:table-cell>
          <table:table-cell office:value-type="float" office:value="11666264" calcext:value-type="float">
            <text:p>11666264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 table:visibility="collapse">
          <table:table-cell office:value-type="float" office:value="51955" calcext:value-type="float">
            <text:p>51955</text:p>
          </table:table-cell>
          <table:table-cell office:value-type="float" office:value="29693" calcext:value-type="float">
            <text:p>29693</text:p>
          </table:table-cell>
          <table:table-cell office:value-type="float" office:value="113611" calcext:value-type="float">
            <text:p>113611</text:p>
          </table:table-cell>
          <table:table-cell office:value-type="float" office:value="21472" calcext:value-type="float">
            <text:p>21472</text:p>
          </table:table-cell>
          <table:table-cell office:value-type="float" office:value="167994" calcext:value-type="float">
            <text:p>167994</text:p>
          </table:table-cell>
          <table:table-cell office:value-type="float" office:value="20436" calcext:value-type="float">
            <text:p>20436</text:p>
          </table:table-cell>
          <table:table-cell office:value-type="float" office:value="91490" calcext:value-type="float">
            <text:p>91490</text:p>
          </table:table-cell>
          <table:table-cell office:value-type="float" office:value="227263" calcext:value-type="float">
            <text:p>227263</text:p>
          </table:table-cell>
          <table:table-cell office:value-type="float" office:value="11996605" calcext:value-type="float">
            <text:p>11996605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 table:visibility="collapse">
          <table:table-cell office:value-type="float" office:value="39301" calcext:value-type="float">
            <text:p>39301</text:p>
          </table:table-cell>
          <table:table-cell office:value-type="float" office:value="23335" calcext:value-type="float">
            <text:p>23335</text:p>
          </table:table-cell>
          <table:table-cell office:value-type="float" office:value="86651" calcext:value-type="float">
            <text:p>86651</text:p>
          </table:table-cell>
          <table:table-cell office:value-type="float" office:value="15871" calcext:value-type="float">
            <text:p>15871</text:p>
          </table:table-cell>
          <table:table-cell office:value-type="float" office:value="114938" calcext:value-type="float">
            <text:p>114938</text:p>
          </table:table-cell>
          <table:table-cell office:value-type="float" office:value="14414" calcext:value-type="float">
            <text:p>14414</text:p>
          </table:table-cell>
          <table:table-cell office:value-type="float" office:value="80919" calcext:value-type="float">
            <text:p>80919</text:p>
          </table:table-cell>
          <table:table-cell office:value-type="float" office:value="153748" calcext:value-type="float">
            <text:p>153748</text:p>
          </table:table-cell>
          <table:table-cell office:value-type="float" office:value="7973052" calcext:value-type="float">
            <text:p>7973052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 table:visibility="collapse">
          <table:table-cell office:value-type="float" office:value="96993" calcext:value-type="float">
            <text:p>96993</text:p>
          </table:table-cell>
          <table:table-cell office:value-type="float" office:value="52847" calcext:value-type="float">
            <text:p>52847</text:p>
          </table:table-cell>
          <table:table-cell office:value-type="float" office:value="202497" calcext:value-type="float">
            <text:p>202497</text:p>
          </table:table-cell>
          <table:table-cell office:value-type="float" office:value="37682" calcext:value-type="float">
            <text:p>37682</text:p>
          </table:table-cell>
          <table:table-cell office:value-type="float" office:value="331508" calcext:value-type="float">
            <text:p>331508</text:p>
          </table:table-cell>
          <table:table-cell office:value-type="float" office:value="108405" calcext:value-type="float">
            <text:p>108405</text:p>
          </table:table-cell>
          <table:table-cell office:value-type="float" office:value="181719" calcext:value-type="float">
            <text:p>181719</text:p>
          </table:table-cell>
          <table:table-cell office:value-type="float" office:value="443141" calcext:value-type="float">
            <text:p>443141</text:p>
          </table:table-cell>
          <table:table-cell office:value-type="float" office:value="7902708" calcext:value-type="float">
            <text:p>7902708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 table:visibility="collapse">
          <table:table-cell office:value-type="float" office:value="75163" calcext:value-type="float">
            <text:p>75163</text:p>
          </table:table-cell>
          <table:table-cell office:value-type="float" office:value="42669" calcext:value-type="float">
            <text:p>42669</text:p>
          </table:table-cell>
          <table:table-cell office:value-type="float" office:value="225985" calcext:value-type="float">
            <text:p>225985</text:p>
          </table:table-cell>
          <table:table-cell office:value-type="float" office:value="31402" calcext:value-type="float">
            <text:p>31402</text:p>
          </table:table-cell>
          <table:table-cell office:value-type="float" office:value="255391" calcext:value-type="float">
            <text:p>255391</text:p>
          </table:table-cell>
          <table:table-cell office:value-type="float" office:value="30386" calcext:value-type="float">
            <text:p>30386</text:p>
          </table:table-cell>
          <table:table-cell office:value-type="float" office:value="144860" calcext:value-type="float">
            <text:p>144860</text:p>
          </table:table-cell>
          <table:table-cell office:value-type="float" office:value="339589" calcext:value-type="float">
            <text:p>339589</text:p>
          </table:table-cell>
          <table:table-cell office:value-type="float" office:value="10843964" calcext:value-type="float">
            <text:p>10843964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 table:visibility="collapse">
          <table:table-cell office:value-type="float" office:value="127834" calcext:value-type="float">
            <text:p>127834</text:p>
          </table:table-cell>
          <table:table-cell office:value-type="float" office:value="49125" calcext:value-type="float">
            <text:p>49125</text:p>
          </table:table-cell>
          <table:table-cell office:value-type="float" office:value="176090" calcext:value-type="float">
            <text:p>176090</text:p>
          </table:table-cell>
          <table:table-cell office:value-type="float" office:value="30718" calcext:value-type="float">
            <text:p>30718</text:p>
          </table:table-cell>
          <table:table-cell office:value-type="float" office:value="267561" calcext:value-type="float">
            <text:p>267561</text:p>
          </table:table-cell>
          <table:table-cell office:value-type="float" office:value="31701" calcext:value-type="float">
            <text:p>31701</text:p>
          </table:table-cell>
          <table:table-cell office:value-type="float" office:value="230660" calcext:value-type="float">
            <text:p>230660</text:p>
          </table:table-cell>
          <table:table-cell office:value-type="float" office:value="359360" calcext:value-type="float">
            <text:p>359360</text:p>
          </table:table-cell>
          <table:table-cell office:value-type="float" office:value="12371299" calcext:value-type="float">
            <text:p>12371299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 table:visibility="collapse">
          <table:table-cell office:value-type="float" office:value="178446" calcext:value-type="float">
            <text:p>178446</text:p>
          </table:table-cell>
          <table:table-cell office:value-type="float" office:value="53087" calcext:value-type="float">
            <text:p>53087</text:p>
          </table:table-cell>
          <table:table-cell office:value-type="float" office:value="207553" calcext:value-type="float">
            <text:p>207553</text:p>
          </table:table-cell>
          <table:table-cell office:value-type="float" office:value="36684" calcext:value-type="float">
            <text:p>36684</text:p>
          </table:table-cell>
          <table:table-cell office:value-type="float" office:value="332215" calcext:value-type="float">
            <text:p>332215</text:p>
          </table:table-cell>
          <table:table-cell office:value-type="float" office:value="40363" calcext:value-type="float">
            <text:p>40363</text:p>
          </table:table-cell>
          <table:table-cell office:value-type="float" office:value="172883" calcext:value-type="float">
            <text:p>172883</text:p>
          </table:table-cell>
          <table:table-cell office:value-type="float" office:value="449175" calcext:value-type="float">
            <text:p>449175</text:p>
          </table:table-cell>
          <table:table-cell office:value-type="float" office:value="14538675" calcext:value-type="float">
            <text:p>14538675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 table:visibility="collapse">
          <table:table-cell office:value-type="float" office:value="53142" calcext:value-type="float">
            <text:p>53142</text:p>
          </table:table-cell>
          <table:table-cell office:value-type="float" office:value="30318" calcext:value-type="float">
            <text:p>30318</text:p>
          </table:table-cell>
          <table:table-cell office:value-type="float" office:value="115716" calcext:value-type="float">
            <text:p>115716</text:p>
          </table:table-cell>
          <table:table-cell office:value-type="float" office:value="20650" calcext:value-type="float">
            <text:p>20650</text:p>
          </table:table-cell>
          <table:table-cell office:value-type="float" office:value="134710" calcext:value-type="float">
            <text:p>134710</text:p>
          </table:table-cell>
          <table:table-cell office:value-type="float" office:value="21133" calcext:value-type="float">
            <text:p>21133</text:p>
          </table:table-cell>
          <table:table-cell office:value-type="float" office:value="13710" calcext:value-type="float">
            <text:p>13710</text:p>
          </table:table-cell>
          <table:table-cell office:value-type="float" office:value="204171" calcext:value-type="float">
            <text:p>204171</text:p>
          </table:table-cell>
          <table:table-cell office:value-type="float" office:value="6069859" calcext:value-type="float">
            <text:p>6069859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 table:visibility="collapse">
          <table:table-cell office:value-type="float" office:value="89780" calcext:value-type="float">
            <text:p>89780</text:p>
          </table:table-cell>
          <table:table-cell office:value-type="float" office:value="50542" calcext:value-type="float">
            <text:p>50542</text:p>
          </table:table-cell>
          <table:table-cell office:value-type="float" office:value="239440" calcext:value-type="float">
            <text:p>239440</text:p>
          </table:table-cell>
          <table:table-cell office:value-type="float" office:value="35700" calcext:value-type="float">
            <text:p>35700</text:p>
          </table:table-cell>
          <table:table-cell office:value-type="float" office:value="367687" calcext:value-type="float">
            <text:p>367687</text:p>
          </table:table-cell>
          <table:table-cell office:value-type="float" office:value="35531" calcext:value-type="float">
            <text:p>35531</text:p>
          </table:table-cell>
          <table:table-cell office:value-type="float" office:value="150872" calcext:value-type="float">
            <text:p>150872</text:p>
          </table:table-cell>
          <table:table-cell office:value-type="float" office:value="402830" calcext:value-type="float">
            <text:p>402830</text:p>
          </table:table-cell>
          <table:table-cell office:value-type="float" office:value="10904116" calcext:value-type="float">
            <text:p>10904116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 table:visibility="collapse">
          <table:table-cell office:value-type="float" office:value="75036" calcext:value-type="float">
            <text:p>75036</text:p>
          </table:table-cell>
          <table:table-cell office:value-type="float" office:value="43607" calcext:value-type="float">
            <text:p>43607</text:p>
          </table:table-cell>
          <table:table-cell office:value-type="float" office:value="168323" calcext:value-type="float">
            <text:p>168323</text:p>
          </table:table-cell>
          <table:table-cell office:value-type="float" office:value="30096" calcext:value-type="float">
            <text:p>30096</text:p>
          </table:table-cell>
          <table:table-cell office:value-type="float" office:value="252206" calcext:value-type="float">
            <text:p>252206</text:p>
          </table:table-cell>
          <table:table-cell office:value-type="float" office:value="30794" calcext:value-type="float">
            <text:p>30794</text:p>
          </table:table-cell>
          <table:table-cell office:value-type="float" office:value="133791" calcext:value-type="float">
            <text:p>133791</text:p>
          </table:table-cell>
          <table:table-cell office:value-type="float" office:value="395047" calcext:value-type="float">
            <text:p>395047</text:p>
          </table:table-cell>
          <table:table-cell office:value-type="float" office:value="12667570" calcext:value-type="float">
            <text:p>12667570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 table:visibility="collapse">
          <table:table-cell office:value-type="float" office:value="44331" calcext:value-type="float">
            <text:p>44331</text:p>
          </table:table-cell>
          <table:table-cell office:value-type="float" office:value="26303" calcext:value-type="float">
            <text:p>26303</text:p>
          </table:table-cell>
          <table:table-cell office:value-type="float" office:value="100561" calcext:value-type="float">
            <text:p>100561</text:p>
          </table:table-cell>
          <table:table-cell office:value-type="float" office:value="17421" calcext:value-type="float">
            <text:p>17421</text:p>
          </table:table-cell>
          <table:table-cell office:value-type="float" office:value="147238" calcext:value-type="float">
            <text:p>147238</text:p>
          </table:table-cell>
          <table:table-cell office:value-type="float" office:value="15770" calcext:value-type="float">
            <text:p>15770</text:p>
          </table:table-cell>
          <table:table-cell office:value-type="float" office:value="72663" calcext:value-type="float">
            <text:p>72663</text:p>
          </table:table-cell>
          <table:table-cell office:value-type="float" office:value="165813" calcext:value-type="float">
            <text:p>165813</text:p>
          </table:table-cell>
          <table:table-cell office:value-type="float" office:value="10540159" calcext:value-type="float">
            <text:p>10540159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 table:visibility="collapse">
          <table:table-cell office:value-type="float" office:value="50356" calcext:value-type="float">
            <text:p>50356</text:p>
          </table:table-cell>
          <table:table-cell office:value-type="float" office:value="23877" calcext:value-type="float">
            <text:p>23877</text:p>
          </table:table-cell>
          <table:table-cell office:value-type="float" office:value="87565" calcext:value-type="float">
            <text:p>87565</text:p>
          </table:table-cell>
          <table:table-cell office:value-type="float" office:value="14853" calcext:value-type="float">
            <text:p>14853</text:p>
          </table:table-cell>
          <table:table-cell office:value-type="float" office:value="92355" calcext:value-type="float">
            <text:p>92355</text:p>
          </table:table-cell>
          <table:table-cell office:value-type="float" office:value="14476" calcext:value-type="float">
            <text:p>14476</text:p>
          </table:table-cell>
          <table:table-cell office:value-type="float" office:value="8432" calcext:value-type="float">
            <text:p>8432</text:p>
          </table:table-cell>
          <table:table-cell office:value-type="float" office:value="130025" calcext:value-type="float">
            <text:p>130025</text:p>
          </table:table-cell>
          <table:table-cell office:value-type="float" office:value="5341895" calcext:value-type="float">
            <text:p>5341895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 table:visibility="collapse">
          <table:table-cell office:value-type="float" office:value="51487" calcext:value-type="float">
            <text:p>51487</text:p>
          </table:table-cell>
          <table:table-cell office:value-type="float" office:value="30147" calcext:value-type="float">
            <text:p>30147</text:p>
          </table:table-cell>
          <table:table-cell office:value-type="float" office:value="111778" calcext:value-type="float">
            <text:p>111778</text:p>
          </table:table-cell>
          <table:table-cell office:value-type="float" office:value="20327" calcext:value-type="float">
            <text:p>20327</text:p>
          </table:table-cell>
          <table:table-cell office:value-type="float" office:value="213196" calcext:value-type="float">
            <text:p>213196</text:p>
          </table:table-cell>
          <table:table-cell office:value-type="float" office:value="22041" calcext:value-type="float">
            <text:p>22041</text:p>
          </table:table-cell>
          <table:table-cell office:value-type="float" office:value="93273" calcext:value-type="float">
            <text:p>93273</text:p>
          </table:table-cell>
          <table:table-cell office:value-type="float" office:value="225651" calcext:value-type="float">
            <text:p>225651</text:p>
          </table:table-cell>
          <table:table-cell office:value-type="float" office:value="11601626" calcext:value-type="float">
            <text:p>11601626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 table:visibility="collapse">
          <table:table-cell office:value-type="float" office:value="90970" calcext:value-type="float">
            <text:p>90970</text:p>
          </table:table-cell>
          <table:table-cell office:value-type="float" office:value="51189" calcext:value-type="float">
            <text:p>51189</text:p>
          </table:table-cell>
          <table:table-cell office:value-type="float" office:value="197170" calcext:value-type="float">
            <text:p>197170</text:p>
          </table:table-cell>
          <table:table-cell office:value-type="float" office:value="35935" calcext:value-type="float">
            <text:p>35935</text:p>
          </table:table-cell>
          <table:table-cell office:value-type="float" office:value="300550" calcext:value-type="float">
            <text:p>300550</text:p>
          </table:table-cell>
          <table:table-cell office:value-type="float" office:value="36052" calcext:value-type="float">
            <text:p>36052</text:p>
          </table:table-cell>
          <table:table-cell office:value-type="float" office:value="167532" calcext:value-type="float">
            <text:p>167532</text:p>
          </table:table-cell>
          <table:table-cell office:value-type="float" office:value="399636" calcext:value-type="float">
            <text:p>399636</text:p>
          </table:table-cell>
          <table:table-cell office:value-type="float" office:value="12719672" calcext:value-type="float">
            <text:p>12719672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 table:visibility="collapse">
          <table:table-cell office:value-type="float" office:value="98973" calcext:value-type="float">
            <text:p>98973</text:p>
          </table:table-cell>
          <table:table-cell office:value-type="float" office:value="54691" calcext:value-type="float">
            <text:p>54691</text:p>
          </table:table-cell>
          <table:table-cell office:value-type="float" office:value="210941" calcext:value-type="float">
            <text:p>210941</text:p>
          </table:table-cell>
          <table:table-cell office:value-type="float" office:value="37697" calcext:value-type="float">
            <text:p>37697</text:p>
          </table:table-cell>
          <table:table-cell office:value-type="float" office:value="350768" calcext:value-type="float">
            <text:p>350768</text:p>
          </table:table-cell>
          <table:table-cell office:value-type="float" office:value="40453" calcext:value-type="float">
            <text:p>40453</text:p>
          </table:table-cell>
          <table:table-cell office:value-type="float" office:value="174447" calcext:value-type="float">
            <text:p>174447</text:p>
          </table:table-cell>
          <table:table-cell office:value-type="float" office:value="549305" calcext:value-type="float">
            <text:p>549305</text:p>
          </table:table-cell>
          <table:table-cell office:value-type="float" office:value="13003899" calcext:value-type="float">
            <text:p>13003899</text:p>
          </table:table-cell>
          <table:table-cell office:value-type="float" office:value="8928" calcext:value-type="float">
            <text:p>8928</text:p>
          </table:table-cell>
        </table:table-row>
        <table:table-row table:style-name="ro1" table:visibility="collapse">
          <table:table-cell office:value-type="float" office:value="43223" calcext:value-type="float">
            <text:p>43223</text:p>
          </table:table-cell>
          <table:table-cell office:value-type="float" office:value="25561" calcext:value-type="float">
            <text:p>25561</text:p>
          </table:table-cell>
          <table:table-cell office:value-type="float" office:value="133039" calcext:value-type="float">
            <text:p>133039</text:p>
          </table:table-cell>
          <table:table-cell office:value-type="float" office:value="17216" calcext:value-type="float">
            <text:p>17216</text:p>
          </table:table-cell>
          <table:table-cell office:value-type="float" office:value="136886" calcext:value-type="float">
            <text:p>136886</text:p>
          </table:table-cell>
          <table:table-cell office:value-type="float" office:value="16046" calcext:value-type="float">
            <text:p>16046</text:p>
          </table:table-cell>
          <table:table-cell office:value-type="float" office:value="76700" calcext:value-type="float">
            <text:p>76700</text:p>
          </table:table-cell>
          <table:table-cell office:value-type="float" office:value="151378" calcext:value-type="float">
            <text:p>151378</text:p>
          </table:table-cell>
          <table:table-cell office:value-type="float" office:value="5354498" calcext:value-type="float">
            <text:p>5354498</text:p>
          </table:table-cell>
          <table:table-cell office:value-type="float" office:value="8490" calcext:value-type="float">
            <text:p>8490</text:p>
          </table:table-cell>
        </table:table-row>
        <table:table-row table:style-name="ro1" table:visibility="collapse">
          <table:table-cell office:value-type="float" office:value="97991" calcext:value-type="float">
            <text:p>97991</text:p>
          </table:table-cell>
          <table:table-cell office:value-type="float" office:value="54104" calcext:value-type="float">
            <text:p>54104</text:p>
          </table:table-cell>
          <table:table-cell office:value-type="float" office:value="211718" calcext:value-type="float">
            <text:p>211718</text:p>
          </table:table-cell>
          <table:table-cell office:value-type="float" office:value="38334" calcext:value-type="float">
            <text:p>38334</text:p>
          </table:table-cell>
          <table:table-cell office:value-type="float" office:value="329093" calcext:value-type="float">
            <text:p>329093</text:p>
          </table:table-cell>
          <table:table-cell office:value-type="float" office:value="39160" calcext:value-type="float">
            <text:p>39160</text:p>
          </table:table-cell>
          <table:table-cell office:value-type="float" office:value="172517" calcext:value-type="float">
            <text:p>172517</text:p>
          </table:table-cell>
          <table:table-cell office:value-type="float" office:value="538530" calcext:value-type="float">
            <text:p>538530</text:p>
          </table:table-cell>
          <table:table-cell office:value-type="float" office:value="13666092" calcext:value-type="float">
            <text:p>13666092</text:p>
          </table:table-cell>
          <table:table-cell office:value-type="float" office:value="8971" calcext:value-type="float">
            <text:p>8971</text:p>
          </table:table-cell>
        </table:table-row>
        <table:table-row table:style-name="ro1" table:visibility="collapse">
          <table:table-cell office:value-type="float" office:value="83031" calcext:value-type="float">
            <text:p>83031</text:p>
          </table:table-cell>
          <table:table-cell office:value-type="float" office:value="46378" calcext:value-type="float">
            <text:p>46378</text:p>
          </table:table-cell>
          <table:table-cell office:value-type="float" office:value="180390" calcext:value-type="float">
            <text:p>180390</text:p>
          </table:table-cell>
          <table:table-cell office:value-type="float" office:value="35054" calcext:value-type="float">
            <text:p>35054</text:p>
          </table:table-cell>
          <table:table-cell office:value-type="float" office:value="319354" calcext:value-type="float">
            <text:p>319354</text:p>
          </table:table-cell>
          <table:table-cell office:value-type="float" office:value="25795" calcext:value-type="float">
            <text:p>25795</text:p>
          </table:table-cell>
          <table:table-cell office:value-type="float" office:value="129261" calcext:value-type="float">
            <text:p>129261</text:p>
          </table:table-cell>
          <table:table-cell office:value-type="float" office:value="338321" calcext:value-type="float">
            <text:p>338321</text:p>
          </table:table-cell>
          <table:table-cell office:value-type="float" office:value="9772118" calcext:value-type="float">
            <text:p>9772118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 table:visibility="collapse">
          <table:table-cell office:value-type="float" office:value="42307" calcext:value-type="float">
            <text:p>42307</text:p>
          </table:table-cell>
          <table:table-cell office:value-type="float" office:value="24368" calcext:value-type="float">
            <text:p>24368</text:p>
          </table:table-cell>
          <table:table-cell office:value-type="float" office:value="93230" calcext:value-type="float">
            <text:p>93230</text:p>
          </table:table-cell>
          <table:table-cell office:value-type="float" office:value="16920" calcext:value-type="float">
            <text:p>16920</text:p>
          </table:table-cell>
          <table:table-cell office:value-type="float" office:value="126594" calcext:value-type="float">
            <text:p>126594</text:p>
          </table:table-cell>
          <table:table-cell office:value-type="float" office:value="15550" calcext:value-type="float">
            <text:p>15550</text:p>
          </table:table-cell>
          <table:table-cell office:value-type="float" office:value="69685" calcext:value-type="float">
            <text:p>69685</text:p>
          </table:table-cell>
          <table:table-cell office:value-type="float" office:value="160951" calcext:value-type="float">
            <text:p>160951</text:p>
          </table:table-cell>
          <table:table-cell office:value-type="float" office:value="7980242" calcext:value-type="float">
            <text:p>7980242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 table:visibility="collapse">
          <table:table-cell office:value-type="float" office:value="89433" calcext:value-type="float">
            <text:p>89433</text:p>
          </table:table-cell>
          <table:table-cell office:value-type="float" office:value="50935" calcext:value-type="float">
            <text:p>50935</text:p>
          </table:table-cell>
          <table:table-cell office:value-type="float" office:value="196973" calcext:value-type="float">
            <text:p>196973</text:p>
          </table:table-cell>
          <table:table-cell office:value-type="float" office:value="34657" calcext:value-type="float">
            <text:p>34657</text:p>
          </table:table-cell>
          <table:table-cell office:value-type="float" office:value="300256" calcext:value-type="float">
            <text:p>300256</text:p>
          </table:table-cell>
          <table:table-cell office:value-type="float" office:value="36908" calcext:value-type="float">
            <text:p>36908</text:p>
          </table:table-cell>
          <table:table-cell office:value-type="float" office:value="155951" calcext:value-type="float">
            <text:p>155951</text:p>
          </table:table-cell>
          <table:table-cell office:value-type="float" office:value="427112" calcext:value-type="float">
            <text:p>427112</text:p>
          </table:table-cell>
          <table:table-cell office:value-type="float" office:value="11025753" calcext:value-type="float">
            <text:p>11025753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 table:visibility="collapse">
          <table:table-cell office:value-type="float" office:value="127979" calcext:value-type="float">
            <text:p>127979</text:p>
          </table:table-cell>
          <table:table-cell office:value-type="float" office:value="65531" calcext:value-type="float">
            <text:p>65531</text:p>
          </table:table-cell>
          <table:table-cell office:value-type="float" office:value="274015" calcext:value-type="float">
            <text:p>274015</text:p>
          </table:table-cell>
          <table:table-cell office:value-type="float" office:value="51092" calcext:value-type="float">
            <text:p>51092</text:p>
          </table:table-cell>
          <table:table-cell office:value-type="float" office:value="475234" calcext:value-type="float">
            <text:p>475234</text:p>
          </table:table-cell>
          <table:table-cell office:value-type="float" office:value="42293" calcext:value-type="float">
            <text:p>42293</text:p>
          </table:table-cell>
          <table:table-cell office:value-type="float" office:value="230770" calcext:value-type="float">
            <text:p>230770</text:p>
          </table:table-cell>
          <table:table-cell office:value-type="float" office:value="351934" calcext:value-type="float">
            <text:p>351934</text:p>
          </table:table-cell>
          <table:table-cell office:value-type="float" office:value="11824359" calcext:value-type="float">
            <text:p>11824359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 table:visibility="collapse">
          <table:table-cell office:value-type="float" office:value="41619" calcext:value-type="float">
            <text:p>41619</text:p>
          </table:table-cell>
          <table:table-cell office:value-type="float" office:value="25184" calcext:value-type="float">
            <text:p>25184</text:p>
          </table:table-cell>
          <table:table-cell office:value-type="float" office:value="91442" calcext:value-type="float">
            <text:p>91442</text:p>
          </table:table-cell>
          <table:table-cell office:value-type="float" office:value="23153" calcext:value-type="float">
            <text:p>23153</text:p>
          </table:table-cell>
          <table:table-cell office:value-type="float" office:value="96139" calcext:value-type="float">
            <text:p>96139</text:p>
          </table:table-cell>
          <table:table-cell office:value-type="float" office:value="14845" calcext:value-type="float">
            <text:p>14845</text:p>
          </table:table-cell>
          <table:table-cell office:value-type="float" office:value="9208" calcext:value-type="float">
            <text:p>9208</text:p>
          </table:table-cell>
          <table:table-cell office:value-type="float" office:value="132555" calcext:value-type="float">
            <text:p>132555</text:p>
          </table:table-cell>
          <table:table-cell office:value-type="float" office:value="3810087" calcext:value-type="float">
            <text:p>3810087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 table:visibility="collapse">
          <table:table-cell office:value-type="float" office:value="94752" calcext:value-type="float">
            <text:p>94752</text:p>
          </table:table-cell>
          <table:table-cell office:value-type="float" office:value="48113" calcext:value-type="float">
            <text:p>48113</text:p>
          </table:table-cell>
          <table:table-cell office:value-type="float" office:value="295237" calcext:value-type="float">
            <text:p>295237</text:p>
          </table:table-cell>
          <table:table-cell office:value-type="float" office:value="37553" calcext:value-type="float">
            <text:p>37553</text:p>
          </table:table-cell>
          <table:table-cell office:value-type="float" office:value="400834" calcext:value-type="float">
            <text:p>400834</text:p>
          </table:table-cell>
          <table:table-cell office:value-type="float" office:value="45418" calcext:value-type="float">
            <text:p>45418</text:p>
          </table:table-cell>
          <table:table-cell office:value-type="float" office:value="184464" calcext:value-type="float">
            <text:p>184464</text:p>
          </table:table-cell>
          <table:table-cell office:value-type="float" office:value="536610" calcext:value-type="float">
            <text:p>536610</text:p>
          </table:table-cell>
          <table:table-cell office:value-type="float" office:value="9699024" calcext:value-type="float">
            <text:p>9699024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 table:visibility="collapse">
          <table:table-cell office:value-type="float" office:value="96357" calcext:value-type="float">
            <text:p>96357</text:p>
          </table:table-cell>
          <table:table-cell office:value-type="float" office:value="53999" calcext:value-type="float">
            <text:p>53999</text:p>
          </table:table-cell>
          <table:table-cell office:value-type="float" office:value="364625" calcext:value-type="float">
            <text:p>364625</text:p>
          </table:table-cell>
          <table:table-cell office:value-type="float" office:value="44843" calcext:value-type="float">
            <text:p>44843</text:p>
          </table:table-cell>
          <table:table-cell office:value-type="float" office:value="338843" calcext:value-type="float">
            <text:p>338843</text:p>
          </table:table-cell>
          <table:table-cell office:value-type="float" office:value="38509" calcext:value-type="float">
            <text:p>38509</text:p>
          </table:table-cell>
          <table:table-cell office:value-type="float" office:value="285067" calcext:value-type="float">
            <text:p>285067</text:p>
          </table:table-cell>
          <table:table-cell office:value-type="float" office:value="466555" calcext:value-type="float">
            <text:p>466555</text:p>
          </table:table-cell>
          <table:table-cell office:value-type="float" office:value="11165704" calcext:value-type="float">
            <text:p>11165704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 table:visibility="collapse">
          <table:table-cell office:value-type="float" office:value="97550" calcext:value-type="float">
            <text:p>97550</text:p>
          </table:table-cell>
          <table:table-cell office:value-type="float" office:value="54626" calcext:value-type="float">
            <text:p>54626</text:p>
          </table:table-cell>
          <table:table-cell office:value-type="float" office:value="363803" calcext:value-type="float">
            <text:p>363803</text:p>
          </table:table-cell>
          <table:table-cell office:value-type="float" office:value="38975" calcext:value-type="float">
            <text:p>38975</text:p>
          </table:table-cell>
          <table:table-cell office:value-type="float" office:value="260826" calcext:value-type="float">
            <text:p>260826</text:p>
          </table:table-cell>
          <table:table-cell office:value-type="float" office:value="39821" calcext:value-type="float">
            <text:p>39821</text:p>
          </table:table-cell>
          <table:table-cell office:value-type="float" office:value="25063" calcext:value-type="float">
            <text:p>25063</text:p>
          </table:table-cell>
          <table:table-cell office:value-type="float" office:value="379078" calcext:value-type="float">
            <text:p>379078</text:p>
          </table:table-cell>
          <table:table-cell office:value-type="float" office:value="11520934" calcext:value-type="float">
            <text:p>11520934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 table:visibility="collapse">
          <table:table-cell office:value-type="float" office:value="86662" calcext:value-type="float">
            <text:p>86662</text:p>
          </table:table-cell>
          <table:table-cell office:value-type="float" office:value="49959" calcext:value-type="float">
            <text:p>49959</text:p>
          </table:table-cell>
          <table:table-cell office:value-type="float" office:value="187864" calcext:value-type="float">
            <text:p>187864</text:p>
          </table:table-cell>
          <table:table-cell office:value-type="float" office:value="35624" calcext:value-type="float">
            <text:p>35624</text:p>
          </table:table-cell>
          <table:table-cell office:value-type="float" office:value="245410" calcext:value-type="float">
            <text:p>245410</text:p>
          </table:table-cell>
          <table:table-cell office:value-type="float" office:value="37281" calcext:value-type="float">
            <text:p>37281</text:p>
          </table:table-cell>
          <table:table-cell office:value-type="float" office:value="23182" calcext:value-type="float">
            <text:p>23182</text:p>
          </table:table-cell>
          <table:table-cell office:value-type="float" office:value="365936" calcext:value-type="float">
            <text:p>365936</text:p>
          </table:table-cell>
          <table:table-cell office:value-type="float" office:value="8806006" calcext:value-type="float">
            <text:p>8806006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 table:visibility="collapse">
          <table:table-cell office:value-type="float" office:value="83565" calcext:value-type="float">
            <text:p>83565</text:p>
          </table:table-cell>
          <table:table-cell office:value-type="float" office:value="45692" calcext:value-type="float">
            <text:p>45692</text:p>
          </table:table-cell>
          <table:table-cell office:value-type="float" office:value="177970" calcext:value-type="float">
            <text:p>177970</text:p>
          </table:table-cell>
          <table:table-cell office:value-type="float" office:value="34417" calcext:value-type="float">
            <text:p>34417</text:p>
          </table:table-cell>
          <table:table-cell office:value-type="float" office:value="292742" calcext:value-type="float">
            <text:p>292742</text:p>
          </table:table-cell>
          <table:table-cell office:value-type="float" office:value="34845" calcext:value-type="float">
            <text:p>34845</text:p>
          </table:table-cell>
          <table:table-cell office:value-type="float" office:value="165937" calcext:value-type="float">
            <text:p>165937</text:p>
          </table:table-cell>
          <table:table-cell office:value-type="float" office:value="411735" calcext:value-type="float">
            <text:p>411735</text:p>
          </table:table-cell>
          <table:table-cell office:value-type="float" office:value="10550310" calcext:value-type="float">
            <text:p>10550310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 table:visibility="collapse">
          <table:table-cell office:value-type="float" office:value="43612" calcext:value-type="float">
            <text:p>43612</text:p>
          </table:table-cell>
          <table:table-cell office:value-type="float" office:value="26112" calcext:value-type="float">
            <text:p>26112</text:p>
          </table:table-cell>
          <table:table-cell office:value-type="float" office:value="91872" calcext:value-type="float">
            <text:p>91872</text:p>
          </table:table-cell>
          <table:table-cell office:value-type="float" office:value="16861" calcext:value-type="float">
            <text:p>16861</text:p>
          </table:table-cell>
          <table:table-cell office:value-type="float" office:value="125275" calcext:value-type="float">
            <text:p>125275</text:p>
          </table:table-cell>
          <table:table-cell office:value-type="float" office:value="15259" calcext:value-type="float">
            <text:p>15259</text:p>
          </table:table-cell>
          <table:table-cell office:value-type="float" office:value="74995" calcext:value-type="float">
            <text:p>74995</text:p>
          </table:table-cell>
          <table:table-cell office:value-type="float" office:value="301923" calcext:value-type="float">
            <text:p>301923</text:p>
          </table:table-cell>
          <table:table-cell office:value-type="float" office:value="10547905" calcext:value-type="float">
            <text:p>10547905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 table:visibility="collapse">
          <table:table-cell office:value-type="float" office:value="80658" calcext:value-type="float">
            <text:p>80658</text:p>
          </table:table-cell>
          <table:table-cell office:value-type="float" office:value="46326" calcext:value-type="float">
            <text:p>46326</text:p>
          </table:table-cell>
          <table:table-cell office:value-type="float" office:value="172140" calcext:value-type="float">
            <text:p>172140</text:p>
          </table:table-cell>
          <table:table-cell office:value-type="float" office:value="33117" calcext:value-type="float">
            <text:p>33117</text:p>
          </table:table-cell>
          <table:table-cell office:value-type="float" office:value="211656" calcext:value-type="float">
            <text:p>211656</text:p>
          </table:table-cell>
          <table:table-cell office:value-type="float" office:value="32964" calcext:value-type="float">
            <text:p>32964</text:p>
          </table:table-cell>
          <table:table-cell office:value-type="float" office:value="20732" calcext:value-type="float">
            <text:p>20732</text:p>
          </table:table-cell>
          <table:table-cell office:value-type="float" office:value="308959" calcext:value-type="float">
            <text:p>308959</text:p>
          </table:table-cell>
          <table:table-cell office:value-type="float" office:value="6917645" calcext:value-type="float">
            <text:p>6917645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 table:visibility="collapse">
          <table:table-cell office:value-type="float" office:value="97550" calcext:value-type="float">
            <text:p>97550</text:p>
          </table:table-cell>
          <table:table-cell office:value-type="float" office:value="53613" calcext:value-type="float">
            <text:p>53613</text:p>
          </table:table-cell>
          <table:table-cell office:value-type="float" office:value="210801" calcext:value-type="float">
            <text:p>210801</text:p>
          </table:table-cell>
          <table:table-cell office:value-type="float" office:value="39491" calcext:value-type="float">
            <text:p>39491</text:p>
          </table:table-cell>
          <table:table-cell office:value-type="float" office:value="351380" calcext:value-type="float">
            <text:p>351380</text:p>
          </table:table-cell>
          <table:table-cell office:value-type="float" office:value="43731" calcext:value-type="float">
            <text:p>43731</text:p>
          </table:table-cell>
          <table:table-cell office:value-type="float" office:value="214540" calcext:value-type="float">
            <text:p>214540</text:p>
          </table:table-cell>
          <table:table-cell office:value-type="float" office:value="455925" calcext:value-type="float">
            <text:p>455925</text:p>
          </table:table-cell>
          <table:table-cell office:value-type="float" office:value="11315239" calcext:value-type="float">
            <text:p>11315239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 table:visibility="collapse">
          <table:table-cell office:value-type="float" office:value="96352" calcext:value-type="float">
            <text:p>96352</text:p>
          </table:table-cell>
          <table:table-cell office:value-type="float" office:value="53824" calcext:value-type="float">
            <text:p>53824</text:p>
          </table:table-cell>
          <table:table-cell office:value-type="float" office:value="202235" calcext:value-type="float">
            <text:p>202235</text:p>
          </table:table-cell>
          <table:table-cell office:value-type="float" office:value="40850" calcext:value-type="float">
            <text:p>40850</text:p>
          </table:table-cell>
          <table:table-cell office:value-type="float" office:value="260605" calcext:value-type="float">
            <text:p>260605</text:p>
          </table:table-cell>
          <table:table-cell office:value-type="float" office:value="38949" calcext:value-type="float">
            <text:p>38949</text:p>
          </table:table-cell>
          <table:table-cell office:value-type="float" office:value="25884" calcext:value-type="float">
            <text:p>25884</text:p>
          </table:table-cell>
          <table:table-cell office:value-type="float" office:value="385934" calcext:value-type="float">
            <text:p>385934</text:p>
          </table:table-cell>
          <table:table-cell office:value-type="float" office:value="8198595" calcext:value-type="float">
            <text:p>8198595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 table:visibility="collapse">
          <table:table-cell office:value-type="float" office:value="82514" calcext:value-type="float">
            <text:p>82514</text:p>
          </table:table-cell>
          <table:table-cell office:value-type="float" office:value="45238" calcext:value-type="float">
            <text:p>45238</text:p>
          </table:table-cell>
          <table:table-cell office:value-type="float" office:value="172784" calcext:value-type="float">
            <text:p>172784</text:p>
          </table:table-cell>
          <table:table-cell office:value-type="float" office:value="35339" calcext:value-type="float">
            <text:p>35339</text:p>
          </table:table-cell>
          <table:table-cell office:value-type="float" office:value="312956" calcext:value-type="float">
            <text:p>312956</text:p>
          </table:table-cell>
          <table:table-cell office:value-type="float" office:value="37303" calcext:value-type="float">
            <text:p>37303</text:p>
          </table:table-cell>
          <table:table-cell office:value-type="float" office:value="164860" calcext:value-type="float">
            <text:p>164860</text:p>
          </table:table-cell>
          <table:table-cell office:value-type="float" office:value="400579" calcext:value-type="float">
            <text:p>400579</text:p>
          </table:table-cell>
          <table:table-cell office:value-type="float" office:value="13675871" calcext:value-type="float">
            <text:p>13675871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 table:visibility="collapse">
          <table:table-cell office:value-type="float" office:value="87990" calcext:value-type="float">
            <text:p>87990</text:p>
          </table:table-cell>
          <table:table-cell office:value-type="float" office:value="48820" calcext:value-type="float">
            <text:p>48820</text:p>
          </table:table-cell>
          <table:table-cell office:value-type="float" office:value="184853" calcext:value-type="float">
            <text:p>184853</text:p>
          </table:table-cell>
          <table:table-cell office:value-type="float" office:value="35557" calcext:value-type="float">
            <text:p>35557</text:p>
          </table:table-cell>
          <table:table-cell office:value-type="float" office:value="300278" calcext:value-type="float">
            <text:p>300278</text:p>
          </table:table-cell>
          <table:table-cell office:value-type="float" office:value="36515" calcext:value-type="float">
            <text:p>36515</text:p>
          </table:table-cell>
          <table:table-cell office:value-type="float" office:value="166846" calcext:value-type="float">
            <text:p>166846</text:p>
          </table:table-cell>
          <table:table-cell office:value-type="float" office:value="404865" calcext:value-type="float">
            <text:p>404865</text:p>
          </table:table-cell>
          <table:table-cell office:value-type="float" office:value="11646483" calcext:value-type="float">
            <text:p>11646483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 table:visibility="collapse">
          <table:table-cell office:value-type="float" office:value="100143" calcext:value-type="float">
            <text:p>100143</text:p>
          </table:table-cell>
          <table:table-cell office:value-type="float" office:value="53223" calcext:value-type="float">
            <text:p>53223</text:p>
          </table:table-cell>
          <table:table-cell office:value-type="float" office:value="217737" calcext:value-type="float">
            <text:p>217737</text:p>
          </table:table-cell>
          <table:table-cell office:value-type="float" office:value="39250" calcext:value-type="float">
            <text:p>39250</text:p>
          </table:table-cell>
          <table:table-cell office:value-type="float" office:value="309769" calcext:value-type="float">
            <text:p>309769</text:p>
          </table:table-cell>
          <table:table-cell office:value-type="float" office:value="43569" calcext:value-type="float">
            <text:p>43569</text:p>
          </table:table-cell>
          <table:table-cell office:value-type="float" office:value="28653" calcext:value-type="float">
            <text:p>28653</text:p>
          </table:table-cell>
          <table:table-cell office:value-type="float" office:value="488738" calcext:value-type="float">
            <text:p>488738</text:p>
          </table:table-cell>
          <table:table-cell office:value-type="float" office:value="11189040" calcext:value-type="float">
            <text:p>1118904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 table:visibility="collapse">
          <table:table-cell office:value-type="float" office:value="97360" calcext:value-type="float">
            <text:p>97360</text:p>
          </table:table-cell>
          <table:table-cell office:value-type="float" office:value="53844" calcext:value-type="float">
            <text:p>53844</text:p>
          </table:table-cell>
          <table:table-cell office:value-type="float" office:value="207011" calcext:value-type="float">
            <text:p>207011</text:p>
          </table:table-cell>
          <table:table-cell office:value-type="float" office:value="38995" calcext:value-type="float">
            <text:p>38995</text:p>
          </table:table-cell>
          <table:table-cell office:value-type="float" office:value="334580" calcext:value-type="float">
            <text:p>334580</text:p>
          </table:table-cell>
          <table:table-cell office:value-type="float" office:value="40222" calcext:value-type="float">
            <text:p>40222</text:p>
          </table:table-cell>
          <table:table-cell office:value-type="float" office:value="173820" calcext:value-type="float">
            <text:p>173820</text:p>
          </table:table-cell>
          <table:table-cell office:value-type="float" office:value="635859" calcext:value-type="float">
            <text:p>635859</text:p>
          </table:table-cell>
          <table:table-cell office:value-type="float" office:value="10114987" calcext:value-type="float">
            <text:p>10114987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 table:visibility="collapse">
          <table:table-cell office:value-type="float" office:value="48676" calcext:value-type="float">
            <text:p>48676</text:p>
          </table:table-cell>
          <table:table-cell office:value-type="float" office:value="38395" calcext:value-type="float">
            <text:p>38395</text:p>
          </table:table-cell>
          <table:table-cell office:value-type="float" office:value="101990" calcext:value-type="float">
            <text:p>101990</text:p>
          </table:table-cell>
          <table:table-cell office:value-type="float" office:value="19553" calcext:value-type="float">
            <text:p>19553</text:p>
          </table:table-cell>
          <table:table-cell office:value-type="float" office:value="200111" calcext:value-type="float">
            <text:p>200111</text:p>
          </table:table-cell>
          <table:table-cell office:value-type="float" office:value="19708" calcext:value-type="float">
            <text:p>19708</text:p>
          </table:table-cell>
          <table:table-cell office:value-type="float" office:value="123640" calcext:value-type="float">
            <text:p>123640</text:p>
          </table:table-cell>
          <table:table-cell office:value-type="float" office:value="307325" calcext:value-type="float">
            <text:p>307325</text:p>
          </table:table-cell>
          <table:table-cell office:value-type="float" office:value="20803454" calcext:value-type="float">
            <text:p>20803454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 table:visibility="collapse">
          <table:table-cell office:value-type="float" office:value="46356" calcext:value-type="float">
            <text:p>46356</text:p>
          </table:table-cell>
          <table:table-cell office:value-type="float" office:value="26541" calcext:value-type="float">
            <text:p>26541</text:p>
          </table:table-cell>
          <table:table-cell office:value-type="float" office:value="97380" calcext:value-type="float">
            <text:p>97380</text:p>
          </table:table-cell>
          <table:table-cell office:value-type="float" office:value="18388" calcext:value-type="float">
            <text:p>18388</text:p>
          </table:table-cell>
          <table:table-cell office:value-type="float" office:value="168401" calcext:value-type="float">
            <text:p>168401</text:p>
          </table:table-cell>
          <table:table-cell office:value-type="float" office:value="17461" calcext:value-type="float">
            <text:p>17461</text:p>
          </table:table-cell>
          <table:table-cell office:value-type="float" office:value="100552" calcext:value-type="float">
            <text:p>100552</text:p>
          </table:table-cell>
          <table:table-cell office:value-type="float" office:value="168330" calcext:value-type="float">
            <text:p>168330</text:p>
          </table:table-cell>
          <table:table-cell office:value-type="float" office:value="8047160" calcext:value-type="float">
            <text:p>8047160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 table:visibility="collapse">
          <table:table-cell office:value-type="float" office:value="80795" calcext:value-type="float">
            <text:p>80795</text:p>
          </table:table-cell>
          <table:table-cell office:value-type="float" office:value="46122" calcext:value-type="float">
            <text:p>46122</text:p>
          </table:table-cell>
          <table:table-cell office:value-type="float" office:value="218064" calcext:value-type="float">
            <text:p>218064</text:p>
          </table:table-cell>
          <table:table-cell office:value-type="float" office:value="19543" calcext:value-type="float">
            <text:p>19543</text:p>
          </table:table-cell>
          <table:table-cell office:value-type="float" office:value="213238" calcext:value-type="float">
            <text:p>213238</text:p>
          </table:table-cell>
          <table:table-cell office:value-type="float" office:value="33922" calcext:value-type="float">
            <text:p>33922</text:p>
          </table:table-cell>
          <table:table-cell office:value-type="float" office:value="22220" calcext:value-type="float">
            <text:p>22220</text:p>
          </table:table-cell>
          <table:table-cell office:value-type="float" office:value="303708" calcext:value-type="float">
            <text:p>303708</text:p>
          </table:table-cell>
          <table:table-cell office:value-type="float" office:value="7860160" calcext:value-type="float">
            <text:p>7860160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 table:visibility="collapse">
          <table:table-cell office:value-type="float" office:value="61599" calcext:value-type="float">
            <text:p>61599</text:p>
          </table:table-cell>
          <table:table-cell office:value-type="float" office:value="35211" calcext:value-type="float">
            <text:p>35211</text:p>
          </table:table-cell>
          <table:table-cell office:value-type="float" office:value="128959" calcext:value-type="float">
            <text:p>128959</text:p>
          </table:table-cell>
          <table:table-cell office:value-type="float" office:value="25233" calcext:value-type="float">
            <text:p>25233</text:p>
          </table:table-cell>
          <table:table-cell office:value-type="float" office:value="204090" calcext:value-type="float">
            <text:p>204090</text:p>
          </table:table-cell>
          <table:table-cell office:value-type="float" office:value="25562" calcext:value-type="float">
            <text:p>25562</text:p>
          </table:table-cell>
          <table:table-cell office:value-type="float" office:value="112569" calcext:value-type="float">
            <text:p>112569</text:p>
          </table:table-cell>
          <table:table-cell office:value-type="float" office:value="274248" calcext:value-type="float">
            <text:p>274248</text:p>
          </table:table-cell>
          <table:table-cell office:value-type="float" office:value="13332298" calcext:value-type="float">
            <text:p>13332298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 table:visibility="collapse">
          <table:table-cell office:value-type="float" office:value="57566" calcext:value-type="float">
            <text:p>57566</text:p>
          </table:table-cell>
          <table:table-cell office:value-type="float" office:value="32715" calcext:value-type="float">
            <text:p>32715</text:p>
          </table:table-cell>
          <table:table-cell office:value-type="float" office:value="119515" calcext:value-type="float">
            <text:p>119515</text:p>
          </table:table-cell>
          <table:table-cell office:value-type="float" office:value="22106" calcext:value-type="float">
            <text:p>22106</text:p>
          </table:table-cell>
          <table:table-cell office:value-type="float" office:value="209593" calcext:value-type="float">
            <text:p>209593</text:p>
          </table:table-cell>
          <table:table-cell office:value-type="float" office:value="22103" calcext:value-type="float">
            <text:p>22103</text:p>
          </table:table-cell>
          <table:table-cell office:value-type="float" office:value="145290" calcext:value-type="float">
            <text:p>145290</text:p>
          </table:table-cell>
          <table:table-cell office:value-type="float" office:value="226524" calcext:value-type="float">
            <text:p>226524</text:p>
          </table:table-cell>
          <table:table-cell office:value-type="float" office:value="12350113" calcext:value-type="float">
            <text:p>12350113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 table:visibility="collapse">
          <table:table-cell office:value-type="float" office:value="96813" calcext:value-type="float">
            <text:p>96813</text:p>
          </table:table-cell>
          <table:table-cell office:value-type="float" office:value="63441" calcext:value-type="float">
            <text:p>63441</text:p>
          </table:table-cell>
          <table:table-cell office:value-type="float" office:value="286310" calcext:value-type="float">
            <text:p>286310</text:p>
          </table:table-cell>
          <table:table-cell office:value-type="float" office:value="41025" calcext:value-type="float">
            <text:p>41025</text:p>
          </table:table-cell>
          <table:table-cell office:value-type="float" office:value="471626" calcext:value-type="float">
            <text:p>471626</text:p>
          </table:table-cell>
          <table:table-cell office:value-type="float" office:value="53984" calcext:value-type="float">
            <text:p>53984</text:p>
          </table:table-cell>
          <table:table-cell office:value-type="float" office:value="238675" calcext:value-type="float">
            <text:p>238675</text:p>
          </table:table-cell>
          <table:table-cell office:value-type="float" office:value="598574" calcext:value-type="float">
            <text:p>598574</text:p>
          </table:table-cell>
          <table:table-cell office:value-type="float" office:value="11341919" calcext:value-type="float">
            <text:p>11341919</text:p>
          </table:table-cell>
          <table:table-cell office:value-type="float" office:value="8917" calcext:value-type="float">
            <text:p>8917</text:p>
          </table:table-cell>
        </table:table-row>
        <table:table-row table:style-name="ro1" table:visibility="collapse">
          <table:table-cell office:value-type="float" office:value="114695" calcext:value-type="float">
            <text:p>114695</text:p>
          </table:table-cell>
          <table:table-cell office:value-type="float" office:value="58512" calcext:value-type="float">
            <text:p>58512</text:p>
          </table:table-cell>
          <table:table-cell office:value-type="float" office:value="335386" calcext:value-type="float">
            <text:p>335386</text:p>
          </table:table-cell>
          <table:table-cell office:value-type="float" office:value="42217" calcext:value-type="float">
            <text:p>42217</text:p>
          </table:table-cell>
          <table:table-cell office:value-type="float" office:value="463649" calcext:value-type="float">
            <text:p>463649</text:p>
          </table:table-cell>
          <table:table-cell office:value-type="float" office:value="48845" calcext:value-type="float">
            <text:p>48845</text:p>
          </table:table-cell>
          <table:table-cell office:value-type="float" office:value="214213" calcext:value-type="float">
            <text:p>214213</text:p>
          </table:table-cell>
          <table:table-cell office:value-type="float" office:value="783632" calcext:value-type="float">
            <text:p>783632</text:p>
          </table:table-cell>
          <table:table-cell office:value-type="float" office:value="11783266" calcext:value-type="float">
            <text:p>11783266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 table:visibility="collapse">
          <table:table-cell office:value-type="float" office:value="53255" calcext:value-type="float">
            <text:p>53255</text:p>
          </table:table-cell>
          <table:table-cell office:value-type="float" office:value="30670" calcext:value-type="float">
            <text:p>30670</text:p>
          </table:table-cell>
          <table:table-cell office:value-type="float" office:value="110531" calcext:value-type="float">
            <text:p>110531</text:p>
          </table:table-cell>
          <table:table-cell office:value-type="float" office:value="21255" calcext:value-type="float">
            <text:p>21255</text:p>
          </table:table-cell>
          <table:table-cell office:value-type="float" office:value="177045" calcext:value-type="float">
            <text:p>177045</text:p>
          </table:table-cell>
          <table:table-cell office:value-type="float" office:value="21614" calcext:value-type="float">
            <text:p>21614</text:p>
          </table:table-cell>
          <table:table-cell office:value-type="float" office:value="90994" calcext:value-type="float">
            <text:p>90994</text:p>
          </table:table-cell>
          <table:table-cell office:value-type="float" office:value="222483" calcext:value-type="float">
            <text:p>222483</text:p>
          </table:table-cell>
          <table:table-cell office:value-type="float" office:value="9057143" calcext:value-type="float">
            <text:p>9057143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 table:visibility="collapse">
          <table:table-cell office:value-type="float" office:value="82102" calcext:value-type="float">
            <text:p>82102</text:p>
          </table:table-cell>
          <table:table-cell office:value-type="float" office:value="46647" calcext:value-type="float">
            <text:p>46647</text:p>
          </table:table-cell>
          <table:table-cell office:value-type="float" office:value="189308" calcext:value-type="float">
            <text:p>189308</text:p>
          </table:table-cell>
          <table:table-cell office:value-type="float" office:value="32555" calcext:value-type="float">
            <text:p>32555</text:p>
          </table:table-cell>
          <table:table-cell office:value-type="float" office:value="209538" calcext:value-type="float">
            <text:p>209538</text:p>
          </table:table-cell>
          <table:table-cell office:value-type="float" office:value="33582" calcext:value-type="float">
            <text:p>33582</text:p>
          </table:table-cell>
          <table:table-cell office:value-type="float" office:value="22215" calcext:value-type="float">
            <text:p>22215</text:p>
          </table:table-cell>
          <table:table-cell office:value-type="float" office:value="298800" calcext:value-type="float">
            <text:p>298800</text:p>
          </table:table-cell>
          <table:table-cell office:value-type="float" office:value="9843790" calcext:value-type="float">
            <text:p>9843790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 table:visibility="collapse">
          <table:table-cell office:value-type="float" office:value="76656" calcext:value-type="float">
            <text:p>76656</text:p>
          </table:table-cell>
          <table:table-cell office:value-type="float" office:value="43253" calcext:value-type="float">
            <text:p>43253</text:p>
          </table:table-cell>
          <table:table-cell office:value-type="float" office:value="160380" calcext:value-type="float">
            <text:p>160380</text:p>
          </table:table-cell>
          <table:table-cell office:value-type="float" office:value="30306" calcext:value-type="float">
            <text:p>30306</text:p>
          </table:table-cell>
          <table:table-cell office:value-type="float" office:value="256053" calcext:value-type="float">
            <text:p>256053</text:p>
          </table:table-cell>
          <table:table-cell office:value-type="float" office:value="32171" calcext:value-type="float">
            <text:p>32171</text:p>
          </table:table-cell>
          <table:table-cell office:value-type="float" office:value="128466" calcext:value-type="float">
            <text:p>128466</text:p>
          </table:table-cell>
          <table:table-cell office:value-type="float" office:value="325131" calcext:value-type="float">
            <text:p>325131</text:p>
          </table:table-cell>
          <table:table-cell office:value-type="float" office:value="13451839" calcext:value-type="float">
            <text:p>13451839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 table:visibility="collapse">
          <table:table-cell office:value-type="float" office:value="58155" calcext:value-type="float">
            <text:p>58155</text:p>
          </table:table-cell>
          <table:table-cell office:value-type="float" office:value="33539" calcext:value-type="float">
            <text:p>33539</text:p>
          </table:table-cell>
          <table:table-cell office:value-type="float" office:value="125115" calcext:value-type="float">
            <text:p>125115</text:p>
          </table:table-cell>
          <table:table-cell office:value-type="float" office:value="22997" calcext:value-type="float">
            <text:p>22997</text:p>
          </table:table-cell>
          <table:table-cell office:value-type="float" office:value="191169" calcext:value-type="float">
            <text:p>191169</text:p>
          </table:table-cell>
          <table:table-cell office:value-type="float" office:value="23556" calcext:value-type="float">
            <text:p>23556</text:p>
          </table:table-cell>
          <table:table-cell office:value-type="float" office:value="109749" calcext:value-type="float">
            <text:p>109749</text:p>
          </table:table-cell>
          <table:table-cell office:value-type="float" office:value="245589" calcext:value-type="float">
            <text:p>245589</text:p>
          </table:table-cell>
          <table:table-cell office:value-type="float" office:value="13373046" calcext:value-type="float">
            <text:p>13373046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 table:visibility="collapse">
          <table:table-cell office:value-type="float" office:value="67460" calcext:value-type="float">
            <text:p>67460</text:p>
          </table:table-cell>
          <table:table-cell office:value-type="float" office:value="38473" calcext:value-type="float">
            <text:p>38473</text:p>
          </table:table-cell>
          <table:table-cell office:value-type="float" office:value="141696" calcext:value-type="float">
            <text:p>141696</text:p>
          </table:table-cell>
          <table:table-cell office:value-type="float" office:value="27143" calcext:value-type="float">
            <text:p>27143</text:p>
          </table:table-cell>
          <table:table-cell office:value-type="float" office:value="219487" calcext:value-type="float">
            <text:p>219487</text:p>
          </table:table-cell>
          <table:table-cell office:value-type="float" office:value="26704" calcext:value-type="float">
            <text:p>26704</text:p>
          </table:table-cell>
          <table:table-cell office:value-type="float" office:value="121054" calcext:value-type="float">
            <text:p>121054</text:p>
          </table:table-cell>
          <table:table-cell office:value-type="float" office:value="276196" calcext:value-type="float">
            <text:p>276196</text:p>
          </table:table-cell>
          <table:table-cell office:value-type="float" office:value="14083154" calcext:value-type="float">
            <text:p>14083154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 table:visibility="collapse">
          <table:table-cell office:value-type="float" office:value="57943" calcext:value-type="float">
            <text:p>57943</text:p>
          </table:table-cell>
          <table:table-cell office:value-type="float" office:value="32395" calcext:value-type="float">
            <text:p>32395</text:p>
          </table:table-cell>
          <table:table-cell office:value-type="float" office:value="89317" calcext:value-type="float">
            <text:p>89317</text:p>
          </table:table-cell>
          <table:table-cell office:value-type="float" office:value="16870" calcext:value-type="float">
            <text:p>16870</text:p>
          </table:table-cell>
          <table:table-cell office:value-type="float" office:value="120252" calcext:value-type="float">
            <text:p>120252</text:p>
          </table:table-cell>
          <table:table-cell office:value-type="float" office:value="15387" calcext:value-type="float">
            <text:p>15387</text:p>
          </table:table-cell>
          <table:table-cell office:value-type="float" office:value="70396" calcext:value-type="float">
            <text:p>70396</text:p>
          </table:table-cell>
          <table:table-cell office:value-type="float" office:value="141020" calcext:value-type="float">
            <text:p>141020</text:p>
          </table:table-cell>
          <table:table-cell office:value-type="float" office:value="7173016" calcext:value-type="float">
            <text:p>7173016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 table:visibility="collapse">
          <table:table-cell office:value-type="float" office:value="90462" calcext:value-type="float">
            <text:p>90462</text:p>
          </table:table-cell>
          <table:table-cell office:value-type="float" office:value="50767" calcext:value-type="float">
            <text:p>50767</text:p>
          </table:table-cell>
          <table:table-cell office:value-type="float" office:value="192451" calcext:value-type="float">
            <text:p>192451</text:p>
          </table:table-cell>
          <table:table-cell office:value-type="float" office:value="35682" calcext:value-type="float">
            <text:p>35682</text:p>
          </table:table-cell>
          <table:table-cell office:value-type="float" office:value="303908" calcext:value-type="float">
            <text:p>303908</text:p>
          </table:table-cell>
          <table:table-cell office:value-type="float" office:value="38258" calcext:value-type="float">
            <text:p>38258</text:p>
          </table:table-cell>
          <table:table-cell office:value-type="float" office:value="153305" calcext:value-type="float">
            <text:p>153305</text:p>
          </table:table-cell>
          <table:table-cell office:value-type="float" office:value="400304" calcext:value-type="float">
            <text:p>400304</text:p>
          </table:table-cell>
          <table:table-cell office:value-type="float" office:value="13304120" calcext:value-type="float">
            <text:p>13304120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 table:visibility="collapse">
          <table:table-cell office:value-type="float" office:value="72106" calcext:value-type="float">
            <text:p>72106</text:p>
          </table:table-cell>
          <table:table-cell office:value-type="float" office:value="40881" calcext:value-type="float">
            <text:p>40881</text:p>
          </table:table-cell>
          <table:table-cell office:value-type="float" office:value="149344" calcext:value-type="float">
            <text:p>149344</text:p>
          </table:table-cell>
          <table:table-cell office:value-type="float" office:value="27517" calcext:value-type="float">
            <text:p>27517</text:p>
          </table:table-cell>
          <table:table-cell office:value-type="float" office:value="234437" calcext:value-type="float">
            <text:p>234437</text:p>
          </table:table-cell>
          <table:table-cell office:value-type="float" office:value="30420" calcext:value-type="float">
            <text:p>30420</text:p>
          </table:table-cell>
          <table:table-cell office:value-type="float" office:value="18650" calcext:value-type="float">
            <text:p>18650</text:p>
          </table:table-cell>
          <table:table-cell office:value-type="float" office:value="387898" calcext:value-type="float">
            <text:p>387898</text:p>
          </table:table-cell>
          <table:table-cell office:value-type="float" office:value="6826042" calcext:value-type="float">
            <text:p>6826042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 table:visibility="collapse">
          <table:table-cell office:value-type="float" office:value="89094" calcext:value-type="float">
            <text:p>89094</text:p>
          </table:table-cell>
          <table:table-cell office:value-type="float" office:value="50819" calcext:value-type="float">
            <text:p>50819</text:p>
          </table:table-cell>
          <table:table-cell office:value-type="float" office:value="189832" calcext:value-type="float">
            <text:p>189832</text:p>
          </table:table-cell>
          <table:table-cell office:value-type="float" office:value="35664" calcext:value-type="float">
            <text:p>35664</text:p>
          </table:table-cell>
          <table:table-cell office:value-type="float" office:value="230229" calcext:value-type="float">
            <text:p>230229</text:p>
          </table:table-cell>
          <table:table-cell office:value-type="float" office:value="39113" calcext:value-type="float">
            <text:p>39113</text:p>
          </table:table-cell>
          <table:table-cell office:value-type="float" office:value="22959" calcext:value-type="float">
            <text:p>22959</text:p>
          </table:table-cell>
          <table:table-cell office:value-type="float" office:value="437283" calcext:value-type="float">
            <text:p>437283</text:p>
          </table:table-cell>
          <table:table-cell office:value-type="float" office:value="7985655" calcext:value-type="float">
            <text:p>7985655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 table:visibility="collapse">
          <table:table-cell office:value-type="float" office:value="95320" calcext:value-type="float">
            <text:p>95320</text:p>
          </table:table-cell>
          <table:table-cell office:value-type="float" office:value="53944" calcext:value-type="float">
            <text:p>53944</text:p>
          </table:table-cell>
          <table:table-cell office:value-type="float" office:value="212068" calcext:value-type="float">
            <text:p>212068</text:p>
          </table:table-cell>
          <table:table-cell office:value-type="float" office:value="52496" calcext:value-type="float">
            <text:p>52496</text:p>
          </table:table-cell>
          <table:table-cell office:value-type="float" office:value="335954" calcext:value-type="float">
            <text:p>335954</text:p>
          </table:table-cell>
          <table:table-cell office:value-type="float" office:value="104641" calcext:value-type="float">
            <text:p>104641</text:p>
          </table:table-cell>
          <table:table-cell office:value-type="float" office:value="180797" calcext:value-type="float">
            <text:p>180797</text:p>
          </table:table-cell>
          <table:table-cell office:value-type="float" office:value="442003" calcext:value-type="float">
            <text:p>442003</text:p>
          </table:table-cell>
          <table:table-cell office:value-type="float" office:value="10048543" calcext:value-type="float">
            <text:p>10048543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 table:visibility="collapse">
          <table:table-cell office:value-type="float" office:value="182175" calcext:value-type="float">
            <text:p>182175</text:p>
          </table:table-cell>
          <table:table-cell office:value-type="float" office:value="102398" calcext:value-type="float">
            <text:p>102398</text:p>
          </table:table-cell>
          <table:table-cell office:value-type="float" office:value="208656" calcext:value-type="float">
            <text:p>208656</text:p>
          </table:table-cell>
          <table:table-cell office:value-type="float" office:value="41040" calcext:value-type="float">
            <text:p>41040</text:p>
          </table:table-cell>
          <table:table-cell office:value-type="float" office:value="342349" calcext:value-type="float">
            <text:p>342349</text:p>
          </table:table-cell>
          <table:table-cell office:value-type="float" office:value="44067" calcext:value-type="float">
            <text:p>44067</text:p>
          </table:table-cell>
          <table:table-cell office:value-type="float" office:value="173620" calcext:value-type="float">
            <text:p>173620</text:p>
          </table:table-cell>
          <table:table-cell office:value-type="float" office:value="435920" calcext:value-type="float">
            <text:p>435920</text:p>
          </table:table-cell>
          <table:table-cell office:value-type="float" office:value="10185707" calcext:value-type="float">
            <text:p>10185707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 table:visibility="collapse">
          <table:table-cell office:value-type="float" office:value="97625" calcext:value-type="float">
            <text:p>97625</text:p>
          </table:table-cell>
          <table:table-cell office:value-type="float" office:value="76667" calcext:value-type="float">
            <text:p>76667</text:p>
          </table:table-cell>
          <table:table-cell office:value-type="float" office:value="205584" calcext:value-type="float">
            <text:p>205584</text:p>
          </table:table-cell>
          <table:table-cell office:value-type="float" office:value="39661" calcext:value-type="float">
            <text:p>39661</text:p>
          </table:table-cell>
          <table:table-cell office:value-type="float" office:value="255358" calcext:value-type="float">
            <text:p>255358</text:p>
          </table:table-cell>
          <table:table-cell office:value-type="float" office:value="39180" calcext:value-type="float">
            <text:p>39180</text:p>
          </table:table-cell>
          <table:table-cell office:value-type="float" office:value="25619" calcext:value-type="float">
            <text:p>25619</text:p>
          </table:table-cell>
          <table:table-cell office:value-type="float" office:value="370603" calcext:value-type="float">
            <text:p>370603</text:p>
          </table:table-cell>
          <table:table-cell office:value-type="float" office:value="9327827" calcext:value-type="float">
            <text:p>9327827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 table:visibility="collapse">
          <table:table-cell office:value-type="float" office:value="91871" calcext:value-type="float">
            <text:p>91871</text:p>
          </table:table-cell>
          <table:table-cell office:value-type="float" office:value="65948" calcext:value-type="float">
            <text:p>65948</text:p>
          </table:table-cell>
          <table:table-cell office:value-type="float" office:value="181705" calcext:value-type="float">
            <text:p>181705</text:p>
          </table:table-cell>
          <table:table-cell office:value-type="float" office:value="29559" calcext:value-type="float">
            <text:p>29559</text:p>
          </table:table-cell>
          <table:table-cell office:value-type="float" office:value="250661" calcext:value-type="float">
            <text:p>250661</text:p>
          </table:table-cell>
          <table:table-cell office:value-type="float" office:value="30885" calcext:value-type="float">
            <text:p>30885</text:p>
          </table:table-cell>
          <table:table-cell office:value-type="float" office:value="127670" calcext:value-type="float">
            <text:p>127670</text:p>
          </table:table-cell>
          <table:table-cell office:value-type="float" office:value="335311" calcext:value-type="float">
            <text:p>335311</text:p>
          </table:table-cell>
          <table:table-cell office:value-type="float" office:value="14661503" calcext:value-type="float">
            <text:p>14661503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 table:visibility="collapse">
          <table:table-cell office:value-type="float" office:value="80630" calcext:value-type="float">
            <text:p>80630</text:p>
          </table:table-cell>
          <table:table-cell office:value-type="float" office:value="46932" calcext:value-type="float">
            <text:p>46932</text:p>
          </table:table-cell>
          <table:table-cell office:value-type="float" office:value="174266" calcext:value-type="float">
            <text:p>174266</text:p>
          </table:table-cell>
          <table:table-cell office:value-type="float" office:value="32655" calcext:value-type="float">
            <text:p>32655</text:p>
          </table:table-cell>
          <table:table-cell office:value-type="float" office:value="274937" calcext:value-type="float">
            <text:p>274937</text:p>
          </table:table-cell>
          <table:table-cell office:value-type="float" office:value="33530" calcext:value-type="float">
            <text:p>33530</text:p>
          </table:table-cell>
          <table:table-cell office:value-type="float" office:value="143438" calcext:value-type="float">
            <text:p>143438</text:p>
          </table:table-cell>
          <table:table-cell office:value-type="float" office:value="361087" calcext:value-type="float">
            <text:p>361087</text:p>
          </table:table-cell>
          <table:table-cell office:value-type="float" office:value="14850811" calcext:value-type="float">
            <text:p>14850811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 table:visibility="collapse">
          <table:table-cell office:value-type="float" office:value="75086" calcext:value-type="float">
            <text:p>75086</text:p>
          </table:table-cell>
          <table:table-cell office:value-type="float" office:value="42087" calcext:value-type="float">
            <text:p>42087</text:p>
          </table:table-cell>
          <table:table-cell office:value-type="float" office:value="156975" calcext:value-type="float">
            <text:p>156975</text:p>
          </table:table-cell>
          <table:table-cell office:value-type="float" office:value="29799" calcext:value-type="float">
            <text:p>29799</text:p>
          </table:table-cell>
          <table:table-cell office:value-type="float" office:value="253696" calcext:value-type="float">
            <text:p>253696</text:p>
          </table:table-cell>
          <table:table-cell office:value-type="float" office:value="30430" calcext:value-type="float">
            <text:p>30430</text:p>
          </table:table-cell>
          <table:table-cell office:value-type="float" office:value="131599" calcext:value-type="float">
            <text:p>131599</text:p>
          </table:table-cell>
          <table:table-cell office:value-type="float" office:value="336214" calcext:value-type="float">
            <text:p>336214</text:p>
          </table:table-cell>
          <table:table-cell office:value-type="float" office:value="9928460" calcext:value-type="float">
            <text:p>9928460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 table:visibility="collapse">
          <table:table-cell office:value-type="float" office:value="80465" calcext:value-type="float">
            <text:p>80465</text:p>
          </table:table-cell>
          <table:table-cell office:value-type="float" office:value="45931" calcext:value-type="float">
            <text:p>45931</text:p>
          </table:table-cell>
          <table:table-cell office:value-type="float" office:value="202545" calcext:value-type="float">
            <text:p>202545</text:p>
          </table:table-cell>
          <table:table-cell office:value-type="float" office:value="32972" calcext:value-type="float">
            <text:p>32972</text:p>
          </table:table-cell>
          <table:table-cell office:value-type="float" office:value="336775" calcext:value-type="float">
            <text:p>336775</text:p>
          </table:table-cell>
          <table:table-cell office:value-type="float" office:value="45053" calcext:value-type="float">
            <text:p>45053</text:p>
          </table:table-cell>
          <table:table-cell office:value-type="float" office:value="184796" calcext:value-type="float">
            <text:p>184796</text:p>
          </table:table-cell>
          <table:table-cell office:value-type="float" office:value="483031" calcext:value-type="float">
            <text:p>483031</text:p>
          </table:table-cell>
          <table:table-cell office:value-type="float" office:value="10751836" calcext:value-type="float">
            <text:p>10751836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 table:visibility="collapse">
          <table:table-cell office:value-type="float" office:value="53663" calcext:value-type="float">
            <text:p>53663</text:p>
          </table:table-cell>
          <table:table-cell office:value-type="float" office:value="29042" calcext:value-type="float">
            <text:p>29042</text:p>
          </table:table-cell>
          <table:table-cell office:value-type="float" office:value="109585" calcext:value-type="float">
            <text:p>109585</text:p>
          </table:table-cell>
          <table:table-cell office:value-type="float" office:value="18627" calcext:value-type="float">
            <text:p>18627</text:p>
          </table:table-cell>
          <table:table-cell office:value-type="float" office:value="184950" calcext:value-type="float">
            <text:p>184950</text:p>
          </table:table-cell>
          <table:table-cell office:value-type="float" office:value="20685" calcext:value-type="float">
            <text:p>20685</text:p>
          </table:table-cell>
          <table:table-cell office:value-type="float" office:value="60643" calcext:value-type="float">
            <text:p>60643</text:p>
          </table:table-cell>
          <table:table-cell office:value-type="float" office:value="422185" calcext:value-type="float">
            <text:p>422185</text:p>
          </table:table-cell>
          <table:table-cell office:value-type="float" office:value="12187454" calcext:value-type="float">
            <text:p>12187454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 table:visibility="collapse">
          <table:table-cell office:value-type="float" office:value="87469" calcext:value-type="float">
            <text:p>87469</text:p>
          </table:table-cell>
          <table:table-cell office:value-type="float" office:value="49732" calcext:value-type="float">
            <text:p>49732</text:p>
          </table:table-cell>
          <table:table-cell office:value-type="float" office:value="183169" calcext:value-type="float">
            <text:p>183169</text:p>
          </table:table-cell>
          <table:table-cell office:value-type="float" office:value="40488" calcext:value-type="float">
            <text:p>40488</text:p>
          </table:table-cell>
          <table:table-cell office:value-type="float" office:value="361842" calcext:value-type="float">
            <text:p>361842</text:p>
          </table:table-cell>
          <table:table-cell office:value-type="float" office:value="37781" calcext:value-type="float">
            <text:p>37781</text:p>
          </table:table-cell>
          <table:table-cell office:value-type="float" office:value="183646" calcext:value-type="float">
            <text:p>183646</text:p>
          </table:table-cell>
          <table:table-cell office:value-type="float" office:value="393920" calcext:value-type="float">
            <text:p>393920</text:p>
          </table:table-cell>
          <table:table-cell office:value-type="float" office:value="12450399" calcext:value-type="float">
            <text:p>12450399</text:p>
          </table:table-cell>
          <table:table-cell office:value-type="float" office:value="8850" calcext:value-type="float">
            <text:p>8850</text:p>
          </table:table-cell>
        </table:table-row>
        <table:table-row table:style-name="ro1" table:visibility="collapse">
          <table:table-cell office:value-type="float" office:value="87160" calcext:value-type="float">
            <text:p>87160</text:p>
          </table:table-cell>
          <table:table-cell office:value-type="float" office:value="49839" calcext:value-type="float">
            <text:p>49839</text:p>
          </table:table-cell>
          <table:table-cell office:value-type="float" office:value="183623" calcext:value-type="float">
            <text:p>183623</text:p>
          </table:table-cell>
          <table:table-cell office:value-type="float" office:value="35589" calcext:value-type="float">
            <text:p>35589</text:p>
          </table:table-cell>
          <table:table-cell office:value-type="float" office:value="375132" calcext:value-type="float">
            <text:p>375132</text:p>
          </table:table-cell>
          <table:table-cell office:value-type="float" office:value="26256" calcext:value-type="float">
            <text:p>26256</text:p>
          </table:table-cell>
          <table:table-cell office:value-type="float" office:value="102186" calcext:value-type="float">
            <text:p>102186</text:p>
          </table:table-cell>
          <table:table-cell office:value-type="float" office:value="450743" calcext:value-type="float">
            <text:p>450743</text:p>
          </table:table-cell>
          <table:table-cell office:value-type="float" office:value="13328383" calcext:value-type="float">
            <text:p>13328383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 table:visibility="collapse">
          <table:table-cell office:value-type="float" office:value="53329" calcext:value-type="float">
            <text:p>53329</text:p>
          </table:table-cell>
          <table:table-cell office:value-type="float" office:value="30420" calcext:value-type="float">
            <text:p>30420</text:p>
          </table:table-cell>
          <table:table-cell office:value-type="float" office:value="114301" calcext:value-type="float">
            <text:p>114301</text:p>
          </table:table-cell>
          <table:table-cell office:value-type="float" office:value="21060" calcext:value-type="float">
            <text:p>21060</text:p>
          </table:table-cell>
          <table:table-cell office:value-type="float" office:value="179717" calcext:value-type="float">
            <text:p>179717</text:p>
          </table:table-cell>
          <table:table-cell office:value-type="float" office:value="20510" calcext:value-type="float">
            <text:p>20510</text:p>
          </table:table-cell>
          <table:table-cell office:value-type="float" office:value="98112" calcext:value-type="float">
            <text:p>98112</text:p>
          </table:table-cell>
          <table:table-cell office:value-type="float" office:value="225144" calcext:value-type="float">
            <text:p>225144</text:p>
          </table:table-cell>
          <table:table-cell office:value-type="float" office:value="13336355" calcext:value-type="float">
            <text:p>13336355</text:p>
          </table:table-cell>
          <table:table-cell office:value-type="float" office:value="9050" calcext:value-type="float">
            <text:p>9050</text:p>
          </table:table-cell>
        </table:table-row>
        <table:table-row table:style-name="ro1" table:visibility="collapse">
          <table:table-cell office:value-type="float" office:value="97845" calcext:value-type="float">
            <text:p>97845</text:p>
          </table:table-cell>
          <table:table-cell office:value-type="float" office:value="54400" calcext:value-type="float">
            <text:p>54400</text:p>
          </table:table-cell>
          <table:table-cell office:value-type="float" office:value="202160" calcext:value-type="float">
            <text:p>202160</text:p>
          </table:table-cell>
          <table:table-cell office:value-type="float" office:value="38558" calcext:value-type="float">
            <text:p>38558</text:p>
          </table:table-cell>
          <table:table-cell office:value-type="float" office:value="286440" calcext:value-type="float">
            <text:p>286440</text:p>
          </table:table-cell>
          <table:table-cell office:value-type="float" office:value="40178" calcext:value-type="float">
            <text:p>40178</text:p>
          </table:table-cell>
          <table:table-cell office:value-type="float" office:value="25238" calcext:value-type="float">
            <text:p>25238</text:p>
          </table:table-cell>
          <table:table-cell office:value-type="float" office:value="377339" calcext:value-type="float">
            <text:p>377339</text:p>
          </table:table-cell>
          <table:table-cell office:value-type="float" office:value="10249860" calcext:value-type="float">
            <text:p>10249860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 table:visibility="collapse">
          <table:table-cell office:value-type="float" office:value="94774" calcext:value-type="float">
            <text:p>94774</text:p>
          </table:table-cell>
          <table:table-cell office:value-type="float" office:value="24177" calcext:value-type="float">
            <text:p>24177</text:p>
          </table:table-cell>
          <table:table-cell office:value-type="float" office:value="184559" calcext:value-type="float">
            <text:p>184559</text:p>
          </table:table-cell>
          <table:table-cell office:value-type="float" office:value="39000" calcext:value-type="float">
            <text:p>39000</text:p>
          </table:table-cell>
          <table:table-cell office:value-type="float" office:value="329073" calcext:value-type="float">
            <text:p>329073</text:p>
          </table:table-cell>
          <table:table-cell office:value-type="float" office:value="39897" calcext:value-type="float">
            <text:p>39897</text:p>
          </table:table-cell>
          <table:table-cell office:value-type="float" office:value="170006" calcext:value-type="float">
            <text:p>170006</text:p>
          </table:table-cell>
          <table:table-cell office:value-type="float" office:value="430862" calcext:value-type="float">
            <text:p>430862</text:p>
          </table:table-cell>
          <table:table-cell office:value-type="float" office:value="10339075" calcext:value-type="float">
            <text:p>10339075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 table:visibility="collapse">
          <table:table-cell office:value-type="float" office:value="89085" calcext:value-type="float">
            <text:p>89085</text:p>
          </table:table-cell>
          <table:table-cell office:value-type="float" office:value="49318" calcext:value-type="float">
            <text:p>49318</text:p>
          </table:table-cell>
          <table:table-cell office:value-type="float" office:value="183602" calcext:value-type="float">
            <text:p>183602</text:p>
          </table:table-cell>
          <table:table-cell office:value-type="float" office:value="34354" calcext:value-type="float">
            <text:p>34354</text:p>
          </table:table-cell>
          <table:table-cell office:value-type="float" office:value="299975" calcext:value-type="float">
            <text:p>299975</text:p>
          </table:table-cell>
          <table:table-cell office:value-type="float" office:value="35918" calcext:value-type="float">
            <text:p>35918</text:p>
          </table:table-cell>
          <table:table-cell office:value-type="float" office:value="155843" calcext:value-type="float">
            <text:p>155843</text:p>
          </table:table-cell>
          <table:table-cell office:value-type="float" office:value="392736" calcext:value-type="float">
            <text:p>392736</text:p>
          </table:table-cell>
          <table:table-cell office:value-type="float" office:value="13557343" calcext:value-type="float">
            <text:p>13557343</text:p>
          </table:table-cell>
          <table:table-cell office:value-type="float" office:value="8719" calcext:value-type="float">
            <text:p>8719</text:p>
          </table:table-cell>
        </table:table-row>
        <table:table-row table:style-name="ro1" table:visibility="collapse">
          <table:table-cell office:value-type="float" office:value="96292" calcext:value-type="float">
            <text:p>96292</text:p>
          </table:table-cell>
          <table:table-cell office:value-type="float" office:value="53844" calcext:value-type="float">
            <text:p>53844</text:p>
          </table:table-cell>
          <table:table-cell office:value-type="float" office:value="201484" calcext:value-type="float">
            <text:p>201484</text:p>
          </table:table-cell>
          <table:table-cell office:value-type="float" office:value="38464" calcext:value-type="float">
            <text:p>38464</text:p>
          </table:table-cell>
          <table:table-cell office:value-type="float" office:value="335343" calcext:value-type="float">
            <text:p>335343</text:p>
          </table:table-cell>
          <table:table-cell office:value-type="float" office:value="39481" calcext:value-type="float">
            <text:p>39481</text:p>
          </table:table-cell>
          <table:table-cell office:value-type="float" office:value="183999" calcext:value-type="float">
            <text:p>183999</text:p>
          </table:table-cell>
          <table:table-cell office:value-type="float" office:value="427169" calcext:value-type="float">
            <text:p>427169</text:p>
          </table:table-cell>
          <table:table-cell office:value-type="float" office:value="9784086" calcext:value-type="float">
            <text:p>9784086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 table:visibility="collapse">
          <table:table-cell office:value-type="float" office:value="61975" calcext:value-type="float">
            <text:p>61975</text:p>
          </table:table-cell>
          <table:table-cell office:value-type="float" office:value="34726" calcext:value-type="float">
            <text:p>34726</text:p>
          </table:table-cell>
          <table:table-cell office:value-type="float" office:value="127187" calcext:value-type="float">
            <text:p>127187</text:p>
          </table:table-cell>
          <table:table-cell office:value-type="float" office:value="24431" calcext:value-type="float">
            <text:p>24431</text:p>
          </table:table-cell>
          <table:table-cell office:value-type="float" office:value="217095" calcext:value-type="float">
            <text:p>217095</text:p>
          </table:table-cell>
          <table:table-cell office:value-type="float" office:value="24085" calcext:value-type="float">
            <text:p>24085</text:p>
          </table:table-cell>
          <table:table-cell office:value-type="float" office:value="113777" calcext:value-type="float">
            <text:p>113777</text:p>
          </table:table-cell>
          <table:table-cell office:value-type="float" office:value="254962" calcext:value-type="float">
            <text:p>254962</text:p>
          </table:table-cell>
          <table:table-cell office:value-type="float" office:value="10744164" calcext:value-type="float">
            <text:p>1074416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 table:visibility="collapse">
          <table:table-cell office:value-type="float" office:value="96818" calcext:value-type="float">
            <text:p>96818</text:p>
          </table:table-cell>
          <table:table-cell office:value-type="float" office:value="53754" calcext:value-type="float">
            <text:p>53754</text:p>
          </table:table-cell>
          <table:table-cell office:value-type="float" office:value="209568" calcext:value-type="float">
            <text:p>209568</text:p>
          </table:table-cell>
          <table:table-cell office:value-type="float" office:value="39175" calcext:value-type="float">
            <text:p>39175</text:p>
          </table:table-cell>
          <table:table-cell office:value-type="float" office:value="333117" calcext:value-type="float">
            <text:p>333117</text:p>
          </table:table-cell>
          <table:table-cell office:value-type="float" office:value="39736" calcext:value-type="float">
            <text:p>39736</text:p>
          </table:table-cell>
          <table:table-cell office:value-type="float" office:value="190423" calcext:value-type="float">
            <text:p>190423</text:p>
          </table:table-cell>
          <table:table-cell office:value-type="float" office:value="429936" calcext:value-type="float">
            <text:p>429936</text:p>
          </table:table-cell>
          <table:table-cell office:value-type="float" office:value="13758967" calcext:value-type="float">
            <text:p>13758967</text:p>
          </table:table-cell>
          <table:table-cell office:value-type="float" office:value="12065" calcext:value-type="float">
            <text:p>12065</text:p>
          </table:table-cell>
        </table:table-row>
        <table:table-row table:style-name="ro1" table:visibility="collapse">
          <table:table-cell office:value-type="float" office:value="143480" calcext:value-type="float">
            <text:p>143480</text:p>
          </table:table-cell>
          <table:table-cell office:value-type="float" office:value="43865" calcext:value-type="float">
            <text:p>43865</text:p>
          </table:table-cell>
          <table:table-cell office:value-type="float" office:value="155281" calcext:value-type="float">
            <text:p>155281</text:p>
          </table:table-cell>
          <table:table-cell office:value-type="float" office:value="30470" calcext:value-type="float">
            <text:p>30470</text:p>
          </table:table-cell>
          <table:table-cell office:value-type="float" office:value="253094" calcext:value-type="float">
            <text:p>253094</text:p>
          </table:table-cell>
          <table:table-cell office:value-type="float" office:value="33410" calcext:value-type="float">
            <text:p>33410</text:p>
          </table:table-cell>
          <table:table-cell office:value-type="float" office:value="79353" calcext:value-type="float">
            <text:p>79353</text:p>
          </table:table-cell>
          <table:table-cell office:value-type="float" office:value="340802" calcext:value-type="float">
            <text:p>340802</text:p>
          </table:table-cell>
          <table:table-cell office:value-type="float" office:value="14363944" calcext:value-type="float">
            <text:p>14363944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 table:visibility="collapse">
          <table:table-cell office:value-type="float" office:value="80744" calcext:value-type="float">
            <text:p>80744</text:p>
          </table:table-cell>
          <table:table-cell office:value-type="float" office:value="28559" calcext:value-type="float">
            <text:p>28559</text:p>
          </table:table-cell>
          <table:table-cell office:value-type="float" office:value="103214" calcext:value-type="float">
            <text:p>103214</text:p>
          </table:table-cell>
          <table:table-cell office:value-type="float" office:value="20042" calcext:value-type="float">
            <text:p>20042</text:p>
          </table:table-cell>
          <table:table-cell office:value-type="float" office:value="164815" calcext:value-type="float">
            <text:p>164815</text:p>
          </table:table-cell>
          <table:table-cell office:value-type="float" office:value="19496" calcext:value-type="float">
            <text:p>19496</text:p>
          </table:table-cell>
          <table:table-cell office:value-type="float" office:value="86653" calcext:value-type="float">
            <text:p>86653</text:p>
          </table:table-cell>
          <table:table-cell office:value-type="float" office:value="203179" calcext:value-type="float">
            <text:p>203179</text:p>
          </table:table-cell>
          <table:table-cell office:value-type="float" office:value="11178338" calcext:value-type="float">
            <text:p>11178338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 table:visibility="collapse">
          <table:table-cell office:value-type="float" office:value="100700" calcext:value-type="float">
            <text:p>100700</text:p>
          </table:table-cell>
          <table:table-cell office:value-type="float" office:value="24662" calcext:value-type="float">
            <text:p>24662</text:p>
          </table:table-cell>
          <table:table-cell office:value-type="float" office:value="86667" calcext:value-type="float">
            <text:p>86667</text:p>
          </table:table-cell>
          <table:table-cell office:value-type="float" office:value="16551" calcext:value-type="float">
            <text:p>16551</text:p>
          </table:table-cell>
          <table:table-cell office:value-type="float" office:value="124428" calcext:value-type="float">
            <text:p>124428</text:p>
          </table:table-cell>
          <table:table-cell office:value-type="float" office:value="15925" calcext:value-type="float">
            <text:p>15925</text:p>
          </table:table-cell>
          <table:table-cell office:value-type="float" office:value="72864" calcext:value-type="float">
            <text:p>72864</text:p>
          </table:table-cell>
          <table:table-cell office:value-type="float" office:value="147829" calcext:value-type="float">
            <text:p>147829</text:p>
          </table:table-cell>
          <table:table-cell office:value-type="float" office:value="6381356" calcext:value-type="float">
            <text:p>6381356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 table:visibility="collapse">
          <table:table-cell office:value-type="float" office:value="88639" calcext:value-type="float">
            <text:p>88639</text:p>
          </table:table-cell>
          <table:table-cell office:value-type="float" office:value="61898" calcext:value-type="float">
            <text:p>61898</text:p>
          </table:table-cell>
          <table:table-cell office:value-type="float" office:value="202562" calcext:value-type="float">
            <text:p>202562</text:p>
          </table:table-cell>
          <table:table-cell office:value-type="float" office:value="38825" calcext:value-type="float">
            <text:p>38825</text:p>
          </table:table-cell>
          <table:table-cell office:value-type="float" office:value="404998" calcext:value-type="float">
            <text:p>404998</text:p>
          </table:table-cell>
          <table:table-cell office:value-type="float" office:value="39782" calcext:value-type="float">
            <text:p>39782</text:p>
          </table:table-cell>
          <table:table-cell office:value-type="float" office:value="171009" calcext:value-type="float">
            <text:p>171009</text:p>
          </table:table-cell>
          <table:table-cell office:value-type="float" office:value="202934" calcext:value-type="float">
            <text:p>202934</text:p>
          </table:table-cell>
          <table:table-cell office:value-type="float" office:value="9469778" calcext:value-type="float">
            <text:p>9469778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 table:visibility="collapse">
          <table:table-cell office:value-type="float" office:value="81138" calcext:value-type="float">
            <text:p>81138</text:p>
          </table:table-cell>
          <table:table-cell office:value-type="float" office:value="49162" calcext:value-type="float">
            <text:p>49162</text:p>
          </table:table-cell>
          <table:table-cell office:value-type="float" office:value="184923" calcext:value-type="float">
            <text:p>184923</text:p>
          </table:table-cell>
          <table:table-cell office:value-type="float" office:value="34542" calcext:value-type="float">
            <text:p>34542</text:p>
          </table:table-cell>
          <table:table-cell office:value-type="float" office:value="364471" calcext:value-type="float">
            <text:p>364471</text:p>
          </table:table-cell>
          <table:table-cell office:value-type="float" office:value="34849" calcext:value-type="float">
            <text:p>34849</text:p>
          </table:table-cell>
          <table:table-cell office:value-type="float" office:value="155073" calcext:value-type="float">
            <text:p>155073</text:p>
          </table:table-cell>
          <table:table-cell office:value-type="float" office:value="526453" calcext:value-type="float">
            <text:p>526453</text:p>
          </table:table-cell>
          <table:table-cell office:value-type="float" office:value="14013502" calcext:value-type="float">
            <text:p>14013502</text:p>
          </table:table-cell>
          <table:table-cell office:value-type="float" office:value="9428" calcext:value-type="float">
            <text:p>9428</text:p>
          </table:table-cell>
        </table:table-row>
        <table:table-row table:style-name="ro1" table:visibility="collapse">
          <table:table-cell office:value-type="float" office:value="77886" calcext:value-type="float">
            <text:p>77886</text:p>
          </table:table-cell>
          <table:table-cell office:value-type="float" office:value="46948" calcext:value-type="float">
            <text:p>46948</text:p>
          </table:table-cell>
          <table:table-cell office:value-type="float" office:value="183351" calcext:value-type="float">
            <text:p>183351</text:p>
          </table:table-cell>
          <table:table-cell office:value-type="float" office:value="40489" calcext:value-type="float">
            <text:p>40489</text:p>
          </table:table-cell>
          <table:table-cell office:value-type="float" office:value="379346" calcext:value-type="float">
            <text:p>379346</text:p>
          </table:table-cell>
          <table:table-cell office:value-type="float" office:value="39872" calcext:value-type="float">
            <text:p>39872</text:p>
          </table:table-cell>
          <table:table-cell office:value-type="float" office:value="197956" calcext:value-type="float">
            <text:p>197956</text:p>
          </table:table-cell>
          <table:table-cell office:value-type="float" office:value="521185" calcext:value-type="float">
            <text:p>521185</text:p>
          </table:table-cell>
          <table:table-cell office:value-type="float" office:value="8225972" calcext:value-type="float">
            <text:p>8225972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 table:visibility="collapse">
          <table:table-cell office:value-type="float" office:value="87326" calcext:value-type="float">
            <text:p>87326</text:p>
          </table:table-cell>
          <table:table-cell office:value-type="float" office:value="54235" calcext:value-type="float">
            <text:p>54235</text:p>
          </table:table-cell>
          <table:table-cell office:value-type="float" office:value="201339" calcext:value-type="float">
            <text:p>201339</text:p>
          </table:table-cell>
          <table:table-cell office:value-type="float" office:value="39055" calcext:value-type="float">
            <text:p>39055</text:p>
          </table:table-cell>
          <table:table-cell office:value-type="float" office:value="253434" calcext:value-type="float">
            <text:p>253434</text:p>
          </table:table-cell>
          <table:table-cell office:value-type="float" office:value="40779" calcext:value-type="float">
            <text:p>40779</text:p>
          </table:table-cell>
          <table:table-cell office:value-type="float" office:value="25714" calcext:value-type="float">
            <text:p>25714</text:p>
          </table:table-cell>
          <table:table-cell office:value-type="float" office:value="359874" calcext:value-type="float">
            <text:p>359874</text:p>
          </table:table-cell>
          <table:table-cell office:value-type="float" office:value="8237346" calcext:value-type="float">
            <text:p>8237346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 table:visibility="collapse">
          <table:table-cell office:value-type="float" office:value="68782" calcext:value-type="float">
            <text:p>68782</text:p>
          </table:table-cell>
          <table:table-cell office:value-type="float" office:value="42703" calcext:value-type="float">
            <text:p>42703</text:p>
          </table:table-cell>
          <table:table-cell office:value-type="float" office:value="162715" calcext:value-type="float">
            <text:p>162715</text:p>
          </table:table-cell>
          <table:table-cell office:value-type="float" office:value="30968" calcext:value-type="float">
            <text:p>30968</text:p>
          </table:table-cell>
          <table:table-cell office:value-type="float" office:value="265211" calcext:value-type="float">
            <text:p>265211</text:p>
          </table:table-cell>
          <table:table-cell office:value-type="float" office:value="33526" calcext:value-type="float">
            <text:p>33526</text:p>
          </table:table-cell>
          <table:table-cell office:value-type="float" office:value="152782" calcext:value-type="float">
            <text:p>152782</text:p>
          </table:table-cell>
          <table:table-cell office:value-type="float" office:value="354460" calcext:value-type="float">
            <text:p>354460</text:p>
          </table:table-cell>
          <table:table-cell office:value-type="float" office:value="10081355" calcext:value-type="float">
            <text:p>10081355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 table:visibility="collapse">
          <table:table-cell office:value-type="float" office:value="82540" calcext:value-type="float">
            <text:p>82540</text:p>
          </table:table-cell>
          <table:table-cell office:value-type="float" office:value="50685" calcext:value-type="float">
            <text:p>50685</text:p>
          </table:table-cell>
          <table:table-cell office:value-type="float" office:value="192910" calcext:value-type="float">
            <text:p>192910</text:p>
          </table:table-cell>
          <table:table-cell office:value-type="float" office:value="35513" calcext:value-type="float">
            <text:p>35513</text:p>
          </table:table-cell>
          <table:table-cell office:value-type="float" office:value="230811" calcext:value-type="float">
            <text:p>230811</text:p>
          </table:table-cell>
          <table:table-cell office:value-type="float" office:value="36604" calcext:value-type="float">
            <text:p>36604</text:p>
          </table:table-cell>
          <table:table-cell office:value-type="float" office:value="23597" calcext:value-type="float">
            <text:p>23597</text:p>
          </table:table-cell>
          <table:table-cell office:value-type="float" office:value="335323" calcext:value-type="float">
            <text:p>335323</text:p>
          </table:table-cell>
          <table:table-cell office:value-type="float" office:value="12306379" calcext:value-type="float">
            <text:p>12306379</text:p>
          </table:table-cell>
          <table:table-cell office:value-type="float" office:value="8627" calcext:value-type="float">
            <text:p>8627</text:p>
          </table:table-cell>
        </table:table-row>
        <table:table-row table:style-name="ro1" table:visibility="collapse">
          <table:table-cell office:value-type="float" office:value="88389" calcext:value-type="float">
            <text:p>88389</text:p>
          </table:table-cell>
          <table:table-cell office:value-type="float" office:value="54636" calcext:value-type="float">
            <text:p>54636</text:p>
          </table:table-cell>
          <table:table-cell office:value-type="float" office:value="216860" calcext:value-type="float">
            <text:p>216860</text:p>
          </table:table-cell>
          <table:table-cell office:value-type="float" office:value="38128" calcext:value-type="float">
            <text:p>38128</text:p>
          </table:table-cell>
          <table:table-cell office:value-type="float" office:value="333242" calcext:value-type="float">
            <text:p>333242</text:p>
          </table:table-cell>
          <table:table-cell office:value-type="float" office:value="40994" calcext:value-type="float">
            <text:p>40994</text:p>
          </table:table-cell>
          <table:table-cell office:value-type="float" office:value="172728" calcext:value-type="float">
            <text:p>172728</text:p>
          </table:table-cell>
          <table:table-cell office:value-type="float" office:value="549019" calcext:value-type="float">
            <text:p>549019</text:p>
          </table:table-cell>
          <table:table-cell office:value-type="float" office:value="11609230" calcext:value-type="float">
            <text:p>11609230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 table:visibility="collapse">
          <table:table-cell office:value-type="float" office:value="61101" calcext:value-type="float">
            <text:p>61101</text:p>
          </table:table-cell>
          <table:table-cell office:value-type="float" office:value="38618" calcext:value-type="float">
            <text:p>38618</text:p>
          </table:table-cell>
          <table:table-cell office:value-type="float" office:value="146139" calcext:value-type="float">
            <text:p>146139</text:p>
          </table:table-cell>
          <table:table-cell office:value-type="float" office:value="26883" calcext:value-type="float">
            <text:p>26883</text:p>
          </table:table-cell>
          <table:table-cell office:value-type="float" office:value="293038" calcext:value-type="float">
            <text:p>293038</text:p>
          </table:table-cell>
          <table:table-cell office:value-type="float" office:value="35004" calcext:value-type="float">
            <text:p>35004</text:p>
          </table:table-cell>
          <table:table-cell office:value-type="float" office:value="118575" calcext:value-type="float">
            <text:p>118575</text:p>
          </table:table-cell>
          <table:table-cell office:value-type="float" office:value="275392" calcext:value-type="float">
            <text:p>275392</text:p>
          </table:table-cell>
          <table:table-cell office:value-type="float" office:value="13596444" calcext:value-type="float">
            <text:p>13596444</text:p>
          </table:table-cell>
          <table:table-cell office:value-type="float" office:value="12117" calcext:value-type="float">
            <text:p>12117</text:p>
          </table:table-cell>
        </table:table-row>
        <table:table-row table:style-name="ro1" table:visibility="collapse">
          <table:table-cell office:value-type="float" office:value="59199" calcext:value-type="float">
            <text:p>59199</text:p>
          </table:table-cell>
          <table:table-cell office:value-type="float" office:value="32375" calcext:value-type="float">
            <text:p>32375</text:p>
          </table:table-cell>
          <table:table-cell office:value-type="float" office:value="120093" calcext:value-type="float">
            <text:p>120093</text:p>
          </table:table-cell>
          <table:table-cell office:value-type="float" office:value="22345" calcext:value-type="float">
            <text:p>22345</text:p>
          </table:table-cell>
          <table:table-cell office:value-type="float" office:value="211397" calcext:value-type="float">
            <text:p>211397</text:p>
          </table:table-cell>
          <table:table-cell office:value-type="float" office:value="20702" calcext:value-type="float">
            <text:p>20702</text:p>
          </table:table-cell>
          <table:table-cell office:value-type="float" office:value="101080" calcext:value-type="float">
            <text:p>101080</text:p>
          </table:table-cell>
          <table:table-cell office:value-type="float" office:value="330972" calcext:value-type="float">
            <text:p>330972</text:p>
          </table:table-cell>
          <table:table-cell office:value-type="float" office:value="12676940" calcext:value-type="float">
            <text:p>1267694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 table:visibility="collapse">
          <table:table-cell office:value-type="float" office:value="51639" calcext:value-type="float">
            <text:p>51639</text:p>
          </table:table-cell>
          <table:table-cell office:value-type="float" office:value="31089" calcext:value-type="float">
            <text:p>31089</text:p>
          </table:table-cell>
          <table:table-cell office:value-type="float" office:value="117290" calcext:value-type="float">
            <text:p>117290</text:p>
          </table:table-cell>
          <table:table-cell office:value-type="float" office:value="21792" calcext:value-type="float">
            <text:p>21792</text:p>
          </table:table-cell>
          <table:table-cell office:value-type="float" office:value="179781" calcext:value-type="float">
            <text:p>179781</text:p>
          </table:table-cell>
          <table:table-cell office:value-type="float" office:value="22059" calcext:value-type="float">
            <text:p>22059</text:p>
          </table:table-cell>
          <table:table-cell office:value-type="float" office:value="93810" calcext:value-type="float">
            <text:p>93810</text:p>
          </table:table-cell>
          <table:table-cell office:value-type="float" office:value="227361" calcext:value-type="float">
            <text:p>227361</text:p>
          </table:table-cell>
          <table:table-cell office:value-type="float" office:value="12411058" calcext:value-type="float">
            <text:p>12411058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 table:visibility="collapse">
          <table:table-cell office:value-type="float" office:value="88509" calcext:value-type="float">
            <text:p>88509</text:p>
          </table:table-cell>
          <table:table-cell office:value-type="float" office:value="53959" calcext:value-type="float">
            <text:p>53959</text:p>
          </table:table-cell>
          <table:table-cell office:value-type="float" office:value="203438" calcext:value-type="float">
            <text:p>203438</text:p>
          </table:table-cell>
          <table:table-cell office:value-type="float" office:value="39215" calcext:value-type="float">
            <text:p>39215</text:p>
          </table:table-cell>
          <table:table-cell office:value-type="float" office:value="330141" calcext:value-type="float">
            <text:p>330141</text:p>
          </table:table-cell>
          <table:table-cell office:value-type="float" office:value="39375" calcext:value-type="float">
            <text:p>39375</text:p>
          </table:table-cell>
          <table:table-cell office:value-type="float" office:value="151629" calcext:value-type="float">
            <text:p>151629</text:p>
          </table:table-cell>
          <table:table-cell office:value-type="float" office:value="503096" calcext:value-type="float">
            <text:p>503096</text:p>
          </table:table-cell>
          <table:table-cell office:value-type="float" office:value="10321702" calcext:value-type="float">
            <text:p>10321702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 table:visibility="collapse">
          <table:table-cell office:value-type="float" office:value="81152" calcext:value-type="float">
            <text:p>81152</text:p>
          </table:table-cell>
          <table:table-cell office:value-type="float" office:value="49608" calcext:value-type="float">
            <text:p>49608</text:p>
          </table:table-cell>
          <table:table-cell office:value-type="float" office:value="187744" calcext:value-type="float">
            <text:p>187744</text:p>
          </table:table-cell>
          <table:table-cell office:value-type="float" office:value="36573" calcext:value-type="float">
            <text:p>36573</text:p>
          </table:table-cell>
          <table:table-cell office:value-type="float" office:value="299089" calcext:value-type="float">
            <text:p>299089</text:p>
          </table:table-cell>
          <table:table-cell office:value-type="float" office:value="35446" calcext:value-type="float">
            <text:p>35446</text:p>
          </table:table-cell>
          <table:table-cell office:value-type="float" office:value="151370" calcext:value-type="float">
            <text:p>151370</text:p>
          </table:table-cell>
          <table:table-cell office:value-type="float" office:value="374205" calcext:value-type="float">
            <text:p>374205</text:p>
          </table:table-cell>
          <table:table-cell office:value-type="float" office:value="11536450" calcext:value-type="float">
            <text:p>1153645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 table:visibility="collapse">
          <table:table-cell office:value-type="float" office:value="78569" calcext:value-type="float">
            <text:p>78569</text:p>
          </table:table-cell>
          <table:table-cell office:value-type="float" office:value="47010" calcext:value-type="float">
            <text:p>47010</text:p>
          </table:table-cell>
          <table:table-cell office:value-type="float" office:value="181788" calcext:value-type="float">
            <text:p>181788</text:p>
          </table:table-cell>
          <table:table-cell office:value-type="float" office:value="35525" calcext:value-type="float">
            <text:p>35525</text:p>
          </table:table-cell>
          <table:table-cell office:value-type="float" office:value="316886" calcext:value-type="float">
            <text:p>316886</text:p>
          </table:table-cell>
          <table:table-cell office:value-type="float" office:value="72159" calcext:value-type="float">
            <text:p>72159</text:p>
          </table:table-cell>
          <table:table-cell office:value-type="float" office:value="391134" calcext:value-type="float">
            <text:p>391134</text:p>
          </table:table-cell>
          <table:table-cell office:value-type="float" office:value="211888" calcext:value-type="float">
            <text:p>211888</text:p>
          </table:table-cell>
          <table:table-cell office:value-type="float" office:value="9736557" calcext:value-type="float">
            <text:p>9736557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 table:visibility="collapse">
          <table:table-cell office:value-type="float" office:value="52143" calcext:value-type="float">
            <text:p>52143</text:p>
          </table:table-cell>
          <table:table-cell office:value-type="float" office:value="32563" calcext:value-type="float">
            <text:p>32563</text:p>
          </table:table-cell>
          <table:table-cell office:value-type="float" office:value="196173" calcext:value-type="float">
            <text:p>196173</text:p>
          </table:table-cell>
          <table:table-cell office:value-type="float" office:value="30087" calcext:value-type="float">
            <text:p>30087</text:p>
          </table:table-cell>
          <table:table-cell office:value-type="float" office:value="250621" calcext:value-type="float">
            <text:p>250621</text:p>
          </table:table-cell>
          <table:table-cell office:value-type="float" office:value="30141" calcext:value-type="float">
            <text:p>30141</text:p>
          </table:table-cell>
          <table:table-cell office:value-type="float" office:value="126830" calcext:value-type="float">
            <text:p>126830</text:p>
          </table:table-cell>
          <table:table-cell office:value-type="float" office:value="315152" calcext:value-type="float">
            <text:p>315152</text:p>
          </table:table-cell>
          <table:table-cell office:value-type="float" office:value="12184791" calcext:value-type="float">
            <text:p>12184791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 table:visibility="collapse">
          <table:table-cell office:value-type="float" office:value="99652" calcext:value-type="float">
            <text:p>99652</text:p>
          </table:table-cell>
          <table:table-cell office:value-type="float" office:value="35038" calcext:value-type="float">
            <text:p>35038</text:p>
          </table:table-cell>
          <table:table-cell office:value-type="float" office:value="135143" calcext:value-type="float">
            <text:p>135143</text:p>
          </table:table-cell>
          <table:table-cell office:value-type="float" office:value="25770" calcext:value-type="float">
            <text:p>25770</text:p>
          </table:table-cell>
          <table:table-cell office:value-type="float" office:value="242449" calcext:value-type="float">
            <text:p>242449</text:p>
          </table:table-cell>
          <table:table-cell office:value-type="float" office:value="26491" calcext:value-type="float">
            <text:p>26491</text:p>
          </table:table-cell>
          <table:table-cell office:value-type="float" office:value="133717" calcext:value-type="float">
            <text:p>133717</text:p>
          </table:table-cell>
          <table:table-cell office:value-type="float" office:value="326684" calcext:value-type="float">
            <text:p>326684</text:p>
          </table:table-cell>
          <table:table-cell office:value-type="float" office:value="12965116" calcext:value-type="float">
            <text:p>12965116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 table:visibility="collapse">
          <table:table-cell office:value-type="float" office:value="100972" calcext:value-type="float">
            <text:p>100972</text:p>
          </table:table-cell>
          <table:table-cell office:value-type="float" office:value="30430" calcext:value-type="float">
            <text:p>30430</text:p>
          </table:table-cell>
          <table:table-cell office:value-type="float" office:value="209398" calcext:value-type="float">
            <text:p>209398</text:p>
          </table:table-cell>
          <table:table-cell office:value-type="float" office:value="24412" calcext:value-type="float">
            <text:p>24412</text:p>
          </table:table-cell>
          <table:table-cell office:value-type="float" office:value="254276" calcext:value-type="float">
            <text:p>254276</text:p>
          </table:table-cell>
          <table:table-cell office:value-type="float" office:value="28157" calcext:value-type="float">
            <text:p>28157</text:p>
          </table:table-cell>
          <table:table-cell office:value-type="float" office:value="219670" calcext:value-type="float">
            <text:p>219670</text:p>
          </table:table-cell>
          <table:table-cell office:value-type="float" office:value="483453" calcext:value-type="float">
            <text:p>483453</text:p>
          </table:table-cell>
          <table:table-cell office:value-type="float" office:value="14316468" calcext:value-type="float">
            <text:p>14316468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 table:visibility="collapse">
          <table:table-cell office:value-type="float" office:value="179037" calcext:value-type="float">
            <text:p>179037</text:p>
          </table:table-cell>
          <table:table-cell office:value-type="float" office:value="83562" calcext:value-type="float">
            <text:p>83562</text:p>
          </table:table-cell>
          <table:table-cell office:value-type="float" office:value="514103" calcext:value-type="float">
            <text:p>514103</text:p>
          </table:table-cell>
          <table:table-cell office:value-type="float" office:value="41423" calcext:value-type="float">
            <text:p>41423</text:p>
          </table:table-cell>
          <table:table-cell office:value-type="float" office:value="517030" calcext:value-type="float">
            <text:p>517030</text:p>
          </table:table-cell>
          <table:table-cell office:value-type="float" office:value="49082" calcext:value-type="float">
            <text:p>49082</text:p>
          </table:table-cell>
          <table:table-cell office:value-type="float" office:value="203849" calcext:value-type="float">
            <text:p>203849</text:p>
          </table:table-cell>
          <table:table-cell office:value-type="float" office:value="817891" calcext:value-type="float">
            <text:p>817891</text:p>
          </table:table-cell>
          <table:table-cell office:value-type="float" office:value="9618541" calcext:value-type="float">
            <text:p>9618541</text:p>
          </table:table-cell>
          <table:table-cell office:value-type="float" office:value="8845" calcext:value-type="float">
            <text:p>8845</text:p>
          </table:table-cell>
        </table:table-row>
        <table:table-row table:style-name="ro1" table:visibility="collapse">
          <table:table-cell office:value-type="float" office:value="87096" calcext:value-type="float">
            <text:p>87096</text:p>
          </table:table-cell>
          <table:table-cell office:value-type="float" office:value="53589" calcext:value-type="float">
            <text:p>53589</text:p>
          </table:table-cell>
          <table:table-cell office:value-type="float" office:value="454412" calcext:value-type="float">
            <text:p>454412</text:p>
          </table:table-cell>
          <table:table-cell office:value-type="float" office:value="40123" calcext:value-type="float">
            <text:p>40123</text:p>
          </table:table-cell>
          <table:table-cell office:value-type="float" office:value="336309" calcext:value-type="float">
            <text:p>336309</text:p>
          </table:table-cell>
          <table:table-cell office:value-type="float" office:value="41004" calcext:value-type="float">
            <text:p>41004</text:p>
          </table:table-cell>
          <table:table-cell office:value-type="float" office:value="196147" calcext:value-type="float">
            <text:p>196147</text:p>
          </table:table-cell>
          <table:table-cell office:value-type="float" office:value="453339" calcext:value-type="float">
            <text:p>453339</text:p>
          </table:table-cell>
          <table:table-cell office:value-type="float" office:value="11518108" calcext:value-type="float">
            <text:p>11518108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 table:visibility="collapse">
          <table:table-cell office:value-type="float" office:value="84699" calcext:value-type="float">
            <text:p>84699</text:p>
          </table:table-cell>
          <table:table-cell office:value-type="float" office:value="139120" calcext:value-type="float">
            <text:p>139120</text:p>
          </table:table-cell>
          <table:table-cell office:value-type="float" office:value="150471" calcext:value-type="float">
            <text:p>150471</text:p>
          </table:table-cell>
          <table:table-cell office:value-type="float" office:value="26564" calcext:value-type="float">
            <text:p>26564</text:p>
          </table:table-cell>
          <table:table-cell office:value-type="float" office:value="274209" calcext:value-type="float">
            <text:p>274209</text:p>
          </table:table-cell>
          <table:table-cell office:value-type="float" office:value="23319" calcext:value-type="float">
            <text:p>23319</text:p>
          </table:table-cell>
          <table:table-cell office:value-type="float" office:value="75563" calcext:value-type="float">
            <text:p>75563</text:p>
          </table:table-cell>
          <table:table-cell office:value-type="float" office:value="318177" calcext:value-type="float">
            <text:p>318177</text:p>
          </table:table-cell>
          <table:table-cell office:value-type="float" office:value="7539125" calcext:value-type="float">
            <text:p>7539125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 table:visibility="collapse">
          <table:table-cell office:value-type="float" office:value="75606" calcext:value-type="float">
            <text:p>75606</text:p>
          </table:table-cell>
          <table:table-cell office:value-type="float" office:value="189998" calcext:value-type="float">
            <text:p>189998</text:p>
          </table:table-cell>
          <table:table-cell office:value-type="float" office:value="158850" calcext:value-type="float">
            <text:p>158850</text:p>
          </table:table-cell>
          <table:table-cell office:value-type="float" office:value="32503" calcext:value-type="float">
            <text:p>32503</text:p>
          </table:table-cell>
          <table:table-cell office:value-type="float" office:value="288785" calcext:value-type="float">
            <text:p>288785</text:p>
          </table:table-cell>
          <table:table-cell office:value-type="float" office:value="43825" calcext:value-type="float">
            <text:p>43825</text:p>
          </table:table-cell>
          <table:table-cell office:value-type="float" office:value="130104" calcext:value-type="float">
            <text:p>130104</text:p>
          </table:table-cell>
          <table:table-cell office:value-type="float" office:value="345972" calcext:value-type="float">
            <text:p>345972</text:p>
          </table:table-cell>
          <table:table-cell office:value-type="float" office:value="12565104" calcext:value-type="float">
            <text:p>12565104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 table:visibility="collapse">
          <table:table-cell office:value-type="float" office:value="147572" calcext:value-type="float">
            <text:p>147572</text:p>
          </table:table-cell>
          <table:table-cell office:value-type="float" office:value="109123" calcext:value-type="float">
            <text:p>109123</text:p>
          </table:table-cell>
          <table:table-cell office:value-type="float" office:value="171675" calcext:value-type="float">
            <text:p>171675</text:p>
          </table:table-cell>
          <table:table-cell office:value-type="float" office:value="35659" calcext:value-type="float">
            <text:p>35659</text:p>
          </table:table-cell>
          <table:table-cell office:value-type="float" office:value="263584" calcext:value-type="float">
            <text:p>263584</text:p>
          </table:table-cell>
          <table:table-cell office:value-type="float" office:value="44979" calcext:value-type="float">
            <text:p>44979</text:p>
          </table:table-cell>
          <table:table-cell office:value-type="float" office:value="26292" calcext:value-type="float">
            <text:p>26292</text:p>
          </table:table-cell>
          <table:table-cell office:value-type="float" office:value="334642" calcext:value-type="float">
            <text:p>334642</text:p>
          </table:table-cell>
          <table:table-cell office:value-type="float" office:value="10983146" calcext:value-type="float">
            <text:p>10983146</text:p>
          </table:table-cell>
          <table:table-cell office:value-type="float" office:value="9051" calcext:value-type="float">
            <text:p>9051</text:p>
          </table:table-cell>
        </table:table-row>
        <table:table-row table:style-name="ro1" table:visibility="collapse">
          <table:table-cell office:value-type="float" office:value="102594" calcext:value-type="float">
            <text:p>102594</text:p>
          </table:table-cell>
          <table:table-cell office:value-type="float" office:value="30902" calcext:value-type="float">
            <text:p>30902</text:p>
          </table:table-cell>
          <table:table-cell office:value-type="float" office:value="121034" calcext:value-type="float">
            <text:p>121034</text:p>
          </table:table-cell>
          <table:table-cell office:value-type="float" office:value="24657" calcext:value-type="float">
            <text:p>24657</text:p>
          </table:table-cell>
          <table:table-cell office:value-type="float" office:value="200748" calcext:value-type="float">
            <text:p>200748</text:p>
          </table:table-cell>
          <table:table-cell office:value-type="float" office:value="25978" calcext:value-type="float">
            <text:p>25978</text:p>
          </table:table-cell>
          <table:table-cell office:value-type="float" office:value="103180" calcext:value-type="float">
            <text:p>103180</text:p>
          </table:table-cell>
          <table:table-cell office:value-type="float" office:value="253426" calcext:value-type="float">
            <text:p>253426</text:p>
          </table:table-cell>
          <table:table-cell office:value-type="float" office:value="10800627" calcext:value-type="float">
            <text:p>1080062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 table:visibility="collapse">
          <table:table-cell office:value-type="float" office:value="232145" calcext:value-type="float">
            <text:p>232145</text:p>
          </table:table-cell>
          <table:table-cell office:value-type="float" office:value="34894" calcext:value-type="float">
            <text:p>34894</text:p>
          </table:table-cell>
          <table:table-cell office:value-type="float" office:value="136240" calcext:value-type="float">
            <text:p>136240</text:p>
          </table:table-cell>
          <table:table-cell office:value-type="float" office:value="29147" calcext:value-type="float">
            <text:p>29147</text:p>
          </table:table-cell>
          <table:table-cell office:value-type="float" office:value="180312" calcext:value-type="float">
            <text:p>180312</text:p>
          </table:table-cell>
          <table:table-cell office:value-type="float" office:value="29268" calcext:value-type="float">
            <text:p>29268</text:p>
          </table:table-cell>
          <table:table-cell office:value-type="float" office:value="59156" calcext:value-type="float">
            <text:p>59156</text:p>
          </table:table-cell>
          <table:table-cell office:value-type="float" office:value="238158" calcext:value-type="float">
            <text:p>238158</text:p>
          </table:table-cell>
          <table:table-cell office:value-type="float" office:value="6617304" calcext:value-type="float">
            <text:p>6617304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 table:visibility="collapse">
          <table:table-cell office:value-type="float" office:value="80441" calcext:value-type="float">
            <text:p>80441</text:p>
          </table:table-cell>
          <table:table-cell office:value-type="float" office:value="46091" calcext:value-type="float">
            <text:p>46091</text:p>
          </table:table-cell>
          <table:table-cell office:value-type="float" office:value="184299" calcext:value-type="float">
            <text:p>184299</text:p>
          </table:table-cell>
          <table:table-cell office:value-type="float" office:value="42383" calcext:value-type="float">
            <text:p>42383</text:p>
          </table:table-cell>
          <table:table-cell office:value-type="float" office:value="250051" calcext:value-type="float">
            <text:p>250051</text:p>
          </table:table-cell>
          <table:table-cell office:value-type="float" office:value="38959" calcext:value-type="float">
            <text:p>38959</text:p>
          </table:table-cell>
          <table:table-cell office:value-type="float" office:value="21450" calcext:value-type="float">
            <text:p>21450</text:p>
          </table:table-cell>
          <table:table-cell office:value-type="float" office:value="361562" calcext:value-type="float">
            <text:p>361562</text:p>
          </table:table-cell>
          <table:table-cell office:value-type="float" office:value="8922430" calcext:value-type="float">
            <text:p>892243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 table:visibility="collapse">
          <table:table-cell office:value-type="float" office:value="80220" calcext:value-type="float">
            <text:p>80220</text:p>
          </table:table-cell>
          <table:table-cell office:value-type="float" office:value="46236" calcext:value-type="float">
            <text:p>46236</text:p>
          </table:table-cell>
          <table:table-cell office:value-type="float" office:value="188784" calcext:value-type="float">
            <text:p>188784</text:p>
          </table:table-cell>
          <table:table-cell office:value-type="float" office:value="40063" calcext:value-type="float">
            <text:p>40063</text:p>
          </table:table-cell>
          <table:table-cell office:value-type="float" office:value="334225" calcext:value-type="float">
            <text:p>334225</text:p>
          </table:table-cell>
          <table:table-cell office:value-type="float" office:value="41060" calcext:value-type="float">
            <text:p>41060</text:p>
          </table:table-cell>
          <table:table-cell office:value-type="float" office:value="182801" calcext:value-type="float">
            <text:p>182801</text:p>
          </table:table-cell>
          <table:table-cell office:value-type="float" office:value="430125" calcext:value-type="float">
            <text:p>430125</text:p>
          </table:table-cell>
          <table:table-cell office:value-type="float" office:value="12382460" calcext:value-type="float">
            <text:p>12382460</text:p>
          </table:table-cell>
          <table:table-cell office:value-type="float" office:value="8969" calcext:value-type="float">
            <text:p>8969</text:p>
          </table:table-cell>
        </table:table-row>
        <table:table-row table:style-name="ro1" table:visibility="collapse">
          <table:table-cell office:value-type="float" office:value="75988" calcext:value-type="float">
            <text:p>75988</text:p>
          </table:table-cell>
          <table:table-cell office:value-type="float" office:value="41594" calcext:value-type="float">
            <text:p>41594</text:p>
          </table:table-cell>
          <table:table-cell office:value-type="float" office:value="174722" calcext:value-type="float">
            <text:p>174722</text:p>
          </table:table-cell>
          <table:table-cell office:value-type="float" office:value="35161" calcext:value-type="float">
            <text:p>35161</text:p>
          </table:table-cell>
          <table:table-cell office:value-type="float" office:value="296857" calcext:value-type="float">
            <text:p>296857</text:p>
          </table:table-cell>
          <table:table-cell office:value-type="float" office:value="34079" calcext:value-type="float">
            <text:p>34079</text:p>
          </table:table-cell>
          <table:table-cell office:value-type="float" office:value="163942" calcext:value-type="float">
            <text:p>163942</text:p>
          </table:table-cell>
          <table:table-cell office:value-type="float" office:value="391778" calcext:value-type="float">
            <text:p>391778</text:p>
          </table:table-cell>
          <table:table-cell office:value-type="float" office:value="15276885" calcext:value-type="float">
            <text:p>15276885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 table:visibility="collapse">
          <table:table-cell office:value-type="float" office:value="45179" calcext:value-type="float">
            <text:p>45179</text:p>
          </table:table-cell>
          <table:table-cell office:value-type="float" office:value="26925" calcext:value-type="float">
            <text:p>26925</text:p>
          </table:table-cell>
          <table:table-cell office:value-type="float" office:value="105345" calcext:value-type="float">
            <text:p>105345</text:p>
          </table:table-cell>
          <table:table-cell office:value-type="float" office:value="20823" calcext:value-type="float">
            <text:p>20823</text:p>
          </table:table-cell>
          <table:table-cell office:value-type="float" office:value="170513" calcext:value-type="float">
            <text:p>170513</text:p>
          </table:table-cell>
          <table:table-cell office:value-type="float" office:value="20648" calcext:value-type="float">
            <text:p>20648</text:p>
          </table:table-cell>
          <table:table-cell office:value-type="float" office:value="91151" calcext:value-type="float">
            <text:p>91151</text:p>
          </table:table-cell>
          <table:table-cell office:value-type="float" office:value="211427" calcext:value-type="float">
            <text:p>211427</text:p>
          </table:table-cell>
          <table:table-cell office:value-type="float" office:value="8648273" calcext:value-type="float">
            <text:p>864827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 table:visibility="collapse">
          <table:table-cell office:value-type="float" office:value="52672" calcext:value-type="float">
            <text:p>52672</text:p>
          </table:table-cell>
          <table:table-cell office:value-type="float" office:value="30212" calcext:value-type="float">
            <text:p>30212</text:p>
          </table:table-cell>
          <table:table-cell office:value-type="float" office:value="137663" calcext:value-type="float">
            <text:p>137663</text:p>
          </table:table-cell>
          <table:table-cell office:value-type="float" office:value="24629" calcext:value-type="float">
            <text:p>24629</text:p>
          </table:table-cell>
          <table:table-cell office:value-type="float" office:value="200419" calcext:value-type="float">
            <text:p>200419</text:p>
          </table:table-cell>
          <table:table-cell office:value-type="float" office:value="24281" calcext:value-type="float">
            <text:p>24281</text:p>
          </table:table-cell>
          <table:table-cell office:value-type="float" office:value="104513" calcext:value-type="float">
            <text:p>104513</text:p>
          </table:table-cell>
          <table:table-cell office:value-type="float" office:value="263377" calcext:value-type="float">
            <text:p>263377</text:p>
          </table:table-cell>
          <table:table-cell office:value-type="float" office:value="14049483" calcext:value-type="float">
            <text:p>14049483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 table:visibility="collapse">
          <table:table-cell office:value-type="float" office:value="80656" calcext:value-type="float">
            <text:p>80656</text:p>
          </table:table-cell>
          <table:table-cell office:value-type="float" office:value="46021" calcext:value-type="float">
            <text:p>46021</text:p>
          </table:table-cell>
          <table:table-cell office:value-type="float" office:value="187507" calcext:value-type="float">
            <text:p>187507</text:p>
          </table:table-cell>
          <table:table-cell office:value-type="float" office:value="39140" calcext:value-type="float">
            <text:p>39140</text:p>
          </table:table-cell>
          <table:table-cell office:value-type="float" office:value="376041" calcext:value-type="float">
            <text:p>376041</text:p>
          </table:table-cell>
          <table:table-cell office:value-type="float" office:value="38799" calcext:value-type="float">
            <text:p>38799</text:p>
          </table:table-cell>
          <table:table-cell office:value-type="float" office:value="171896" calcext:value-type="float">
            <text:p>171896</text:p>
          </table:table-cell>
          <table:table-cell office:value-type="float" office:value="428928" calcext:value-type="float">
            <text:p>428928</text:p>
          </table:table-cell>
          <table:table-cell office:value-type="float" office:value="11772042" calcext:value-type="float">
            <text:p>11772042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 table:visibility="collapse">
          <table:table-cell office:value-type="float" office:value="82199" calcext:value-type="float">
            <text:p>82199</text:p>
          </table:table-cell>
          <table:table-cell office:value-type="float" office:value="45645" calcext:value-type="float">
            <text:p>45645</text:p>
          </table:table-cell>
          <table:table-cell office:value-type="float" office:value="187136" calcext:value-type="float">
            <text:p>187136</text:p>
          </table:table-cell>
          <table:table-cell office:value-type="float" office:value="39471" calcext:value-type="float">
            <text:p>39471</text:p>
          </table:table-cell>
          <table:table-cell office:value-type="float" office:value="332039" calcext:value-type="float">
            <text:p>332039</text:p>
          </table:table-cell>
          <table:table-cell office:value-type="float" office:value="39010" calcext:value-type="float">
            <text:p>39010</text:p>
          </table:table-cell>
          <table:table-cell office:value-type="float" office:value="166017" calcext:value-type="float">
            <text:p>166017</text:p>
          </table:table-cell>
          <table:table-cell office:value-type="float" office:value="448804" calcext:value-type="float">
            <text:p>448804</text:p>
          </table:table-cell>
          <table:table-cell office:value-type="float" office:value="12460303" calcext:value-type="float">
            <text:p>12460303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 table:visibility="collapse">
          <table:table-cell office:value-type="float" office:value="99725" calcext:value-type="float">
            <text:p>99725</text:p>
          </table:table-cell>
          <table:table-cell office:value-type="float" office:value="47073" calcext:value-type="float">
            <text:p>47073</text:p>
          </table:table-cell>
          <table:table-cell office:value-type="float" office:value="187136" calcext:value-type="float">
            <text:p>187136</text:p>
          </table:table-cell>
          <table:table-cell office:value-type="float" office:value="38755" calcext:value-type="float">
            <text:p>38755</text:p>
          </table:table-cell>
          <table:table-cell office:value-type="float" office:value="373034" calcext:value-type="float">
            <text:p>373034</text:p>
          </table:table-cell>
          <table:table-cell office:value-type="float" office:value="40252" calcext:value-type="float">
            <text:p>40252</text:p>
          </table:table-cell>
          <table:table-cell office:value-type="float" office:value="183188" calcext:value-type="float">
            <text:p>183188</text:p>
          </table:table-cell>
          <table:table-cell office:value-type="float" office:value="423961" calcext:value-type="float">
            <text:p>423961</text:p>
          </table:table-cell>
          <table:table-cell office:value-type="float" office:value="11764769" calcext:value-type="float">
            <text:p>11764769</text:p>
          </table:table-cell>
          <table:table-cell office:value-type="float" office:value="8845" calcext:value-type="float">
            <text:p>8845</text:p>
          </table:table-cell>
        </table:table-row>
        <table:table-row table:style-name="ro1" table:visibility="collapse">
          <table:table-cell office:value-type="float" office:value="59942" calcext:value-type="float">
            <text:p>59942</text:p>
          </table:table-cell>
          <table:table-cell office:value-type="float" office:value="47372" calcext:value-type="float">
            <text:p>47372</text:p>
          </table:table-cell>
          <table:table-cell office:value-type="float" office:value="163647" calcext:value-type="float">
            <text:p>163647</text:p>
          </table:table-cell>
          <table:table-cell office:value-type="float" office:value="27570" calcext:value-type="float">
            <text:p>27570</text:p>
          </table:table-cell>
          <table:table-cell office:value-type="float" office:value="235866" calcext:value-type="float">
            <text:p>235866</text:p>
          </table:table-cell>
          <table:table-cell office:value-type="float" office:value="29648" calcext:value-type="float">
            <text:p>29648</text:p>
          </table:table-cell>
          <table:table-cell office:value-type="float" office:value="120995" calcext:value-type="float">
            <text:p>120995</text:p>
          </table:table-cell>
          <table:table-cell office:value-type="float" office:value="297582" calcext:value-type="float">
            <text:p>297582</text:p>
          </table:table-cell>
          <table:table-cell office:value-type="float" office:value="13887178" calcext:value-type="float">
            <text:p>13887178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 table:visibility="collapse">
          <table:table-cell office:value-type="float" office:value="66095" calcext:value-type="float">
            <text:p>66095</text:p>
          </table:table-cell>
          <table:table-cell office:value-type="float" office:value="34692" calcext:value-type="float">
            <text:p>34692</text:p>
          </table:table-cell>
          <table:table-cell office:value-type="float" office:value="226617" calcext:value-type="float">
            <text:p>226617</text:p>
          </table:table-cell>
          <table:table-cell office:value-type="float" office:value="59613" calcext:value-type="float">
            <text:p>59613</text:p>
          </table:table-cell>
          <table:table-cell office:value-type="float" office:value="265847" calcext:value-type="float">
            <text:p>265847</text:p>
          </table:table-cell>
          <table:table-cell office:value-type="float" office:value="42153" calcext:value-type="float">
            <text:p>42153</text:p>
          </table:table-cell>
          <table:table-cell office:value-type="float" office:value="21029" calcext:value-type="float">
            <text:p>21029</text:p>
          </table:table-cell>
          <table:table-cell office:value-type="float" office:value="474879" calcext:value-type="float">
            <text:p>474879</text:p>
          </table:table-cell>
          <table:table-cell office:value-type="float" office:value="9146951" calcext:value-type="float">
            <text:p>9146951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 table:visibility="collapse">
          <table:table-cell office:value-type="float" office:value="80686" calcext:value-type="float">
            <text:p>80686</text:p>
          </table:table-cell>
          <table:table-cell office:value-type="float" office:value="46517" calcext:value-type="float">
            <text:p>46517</text:p>
          </table:table-cell>
          <table:table-cell office:value-type="float" office:value="188800" calcext:value-type="float">
            <text:p>188800</text:p>
          </table:table-cell>
          <table:table-cell office:value-type="float" office:value="38829" calcext:value-type="float">
            <text:p>38829</text:p>
          </table:table-cell>
          <table:table-cell office:value-type="float" office:value="331418" calcext:value-type="float">
            <text:p>331418</text:p>
          </table:table-cell>
          <table:table-cell office:value-type="float" office:value="38519" calcext:value-type="float">
            <text:p>38519</text:p>
          </table:table-cell>
          <table:table-cell office:value-type="float" office:value="238239" calcext:value-type="float">
            <text:p>238239</text:p>
          </table:table-cell>
          <table:table-cell office:value-type="float" office:value="432536" calcext:value-type="float">
            <text:p>432536</text:p>
          </table:table-cell>
          <table:table-cell office:value-type="float" office:value="10040147" calcext:value-type="float">
            <text:p>10040147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 table:visibility="collapse">
          <table:table-cell office:value-type="float" office:value="84655" calcext:value-type="float">
            <text:p>84655</text:p>
          </table:table-cell>
          <table:table-cell office:value-type="float" office:value="46291" calcext:value-type="float">
            <text:p>46291</text:p>
          </table:table-cell>
          <table:table-cell office:value-type="float" office:value="190008" calcext:value-type="float">
            <text:p>190008</text:p>
          </table:table-cell>
          <table:table-cell office:value-type="float" office:value="37792" calcext:value-type="float">
            <text:p>37792</text:p>
          </table:table-cell>
          <table:table-cell office:value-type="float" office:value="330747" calcext:value-type="float">
            <text:p>330747</text:p>
          </table:table-cell>
          <table:table-cell office:value-type="float" office:value="39852" calcext:value-type="float">
            <text:p>39852</text:p>
          </table:table-cell>
          <table:table-cell office:value-type="float" office:value="295590" calcext:value-type="float">
            <text:p>295590</text:p>
          </table:table-cell>
          <table:table-cell office:value-type="float" office:value="433191" calcext:value-type="float">
            <text:p>433191</text:p>
          </table:table-cell>
          <table:table-cell office:value-type="float" office:value="14478860" calcext:value-type="float">
            <text:p>14478860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 table:visibility="collapse">
          <table:table-cell office:value-type="float" office:value="77316" calcext:value-type="float">
            <text:p>77316</text:p>
          </table:table-cell>
          <table:table-cell office:value-type="float" office:value="42547" calcext:value-type="float">
            <text:p>42547</text:p>
          </table:table-cell>
          <table:table-cell office:value-type="float" office:value="169568" calcext:value-type="float">
            <text:p>169568</text:p>
          </table:table-cell>
          <table:table-cell office:value-type="float" office:value="33196" calcext:value-type="float">
            <text:p>33196</text:p>
          </table:table-cell>
          <table:table-cell office:value-type="float" office:value="298029" calcext:value-type="float">
            <text:p>298029</text:p>
          </table:table-cell>
          <table:table-cell office:value-type="float" office:value="35584" calcext:value-type="float">
            <text:p>35584</text:p>
          </table:table-cell>
          <table:table-cell office:value-type="float" office:value="146689" calcext:value-type="float">
            <text:p>146689</text:p>
          </table:table-cell>
          <table:table-cell office:value-type="float" office:value="464621" calcext:value-type="float">
            <text:p>464621</text:p>
          </table:table-cell>
          <table:table-cell office:value-type="float" office:value="12459224" calcext:value-type="float">
            <text:p>12459224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 table:visibility="collapse">
          <table:table-cell office:value-type="float" office:value="83487" calcext:value-type="float">
            <text:p>83487</text:p>
          </table:table-cell>
          <table:table-cell office:value-type="float" office:value="45921" calcext:value-type="float">
            <text:p>45921</text:p>
          </table:table-cell>
          <table:table-cell office:value-type="float" office:value="192544" calcext:value-type="float">
            <text:p>192544</text:p>
          </table:table-cell>
          <table:table-cell office:value-type="float" office:value="40363" calcext:value-type="float">
            <text:p>40363</text:p>
          </table:table-cell>
          <table:table-cell office:value-type="float" office:value="334445" calcext:value-type="float">
            <text:p>334445</text:p>
          </table:table-cell>
          <table:table-cell office:value-type="float" office:value="40929" calcext:value-type="float">
            <text:p>40929</text:p>
          </table:table-cell>
          <table:table-cell office:value-type="float" office:value="173836" calcext:value-type="float">
            <text:p>173836</text:p>
          </table:table-cell>
          <table:table-cell office:value-type="float" office:value="466299" calcext:value-type="float">
            <text:p>466299</text:p>
          </table:table-cell>
          <table:table-cell office:value-type="float" office:value="12222333" calcext:value-type="float">
            <text:p>12222333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 table:visibility="collapse">
          <table:table-cell office:value-type="float" office:value="77891" calcext:value-type="float">
            <text:p>77891</text:p>
          </table:table-cell>
          <table:table-cell office:value-type="float" office:value="41972" calcext:value-type="float">
            <text:p>41972</text:p>
          </table:table-cell>
          <table:table-cell office:value-type="float" office:value="170709" calcext:value-type="float">
            <text:p>170709</text:p>
          </table:table-cell>
          <table:table-cell office:value-type="float" office:value="35312" calcext:value-type="float">
            <text:p>35312</text:p>
          </table:table-cell>
          <table:table-cell office:value-type="float" office:value="297137" calcext:value-type="float">
            <text:p>297137</text:p>
          </table:table-cell>
          <table:table-cell office:value-type="float" office:value="35414" calcext:value-type="float">
            <text:p>35414</text:p>
          </table:table-cell>
          <table:table-cell office:value-type="float" office:value="165621" calcext:value-type="float">
            <text:p>165621</text:p>
          </table:table-cell>
          <table:table-cell office:value-type="float" office:value="383652" calcext:value-type="float">
            <text:p>383652</text:p>
          </table:table-cell>
          <table:table-cell office:value-type="float" office:value="10279774" calcext:value-type="float">
            <text:p>10279774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 table:visibility="collapse">
          <table:table-cell office:value-type="float" office:value="81358" calcext:value-type="float">
            <text:p>81358</text:p>
          </table:table-cell>
          <table:table-cell office:value-type="float" office:value="46436" calcext:value-type="float">
            <text:p>46436</text:p>
          </table:table-cell>
          <table:table-cell office:value-type="float" office:value="218768" calcext:value-type="float">
            <text:p>218768</text:p>
          </table:table-cell>
          <table:table-cell office:value-type="float" office:value="38709" calcext:value-type="float">
            <text:p>38709</text:p>
          </table:table-cell>
          <table:table-cell office:value-type="float" office:value="263316" calcext:value-type="float">
            <text:p>263316</text:p>
          </table:table-cell>
          <table:table-cell office:value-type="float" office:value="45976" calcext:value-type="float">
            <text:p>45976</text:p>
          </table:table-cell>
          <table:table-cell office:value-type="float" office:value="21995" calcext:value-type="float">
            <text:p>21995</text:p>
          </table:table-cell>
          <table:table-cell office:value-type="float" office:value="395862" calcext:value-type="float">
            <text:p>395862</text:p>
          </table:table-cell>
          <table:table-cell office:value-type="float" office:value="10168021" calcext:value-type="float">
            <text:p>10168021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 table:visibility="collapse">
          <table:table-cell office:value-type="float" office:value="50464" calcext:value-type="float">
            <text:p>50464</text:p>
          </table:table-cell>
          <table:table-cell office:value-type="float" office:value="28923" calcext:value-type="float">
            <text:p>28923</text:p>
          </table:table-cell>
          <table:table-cell office:value-type="float" office:value="128968" calcext:value-type="float">
            <text:p>128968</text:p>
          </table:table-cell>
          <table:table-cell office:value-type="float" office:value="36903" calcext:value-type="float">
            <text:p>36903</text:p>
          </table:table-cell>
          <table:table-cell office:value-type="float" office:value="292478" calcext:value-type="float">
            <text:p>292478</text:p>
          </table:table-cell>
          <table:table-cell office:value-type="float" office:value="43015" calcext:value-type="float">
            <text:p>43015</text:p>
          </table:table-cell>
          <table:table-cell office:value-type="float" office:value="177501" calcext:value-type="float">
            <text:p>177501</text:p>
          </table:table-cell>
          <table:table-cell office:value-type="float" office:value="410654" calcext:value-type="float">
            <text:p>410654</text:p>
          </table:table-cell>
          <table:table-cell office:value-type="float" office:value="14826960" calcext:value-type="float">
            <text:p>14826960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 table:visibility="collapse">
          <table:table-cell office:value-type="float" office:value="118357" calcext:value-type="float">
            <text:p>118357</text:p>
          </table:table-cell>
          <table:table-cell office:value-type="float" office:value="20618" calcext:value-type="float">
            <text:p>20618</text:p>
          </table:table-cell>
          <table:table-cell office:value-type="float" office:value="90377" calcext:value-type="float">
            <text:p>90377</text:p>
          </table:table-cell>
          <table:table-cell office:value-type="float" office:value="17286" calcext:value-type="float">
            <text:p>17286</text:p>
          </table:table-cell>
          <table:table-cell office:value-type="float" office:value="129136" calcext:value-type="float">
            <text:p>129136</text:p>
          </table:table-cell>
          <table:table-cell office:value-type="float" office:value="18695" calcext:value-type="float">
            <text:p>18695</text:p>
          </table:table-cell>
          <table:table-cell office:value-type="float" office:value="90551" calcext:value-type="float">
            <text:p>90551</text:p>
          </table:table-cell>
          <table:table-cell office:value-type="float" office:value="162081" calcext:value-type="float">
            <text:p>162081</text:p>
          </table:table-cell>
          <table:table-cell office:value-type="float" office:value="12177053" calcext:value-type="float">
            <text:p>12177053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 table:visibility="collapse">
          <table:table-cell office:value-type="float" office:value="82800" calcext:value-type="float">
            <text:p>82800</text:p>
          </table:table-cell>
          <table:table-cell office:value-type="float" office:value="46653" calcext:value-type="float">
            <text:p>46653</text:p>
          </table:table-cell>
          <table:table-cell office:value-type="float" office:value="191120" calcext:value-type="float">
            <text:p>191120</text:p>
          </table:table-cell>
          <table:table-cell office:value-type="float" office:value="39220" calcext:value-type="float">
            <text:p>39220</text:p>
          </table:table-cell>
          <table:table-cell office:value-type="float" office:value="270052" calcext:value-type="float">
            <text:p>270052</text:p>
          </table:table-cell>
          <table:table-cell office:value-type="float" office:value="41901" calcext:value-type="float">
            <text:p>41901</text:p>
          </table:table-cell>
          <table:table-cell office:value-type="float" office:value="22642" calcext:value-type="float">
            <text:p>22642</text:p>
          </table:table-cell>
          <table:table-cell office:value-type="float" office:value="611493" calcext:value-type="float">
            <text:p>611493</text:p>
          </table:table-cell>
          <table:table-cell office:value-type="float" office:value="8702842" calcext:value-type="float">
            <text:p>8702842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 table:visibility="collapse">
          <table:table-cell office:value-type="float" office:value="50441" calcext:value-type="float">
            <text:p>50441</text:p>
          </table:table-cell>
          <table:table-cell office:value-type="float" office:value="28757" calcext:value-type="float">
            <text:p>28757</text:p>
          </table:table-cell>
          <table:table-cell office:value-type="float" office:value="119766" calcext:value-type="float">
            <text:p>119766</text:p>
          </table:table-cell>
          <table:table-cell office:value-type="float" office:value="23119" calcext:value-type="float">
            <text:p>23119</text:p>
          </table:table-cell>
          <table:table-cell office:value-type="float" office:value="195831" calcext:value-type="float">
            <text:p>195831</text:p>
          </table:table-cell>
          <table:table-cell office:value-type="float" office:value="26355" calcext:value-type="float">
            <text:p>26355</text:p>
          </table:table-cell>
          <table:table-cell office:value-type="float" office:value="242289" calcext:value-type="float">
            <text:p>242289</text:p>
          </table:table-cell>
          <table:table-cell office:value-type="float" office:value="297832" calcext:value-type="float">
            <text:p>297832</text:p>
          </table:table-cell>
          <table:table-cell office:value-type="float" office:value="9700027" calcext:value-type="float">
            <text:p>9700027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 table:visibility="collapse">
          <table:table-cell office:value-type="float" office:value="81427" calcext:value-type="float">
            <text:p>81427</text:p>
          </table:table-cell>
          <table:table-cell office:value-type="float" office:value="46738" calcext:value-type="float">
            <text:p>46738</text:p>
          </table:table-cell>
          <table:table-cell office:value-type="float" office:value="187336" calcext:value-type="float">
            <text:p>187336</text:p>
          </table:table-cell>
          <table:table-cell office:value-type="float" office:value="38103" calcext:value-type="float">
            <text:p>38103</text:p>
          </table:table-cell>
          <table:table-cell office:value-type="float" office:value="355278" calcext:value-type="float">
            <text:p>355278</text:p>
          </table:table-cell>
          <table:table-cell office:value-type="float" office:value="44372" calcext:value-type="float">
            <text:p>44372</text:p>
          </table:table-cell>
          <table:table-cell office:value-type="float" office:value="185362" calcext:value-type="float">
            <text:p>185362</text:p>
          </table:table-cell>
          <table:table-cell office:value-type="float" office:value="487467" calcext:value-type="float">
            <text:p>487467</text:p>
          </table:table-cell>
          <table:table-cell office:value-type="float" office:value="11827934" calcext:value-type="float">
            <text:p>11827934</text:p>
          </table:table-cell>
          <table:table-cell office:value-type="float" office:value="8955" calcext:value-type="float">
            <text:p>8955</text:p>
          </table:table-cell>
        </table:table-row>
        <table:table-row table:style-name="ro1" table:visibility="collapse">
          <table:table-cell office:value-type="float" office:value="75169" calcext:value-type="float">
            <text:p>75169</text:p>
          </table:table-cell>
          <table:table-cell office:value-type="float" office:value="42588" calcext:value-type="float">
            <text:p>42588</text:p>
          </table:table-cell>
          <table:table-cell office:value-type="float" office:value="173703" calcext:value-type="float">
            <text:p>173703</text:p>
          </table:table-cell>
          <table:table-cell office:value-type="float" office:value="35855" calcext:value-type="float">
            <text:p>35855</text:p>
          </table:table-cell>
          <table:table-cell office:value-type="float" office:value="298123" calcext:value-type="float">
            <text:p>298123</text:p>
          </table:table-cell>
          <table:table-cell office:value-type="float" office:value="36333" calcext:value-type="float">
            <text:p>36333</text:p>
          </table:table-cell>
          <table:table-cell office:value-type="float" office:value="162705" calcext:value-type="float">
            <text:p>162705</text:p>
          </table:table-cell>
          <table:table-cell office:value-type="float" office:value="394914" calcext:value-type="float">
            <text:p>394914</text:p>
          </table:table-cell>
          <table:table-cell office:value-type="float" office:value="12128472" calcext:value-type="float">
            <text:p>12128472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 table:visibility="collapse">
          <table:table-cell office:value-type="float" office:value="83290" calcext:value-type="float">
            <text:p>83290</text:p>
          </table:table-cell>
          <table:table-cell office:value-type="float" office:value="43331" calcext:value-type="float">
            <text:p>43331</text:p>
          </table:table-cell>
          <table:table-cell office:value-type="float" office:value="176651" calcext:value-type="float">
            <text:p>176651</text:p>
          </table:table-cell>
          <table:table-cell office:value-type="float" office:value="36262" calcext:value-type="float">
            <text:p>36262</text:p>
          </table:table-cell>
          <table:table-cell office:value-type="float" office:value="238407" calcext:value-type="float">
            <text:p>238407</text:p>
          </table:table-cell>
          <table:table-cell office:value-type="float" office:value="41479" calcext:value-type="float">
            <text:p>41479</text:p>
          </table:table-cell>
          <table:table-cell office:value-type="float" office:value="19707" calcext:value-type="float">
            <text:p>19707</text:p>
          </table:table-cell>
          <table:table-cell office:value-type="float" office:value="366238" calcext:value-type="float">
            <text:p>366238</text:p>
          </table:table-cell>
          <table:table-cell office:value-type="float" office:value="8272935" calcext:value-type="float">
            <text:p>8272935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 table:visibility="collapse">
          <table:table-cell office:value-type="float" office:value="41894" calcext:value-type="float">
            <text:p>41894</text:p>
          </table:table-cell>
          <table:table-cell office:value-type="float" office:value="20979" calcext:value-type="float">
            <text:p>20979</text:p>
          </table:table-cell>
          <table:table-cell office:value-type="float" office:value="85885" calcext:value-type="float">
            <text:p>85885</text:p>
          </table:table-cell>
          <table:table-cell office:value-type="float" office:value="17392" calcext:value-type="float">
            <text:p>17392</text:p>
          </table:table-cell>
          <table:table-cell office:value-type="float" office:value="133316" calcext:value-type="float">
            <text:p>133316</text:p>
          </table:table-cell>
          <table:table-cell office:value-type="float" office:value="18985" calcext:value-type="float">
            <text:p>18985</text:p>
          </table:table-cell>
          <table:table-cell office:value-type="float" office:value="78971" calcext:value-type="float">
            <text:p>78971</text:p>
          </table:table-cell>
          <table:table-cell office:value-type="float" office:value="179328" calcext:value-type="float">
            <text:p>179328</text:p>
          </table:table-cell>
          <table:table-cell office:value-type="float" office:value="7118186" calcext:value-type="float">
            <text:p>7118186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 table:visibility="collapse">
          <table:table-cell office:value-type="float" office:value="37350" calcext:value-type="float">
            <text:p>37350</text:p>
          </table:table-cell>
          <table:table-cell office:value-type="float" office:value="21850" calcext:value-type="float">
            <text:p>21850</text:p>
          </table:table-cell>
          <table:table-cell office:value-type="float" office:value="80750" calcext:value-type="float">
            <text:p>80750</text:p>
          </table:table-cell>
          <table:table-cell office:value-type="float" office:value="17569" calcext:value-type="float">
            <text:p>17569</text:p>
          </table:table-cell>
          <table:table-cell office:value-type="float" office:value="132559" calcext:value-type="float">
            <text:p>132559</text:p>
          </table:table-cell>
          <table:table-cell office:value-type="float" office:value="18575" calcext:value-type="float">
            <text:p>18575</text:p>
          </table:table-cell>
          <table:table-cell office:value-type="float" office:value="48634" calcext:value-type="float">
            <text:p>48634</text:p>
          </table:table-cell>
          <table:table-cell office:value-type="float" office:value="177574" calcext:value-type="float">
            <text:p>177574</text:p>
          </table:table-cell>
          <table:table-cell office:value-type="float" office:value="7397241" calcext:value-type="float">
            <text:p>7397241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 table:visibility="collapse">
          <table:table-cell office:value-type="float" office:value="40368" calcext:value-type="float">
            <text:p>40368</text:p>
          </table:table-cell>
          <table:table-cell office:value-type="float" office:value="22175" calcext:value-type="float">
            <text:p>22175</text:p>
          </table:table-cell>
          <table:table-cell office:value-type="float" office:value="85319" calcext:value-type="float">
            <text:p>85319</text:p>
          </table:table-cell>
          <table:table-cell office:value-type="float" office:value="19051" calcext:value-type="float">
            <text:p>19051</text:p>
          </table:table-cell>
          <table:table-cell office:value-type="float" office:value="130980" calcext:value-type="float">
            <text:p>130980</text:p>
          </table:table-cell>
          <table:table-cell office:value-type="float" office:value="20090" calcext:value-type="float">
            <text:p>20090</text:p>
          </table:table-cell>
          <table:table-cell office:value-type="float" office:value="110186" calcext:value-type="float">
            <text:p>110186</text:p>
          </table:table-cell>
          <table:table-cell office:value-type="float" office:value="172139" calcext:value-type="float">
            <text:p>172139</text:p>
          </table:table-cell>
          <table:table-cell office:value-type="float" office:value="14531917" calcext:value-type="float">
            <text:p>14531917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 table:visibility="collapse">
          <table:table-cell office:value-type="float" office:value="75445" calcext:value-type="float">
            <text:p>75445</text:p>
          </table:table-cell>
          <table:table-cell office:value-type="float" office:value="42301" calcext:value-type="float">
            <text:p>42301</text:p>
          </table:table-cell>
          <table:table-cell office:value-type="float" office:value="177333" calcext:value-type="float">
            <text:p>177333</text:p>
          </table:table-cell>
          <table:table-cell office:value-type="float" office:value="35549" calcext:value-type="float">
            <text:p>35549</text:p>
          </table:table-cell>
          <table:table-cell office:value-type="float" office:value="296781" calcext:value-type="float">
            <text:p>296781</text:p>
          </table:table-cell>
          <table:table-cell office:value-type="float" office:value="32507" calcext:value-type="float">
            <text:p>32507</text:p>
          </table:table-cell>
          <table:table-cell office:value-type="float" office:value="127511" calcext:value-type="float">
            <text:p>127511</text:p>
          </table:table-cell>
          <table:table-cell office:value-type="float" office:value="164914" calcext:value-type="float">
            <text:p>164914</text:p>
          </table:table-cell>
          <table:table-cell office:value-type="float" office:value="14353034" calcext:value-type="float">
            <text:p>14353034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 table:visibility="collapse">
          <table:table-cell office:value-type="float" office:value="69251" calcext:value-type="float">
            <text:p>69251</text:p>
          </table:table-cell>
          <table:table-cell office:value-type="float" office:value="48635" calcext:value-type="float">
            <text:p>48635</text:p>
          </table:table-cell>
          <table:table-cell office:value-type="float" office:value="169020" calcext:value-type="float">
            <text:p>169020</text:p>
          </table:table-cell>
          <table:table-cell office:value-type="float" office:value="31449" calcext:value-type="float">
            <text:p>31449</text:p>
          </table:table-cell>
          <table:table-cell office:value-type="float" office:value="263086" calcext:value-type="float">
            <text:p>263086</text:p>
          </table:table-cell>
          <table:table-cell office:value-type="float" office:value="30879" calcext:value-type="float">
            <text:p>30879</text:p>
          </table:table-cell>
          <table:table-cell office:value-type="float" office:value="127489" calcext:value-type="float">
            <text:p>127489</text:p>
          </table:table-cell>
          <table:table-cell office:value-type="float" office:value="337088" calcext:value-type="float">
            <text:p>337088</text:p>
          </table:table-cell>
          <table:table-cell office:value-type="float" office:value="9637262" calcext:value-type="float">
            <text:p>9637262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 table:visibility="collapse">
          <table:table-cell office:value-type="float" office:value="48750" calcext:value-type="float">
            <text:p>48750</text:p>
          </table:table-cell>
          <table:table-cell office:value-type="float" office:value="27877" calcext:value-type="float">
            <text:p>27877</text:p>
          </table:table-cell>
          <table:table-cell office:value-type="float" office:value="111079" calcext:value-type="float">
            <text:p>111079</text:p>
          </table:table-cell>
          <table:table-cell office:value-type="float" office:value="22366" calcext:value-type="float">
            <text:p>22366</text:p>
          </table:table-cell>
          <table:table-cell office:value-type="float" office:value="179541" calcext:value-type="float">
            <text:p>179541</text:p>
          </table:table-cell>
          <table:table-cell office:value-type="float" office:value="21748" calcext:value-type="float">
            <text:p>21748</text:p>
          </table:table-cell>
          <table:table-cell office:value-type="float" office:value="100286" calcext:value-type="float">
            <text:p>100286</text:p>
          </table:table-cell>
          <table:table-cell office:value-type="float" office:value="229838" calcext:value-type="float">
            <text:p>229838</text:p>
          </table:table-cell>
          <table:table-cell office:value-type="float" office:value="11728150" calcext:value-type="float">
            <text:p>11728150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 table:visibility="collapse">
          <table:table-cell office:value-type="float" office:value="75293" calcext:value-type="float">
            <text:p>75293</text:p>
          </table:table-cell>
          <table:table-cell office:value-type="float" office:value="42364" calcext:value-type="float">
            <text:p>42364</text:p>
          </table:table-cell>
          <table:table-cell office:value-type="float" office:value="176189" calcext:value-type="float">
            <text:p>176189</text:p>
          </table:table-cell>
          <table:table-cell office:value-type="float" office:value="35161" calcext:value-type="float">
            <text:p>35161</text:p>
          </table:table-cell>
          <table:table-cell office:value-type="float" office:value="297739" calcext:value-type="float">
            <text:p>297739</text:p>
          </table:table-cell>
          <table:table-cell office:value-type="float" office:value="37299" calcext:value-type="float">
            <text:p>37299</text:p>
          </table:table-cell>
          <table:table-cell office:value-type="float" office:value="146243" calcext:value-type="float">
            <text:p>146243</text:p>
          </table:table-cell>
          <table:table-cell office:value-type="float" office:value="389349" calcext:value-type="float">
            <text:p>389349</text:p>
          </table:table-cell>
          <table:table-cell office:value-type="float" office:value="9415217" calcext:value-type="float">
            <text:p>9415217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 table:visibility="collapse">
          <table:table-cell office:value-type="float" office:value="81588" calcext:value-type="float">
            <text:p>81588</text:p>
          </table:table-cell>
          <table:table-cell office:value-type="float" office:value="46351" calcext:value-type="float">
            <text:p>46351</text:p>
          </table:table-cell>
          <table:table-cell office:value-type="float" office:value="186690" calcext:value-type="float">
            <text:p>186690</text:p>
          </table:table-cell>
          <table:table-cell office:value-type="float" office:value="39215" calcext:value-type="float">
            <text:p>39215</text:p>
          </table:table-cell>
          <table:table-cell office:value-type="float" office:value="330110" calcext:value-type="float">
            <text:p>330110</text:p>
          </table:table-cell>
          <table:table-cell office:value-type="float" office:value="38334" calcext:value-type="float">
            <text:p>38334</text:p>
          </table:table-cell>
          <table:table-cell office:value-type="float" office:value="162334" calcext:value-type="float">
            <text:p>162334</text:p>
          </table:table-cell>
          <table:table-cell office:value-type="float" office:value="415006" calcext:value-type="float">
            <text:p>415006</text:p>
          </table:table-cell>
          <table:table-cell office:value-type="float" office:value="11206968" calcext:value-type="float">
            <text:p>11206968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 table:visibility="collapse">
          <table:table-cell office:value-type="float" office:value="76186" calcext:value-type="float">
            <text:p>76186</text:p>
          </table:table-cell>
          <table:table-cell office:value-type="float" office:value="42177" calcext:value-type="float">
            <text:p>42177</text:p>
          </table:table-cell>
          <table:table-cell office:value-type="float" office:value="173750" calcext:value-type="float">
            <text:p>173750</text:p>
          </table:table-cell>
          <table:table-cell office:value-type="float" office:value="35777" calcext:value-type="float">
            <text:p>35777</text:p>
          </table:table-cell>
          <table:table-cell office:value-type="float" office:value="313201" calcext:value-type="float">
            <text:p>313201</text:p>
          </table:table-cell>
          <table:table-cell office:value-type="float" office:value="36970" calcext:value-type="float">
            <text:p>36970</text:p>
          </table:table-cell>
          <table:table-cell office:value-type="float" office:value="151023" calcext:value-type="float">
            <text:p>151023</text:p>
          </table:table-cell>
          <table:table-cell office:value-type="float" office:value="410209" calcext:value-type="float">
            <text:p>410209</text:p>
          </table:table-cell>
          <table:table-cell office:value-type="float" office:value="16155272" calcext:value-type="float">
            <text:p>1615527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 table:visibility="collapse">
          <table:table-cell office:value-type="float" office:value="82270" calcext:value-type="float">
            <text:p>82270</text:p>
          </table:table-cell>
          <table:table-cell office:value-type="float" office:value="46050" calcext:value-type="float">
            <text:p>46050</text:p>
          </table:table-cell>
          <table:table-cell office:value-type="float" office:value="194398" calcext:value-type="float">
            <text:p>194398</text:p>
          </table:table-cell>
          <table:table-cell office:value-type="float" office:value="39181" calcext:value-type="float">
            <text:p>39181</text:p>
          </table:table-cell>
          <table:table-cell office:value-type="float" office:value="331162" calcext:value-type="float">
            <text:p>331162</text:p>
          </table:table-cell>
          <table:table-cell office:value-type="float" office:value="39611" calcext:value-type="float">
            <text:p>39611</text:p>
          </table:table-cell>
          <table:table-cell office:value-type="float" office:value="267386" calcext:value-type="float">
            <text:p>267386</text:p>
          </table:table-cell>
          <table:table-cell office:value-type="float" office:value="498879" calcext:value-type="float">
            <text:p>498879</text:p>
          </table:table-cell>
          <table:table-cell office:value-type="float" office:value="12582676" calcext:value-type="float">
            <text:p>1258267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 table:visibility="collapse">
          <table:table-cell office:value-type="float" office:value="75943" calcext:value-type="float">
            <text:p>75943</text:p>
          </table:table-cell>
          <table:table-cell office:value-type="float" office:value="43388" calcext:value-type="float">
            <text:p>43388</text:p>
          </table:table-cell>
          <table:table-cell office:value-type="float" office:value="173671" calcext:value-type="float">
            <text:p>173671</text:p>
          </table:table-cell>
          <table:table-cell office:value-type="float" office:value="34377" calcext:value-type="float">
            <text:p>34377</text:p>
          </table:table-cell>
          <table:table-cell office:value-type="float" office:value="286851" calcext:value-type="float">
            <text:p>286851</text:p>
          </table:table-cell>
          <table:table-cell office:value-type="float" office:value="33962" calcext:value-type="float">
            <text:p>33962</text:p>
          </table:table-cell>
          <table:table-cell office:value-type="float" office:value="137740" calcext:value-type="float">
            <text:p>137740</text:p>
          </table:table-cell>
          <table:table-cell office:value-type="float" office:value="375625" calcext:value-type="float">
            <text:p>375625</text:p>
          </table:table-cell>
          <table:table-cell office:value-type="float" office:value="15683850" calcext:value-type="float">
            <text:p>15683850</text:p>
          </table:table-cell>
          <table:table-cell office:value-type="float" office:value="9116" calcext:value-type="float">
            <text:p>9116</text:p>
          </table:table-cell>
        </table:table-row>
        <table:table-row table:style-name="ro1" table:visibility="collapse">
          <table:table-cell office:value-type="float" office:value="48093" calcext:value-type="float">
            <text:p>48093</text:p>
          </table:table-cell>
          <table:table-cell office:value-type="float" office:value="27735" calcext:value-type="float">
            <text:p>27735</text:p>
          </table:table-cell>
          <table:table-cell office:value-type="float" office:value="110858" calcext:value-type="float">
            <text:p>110858</text:p>
          </table:table-cell>
          <table:table-cell office:value-type="float" office:value="21340" calcext:value-type="float">
            <text:p>21340</text:p>
          </table:table-cell>
          <table:table-cell office:value-type="float" office:value="173706" calcext:value-type="float">
            <text:p>173706</text:p>
          </table:table-cell>
          <table:table-cell office:value-type="float" office:value="21036" calcext:value-type="float">
            <text:p>21036</text:p>
          </table:table-cell>
          <table:table-cell office:value-type="float" office:value="93168" calcext:value-type="float">
            <text:p>93168</text:p>
          </table:table-cell>
          <table:table-cell office:value-type="float" office:value="217120" calcext:value-type="float">
            <text:p>217120</text:p>
          </table:table-cell>
          <table:table-cell office:value-type="float" office:value="9624631" calcext:value-type="float">
            <text:p>9624631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 table:visibility="collapse">
          <table:table-cell office:value-type="float" office:value="60286" calcext:value-type="float">
            <text:p>60286</text:p>
          </table:table-cell>
          <table:table-cell office:value-type="float" office:value="35084" calcext:value-type="float">
            <text:p>35084</text:p>
          </table:table-cell>
          <table:table-cell office:value-type="float" office:value="157998" calcext:value-type="float">
            <text:p>157998</text:p>
          </table:table-cell>
          <table:table-cell office:value-type="float" office:value="27553" calcext:value-type="float">
            <text:p>27553</text:p>
          </table:table-cell>
          <table:table-cell office:value-type="float" office:value="232490" calcext:value-type="float">
            <text:p>232490</text:p>
          </table:table-cell>
          <table:table-cell office:value-type="float" office:value="27711" calcext:value-type="float">
            <text:p>27711</text:p>
          </table:table-cell>
          <table:table-cell office:value-type="float" office:value="134991" calcext:value-type="float">
            <text:p>134991</text:p>
          </table:table-cell>
          <table:table-cell office:value-type="float" office:value="375071" calcext:value-type="float">
            <text:p>375071</text:p>
          </table:table-cell>
          <table:table-cell office:value-type="float" office:value="12868470" calcext:value-type="float">
            <text:p>1286847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 table:visibility="collapse">
          <table:table-cell office:value-type="float" office:value="45293" calcext:value-type="float">
            <text:p>45293</text:p>
          </table:table-cell>
          <table:table-cell office:value-type="float" office:value="26205" calcext:value-type="float">
            <text:p>26205</text:p>
          </table:table-cell>
          <table:table-cell office:value-type="float" office:value="103822" calcext:value-type="float">
            <text:p>103822</text:p>
          </table:table-cell>
          <table:table-cell office:value-type="float" office:value="20431" calcext:value-type="float">
            <text:p>20431</text:p>
          </table:table-cell>
          <table:table-cell office:value-type="float" office:value="163871" calcext:value-type="float">
            <text:p>163871</text:p>
          </table:table-cell>
          <table:table-cell office:value-type="float" office:value="19264" calcext:value-type="float">
            <text:p>19264</text:p>
          </table:table-cell>
          <table:table-cell office:value-type="float" office:value="88406" calcext:value-type="float">
            <text:p>88406</text:p>
          </table:table-cell>
          <table:table-cell office:value-type="float" office:value="200891" calcext:value-type="float">
            <text:p>200891</text:p>
          </table:table-cell>
          <table:table-cell office:value-type="float" office:value="11298921" calcext:value-type="float">
            <text:p>11298921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 table:visibility="collapse">
          <table:table-cell office:value-type="float" office:value="73499" calcext:value-type="float">
            <text:p>73499</text:p>
          </table:table-cell>
          <table:table-cell office:value-type="float" office:value="41740" calcext:value-type="float">
            <text:p>41740</text:p>
          </table:table-cell>
          <table:table-cell office:value-type="float" office:value="174514" calcext:value-type="float">
            <text:p>174514</text:p>
          </table:table-cell>
          <table:table-cell office:value-type="float" office:value="35856" calcext:value-type="float">
            <text:p>35856</text:p>
          </table:table-cell>
          <table:table-cell office:value-type="float" office:value="227497" calcext:value-type="float">
            <text:p>227497</text:p>
          </table:table-cell>
          <table:table-cell office:value-type="float" office:value="35290" calcext:value-type="float">
            <text:p>35290</text:p>
          </table:table-cell>
          <table:table-cell office:value-type="float" office:value="19369" calcext:value-type="float">
            <text:p>19369</text:p>
          </table:table-cell>
          <table:table-cell office:value-type="float" office:value="321332" calcext:value-type="float">
            <text:p>321332</text:p>
          </table:table-cell>
          <table:table-cell office:value-type="float" office:value="7123043" calcext:value-type="float">
            <text:p>7123043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 table:visibility="collapse">
          <table:table-cell office:value-type="float" office:value="81643" calcext:value-type="float">
            <text:p>81643</text:p>
          </table:table-cell>
          <table:table-cell office:value-type="float" office:value="51453" calcext:value-type="float">
            <text:p>51453</text:p>
          </table:table-cell>
          <table:table-cell office:value-type="float" office:value="229664" calcext:value-type="float">
            <text:p>229664</text:p>
          </table:table-cell>
          <table:table-cell office:value-type="float" office:value="39726" calcext:value-type="float">
            <text:p>39726</text:p>
          </table:table-cell>
          <table:table-cell office:value-type="float" office:value="342047" calcext:value-type="float">
            <text:p>342047</text:p>
          </table:table-cell>
          <table:table-cell office:value-type="float" office:value="40358" calcext:value-type="float">
            <text:p>40358</text:p>
          </table:table-cell>
          <table:table-cell office:value-type="float" office:value="163858" calcext:value-type="float">
            <text:p>163858</text:p>
          </table:table-cell>
          <table:table-cell office:value-type="float" office:value="413472" calcext:value-type="float">
            <text:p>413472</text:p>
          </table:table-cell>
          <table:table-cell office:value-type="float" office:value="11642096" calcext:value-type="float">
            <text:p>11642096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 table:visibility="collapse">
          <table:table-cell office:value-type="float" office:value="81558" calcext:value-type="float">
            <text:p>81558</text:p>
          </table:table-cell>
          <table:table-cell office:value-type="float" office:value="46532" calcext:value-type="float">
            <text:p>46532</text:p>
          </table:table-cell>
          <table:table-cell office:value-type="float" office:value="189532" calcext:value-type="float">
            <text:p>189532</text:p>
          </table:table-cell>
          <table:table-cell office:value-type="float" office:value="38073" calcext:value-type="float">
            <text:p>38073</text:p>
          </table:table-cell>
          <table:table-cell office:value-type="float" office:value="328948" calcext:value-type="float">
            <text:p>328948</text:p>
          </table:table-cell>
          <table:table-cell office:value-type="float" office:value="57933" calcext:value-type="float">
            <text:p>57933</text:p>
          </table:table-cell>
          <table:table-cell office:value-type="float" office:value="159773" calcext:value-type="float">
            <text:p>159773</text:p>
          </table:table-cell>
          <table:table-cell office:value-type="float" office:value="423295" calcext:value-type="float">
            <text:p>423295</text:p>
          </table:table-cell>
          <table:table-cell office:value-type="float" office:value="14922921" calcext:value-type="float">
            <text:p>14922921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 table:visibility="collapse">
          <table:table-cell office:value-type="float" office:value="81333" calcext:value-type="float">
            <text:p>81333</text:p>
          </table:table-cell>
          <table:table-cell office:value-type="float" office:value="46186" calcext:value-type="float">
            <text:p>46186</text:p>
          </table:table-cell>
          <table:table-cell office:value-type="float" office:value="193812" calcext:value-type="float">
            <text:p>193812</text:p>
          </table:table-cell>
          <table:table-cell office:value-type="float" office:value="39761" calcext:value-type="float">
            <text:p>39761</text:p>
          </table:table-cell>
          <table:table-cell office:value-type="float" office:value="329780" calcext:value-type="float">
            <text:p>329780</text:p>
          </table:table-cell>
          <table:table-cell office:value-type="float" office:value="38513" calcext:value-type="float">
            <text:p>38513</text:p>
          </table:table-cell>
          <table:table-cell office:value-type="float" office:value="163110" calcext:value-type="float">
            <text:p>163110</text:p>
          </table:table-cell>
          <table:table-cell office:value-type="float" office:value="413117" calcext:value-type="float">
            <text:p>413117</text:p>
          </table:table-cell>
          <table:table-cell office:value-type="float" office:value="9781013" calcext:value-type="float">
            <text:p>9781013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 table:visibility="collapse">
          <table:table-cell office:value-type="float" office:value="82434" calcext:value-type="float">
            <text:p>82434</text:p>
          </table:table-cell>
          <table:table-cell office:value-type="float" office:value="45886" calcext:value-type="float">
            <text:p>45886</text:p>
          </table:table-cell>
          <table:table-cell office:value-type="float" office:value="214123" calcext:value-type="float">
            <text:p>214123</text:p>
          </table:table-cell>
          <table:table-cell office:value-type="float" office:value="39110" calcext:value-type="float">
            <text:p>39110</text:p>
          </table:table-cell>
          <table:table-cell office:value-type="float" office:value="255048" calcext:value-type="float">
            <text:p>255048</text:p>
          </table:table-cell>
          <table:table-cell office:value-type="float" office:value="38193" calcext:value-type="float">
            <text:p>38193</text:p>
          </table:table-cell>
          <table:table-cell office:value-type="float" office:value="21279" calcext:value-type="float">
            <text:p>21279</text:p>
          </table:table-cell>
          <table:table-cell office:value-type="float" office:value="449906" calcext:value-type="float">
            <text:p>449906</text:p>
          </table:table-cell>
          <table:table-cell office:value-type="float" office:value="7388121" calcext:value-type="float">
            <text:p>7388121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 table:visibility="collapse">
          <table:table-cell office:value-type="float" office:value="83989" calcext:value-type="float">
            <text:p>83989</text:p>
          </table:table-cell>
          <table:table-cell office:value-type="float" office:value="46593" calcext:value-type="float">
            <text:p>46593</text:p>
          </table:table-cell>
          <table:table-cell office:value-type="float" office:value="194784" calcext:value-type="float">
            <text:p>194784</text:p>
          </table:table-cell>
          <table:table-cell office:value-type="float" office:value="38358" calcext:value-type="float">
            <text:p>38358</text:p>
          </table:table-cell>
          <table:table-cell office:value-type="float" office:value="251564" calcext:value-type="float">
            <text:p>251564</text:p>
          </table:table-cell>
          <table:table-cell office:value-type="float" office:value="39672" calcext:value-type="float">
            <text:p>39672</text:p>
          </table:table-cell>
          <table:table-cell office:value-type="float" office:value="20512" calcext:value-type="float">
            <text:p>20512</text:p>
          </table:table-cell>
          <table:table-cell office:value-type="float" office:value="377574" calcext:value-type="float">
            <text:p>377574</text:p>
          </table:table-cell>
          <table:table-cell office:value-type="float" office:value="8667045" calcext:value-type="float">
            <text:p>8667045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 table:visibility="collapse">
          <table:table-cell office:value-type="float" office:value="82775" calcext:value-type="float">
            <text:p>82775</text:p>
          </table:table-cell>
          <table:table-cell office:value-type="float" office:value="46482" calcext:value-type="float">
            <text:p>46482</text:p>
          </table:table-cell>
          <table:table-cell office:value-type="float" office:value="191370" calcext:value-type="float">
            <text:p>191370</text:p>
          </table:table-cell>
          <table:table-cell office:value-type="float" office:value="39711" calcext:value-type="float">
            <text:p>39711</text:p>
          </table:table-cell>
          <table:table-cell office:value-type="float" office:value="251550" calcext:value-type="float">
            <text:p>251550</text:p>
          </table:table-cell>
          <table:table-cell office:value-type="float" office:value="40829" calcext:value-type="float">
            <text:p>40829</text:p>
          </table:table-cell>
          <table:table-cell office:value-type="float" office:value="21650" calcext:value-type="float">
            <text:p>21650</text:p>
          </table:table-cell>
          <table:table-cell office:value-type="float" office:value="354953" calcext:value-type="float">
            <text:p>354953</text:p>
          </table:table-cell>
          <table:table-cell office:value-type="float" office:value="8299463" calcext:value-type="float">
            <text:p>8299463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 table:visibility="collapse">
          <table:table-cell office:value-type="float" office:value="48251" calcext:value-type="float">
            <text:p>48251</text:p>
          </table:table-cell>
          <table:table-cell office:value-type="float" office:value="27373" calcext:value-type="float">
            <text:p>27373</text:p>
          </table:table-cell>
          <table:table-cell office:value-type="float" office:value="110675" calcext:value-type="float">
            <text:p>110675</text:p>
          </table:table-cell>
          <table:table-cell office:value-type="float" office:value="23180" calcext:value-type="float">
            <text:p>23180</text:p>
          </table:table-cell>
          <table:table-cell office:value-type="float" office:value="179994" calcext:value-type="float">
            <text:p>179994</text:p>
          </table:table-cell>
          <table:table-cell office:value-type="float" office:value="23838" calcext:value-type="float">
            <text:p>23838</text:p>
          </table:table-cell>
          <table:table-cell office:value-type="float" office:value="98000" calcext:value-type="float">
            <text:p>98000</text:p>
          </table:table-cell>
          <table:table-cell office:value-type="float" office:value="221800" calcext:value-type="float">
            <text:p>221800</text:p>
          </table:table-cell>
          <table:table-cell office:value-type="float" office:value="8205652" calcext:value-type="float">
            <text:p>8205652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 table:visibility="collapse">
          <table:table-cell office:value-type="float" office:value="81654" calcext:value-type="float">
            <text:p>81654</text:p>
          </table:table-cell>
          <table:table-cell office:value-type="float" office:value="44347" calcext:value-type="float">
            <text:p>44347</text:p>
          </table:table-cell>
          <table:table-cell office:value-type="float" office:value="193455" calcext:value-type="float">
            <text:p>193455</text:p>
          </table:table-cell>
          <table:table-cell office:value-type="float" office:value="39836" calcext:value-type="float">
            <text:p>39836</text:p>
          </table:table-cell>
          <table:table-cell office:value-type="float" office:value="330571" calcext:value-type="float">
            <text:p>330571</text:p>
          </table:table-cell>
          <table:table-cell office:value-type="float" office:value="44266" calcext:value-type="float">
            <text:p>44266</text:p>
          </table:table-cell>
          <table:table-cell office:value-type="float" office:value="202792" calcext:value-type="float">
            <text:p>202792</text:p>
          </table:table-cell>
          <table:table-cell office:value-type="float" office:value="718420" calcext:value-type="float">
            <text:p>718420</text:p>
          </table:table-cell>
          <table:table-cell office:value-type="float" office:value="11632029" calcext:value-type="float">
            <text:p>11632029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 table:visibility="collapse">
          <table:table-cell office:value-type="float" office:value="73319" calcext:value-type="float">
            <text:p>73319</text:p>
          </table:table-cell>
          <table:table-cell office:value-type="float" office:value="24008" calcext:value-type="float">
            <text:p>24008</text:p>
          </table:table-cell>
          <table:table-cell office:value-type="float" office:value="147291" calcext:value-type="float">
            <text:p>147291</text:p>
          </table:table-cell>
          <table:table-cell office:value-type="float" office:value="29388" calcext:value-type="float">
            <text:p>29388</text:p>
          </table:table-cell>
          <table:table-cell office:value-type="float" office:value="249512" calcext:value-type="float">
            <text:p>249512</text:p>
          </table:table-cell>
          <table:table-cell office:value-type="float" office:value="32559" calcext:value-type="float">
            <text:p>32559</text:p>
          </table:table-cell>
          <table:table-cell office:value-type="float" office:value="129335" calcext:value-type="float">
            <text:p>129335</text:p>
          </table:table-cell>
          <table:table-cell office:value-type="float" office:value="400791" calcext:value-type="float">
            <text:p>400791</text:p>
          </table:table-cell>
          <table:table-cell office:value-type="float" office:value="11443598" calcext:value-type="float">
            <text:p>11443598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 table:visibility="collapse">
          <table:table-cell office:value-type="float" office:value="52358" calcext:value-type="float">
            <text:p>52358</text:p>
          </table:table-cell>
          <table:table-cell office:value-type="float" office:value="27603" calcext:value-type="float">
            <text:p>27603</text:p>
          </table:table-cell>
          <table:table-cell office:value-type="float" office:value="112251" calcext:value-type="float">
            <text:p>112251</text:p>
          </table:table-cell>
          <table:table-cell office:value-type="float" office:value="22614" calcext:value-type="float">
            <text:p>22614</text:p>
          </table:table-cell>
          <table:table-cell office:value-type="float" office:value="144067" calcext:value-type="float">
            <text:p>144067</text:p>
          </table:table-cell>
          <table:table-cell office:value-type="float" office:value="23526" calcext:value-type="float">
            <text:p>23526</text:p>
          </table:table-cell>
          <table:table-cell office:value-type="float" office:value="12801" calcext:value-type="float">
            <text:p>12801</text:p>
          </table:table-cell>
          <table:table-cell office:value-type="float" office:value="201571" calcext:value-type="float">
            <text:p>201571</text:p>
          </table:table-cell>
          <table:table-cell office:value-type="float" office:value="6411782" calcext:value-type="float">
            <text:p>6411782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 table:visibility="collapse">
          <table:table-cell office:value-type="float" office:value="39665" calcext:value-type="float">
            <text:p>39665</text:p>
          </table:table-cell>
          <table:table-cell office:value-type="float" office:value="25610" calcext:value-type="float">
            <text:p>25610</text:p>
          </table:table-cell>
          <table:table-cell office:value-type="float" office:value="106283" calcext:value-type="float">
            <text:p>106283</text:p>
          </table:table-cell>
          <table:table-cell office:value-type="float" office:value="23797" calcext:value-type="float">
            <text:p>23797</text:p>
          </table:table-cell>
          <table:table-cell office:value-type="float" office:value="115264" calcext:value-type="float">
            <text:p>115264</text:p>
          </table:table-cell>
          <table:table-cell office:value-type="float" office:value="18779" calcext:value-type="float">
            <text:p>18779</text:p>
          </table:table-cell>
          <table:table-cell office:value-type="float" office:value="9390" calcext:value-type="float">
            <text:p>9390</text:p>
          </table:table-cell>
          <table:table-cell office:value-type="float" office:value="155607" calcext:value-type="float">
            <text:p>155607</text:p>
          </table:table-cell>
          <table:table-cell office:value-type="float" office:value="6051546" calcext:value-type="float">
            <text:p>6051546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 table:visibility="collapse">
          <table:table-cell office:value-type="float" office:value="49141" calcext:value-type="float">
            <text:p>49141</text:p>
          </table:table-cell>
          <table:table-cell office:value-type="float" office:value="27506" calcext:value-type="float">
            <text:p>27506</text:p>
          </table:table-cell>
          <table:table-cell office:value-type="float" office:value="114787" calcext:value-type="float">
            <text:p>114787</text:p>
          </table:table-cell>
          <table:table-cell office:value-type="float" office:value="23739" calcext:value-type="float">
            <text:p>23739</text:p>
          </table:table-cell>
          <table:table-cell office:value-type="float" office:value="194689" calcext:value-type="float">
            <text:p>194689</text:p>
          </table:table-cell>
          <table:table-cell office:value-type="float" office:value="22692" calcext:value-type="float">
            <text:p>22692</text:p>
          </table:table-cell>
          <table:table-cell office:value-type="float" office:value="102501" calcext:value-type="float">
            <text:p>102501</text:p>
          </table:table-cell>
          <table:table-cell office:value-type="float" office:value="241112" calcext:value-type="float">
            <text:p>241112</text:p>
          </table:table-cell>
          <table:table-cell office:value-type="float" office:value="13916692" calcext:value-type="float">
            <text:p>13916692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 table:visibility="collapse">
          <table:table-cell office:value-type="float" office:value="64924" calcext:value-type="float">
            <text:p>64924</text:p>
          </table:table-cell>
          <table:table-cell office:value-type="float" office:value="33924" calcext:value-type="float">
            <text:p>33924</text:p>
          </table:table-cell>
          <table:table-cell office:value-type="float" office:value="141607" calcext:value-type="float">
            <text:p>141607</text:p>
          </table:table-cell>
          <table:table-cell office:value-type="float" office:value="28089" calcext:value-type="float">
            <text:p>28089</text:p>
          </table:table-cell>
          <table:table-cell office:value-type="float" office:value="198301" calcext:value-type="float">
            <text:p>198301</text:p>
          </table:table-cell>
          <table:table-cell office:value-type="float" office:value="26909" calcext:value-type="float">
            <text:p>26909</text:p>
          </table:table-cell>
          <table:table-cell office:value-type="float" office:value="124181" calcext:value-type="float">
            <text:p>124181</text:p>
          </table:table-cell>
          <table:table-cell office:value-type="float" office:value="256916" calcext:value-type="float">
            <text:p>256916</text:p>
          </table:table-cell>
          <table:table-cell office:value-type="float" office:value="9010500" calcext:value-type="float">
            <text:p>901050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 table:visibility="collapse">
          <table:table-cell office:value-type="float" office:value="82079" calcext:value-type="float">
            <text:p>82079</text:p>
          </table:table-cell>
          <table:table-cell office:value-type="float" office:value="46026" calcext:value-type="float">
            <text:p>46026</text:p>
          </table:table-cell>
          <table:table-cell office:value-type="float" office:value="192278" calcext:value-type="float">
            <text:p>192278</text:p>
          </table:table-cell>
          <table:table-cell office:value-type="float" office:value="38739" calcext:value-type="float">
            <text:p>38739</text:p>
          </table:table-cell>
          <table:table-cell office:value-type="float" office:value="373680" calcext:value-type="float">
            <text:p>373680</text:p>
          </table:table-cell>
          <table:table-cell office:value-type="float" office:value="39827" calcext:value-type="float">
            <text:p>39827</text:p>
          </table:table-cell>
          <table:table-cell office:value-type="float" office:value="233512" calcext:value-type="float">
            <text:p>233512</text:p>
          </table:table-cell>
          <table:table-cell office:value-type="float" office:value="416961" calcext:value-type="float">
            <text:p>416961</text:p>
          </table:table-cell>
          <table:table-cell office:value-type="float" office:value="13690220" calcext:value-type="float">
            <text:p>13690220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 table:visibility="collapse">
          <table:table-cell office:value-type="float" office:value="96938" calcext:value-type="float">
            <text:p>96938</text:p>
          </table:table-cell>
          <table:table-cell office:value-type="float" office:value="51228" calcext:value-type="float">
            <text:p>51228</text:p>
          </table:table-cell>
          <table:table-cell office:value-type="float" office:value="254190" calcext:value-type="float">
            <text:p>254190</text:p>
          </table:table-cell>
          <table:table-cell office:value-type="float" office:value="44833" calcext:value-type="float">
            <text:p>44833</text:p>
          </table:table-cell>
          <table:table-cell office:value-type="float" office:value="570774" calcext:value-type="float">
            <text:p>570774</text:p>
          </table:table-cell>
          <table:table-cell office:value-type="float" office:value="54871" calcext:value-type="float">
            <text:p>54871</text:p>
          </table:table-cell>
          <table:table-cell office:value-type="float" office:value="229398" calcext:value-type="float">
            <text:p>229398</text:p>
          </table:table-cell>
          <table:table-cell office:value-type="float" office:value="685624" calcext:value-type="float">
            <text:p>685624</text:p>
          </table:table-cell>
          <table:table-cell office:value-type="float" office:value="10358791" calcext:value-type="float">
            <text:p>10358791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 table:visibility="collapse">
          <table:table-cell office:value-type="float" office:value="98657" calcext:value-type="float">
            <text:p>98657</text:p>
          </table:table-cell>
          <table:table-cell office:value-type="float" office:value="46177" calcext:value-type="float">
            <text:p>46177</text:p>
          </table:table-cell>
          <table:table-cell office:value-type="float" office:value="185903" calcext:value-type="float">
            <text:p>185903</text:p>
          </table:table-cell>
          <table:table-cell office:value-type="float" office:value="38248" calcext:value-type="float">
            <text:p>38248</text:p>
          </table:table-cell>
          <table:table-cell office:value-type="float" office:value="328943" calcext:value-type="float">
            <text:p>328943</text:p>
          </table:table-cell>
          <table:table-cell office:value-type="float" office:value="39911" calcext:value-type="float">
            <text:p>39911</text:p>
          </table:table-cell>
          <table:table-cell office:value-type="float" office:value="179790" calcext:value-type="float">
            <text:p>179790</text:p>
          </table:table-cell>
          <table:table-cell office:value-type="float" office:value="498889" calcext:value-type="float">
            <text:p>498889</text:p>
          </table:table-cell>
          <table:table-cell office:value-type="float" office:value="13015545" calcext:value-type="float">
            <text:p>13015545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 table:visibility="collapse">
          <table:table-cell office:value-type="float" office:value="67255" calcext:value-type="float">
            <text:p>67255</text:p>
          </table:table-cell>
          <table:table-cell office:value-type="float" office:value="38665" calcext:value-type="float">
            <text:p>38665</text:p>
          </table:table-cell>
          <table:table-cell office:value-type="float" office:value="156328" calcext:value-type="float">
            <text:p>156328</text:p>
          </table:table-cell>
          <table:table-cell office:value-type="float" office:value="32242" calcext:value-type="float">
            <text:p>32242</text:p>
          </table:table-cell>
          <table:table-cell office:value-type="float" office:value="270820" calcext:value-type="float">
            <text:p>270820</text:p>
          </table:table-cell>
          <table:table-cell office:value-type="float" office:value="30450" calcext:value-type="float">
            <text:p>30450</text:p>
          </table:table-cell>
          <table:table-cell office:value-type="float" office:value="133977" calcext:value-type="float">
            <text:p>133977</text:p>
          </table:table-cell>
          <table:table-cell office:value-type="float" office:value="387814" calcext:value-type="float">
            <text:p>387814</text:p>
          </table:table-cell>
          <table:table-cell office:value-type="float" office:value="9719491" calcext:value-type="float">
            <text:p>9719491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 table:visibility="collapse">
          <table:table-cell office:value-type="float" office:value="47263" calcext:value-type="float">
            <text:p>47263</text:p>
          </table:table-cell>
          <table:table-cell office:value-type="float" office:value="26739" calcext:value-type="float">
            <text:p>26739</text:p>
          </table:table-cell>
          <table:table-cell office:value-type="float" office:value="107558" calcext:value-type="float">
            <text:p>107558</text:p>
          </table:table-cell>
          <table:table-cell office:value-type="float" office:value="22251" calcext:value-type="float">
            <text:p>22251</text:p>
          </table:table-cell>
          <table:table-cell office:value-type="float" office:value="179963" calcext:value-type="float">
            <text:p>179963</text:p>
          </table:table-cell>
          <table:table-cell office:value-type="float" office:value="23888" calcext:value-type="float">
            <text:p>23888</text:p>
          </table:table-cell>
          <table:table-cell office:value-type="float" office:value="133282" calcext:value-type="float">
            <text:p>133282</text:p>
          </table:table-cell>
          <table:table-cell office:value-type="float" office:value="224152" calcext:value-type="float">
            <text:p>224152</text:p>
          </table:table-cell>
          <table:table-cell office:value-type="float" office:value="9596343" calcext:value-type="float">
            <text:p>9596343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 table:visibility="collapse">
          <table:table-cell office:value-type="float" office:value="44325" calcext:value-type="float">
            <text:p>44325</text:p>
          </table:table-cell>
          <table:table-cell office:value-type="float" office:value="24472" calcext:value-type="float">
            <text:p>24472</text:p>
          </table:table-cell>
          <table:table-cell office:value-type="float" office:value="143168" calcext:value-type="float">
            <text:p>143168</text:p>
          </table:table-cell>
          <table:table-cell office:value-type="float" office:value="21111" calcext:value-type="float">
            <text:p>21111</text:p>
          </table:table-cell>
          <table:table-cell office:value-type="float" office:value="189439" calcext:value-type="float">
            <text:p>189439</text:p>
          </table:table-cell>
          <table:table-cell office:value-type="float" office:value="25771" calcext:value-type="float">
            <text:p>25771</text:p>
          </table:table-cell>
          <table:table-cell office:value-type="float" office:value="103958" calcext:value-type="float">
            <text:p>103958</text:p>
          </table:table-cell>
          <table:table-cell office:value-type="float" office:value="257795" calcext:value-type="float">
            <text:p>257795</text:p>
          </table:table-cell>
          <table:table-cell office:value-type="float" office:value="10550748" calcext:value-type="float">
            <text:p>10550748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 table:visibility="collapse">
          <table:table-cell office:value-type="float" office:value="58889" calcext:value-type="float">
            <text:p>58889</text:p>
          </table:table-cell>
          <table:table-cell office:value-type="float" office:value="34947" calcext:value-type="float">
            <text:p>34947</text:p>
          </table:table-cell>
          <table:table-cell office:value-type="float" office:value="144219" calcext:value-type="float">
            <text:p>144219</text:p>
          </table:table-cell>
          <table:table-cell office:value-type="float" office:value="40240" calcext:value-type="float">
            <text:p>40240</text:p>
          </table:table-cell>
          <table:table-cell office:value-type="float" office:value="187920" calcext:value-type="float">
            <text:p>187920</text:p>
          </table:table-cell>
          <table:table-cell office:value-type="float" office:value="27093" calcext:value-type="float">
            <text:p>27093</text:p>
          </table:table-cell>
          <table:table-cell office:value-type="float" office:value="15000" calcext:value-type="float">
            <text:p>15000</text:p>
          </table:table-cell>
          <table:table-cell office:value-type="float" office:value="241676" calcext:value-type="float">
            <text:p>241676</text:p>
          </table:table-cell>
          <table:table-cell office:value-type="float" office:value="9709691" calcext:value-type="float">
            <text:p>9709691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 table:visibility="collapse">
          <table:table-cell office:value-type="float" office:value="73966" calcext:value-type="float">
            <text:p>73966</text:p>
          </table:table-cell>
          <table:table-cell office:value-type="float" office:value="42172" calcext:value-type="float">
            <text:p>42172</text:p>
          </table:table-cell>
          <table:table-cell office:value-type="float" office:value="241868" calcext:value-type="float">
            <text:p>241868</text:p>
          </table:table-cell>
          <table:table-cell office:value-type="float" office:value="35851" calcext:value-type="float">
            <text:p>35851</text:p>
          </table:table-cell>
          <table:table-cell office:value-type="float" office:value="299860" calcext:value-type="float">
            <text:p>299860</text:p>
          </table:table-cell>
          <table:table-cell office:value-type="float" office:value="36262" calcext:value-type="float">
            <text:p>36262</text:p>
          </table:table-cell>
          <table:table-cell office:value-type="float" office:value="143700" calcext:value-type="float">
            <text:p>143700</text:p>
          </table:table-cell>
          <table:table-cell office:value-type="float" office:value="375946" calcext:value-type="float">
            <text:p>375946</text:p>
          </table:table-cell>
          <table:table-cell office:value-type="float" office:value="8463086" calcext:value-type="float">
            <text:p>8463086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 table:visibility="collapse">
          <table:table-cell office:value-type="float" office:value="75579" calcext:value-type="float">
            <text:p>75579</text:p>
          </table:table-cell>
          <table:table-cell office:value-type="float" office:value="43440" calcext:value-type="float">
            <text:p>43440</text:p>
          </table:table-cell>
          <table:table-cell office:value-type="float" office:value="175645" calcext:value-type="float">
            <text:p>175645</text:p>
          </table:table-cell>
          <table:table-cell office:value-type="float" office:value="36579" calcext:value-type="float">
            <text:p>36579</text:p>
          </table:table-cell>
          <table:table-cell office:value-type="float" office:value="319536" calcext:value-type="float">
            <text:p>319536</text:p>
          </table:table-cell>
          <table:table-cell office:value-type="float" office:value="39100" calcext:value-type="float">
            <text:p>39100</text:p>
          </table:table-cell>
          <table:table-cell office:value-type="float" office:value="150406" calcext:value-type="float">
            <text:p>150406</text:p>
          </table:table-cell>
          <table:table-cell office:value-type="float" office:value="448698" calcext:value-type="float">
            <text:p>448698</text:p>
          </table:table-cell>
          <table:table-cell office:value-type="float" office:value="14314569" calcext:value-type="float">
            <text:p>14314569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 table:visibility="collapse">
          <table:table-cell office:value-type="float" office:value="71463" calcext:value-type="float">
            <text:p>71463</text:p>
          </table:table-cell>
          <table:table-cell office:value-type="float" office:value="40204" calcext:value-type="float">
            <text:p>40204</text:p>
          </table:table-cell>
          <table:table-cell office:value-type="float" office:value="166588" calcext:value-type="float">
            <text:p>166588</text:p>
          </table:table-cell>
          <table:table-cell office:value-type="float" office:value="33731" calcext:value-type="float">
            <text:p>33731</text:p>
          </table:table-cell>
          <table:table-cell office:value-type="float" office:value="225114" calcext:value-type="float">
            <text:p>225114</text:p>
          </table:table-cell>
          <table:table-cell office:value-type="float" office:value="36207" calcext:value-type="float">
            <text:p>36207</text:p>
          </table:table-cell>
          <table:table-cell office:value-type="float" office:value="19485" calcext:value-type="float">
            <text:p>19485</text:p>
          </table:table-cell>
          <table:table-cell office:value-type="float" office:value="316498" calcext:value-type="float">
            <text:p>316498</text:p>
          </table:table-cell>
          <table:table-cell office:value-type="float" office:value="10057024" calcext:value-type="float">
            <text:p>10057024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 table:visibility="collapse">
          <table:table-cell office:value-type="float" office:value="68047" calcext:value-type="float">
            <text:p>68047</text:p>
          </table:table-cell>
          <table:table-cell office:value-type="float" office:value="38288" calcext:value-type="float">
            <text:p>38288</text:p>
          </table:table-cell>
          <table:table-cell office:value-type="float" office:value="165987" calcext:value-type="float">
            <text:p>165987</text:p>
          </table:table-cell>
          <table:table-cell office:value-type="float" office:value="30876" calcext:value-type="float">
            <text:p>30876</text:p>
          </table:table-cell>
          <table:table-cell office:value-type="float" office:value="309964" calcext:value-type="float">
            <text:p>309964</text:p>
          </table:table-cell>
          <table:table-cell office:value-type="float" office:value="34299" calcext:value-type="float">
            <text:p>34299</text:p>
          </table:table-cell>
          <table:table-cell office:value-type="float" office:value="155614" calcext:value-type="float">
            <text:p>155614</text:p>
          </table:table-cell>
          <table:table-cell office:value-type="float" office:value="407022" calcext:value-type="float">
            <text:p>407022</text:p>
          </table:table-cell>
          <table:table-cell office:value-type="float" office:value="12363101" calcext:value-type="float">
            <text:p>12363101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 table:visibility="collapse">
          <table:table-cell office:value-type="float" office:value="74914" calcext:value-type="float">
            <text:p>74914</text:p>
          </table:table-cell>
          <table:table-cell office:value-type="float" office:value="42770" calcext:value-type="float">
            <text:p>42770</text:p>
          </table:table-cell>
          <table:table-cell office:value-type="float" office:value="172633" calcext:value-type="float">
            <text:p>172633</text:p>
          </table:table-cell>
          <table:table-cell office:value-type="float" office:value="35763" calcext:value-type="float">
            <text:p>35763</text:p>
          </table:table-cell>
          <table:table-cell office:value-type="float" office:value="295040" calcext:value-type="float">
            <text:p>295040</text:p>
          </table:table-cell>
          <table:table-cell office:value-type="float" office:value="36828" calcext:value-type="float">
            <text:p>36828</text:p>
          </table:table-cell>
          <table:table-cell office:value-type="float" office:value="93972" calcext:value-type="float">
            <text:p>93972</text:p>
          </table:table-cell>
          <table:table-cell office:value-type="float" office:value="514393" calcext:value-type="float">
            <text:p>514393</text:p>
          </table:table-cell>
          <table:table-cell office:value-type="float" office:value="10204848" calcext:value-type="float">
            <text:p>10204848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 table:visibility="collapse">
          <table:table-cell office:value-type="float" office:value="57138" calcext:value-type="float">
            <text:p>57138</text:p>
          </table:table-cell>
          <table:table-cell office:value-type="float" office:value="32413" calcext:value-type="float">
            <text:p>32413</text:p>
          </table:table-cell>
          <table:table-cell office:value-type="float" office:value="131678" calcext:value-type="float">
            <text:p>131678</text:p>
          </table:table-cell>
          <table:table-cell office:value-type="float" office:value="26467" calcext:value-type="float">
            <text:p>26467</text:p>
          </table:table-cell>
          <table:table-cell office:value-type="float" office:value="214309" calcext:value-type="float">
            <text:p>214309</text:p>
          </table:table-cell>
          <table:table-cell office:value-type="float" office:value="27047" calcext:value-type="float">
            <text:p>27047</text:p>
          </table:table-cell>
          <table:table-cell office:value-type="float" office:value="117184" calcext:value-type="float">
            <text:p>117184</text:p>
          </table:table-cell>
          <table:table-cell office:value-type="float" office:value="379958" calcext:value-type="float">
            <text:p>379958</text:p>
          </table:table-cell>
          <table:table-cell office:value-type="float" office:value="13665320" calcext:value-type="float">
            <text:p>13665320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 table:visibility="collapse">
          <table:table-cell office:value-type="float" office:value="66894" calcext:value-type="float">
            <text:p>66894</text:p>
          </table:table-cell>
          <table:table-cell office:value-type="float" office:value="37819" calcext:value-type="float">
            <text:p>37819</text:p>
          </table:table-cell>
          <table:table-cell office:value-type="float" office:value="156288" calcext:value-type="float">
            <text:p>156288</text:p>
          </table:table-cell>
          <table:table-cell office:value-type="float" office:value="32788" calcext:value-type="float">
            <text:p>32788</text:p>
          </table:table-cell>
          <table:table-cell office:value-type="float" office:value="270839" calcext:value-type="float">
            <text:p>270839</text:p>
          </table:table-cell>
          <table:table-cell office:value-type="float" office:value="32379" calcext:value-type="float">
            <text:p>32379</text:p>
          </table:table-cell>
          <table:table-cell office:value-type="float" office:value="134405" calcext:value-type="float">
            <text:p>134405</text:p>
          </table:table-cell>
          <table:table-cell office:value-type="float" office:value="337128" calcext:value-type="float">
            <text:p>337128</text:p>
          </table:table-cell>
          <table:table-cell office:value-type="float" office:value="10743156" calcext:value-type="float">
            <text:p>10743156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 table:visibility="collapse">
          <table:table-cell office:value-type="float" office:value="48566" calcext:value-type="float">
            <text:p>48566</text:p>
          </table:table-cell>
          <table:table-cell office:value-type="float" office:value="26999" calcext:value-type="float">
            <text:p>26999</text:p>
          </table:table-cell>
          <table:table-cell office:value-type="float" office:value="108118" calcext:value-type="float">
            <text:p>108118</text:p>
          </table:table-cell>
          <table:table-cell office:value-type="float" office:value="23995" calcext:value-type="float">
            <text:p>23995</text:p>
          </table:table-cell>
          <table:table-cell office:value-type="float" office:value="192458" calcext:value-type="float">
            <text:p>192458</text:p>
          </table:table-cell>
          <table:table-cell office:value-type="float" office:value="23166" calcext:value-type="float">
            <text:p>23166</text:p>
          </table:table-cell>
          <table:table-cell office:value-type="float" office:value="96632" calcext:value-type="float">
            <text:p>96632</text:p>
          </table:table-cell>
          <table:table-cell office:value-type="float" office:value="239131" calcext:value-type="float">
            <text:p>239131</text:p>
          </table:table-cell>
          <table:table-cell office:value-type="float" office:value="13831916" calcext:value-type="float">
            <text:p>13831916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 table:visibility="collapse">
          <table:table-cell office:value-type="float" office:value="59266" calcext:value-type="float">
            <text:p>59266</text:p>
          </table:table-cell>
          <table:table-cell office:value-type="float" office:value="33491" calcext:value-type="float">
            <text:p>33491</text:p>
          </table:table-cell>
          <table:table-cell office:value-type="float" office:value="134864" calcext:value-type="float">
            <text:p>134864</text:p>
          </table:table-cell>
          <table:table-cell office:value-type="float" office:value="27618" calcext:value-type="float">
            <text:p>27618</text:p>
          </table:table-cell>
          <table:table-cell office:value-type="float" office:value="179798" calcext:value-type="float">
            <text:p>179798</text:p>
          </table:table-cell>
          <table:table-cell office:value-type="float" office:value="27526" calcext:value-type="float">
            <text:p>27526</text:p>
          </table:table-cell>
          <table:table-cell office:value-type="float" office:value="15107" calcext:value-type="float">
            <text:p>15107</text:p>
          </table:table-cell>
          <table:table-cell office:value-type="float" office:value="246420" calcext:value-type="float">
            <text:p>246420</text:p>
          </table:table-cell>
          <table:table-cell office:value-type="float" office:value="8019138" calcext:value-type="float">
            <text:p>8019138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 table:visibility="collapse">
          <table:table-cell office:value-type="float" office:value="81718" calcext:value-type="float">
            <text:p>81718</text:p>
          </table:table-cell>
          <table:table-cell office:value-type="float" office:value="45655" calcext:value-type="float">
            <text:p>45655</text:p>
          </table:table-cell>
          <table:table-cell office:value-type="float" office:value="190769" calcext:value-type="float">
            <text:p>190769</text:p>
          </table:table-cell>
          <table:table-cell office:value-type="float" office:value="39316" calcext:value-type="float">
            <text:p>39316</text:p>
          </table:table-cell>
          <table:table-cell office:value-type="float" office:value="329218" calcext:value-type="float">
            <text:p>329218</text:p>
          </table:table-cell>
          <table:table-cell office:value-type="float" office:value="90819" calcext:value-type="float">
            <text:p>90819</text:p>
          </table:table-cell>
          <table:table-cell office:value-type="float" office:value="158811" calcext:value-type="float">
            <text:p>158811</text:p>
          </table:table-cell>
          <table:table-cell office:value-type="float" office:value="408886" calcext:value-type="float">
            <text:p>408886</text:p>
          </table:table-cell>
          <table:table-cell office:value-type="float" office:value="7114907" calcext:value-type="float">
            <text:p>7114907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 table:visibility="collapse">
          <table:table-cell office:value-type="float" office:value="80946" calcext:value-type="float">
            <text:p>80946</text:p>
          </table:table-cell>
          <table:table-cell office:value-type="float" office:value="45976" calcext:value-type="float">
            <text:p>45976</text:p>
          </table:table-cell>
          <table:table-cell office:value-type="float" office:value="190579" calcext:value-type="float">
            <text:p>190579</text:p>
          </table:table-cell>
          <table:table-cell office:value-type="float" office:value="39055" calcext:value-type="float">
            <text:p>39055</text:p>
          </table:table-cell>
          <table:table-cell office:value-type="float" office:value="365030" calcext:value-type="float">
            <text:p>365030</text:p>
          </table:table-cell>
          <table:table-cell office:value-type="float" office:value="39180" calcext:value-type="float">
            <text:p>39180</text:p>
          </table:table-cell>
          <table:table-cell office:value-type="float" office:value="21545" calcext:value-type="float">
            <text:p>21545</text:p>
          </table:table-cell>
          <table:table-cell office:value-type="float" office:value="349930" calcext:value-type="float">
            <text:p>349930</text:p>
          </table:table-cell>
          <table:table-cell office:value-type="float" office:value="8718589" calcext:value-type="float">
            <text:p>8718589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 table:visibility="collapse">
          <table:table-cell office:value-type="float" office:value="35719" calcext:value-type="float">
            <text:p>35719</text:p>
          </table:table-cell>
          <table:table-cell office:value-type="float" office:value="22902" calcext:value-type="float">
            <text:p>22902</text:p>
          </table:table-cell>
          <table:table-cell office:value-type="float" office:value="151973" calcext:value-type="float">
            <text:p>151973</text:p>
          </table:table-cell>
          <table:table-cell office:value-type="float" office:value="17759" calcext:value-type="float">
            <text:p>17759</text:p>
          </table:table-cell>
          <table:table-cell office:value-type="float" office:value="106411" calcext:value-type="float">
            <text:p>106411</text:p>
          </table:table-cell>
          <table:table-cell office:value-type="float" office:value="18950" calcext:value-type="float">
            <text:p>18950</text:p>
          </table:table-cell>
          <table:table-cell office:value-type="float" office:value="11154" calcext:value-type="float">
            <text:p>11154</text:p>
          </table:table-cell>
          <table:table-cell office:value-type="float" office:value="197912" calcext:value-type="float">
            <text:p>197912</text:p>
          </table:table-cell>
          <table:table-cell office:value-type="float" office:value="4238228" calcext:value-type="float">
            <text:p>4238228</text:p>
          </table:table-cell>
          <table:table-cell office:value-type="float" office:value="9034" calcext:value-type="float">
            <text:p>9034</text:p>
          </table:table-cell>
        </table:table-row>
        <table:table-row table:style-name="ro1" table:visibility="collapse">
          <table:table-cell office:value-type="float" office:value="75102" calcext:value-type="float">
            <text:p>75102</text:p>
          </table:table-cell>
          <table:table-cell office:value-type="float" office:value="42920" calcext:value-type="float">
            <text:p>42920</text:p>
          </table:table-cell>
          <table:table-cell office:value-type="float" office:value="173729" calcext:value-type="float">
            <text:p>173729</text:p>
          </table:table-cell>
          <table:table-cell office:value-type="float" office:value="34899" calcext:value-type="float">
            <text:p>34899</text:p>
          </table:table-cell>
          <table:table-cell office:value-type="float" office:value="297544" calcext:value-type="float">
            <text:p>297544</text:p>
          </table:table-cell>
          <table:table-cell office:value-type="float" office:value="36849" calcext:value-type="float">
            <text:p>36849</text:p>
          </table:table-cell>
          <table:table-cell office:value-type="float" office:value="156418" calcext:value-type="float">
            <text:p>156418</text:p>
          </table:table-cell>
          <table:table-cell office:value-type="float" office:value="462159" calcext:value-type="float">
            <text:p>462159</text:p>
          </table:table-cell>
          <table:table-cell office:value-type="float" office:value="9973514" calcext:value-type="float">
            <text:p>9973514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 table:visibility="collapse">
          <table:table-cell office:value-type="float" office:value="36043" calcext:value-type="float">
            <text:p>36043</text:p>
          </table:table-cell>
          <table:table-cell office:value-type="float" office:value="21223" calcext:value-type="float">
            <text:p>21223</text:p>
          </table:table-cell>
          <table:table-cell office:value-type="float" office:value="83347" calcext:value-type="float">
            <text:p>83347</text:p>
          </table:table-cell>
          <table:table-cell office:value-type="float" office:value="16963" calcext:value-type="float">
            <text:p>16963</text:p>
          </table:table-cell>
          <table:table-cell office:value-type="float" office:value="126344" calcext:value-type="float">
            <text:p>126344</text:p>
          </table:table-cell>
          <table:table-cell office:value-type="float" office:value="15955" calcext:value-type="float">
            <text:p>15955</text:p>
          </table:table-cell>
          <table:table-cell office:value-type="float" office:value="74651" calcext:value-type="float">
            <text:p>74651</text:p>
          </table:table-cell>
          <table:table-cell office:value-type="float" office:value="143488" calcext:value-type="float">
            <text:p>143488</text:p>
          </table:table-cell>
          <table:table-cell office:value-type="float" office:value="11325529" calcext:value-type="float">
            <text:p>11325529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 table:visibility="collapse">
          <table:table-cell office:value-type="float" office:value="47224" calcext:value-type="float">
            <text:p>47224</text:p>
          </table:table-cell>
          <table:table-cell office:value-type="float" office:value="26866" calcext:value-type="float">
            <text:p>26866</text:p>
          </table:table-cell>
          <table:table-cell office:value-type="float" office:value="109291" calcext:value-type="float">
            <text:p>109291</text:p>
          </table:table-cell>
          <table:table-cell office:value-type="float" office:value="21140" calcext:value-type="float">
            <text:p>21140</text:p>
          </table:table-cell>
          <table:table-cell office:value-type="float" office:value="237991" calcext:value-type="float">
            <text:p>237991</text:p>
          </table:table-cell>
          <table:table-cell office:value-type="float" office:value="29979" calcext:value-type="float">
            <text:p>29979</text:p>
          </table:table-cell>
          <table:table-cell office:value-type="float" office:value="116983" calcext:value-type="float">
            <text:p>116983</text:p>
          </table:table-cell>
          <table:table-cell office:value-type="float" office:value="351312" calcext:value-type="float">
            <text:p>351312</text:p>
          </table:table-cell>
          <table:table-cell office:value-type="float" office:value="12178897" calcext:value-type="float">
            <text:p>12178897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 table:visibility="collapse">
          <table:table-cell office:value-type="float" office:value="69721" calcext:value-type="float">
            <text:p>69721</text:p>
          </table:table-cell>
          <table:table-cell office:value-type="float" office:value="39231" calcext:value-type="float">
            <text:p>39231</text:p>
          </table:table-cell>
          <table:table-cell office:value-type="float" office:value="162482" calcext:value-type="float">
            <text:p>162482</text:p>
          </table:table-cell>
          <table:table-cell office:value-type="float" office:value="32246" calcext:value-type="float">
            <text:p>32246</text:p>
          </table:table-cell>
          <table:table-cell office:value-type="float" office:value="270278" calcext:value-type="float">
            <text:p>270278</text:p>
          </table:table-cell>
          <table:table-cell office:value-type="float" office:value="32939" calcext:value-type="float">
            <text:p>32939</text:p>
          </table:table-cell>
          <table:table-cell office:value-type="float" office:value="138503" calcext:value-type="float">
            <text:p>138503</text:p>
          </table:table-cell>
          <table:table-cell office:value-type="float" office:value="452033" calcext:value-type="float">
            <text:p>452033</text:p>
          </table:table-cell>
          <table:table-cell office:value-type="float" office:value="12022333" calcext:value-type="float">
            <text:p>12022333</text:p>
          </table:table-cell>
          <table:table-cell office:value-type="float" office:value="8870" calcext:value-type="float">
            <text:p>8870</text:p>
          </table:table-cell>
        </table:table-row>
        <table:table-row table:style-name="ro1" table:visibility="collapse">
          <table:table-cell office:value-type="float" office:value="67836" calcext:value-type="float">
            <text:p>67836</text:p>
          </table:table-cell>
          <table:table-cell office:value-type="float" office:value="39158" calcext:value-type="float">
            <text:p>39158</text:p>
          </table:table-cell>
          <table:table-cell office:value-type="float" office:value="156095" calcext:value-type="float">
            <text:p>156095</text:p>
          </table:table-cell>
          <table:table-cell office:value-type="float" office:value="32158" calcext:value-type="float">
            <text:p>32158</text:p>
          </table:table-cell>
          <table:table-cell office:value-type="float" office:value="210637" calcext:value-type="float">
            <text:p>210637</text:p>
          </table:table-cell>
          <table:table-cell office:value-type="float" office:value="31909" calcext:value-type="float">
            <text:p>31909</text:p>
          </table:table-cell>
          <table:table-cell office:value-type="float" office:value="17709" calcext:value-type="float">
            <text:p>17709</text:p>
          </table:table-cell>
          <table:table-cell office:value-type="float" office:value="287551" calcext:value-type="float">
            <text:p>287551</text:p>
          </table:table-cell>
          <table:table-cell office:value-type="float" office:value="9719837" calcext:value-type="float">
            <text:p>9719837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 table:visibility="collapse">
          <table:table-cell office:value-type="float" office:value="81939" calcext:value-type="float">
            <text:p>81939</text:p>
          </table:table-cell>
          <table:table-cell office:value-type="float" office:value="45751" calcext:value-type="float">
            <text:p>45751</text:p>
          </table:table-cell>
          <table:table-cell office:value-type="float" office:value="189451" calcext:value-type="float">
            <text:p>189451</text:p>
          </table:table-cell>
          <table:table-cell office:value-type="float" office:value="40072" calcext:value-type="float">
            <text:p>40072</text:p>
          </table:table-cell>
          <table:table-cell office:value-type="float" office:value="394810" calcext:value-type="float">
            <text:p>394810</text:p>
          </table:table-cell>
          <table:table-cell office:value-type="float" office:value="40348" calcext:value-type="float">
            <text:p>40348</text:p>
          </table:table-cell>
          <table:table-cell office:value-type="float" office:value="160615" calcext:value-type="float">
            <text:p>160615</text:p>
          </table:table-cell>
          <table:table-cell office:value-type="float" office:value="427735" calcext:value-type="float">
            <text:p>427735</text:p>
          </table:table-cell>
          <table:table-cell office:value-type="float" office:value="14164239" calcext:value-type="float">
            <text:p>14164239</text:p>
          </table:table-cell>
          <table:table-cell office:value-type="float" office:value="9048" calcext:value-type="float">
            <text:p>9048</text:p>
          </table:table-cell>
        </table:table-row>
        <table:table-row table:style-name="ro1" table:visibility="collapse">
          <table:table-cell office:value-type="float" office:value="81958" calcext:value-type="float">
            <text:p>81958</text:p>
          </table:table-cell>
          <table:table-cell office:value-type="float" office:value="46723" calcext:value-type="float">
            <text:p>46723</text:p>
          </table:table-cell>
          <table:table-cell office:value-type="float" office:value="185798" calcext:value-type="float">
            <text:p>185798</text:p>
          </table:table-cell>
          <table:table-cell office:value-type="float" office:value="38138" calcext:value-type="float">
            <text:p>38138</text:p>
          </table:table-cell>
          <table:table-cell office:value-type="float" office:value="253819" calcext:value-type="float">
            <text:p>253819</text:p>
          </table:table-cell>
          <table:table-cell office:value-type="float" office:value="38659" calcext:value-type="float">
            <text:p>38659</text:p>
          </table:table-cell>
          <table:table-cell office:value-type="float" office:value="21485" calcext:value-type="float">
            <text:p>21485</text:p>
          </table:table-cell>
          <table:table-cell office:value-type="float" office:value="367676" calcext:value-type="float">
            <text:p>367676</text:p>
          </table:table-cell>
          <table:table-cell office:value-type="float" office:value="9535058" calcext:value-type="float">
            <text:p>9535058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 table:visibility="collapse">
          <table:table-cell office:value-type="float" office:value="70090" calcext:value-type="float">
            <text:p>70090</text:p>
          </table:table-cell>
          <table:table-cell office:value-type="float" office:value="39062" calcext:value-type="float">
            <text:p>39062</text:p>
          </table:table-cell>
          <table:table-cell office:value-type="float" office:value="176049" calcext:value-type="float">
            <text:p>176049</text:p>
          </table:table-cell>
          <table:table-cell office:value-type="float" office:value="33517" calcext:value-type="float">
            <text:p>33517</text:p>
          </table:table-cell>
          <table:table-cell office:value-type="float" office:value="270997" calcext:value-type="float">
            <text:p>270997</text:p>
          </table:table-cell>
          <table:table-cell office:value-type="float" office:value="35197" calcext:value-type="float">
            <text:p>35197</text:p>
          </table:table-cell>
          <table:table-cell office:value-type="float" office:value="221868" calcext:value-type="float">
            <text:p>221868</text:p>
          </table:table-cell>
          <table:table-cell office:value-type="float" office:value="334483" calcext:value-type="float">
            <text:p>334483</text:p>
          </table:table-cell>
          <table:table-cell office:value-type="float" office:value="10112544" calcext:value-type="float">
            <text:p>10112544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 table:visibility="collapse">
          <table:table-cell office:value-type="float" office:value="88515" calcext:value-type="float">
            <text:p>88515</text:p>
          </table:table-cell>
          <table:table-cell office:value-type="float" office:value="49710" calcext:value-type="float">
            <text:p>49710</text:p>
          </table:table-cell>
          <table:table-cell office:value-type="float" office:value="221203" calcext:value-type="float">
            <text:p>221203</text:p>
          </table:table-cell>
          <table:table-cell office:value-type="float" office:value="42502" calcext:value-type="float">
            <text:p>42502</text:p>
          </table:table-cell>
          <table:table-cell office:value-type="float" office:value="432966" calcext:value-type="float">
            <text:p>432966</text:p>
          </table:table-cell>
          <table:table-cell office:value-type="float" office:value="48979" calcext:value-type="float">
            <text:p>48979</text:p>
          </table:table-cell>
          <table:table-cell office:value-type="float" office:value="195303" calcext:value-type="float">
            <text:p>195303</text:p>
          </table:table-cell>
          <table:table-cell office:value-type="float" office:value="539273" calcext:value-type="float">
            <text:p>539273</text:p>
          </table:table-cell>
          <table:table-cell office:value-type="float" office:value="12693495" calcext:value-type="float">
            <text:p>12693495</text:p>
          </table:table-cell>
          <table:table-cell office:value-type="float" office:value="8892" calcext:value-type="float">
            <text:p>8892</text:p>
          </table:table-cell>
        </table:table-row>
        <table:table-row table:style-name="ro1" table:visibility="collapse">
          <table:table-cell office:value-type="float" office:value="74278" calcext:value-type="float">
            <text:p>74278</text:p>
          </table:table-cell>
          <table:table-cell office:value-type="float" office:value="42934" calcext:value-type="float">
            <text:p>42934</text:p>
          </table:table-cell>
          <table:table-cell office:value-type="float" office:value="187868" calcext:value-type="float">
            <text:p>187868</text:p>
          </table:table-cell>
          <table:table-cell office:value-type="float" office:value="35286" calcext:value-type="float">
            <text:p>35286</text:p>
          </table:table-cell>
          <table:table-cell office:value-type="float" office:value="295169" calcext:value-type="float">
            <text:p>295169</text:p>
          </table:table-cell>
          <table:table-cell office:value-type="float" office:value="35036" calcext:value-type="float">
            <text:p>35036</text:p>
          </table:table-cell>
          <table:table-cell office:value-type="float" office:value="156137" calcext:value-type="float">
            <text:p>156137</text:p>
          </table:table-cell>
          <table:table-cell office:value-type="float" office:value="365099" calcext:value-type="float">
            <text:p>365099</text:p>
          </table:table-cell>
          <table:table-cell office:value-type="float" office:value="12508381" calcext:value-type="float">
            <text:p>12508381</text:p>
          </table:table-cell>
          <table:table-cell office:value-type="float" office:value="8928" calcext:value-type="float">
            <text:p>8928</text:p>
          </table:table-cell>
        </table:table-row>
        <table:table-row table:style-name="ro1" table:visibility="collapse">
          <table:table-cell office:value-type="float" office:value="75273" calcext:value-type="float">
            <text:p>75273</text:p>
          </table:table-cell>
          <table:table-cell office:value-type="float" office:value="46580" calcext:value-type="float">
            <text:p>46580</text:p>
          </table:table-cell>
          <table:table-cell office:value-type="float" office:value="161721" calcext:value-type="float">
            <text:p>161721</text:p>
          </table:table-cell>
          <table:table-cell office:value-type="float" office:value="31139" calcext:value-type="float">
            <text:p>31139</text:p>
          </table:table-cell>
          <table:table-cell office:value-type="float" office:value="271818" calcext:value-type="float">
            <text:p>271818</text:p>
          </table:table-cell>
          <table:table-cell office:value-type="float" office:value="33738" calcext:value-type="float">
            <text:p>33738</text:p>
          </table:table-cell>
          <table:table-cell office:value-type="float" office:value="133079" calcext:value-type="float">
            <text:p>133079</text:p>
          </table:table-cell>
          <table:table-cell office:value-type="float" office:value="353963" calcext:value-type="float">
            <text:p>353963</text:p>
          </table:table-cell>
          <table:table-cell office:value-type="float" office:value="10639673" calcext:value-type="float">
            <text:p>10639673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 table:visibility="collapse">
          <table:table-cell office:value-type="float" office:value="80385" calcext:value-type="float">
            <text:p>80385</text:p>
          </table:table-cell>
          <table:table-cell office:value-type="float" office:value="45535" calcext:value-type="float">
            <text:p>45535</text:p>
          </table:table-cell>
          <table:table-cell office:value-type="float" office:value="190905" calcext:value-type="float">
            <text:p>190905</text:p>
          </table:table-cell>
          <table:table-cell office:value-type="float" office:value="39581" calcext:value-type="float">
            <text:p>39581</text:p>
          </table:table-cell>
          <table:table-cell office:value-type="float" office:value="203263" calcext:value-type="float">
            <text:p>203263</text:p>
          </table:table-cell>
          <table:table-cell office:value-type="float" office:value="53373" calcext:value-type="float">
            <text:p>53373</text:p>
          </table:table-cell>
          <table:table-cell office:value-type="float" office:value="21395" calcext:value-type="float">
            <text:p>21395</text:p>
          </table:table-cell>
          <table:table-cell office:value-type="float" office:value="345736" calcext:value-type="float">
            <text:p>345736</text:p>
          </table:table-cell>
          <table:table-cell office:value-type="float" office:value="6947944" calcext:value-type="float">
            <text:p>6947944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 table:visibility="collapse">
          <table:table-cell office:value-type="float" office:value="35432" calcext:value-type="float">
            <text:p>35432</text:p>
          </table:table-cell>
          <table:table-cell office:value-type="float" office:value="20317" calcext:value-type="float">
            <text:p>20317</text:p>
          </table:table-cell>
          <table:table-cell office:value-type="float" office:value="90311" calcext:value-type="float">
            <text:p>90311</text:p>
          </table:table-cell>
          <table:table-cell office:value-type="float" office:value="15704" calcext:value-type="float">
            <text:p>15704</text:p>
          </table:table-cell>
          <table:table-cell office:value-type="float" office:value="130664" calcext:value-type="float">
            <text:p>130664</text:p>
          </table:table-cell>
          <table:table-cell office:value-type="float" office:value="15807" calcext:value-type="float">
            <text:p>15807</text:p>
          </table:table-cell>
          <table:table-cell office:value-type="float" office:value="75086" calcext:value-type="float">
            <text:p>75086</text:p>
          </table:table-cell>
          <table:table-cell office:value-type="float" office:value="136669" calcext:value-type="float">
            <text:p>136669</text:p>
          </table:table-cell>
          <table:table-cell office:value-type="float" office:value="12366736" calcext:value-type="float">
            <text:p>12366736</text:p>
          </table:table-cell>
          <table:table-cell office:value-type="float" office:value="8610" calcext:value-type="float">
            <text:p>8610</text:p>
          </table:table-cell>
        </table:table-row>
        <table:table-row table:style-name="ro1" table:visibility="collapse">
          <table:table-cell office:value-type="float" office:value="43420" calcext:value-type="float">
            <text:p>43420</text:p>
          </table:table-cell>
          <table:table-cell office:value-type="float" office:value="24906" calcext:value-type="float">
            <text:p>24906</text:p>
          </table:table-cell>
          <table:table-cell office:value-type="float" office:value="103805" calcext:value-type="float">
            <text:p>103805</text:p>
          </table:table-cell>
          <table:table-cell office:value-type="float" office:value="20098" calcext:value-type="float">
            <text:p>20098</text:p>
          </table:table-cell>
          <table:table-cell office:value-type="float" office:value="176638" calcext:value-type="float">
            <text:p>176638</text:p>
          </table:table-cell>
          <table:table-cell office:value-type="float" office:value="20396" calcext:value-type="float">
            <text:p>20396</text:p>
          </table:table-cell>
          <table:table-cell office:value-type="float" office:value="85441" calcext:value-type="float">
            <text:p>85441</text:p>
          </table:table-cell>
          <table:table-cell office:value-type="float" office:value="201681" calcext:value-type="float">
            <text:p>201681</text:p>
          </table:table-cell>
          <table:table-cell office:value-type="float" office:value="12220997" calcext:value-type="float">
            <text:p>12220997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 table:visibility="collapse">
          <table:table-cell office:value-type="float" office:value="69678" calcext:value-type="float">
            <text:p>69678</text:p>
          </table:table-cell>
          <table:table-cell office:value-type="float" office:value="44203" calcext:value-type="float">
            <text:p>44203</text:p>
          </table:table-cell>
          <table:table-cell office:value-type="float" office:value="175132" calcext:value-type="float">
            <text:p>175132</text:p>
          </table:table-cell>
          <table:table-cell office:value-type="float" office:value="34501" calcext:value-type="float">
            <text:p>34501</text:p>
          </table:table-cell>
          <table:table-cell office:value-type="float" office:value="298661" calcext:value-type="float">
            <text:p>298661</text:p>
          </table:table-cell>
          <table:table-cell office:value-type="float" office:value="37985" calcext:value-type="float">
            <text:p>37985</text:p>
          </table:table-cell>
          <table:table-cell office:value-type="float" office:value="149496" calcext:value-type="float">
            <text:p>149496</text:p>
          </table:table-cell>
          <table:table-cell office:value-type="float" office:value="366729" calcext:value-type="float">
            <text:p>366729</text:p>
          </table:table-cell>
          <table:table-cell office:value-type="float" office:value="13797405" calcext:value-type="float">
            <text:p>13797405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 table:visibility="collapse">
          <table:table-cell office:value-type="float" office:value="63922" calcext:value-type="float">
            <text:p>63922</text:p>
          </table:table-cell>
          <table:table-cell office:value-type="float" office:value="35759" calcext:value-type="float">
            <text:p>35759</text:p>
          </table:table-cell>
          <table:table-cell office:value-type="float" office:value="143273" calcext:value-type="float">
            <text:p>143273</text:p>
          </table:table-cell>
          <table:table-cell office:value-type="float" office:value="30128" calcext:value-type="float">
            <text:p>30128</text:p>
          </table:table-cell>
          <table:table-cell office:value-type="float" office:value="245876" calcext:value-type="float">
            <text:p>245876</text:p>
          </table:table-cell>
          <table:table-cell office:value-type="float" office:value="30329" calcext:value-type="float">
            <text:p>30329</text:p>
          </table:table-cell>
          <table:table-cell office:value-type="float" office:value="134185" calcext:value-type="float">
            <text:p>134185</text:p>
          </table:table-cell>
          <table:table-cell office:value-type="float" office:value="300718" calcext:value-type="float">
            <text:p>300718</text:p>
          </table:table-cell>
          <table:table-cell office:value-type="float" office:value="10737718" calcext:value-type="float">
            <text:p>10737718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 table:visibility="collapse">
          <table:table-cell office:value-type="float" office:value="78701" calcext:value-type="float">
            <text:p>78701</text:p>
          </table:table-cell>
          <table:table-cell office:value-type="float" office:value="43861" calcext:value-type="float">
            <text:p>43861</text:p>
          </table:table-cell>
          <table:table-cell office:value-type="float" office:value="282666" calcext:value-type="float">
            <text:p>282666</text:p>
          </table:table-cell>
          <table:table-cell office:value-type="float" office:value="36026" calcext:value-type="float">
            <text:p>36026</text:p>
          </table:table-cell>
          <table:table-cell office:value-type="float" office:value="205373" calcext:value-type="float">
            <text:p>205373</text:p>
          </table:table-cell>
          <table:table-cell office:value-type="float" office:value="23532" calcext:value-type="float">
            <text:p>23532</text:p>
          </table:table-cell>
          <table:table-cell office:value-type="float" office:value="100611" calcext:value-type="float">
            <text:p>100611</text:p>
          </table:table-cell>
          <table:table-cell office:value-type="float" office:value="281037" calcext:value-type="float">
            <text:p>281037</text:p>
          </table:table-cell>
          <table:table-cell office:value-type="float" office:value="13649462" calcext:value-type="float">
            <text:p>13649462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 table:visibility="collapse">
          <table:table-cell office:value-type="float" office:value="69226" calcext:value-type="float">
            <text:p>69226</text:p>
          </table:table-cell>
          <table:table-cell office:value-type="float" office:value="56400" calcext:value-type="float">
            <text:p>56400</text:p>
          </table:table-cell>
          <table:table-cell office:value-type="float" office:value="379867" calcext:value-type="float">
            <text:p>379867</text:p>
          </table:table-cell>
          <table:table-cell office:value-type="float" office:value="33811" calcext:value-type="float">
            <text:p>33811</text:p>
          </table:table-cell>
          <table:table-cell office:value-type="float" office:value="289154" calcext:value-type="float">
            <text:p>289154</text:p>
          </table:table-cell>
          <table:table-cell office:value-type="float" office:value="34230" calcext:value-type="float">
            <text:p>34230</text:p>
          </table:table-cell>
          <table:table-cell office:value-type="float" office:value="136358" calcext:value-type="float">
            <text:p>136358</text:p>
          </table:table-cell>
          <table:table-cell office:value-type="float" office:value="355253" calcext:value-type="float">
            <text:p>355253</text:p>
          </table:table-cell>
          <table:table-cell office:value-type="float" office:value="10444670" calcext:value-type="float">
            <text:p>10444670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 table:visibility="collapse">
          <table:table-cell office:value-type="float" office:value="74803" calcext:value-type="float">
            <text:p>74803</text:p>
          </table:table-cell>
          <table:table-cell office:value-type="float" office:value="40231" calcext:value-type="float">
            <text:p>40231</text:p>
          </table:table-cell>
          <table:table-cell office:value-type="float" office:value="308213" calcext:value-type="float">
            <text:p>308213</text:p>
          </table:table-cell>
          <table:table-cell office:value-type="float" office:value="34422" calcext:value-type="float">
            <text:p>34422</text:p>
          </table:table-cell>
          <table:table-cell office:value-type="float" office:value="299431" calcext:value-type="float">
            <text:p>299431</text:p>
          </table:table-cell>
          <table:table-cell office:value-type="float" office:value="35237" calcext:value-type="float">
            <text:p>35237</text:p>
          </table:table-cell>
          <table:table-cell office:value-type="float" office:value="156040" calcext:value-type="float">
            <text:p>156040</text:p>
          </table:table-cell>
          <table:table-cell office:value-type="float" office:value="365592" calcext:value-type="float">
            <text:p>365592</text:p>
          </table:table-cell>
          <table:table-cell office:value-type="float" office:value="14620072" calcext:value-type="float">
            <text:p>14620072</text:p>
          </table:table-cell>
          <table:table-cell office:value-type="float" office:value="9177" calcext:value-type="float">
            <text:p>9177</text:p>
          </table:table-cell>
        </table:table-row>
        <table:table-row table:style-name="ro1" table:visibility="collapse">
          <table:table-cell office:value-type="float" office:value="64625" calcext:value-type="float">
            <text:p>64625</text:p>
          </table:table-cell>
          <table:table-cell office:value-type="float" office:value="35257" calcext:value-type="float">
            <text:p>35257</text:p>
          </table:table-cell>
          <table:table-cell office:value-type="float" office:value="149669" calcext:value-type="float">
            <text:p>149669</text:p>
          </table:table-cell>
          <table:table-cell office:value-type="float" office:value="30888" calcext:value-type="float">
            <text:p>30888</text:p>
          </table:table-cell>
          <table:table-cell office:value-type="float" office:value="264553" calcext:value-type="float">
            <text:p>264553</text:p>
          </table:table-cell>
          <table:table-cell office:value-type="float" office:value="30459" calcext:value-type="float">
            <text:p>30459</text:p>
          </table:table-cell>
          <table:table-cell office:value-type="float" office:value="140824" calcext:value-type="float">
            <text:p>140824</text:p>
          </table:table-cell>
          <table:table-cell office:value-type="float" office:value="327467" calcext:value-type="float">
            <text:p>327467</text:p>
          </table:table-cell>
          <table:table-cell office:value-type="float" office:value="13806335" calcext:value-type="float">
            <text:p>13806335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 table:visibility="collapse">
          <table:table-cell office:value-type="float" office:value="80089" calcext:value-type="float">
            <text:p>80089</text:p>
          </table:table-cell>
          <table:table-cell office:value-type="float" office:value="39442" calcext:value-type="float">
            <text:p>39442</text:p>
          </table:table-cell>
          <table:table-cell office:value-type="float" office:value="190439" calcext:value-type="float">
            <text:p>190439</text:p>
          </table:table-cell>
          <table:table-cell office:value-type="float" office:value="38123" calcext:value-type="float">
            <text:p>38123</text:p>
          </table:table-cell>
          <table:table-cell office:value-type="float" office:value="327819" calcext:value-type="float">
            <text:p>327819</text:p>
          </table:table-cell>
          <table:table-cell office:value-type="float" office:value="38318" calcext:value-type="float">
            <text:p>38318</text:p>
          </table:table-cell>
          <table:table-cell office:value-type="float" office:value="166298" calcext:value-type="float">
            <text:p>166298</text:p>
          </table:table-cell>
          <table:table-cell office:value-type="float" office:value="405559" calcext:value-type="float">
            <text:p>405559</text:p>
          </table:table-cell>
          <table:table-cell office:value-type="float" office:value="14769426" calcext:value-type="float">
            <text:p>14769426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 table:visibility="collapse">
          <table:table-cell office:value-type="float" office:value="89024" calcext:value-type="float">
            <text:p>89024</text:p>
          </table:table-cell>
          <table:table-cell office:value-type="float" office:value="43553" calcext:value-type="float">
            <text:p>43553</text:p>
          </table:table-cell>
          <table:table-cell office:value-type="float" office:value="189656" calcext:value-type="float">
            <text:p>189656</text:p>
          </table:table-cell>
          <table:table-cell office:value-type="float" office:value="35930" calcext:value-type="float">
            <text:p>35930</text:p>
          </table:table-cell>
          <table:table-cell office:value-type="float" office:value="290936" calcext:value-type="float">
            <text:p>290936</text:p>
          </table:table-cell>
          <table:table-cell office:value-type="float" office:value="42483" calcext:value-type="float">
            <text:p>42483</text:p>
          </table:table-cell>
          <table:table-cell office:value-type="float" office:value="21347" calcext:value-type="float">
            <text:p>21347</text:p>
          </table:table-cell>
          <table:table-cell office:value-type="float" office:value="389284" calcext:value-type="float">
            <text:p>389284</text:p>
          </table:table-cell>
          <table:table-cell office:value-type="float" office:value="7193058" calcext:value-type="float">
            <text:p>7193058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 table:visibility="collapse">
          <table:table-cell office:value-type="float" office:value="34367" calcext:value-type="float">
            <text:p>34367</text:p>
          </table:table-cell>
          <table:table-cell office:value-type="float" office:value="20339" calcext:value-type="float">
            <text:p>20339</text:p>
          </table:table-cell>
          <table:table-cell office:value-type="float" office:value="76418" calcext:value-type="float">
            <text:p>76418</text:p>
          </table:table-cell>
          <table:table-cell office:value-type="float" office:value="15266" calcext:value-type="float">
            <text:p>15266</text:p>
          </table:table-cell>
          <table:table-cell office:value-type="float" office:value="149866" calcext:value-type="float">
            <text:p>149866</text:p>
          </table:table-cell>
          <table:table-cell office:value-type="float" office:value="16100" calcext:value-type="float">
            <text:p>16100</text:p>
          </table:table-cell>
          <table:table-cell office:value-type="float" office:value="65529" calcext:value-type="float">
            <text:p>65529</text:p>
          </table:table-cell>
          <table:table-cell office:value-type="float" office:value="142963" calcext:value-type="float">
            <text:p>142963</text:p>
          </table:table-cell>
          <table:table-cell office:value-type="float" office:value="5793915" calcext:value-type="float">
            <text:p>5793915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 table:visibility="collapse">
          <table:table-cell office:value-type="float" office:value="74677" calcext:value-type="float">
            <text:p>74677</text:p>
          </table:table-cell>
          <table:table-cell office:value-type="float" office:value="41752" calcext:value-type="float">
            <text:p>41752</text:p>
          </table:table-cell>
          <table:table-cell office:value-type="float" office:value="173064" calcext:value-type="float">
            <text:p>173064</text:p>
          </table:table-cell>
          <table:table-cell office:value-type="float" office:value="33592" calcext:value-type="float">
            <text:p>33592</text:p>
          </table:table-cell>
          <table:table-cell office:value-type="float" office:value="240990" calcext:value-type="float">
            <text:p>240990</text:p>
          </table:table-cell>
          <table:table-cell office:value-type="float" office:value="36459" calcext:value-type="float">
            <text:p>36459</text:p>
          </table:table-cell>
          <table:table-cell office:value-type="float" office:value="20391" calcext:value-type="float">
            <text:p>20391</text:p>
          </table:table-cell>
          <table:table-cell office:value-type="float" office:value="325189" calcext:value-type="float">
            <text:p>325189</text:p>
          </table:table-cell>
          <table:table-cell office:value-type="float" office:value="9238074" calcext:value-type="float">
            <text:p>9238074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 table:visibility="collapse">
          <table:table-cell office:value-type="float" office:value="78456" calcext:value-type="float">
            <text:p>78456</text:p>
          </table:table-cell>
          <table:table-cell office:value-type="float" office:value="45154" calcext:value-type="float">
            <text:p>45154</text:p>
          </table:table-cell>
          <table:table-cell office:value-type="float" office:value="183101" calcext:value-type="float">
            <text:p>183101</text:p>
          </table:table-cell>
          <table:table-cell office:value-type="float" office:value="38289" calcext:value-type="float">
            <text:p>38289</text:p>
          </table:table-cell>
          <table:table-cell office:value-type="float" office:value="332365" calcext:value-type="float">
            <text:p>332365</text:p>
          </table:table-cell>
          <table:table-cell office:value-type="float" office:value="39140" calcext:value-type="float">
            <text:p>39140</text:p>
          </table:table-cell>
          <table:table-cell office:value-type="float" office:value="101614" calcext:value-type="float">
            <text:p>101614</text:p>
          </table:table-cell>
          <table:table-cell office:value-type="float" office:value="418474" calcext:value-type="float">
            <text:p>418474</text:p>
          </table:table-cell>
          <table:table-cell office:value-type="float" office:value="12237099" calcext:value-type="float">
            <text:p>12237099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 table:visibility="collapse">
          <table:table-cell office:value-type="float" office:value="79733" calcext:value-type="float">
            <text:p>79733</text:p>
          </table:table-cell>
          <table:table-cell office:value-type="float" office:value="45962" calcext:value-type="float">
            <text:p>45962</text:p>
          </table:table-cell>
          <table:table-cell office:value-type="float" office:value="180867" calcext:value-type="float">
            <text:p>180867</text:p>
          </table:table-cell>
          <table:table-cell office:value-type="float" office:value="37320" calcext:value-type="float">
            <text:p>37320</text:p>
          </table:table-cell>
          <table:table-cell office:value-type="float" office:value="331078" calcext:value-type="float">
            <text:p>331078</text:p>
          </table:table-cell>
          <table:table-cell office:value-type="float" office:value="39571" calcext:value-type="float">
            <text:p>39571</text:p>
          </table:table-cell>
          <table:table-cell office:value-type="float" office:value="162173" calcext:value-type="float">
            <text:p>162173</text:p>
          </table:table-cell>
          <table:table-cell office:value-type="float" office:value="414680" calcext:value-type="float">
            <text:p>414680</text:p>
          </table:table-cell>
          <table:table-cell office:value-type="float" office:value="9764537" calcext:value-type="float">
            <text:p>9764537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 table:visibility="collapse">
          <table:table-cell office:value-type="float" office:value="80701" calcext:value-type="float">
            <text:p>80701</text:p>
          </table:table-cell>
          <table:table-cell office:value-type="float" office:value="45710" calcext:value-type="float">
            <text:p>45710</text:p>
          </table:table-cell>
          <table:table-cell office:value-type="float" office:value="181668" calcext:value-type="float">
            <text:p>181668</text:p>
          </table:table-cell>
          <table:table-cell office:value-type="float" office:value="38258" calcext:value-type="float">
            <text:p>38258</text:p>
          </table:table-cell>
          <table:table-cell office:value-type="float" office:value="252737" calcext:value-type="float">
            <text:p>252737</text:p>
          </table:table-cell>
          <table:table-cell office:value-type="float" office:value="38268" calcext:value-type="float">
            <text:p>38268</text:p>
          </table:table-cell>
          <table:table-cell office:value-type="float" office:value="20959" calcext:value-type="float">
            <text:p>20959</text:p>
          </table:table-cell>
          <table:table-cell office:value-type="float" office:value="342058" calcext:value-type="float">
            <text:p>342058</text:p>
          </table:table-cell>
          <table:table-cell office:value-type="float" office:value="9776413" calcext:value-type="float">
            <text:p>977641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 table:visibility="collapse">
          <table:table-cell office:value-type="float" office:value="75125" calcext:value-type="float">
            <text:p>75125</text:p>
          </table:table-cell>
          <table:table-cell office:value-type="float" office:value="41420" calcext:value-type="float">
            <text:p>41420</text:p>
          </table:table-cell>
          <table:table-cell office:value-type="float" office:value="174726" calcext:value-type="float">
            <text:p>174726</text:p>
          </table:table-cell>
          <table:table-cell office:value-type="float" office:value="36189" calcext:value-type="float">
            <text:p>36189</text:p>
          </table:table-cell>
          <table:table-cell office:value-type="float" office:value="229667" calcext:value-type="float">
            <text:p>229667</text:p>
          </table:table-cell>
          <table:table-cell office:value-type="float" office:value="43042" calcext:value-type="float">
            <text:p>43042</text:p>
          </table:table-cell>
          <table:table-cell office:value-type="float" office:value="24524" calcext:value-type="float">
            <text:p>24524</text:p>
          </table:table-cell>
          <table:table-cell office:value-type="float" office:value="333225" calcext:value-type="float">
            <text:p>333225</text:p>
          </table:table-cell>
          <table:table-cell office:value-type="float" office:value="7357748" calcext:value-type="float">
            <text:p>7357748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 table:visibility="collapse">
          <table:table-cell office:value-type="float" office:value="79784" calcext:value-type="float">
            <text:p>79784</text:p>
          </table:table-cell>
          <table:table-cell office:value-type="float" office:value="44447" calcext:value-type="float">
            <text:p>44447</text:p>
          </table:table-cell>
          <table:table-cell office:value-type="float" office:value="272773" calcext:value-type="float">
            <text:p>272773</text:p>
          </table:table-cell>
          <table:table-cell office:value-type="float" office:value="39762" calcext:value-type="float">
            <text:p>39762</text:p>
          </table:table-cell>
          <table:table-cell office:value-type="float" office:value="331634" calcext:value-type="float">
            <text:p>331634</text:p>
          </table:table-cell>
          <table:table-cell office:value-type="float" office:value="39932" calcext:value-type="float">
            <text:p>39932</text:p>
          </table:table-cell>
          <table:table-cell office:value-type="float" office:value="176958" calcext:value-type="float">
            <text:p>176958</text:p>
          </table:table-cell>
          <table:table-cell office:value-type="float" office:value="401469" calcext:value-type="float">
            <text:p>401469</text:p>
          </table:table-cell>
          <table:table-cell office:value-type="float" office:value="13201982" calcext:value-type="float">
            <text:p>13201982</text:p>
          </table:table-cell>
          <table:table-cell office:value-type="float" office:value="8986" calcext:value-type="float">
            <text:p>8986</text:p>
          </table:table-cell>
        </table:table-row>
        <table:table-row table:style-name="ro1" table:visibility="collapse">
          <table:table-cell office:value-type="float" office:value="43322" calcext:value-type="float">
            <text:p>43322</text:p>
          </table:table-cell>
          <table:table-cell office:value-type="float" office:value="24661" calcext:value-type="float">
            <text:p>24661</text:p>
          </table:table-cell>
          <table:table-cell office:value-type="float" office:value="99326" calcext:value-type="float">
            <text:p>99326</text:p>
          </table:table-cell>
          <table:table-cell office:value-type="float" office:value="20033" calcext:value-type="float">
            <text:p>20033</text:p>
          </table:table-cell>
          <table:table-cell office:value-type="float" office:value="166646" calcext:value-type="float">
            <text:p>166646</text:p>
          </table:table-cell>
          <table:table-cell office:value-type="float" office:value="21572" calcext:value-type="float">
            <text:p>21572</text:p>
          </table:table-cell>
          <table:table-cell office:value-type="float" office:value="52458" calcext:value-type="float">
            <text:p>52458</text:p>
          </table:table-cell>
          <table:table-cell office:value-type="float" office:value="212026" calcext:value-type="float">
            <text:p>212026</text:p>
          </table:table-cell>
          <table:table-cell office:value-type="float" office:value="10798937" calcext:value-type="float">
            <text:p>10798937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 table:visibility="collapse">
          <table:table-cell office:value-type="float" office:value="75975" calcext:value-type="float">
            <text:p>75975</text:p>
          </table:table-cell>
          <table:table-cell office:value-type="float" office:value="41923" calcext:value-type="float">
            <text:p>41923</text:p>
          </table:table-cell>
          <table:table-cell office:value-type="float" office:value="171688" calcext:value-type="float">
            <text:p>171688</text:p>
          </table:table-cell>
          <table:table-cell office:value-type="float" office:value="34840" calcext:value-type="float">
            <text:p>34840</text:p>
          </table:table-cell>
          <table:table-cell office:value-type="float" office:value="296835" calcext:value-type="float">
            <text:p>296835</text:p>
          </table:table-cell>
          <table:table-cell office:value-type="float" office:value="38301" calcext:value-type="float">
            <text:p>38301</text:p>
          </table:table-cell>
          <table:table-cell office:value-type="float" office:value="147268" calcext:value-type="float">
            <text:p>147268</text:p>
          </table:table-cell>
          <table:table-cell office:value-type="float" office:value="366983" calcext:value-type="float">
            <text:p>366983</text:p>
          </table:table-cell>
          <table:table-cell office:value-type="float" office:value="14541800" calcext:value-type="float">
            <text:p>14541800</text:p>
          </table:table-cell>
          <table:table-cell office:value-type="float" office:value="8798" calcext:value-type="float">
            <text:p>8798</text:p>
          </table:table-cell>
        </table:table-row>
        <table:table-row table:style-name="ro1" table:visibility="collapse">
          <table:table-cell office:value-type="float" office:value="36264" calcext:value-type="float">
            <text:p>36264</text:p>
          </table:table-cell>
          <table:table-cell office:value-type="float" office:value="20473" calcext:value-type="float">
            <text:p>20473</text:p>
          </table:table-cell>
          <table:table-cell office:value-type="float" office:value="79975" calcext:value-type="float">
            <text:p>79975</text:p>
          </table:table-cell>
          <table:table-cell office:value-type="float" office:value="16753" calcext:value-type="float">
            <text:p>16753</text:p>
          </table:table-cell>
          <table:table-cell office:value-type="float" office:value="137694" calcext:value-type="float">
            <text:p>137694</text:p>
          </table:table-cell>
          <table:table-cell office:value-type="float" office:value="14166" calcext:value-type="float">
            <text:p>14166</text:p>
          </table:table-cell>
          <table:table-cell office:value-type="float" office:value="67698" calcext:value-type="float">
            <text:p>67698</text:p>
          </table:table-cell>
          <table:table-cell office:value-type="float" office:value="131223" calcext:value-type="float">
            <text:p>131223</text:p>
          </table:table-cell>
          <table:table-cell office:value-type="float" office:value="7403628" calcext:value-type="float">
            <text:p>7403628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 table:visibility="collapse">
          <table:table-cell office:value-type="float" office:value="338333" calcext:value-type="float">
            <text:p>338333</text:p>
          </table:table-cell>
          <table:table-cell office:value-type="float" office:value="34967" calcext:value-type="float">
            <text:p>34967</text:p>
          </table:table-cell>
          <table:table-cell office:value-type="float" office:value="133905" calcext:value-type="float">
            <text:p>133905</text:p>
          </table:table-cell>
          <table:table-cell office:value-type="float" office:value="28031" calcext:value-type="float">
            <text:p>28031</text:p>
          </table:table-cell>
          <table:table-cell office:value-type="float" office:value="234226" calcext:value-type="float">
            <text:p>234226</text:p>
          </table:table-cell>
          <table:table-cell office:value-type="float" office:value="27217" calcext:value-type="float">
            <text:p>27217</text:p>
          </table:table-cell>
          <table:table-cell office:value-type="float" office:value="120267" calcext:value-type="float">
            <text:p>120267</text:p>
          </table:table-cell>
          <table:table-cell office:value-type="float" office:value="327899" calcext:value-type="float">
            <text:p>327899</text:p>
          </table:table-cell>
          <table:table-cell office:value-type="float" office:value="11409703" calcext:value-type="float">
            <text:p>11409703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 table:visibility="collapse">
          <table:table-cell office:value-type="float" office:value="103043" calcext:value-type="float">
            <text:p>103043</text:p>
          </table:table-cell>
          <table:table-cell office:value-type="float" office:value="30397" calcext:value-type="float">
            <text:p>30397</text:p>
          </table:table-cell>
          <table:table-cell office:value-type="float" office:value="114724" calcext:value-type="float">
            <text:p>114724</text:p>
          </table:table-cell>
          <table:table-cell office:value-type="float" office:value="25416" calcext:value-type="float">
            <text:p>25416</text:p>
          </table:table-cell>
          <table:table-cell office:value-type="float" office:value="202364" calcext:value-type="float">
            <text:p>202364</text:p>
          </table:table-cell>
          <table:table-cell office:value-type="float" office:value="25667" calcext:value-type="float">
            <text:p>25667</text:p>
          </table:table-cell>
          <table:table-cell office:value-type="float" office:value="106943" calcext:value-type="float">
            <text:p>106943</text:p>
          </table:table-cell>
          <table:table-cell office:value-type="float" office:value="403301" calcext:value-type="float">
            <text:p>403301</text:p>
          </table:table-cell>
          <table:table-cell office:value-type="float" office:value="13018797" calcext:value-type="float">
            <text:p>13018797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 table:visibility="collapse">
          <table:table-cell office:value-type="float" office:value="98886" calcext:value-type="float">
            <text:p>98886</text:p>
          </table:table-cell>
          <table:table-cell office:value-type="float" office:value="28864" calcext:value-type="float">
            <text:p>28864</text:p>
          </table:table-cell>
          <table:table-cell office:value-type="float" office:value="110369" calcext:value-type="float">
            <text:p>110369</text:p>
          </table:table-cell>
          <table:table-cell office:value-type="float" office:value="26025" calcext:value-type="float">
            <text:p>26025</text:p>
          </table:table-cell>
          <table:table-cell office:value-type="float" office:value="201103" calcext:value-type="float">
            <text:p>201103</text:p>
          </table:table-cell>
          <table:table-cell office:value-type="float" office:value="23580" calcext:value-type="float">
            <text:p>23580</text:p>
          </table:table-cell>
          <table:table-cell office:value-type="float" office:value="96722" calcext:value-type="float">
            <text:p>96722</text:p>
          </table:table-cell>
          <table:table-cell office:value-type="float" office:value="280705" calcext:value-type="float">
            <text:p>280705</text:p>
          </table:table-cell>
          <table:table-cell office:value-type="float" office:value="6983514" calcext:value-type="float">
            <text:p>6983514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 table:visibility="collapse">
          <table:table-cell office:value-type="float" office:value="45663" calcext:value-type="float">
            <text:p>45663</text:p>
          </table:table-cell>
          <table:table-cell office:value-type="float" office:value="38636" calcext:value-type="float">
            <text:p>38636</text:p>
          </table:table-cell>
          <table:table-cell office:value-type="float" office:value="118102" calcext:value-type="float">
            <text:p>118102</text:p>
          </table:table-cell>
          <table:table-cell office:value-type="float" office:value="24128" calcext:value-type="float">
            <text:p>24128</text:p>
          </table:table-cell>
          <table:table-cell office:value-type="float" office:value="156715" calcext:value-type="float">
            <text:p>156715</text:p>
          </table:table-cell>
          <table:table-cell office:value-type="float" office:value="23416" calcext:value-type="float">
            <text:p>23416</text:p>
          </table:table-cell>
          <table:table-cell office:value-type="float" office:value="13734" calcext:value-type="float">
            <text:p>13734</text:p>
          </table:table-cell>
          <table:table-cell office:value-type="float" office:value="207290" calcext:value-type="float">
            <text:p>207290</text:p>
          </table:table-cell>
          <table:table-cell office:value-type="float" office:value="6726578" calcext:value-type="float">
            <text:p>672657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 table:visibility="collapse">
          <table:table-cell office:value-type="float" office:value="56978" calcext:value-type="float">
            <text:p>56978</text:p>
          </table:table-cell>
          <table:table-cell office:value-type="float" office:value="37094" calcext:value-type="float">
            <text:p>37094</text:p>
          </table:table-cell>
          <table:table-cell office:value-type="float" office:value="146330" calcext:value-type="float">
            <text:p>146330</text:p>
          </table:table-cell>
          <table:table-cell office:value-type="float" office:value="30827" calcext:value-type="float">
            <text:p>30827</text:p>
          </table:table-cell>
          <table:table-cell office:value-type="float" office:value="255331" calcext:value-type="float">
            <text:p>255331</text:p>
          </table:table-cell>
          <table:table-cell office:value-type="float" office:value="30207" calcext:value-type="float">
            <text:p>30207</text:p>
          </table:table-cell>
          <table:table-cell office:value-type="float" office:value="130598" calcext:value-type="float">
            <text:p>130598</text:p>
          </table:table-cell>
          <table:table-cell office:value-type="float" office:value="338019" calcext:value-type="float">
            <text:p>338019</text:p>
          </table:table-cell>
          <table:table-cell office:value-type="float" office:value="14060425" calcext:value-type="float">
            <text:p>1406042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 table:visibility="collapse">
          <table:table-cell office:value-type="float" office:value="45280" calcext:value-type="float">
            <text:p>45280</text:p>
          </table:table-cell>
          <table:table-cell office:value-type="float" office:value="29127" calcext:value-type="float">
            <text:p>29127</text:p>
          </table:table-cell>
          <table:table-cell office:value-type="float" office:value="114942" calcext:value-type="float">
            <text:p>114942</text:p>
          </table:table-cell>
          <table:table-cell office:value-type="float" office:value="23211" calcext:value-type="float">
            <text:p>23211</text:p>
          </table:table-cell>
          <table:table-cell office:value-type="float" office:value="192617" calcext:value-type="float">
            <text:p>192617</text:p>
          </table:table-cell>
          <table:table-cell office:value-type="float" office:value="21997" calcext:value-type="float">
            <text:p>21997</text:p>
          </table:table-cell>
          <table:table-cell office:value-type="float" office:value="93671" calcext:value-type="float">
            <text:p>93671</text:p>
          </table:table-cell>
          <table:table-cell office:value-type="float" office:value="224348" calcext:value-type="float">
            <text:p>224348</text:p>
          </table:table-cell>
          <table:table-cell office:value-type="float" office:value="9427105" calcext:value-type="float">
            <text:p>9427105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 table:visibility="collapse">
          <table:table-cell office:value-type="float" office:value="61305" calcext:value-type="float">
            <text:p>61305</text:p>
          </table:table-cell>
          <table:table-cell office:value-type="float" office:value="40309" calcext:value-type="float">
            <text:p>40309</text:p>
          </table:table-cell>
          <table:table-cell office:value-type="float" office:value="161079" calcext:value-type="float">
            <text:p>161079</text:p>
          </table:table-cell>
          <table:table-cell office:value-type="float" office:value="32860" calcext:value-type="float">
            <text:p>32860</text:p>
          </table:table-cell>
          <table:table-cell office:value-type="float" office:value="211190" calcext:value-type="float">
            <text:p>211190</text:p>
          </table:table-cell>
          <table:table-cell office:value-type="float" office:value="30751" calcext:value-type="float">
            <text:p>30751</text:p>
          </table:table-cell>
          <table:table-cell office:value-type="float" office:value="18086" calcext:value-type="float">
            <text:p>18086</text:p>
          </table:table-cell>
          <table:table-cell office:value-type="float" office:value="281232" calcext:value-type="float">
            <text:p>281232</text:p>
          </table:table-cell>
          <table:table-cell office:value-type="float" office:value="9101690" calcext:value-type="float">
            <text:p>9101690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 table:visibility="collapse">
          <table:table-cell office:value-type="float" office:value="61116" calcext:value-type="float">
            <text:p>61116</text:p>
          </table:table-cell>
          <table:table-cell office:value-type="float" office:value="38797" calcext:value-type="float">
            <text:p>38797</text:p>
          </table:table-cell>
          <table:table-cell office:value-type="float" office:value="158325" calcext:value-type="float">
            <text:p>158325</text:p>
          </table:table-cell>
          <table:table-cell office:value-type="float" office:value="32038" calcext:value-type="float">
            <text:p>32038</text:p>
          </table:table-cell>
          <table:table-cell office:value-type="float" office:value="335617" calcext:value-type="float">
            <text:p>335617</text:p>
          </table:table-cell>
          <table:table-cell office:value-type="float" office:value="32647" calcext:value-type="float">
            <text:p>32647</text:p>
          </table:table-cell>
          <table:table-cell office:value-type="float" office:value="134377" calcext:value-type="float">
            <text:p>134377</text:p>
          </table:table-cell>
          <table:table-cell office:value-type="float" office:value="456989" calcext:value-type="float">
            <text:p>456989</text:p>
          </table:table-cell>
          <table:table-cell office:value-type="float" office:value="9929416" calcext:value-type="float">
            <text:p>9929416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 table:visibility="collapse">
          <table:table-cell office:value-type="float" office:value="66575" calcext:value-type="float">
            <text:p>66575</text:p>
          </table:table-cell>
          <table:table-cell office:value-type="float" office:value="43157" calcext:value-type="float">
            <text:p>43157</text:p>
          </table:table-cell>
          <table:table-cell office:value-type="float" office:value="170290" calcext:value-type="float">
            <text:p>170290</text:p>
          </table:table-cell>
          <table:table-cell office:value-type="float" office:value="34133" calcext:value-type="float">
            <text:p>34133</text:p>
          </table:table-cell>
          <table:table-cell office:value-type="float" office:value="302140" calcext:value-type="float">
            <text:p>302140</text:p>
          </table:table-cell>
          <table:table-cell office:value-type="float" office:value="34973" calcext:value-type="float">
            <text:p>34973</text:p>
          </table:table-cell>
          <table:table-cell office:value-type="float" office:value="90038" calcext:value-type="float">
            <text:p>90038</text:p>
          </table:table-cell>
          <table:table-cell office:value-type="float" office:value="467492" calcext:value-type="float">
            <text:p>467492</text:p>
          </table:table-cell>
          <table:table-cell office:value-type="float" office:value="12127882" calcext:value-type="float">
            <text:p>12127882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 table:visibility="collapse">
          <table:table-cell office:value-type="float" office:value="56865" calcext:value-type="float">
            <text:p>56865</text:p>
          </table:table-cell>
          <table:table-cell office:value-type="float" office:value="37873" calcext:value-type="float">
            <text:p>37873</text:p>
          </table:table-cell>
          <table:table-cell office:value-type="float" office:value="150216" calcext:value-type="float">
            <text:p>150216</text:p>
          </table:table-cell>
          <table:table-cell office:value-type="float" office:value="31199" calcext:value-type="float">
            <text:p>31199</text:p>
          </table:table-cell>
          <table:table-cell office:value-type="float" office:value="255767" calcext:value-type="float">
            <text:p>255767</text:p>
          </table:table-cell>
          <table:table-cell office:value-type="float" office:value="29622" calcext:value-type="float">
            <text:p>29622</text:p>
          </table:table-cell>
          <table:table-cell office:value-type="float" office:value="132956" calcext:value-type="float">
            <text:p>132956</text:p>
          </table:table-cell>
          <table:table-cell office:value-type="float" office:value="283551" calcext:value-type="float">
            <text:p>283551</text:p>
          </table:table-cell>
          <table:table-cell office:value-type="float" office:value="20845386" calcext:value-type="float">
            <text:p>20845386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table:formula="of:=AVERAGE([.A5:.A504])" office:value-type="float" office:value="90198.728" calcext:value-type="float">
            <text:p>90198.728</text:p>
          </table:table-cell>
          <table:table-cell table:formula="of:=AVERAGE([.B5:.B504])" office:value-type="float" office:value="61339.982" calcext:value-type="float">
            <text:p>61339.982</text:p>
          </table:table-cell>
          <table:table-cell table:formula="of:=AVERAGE([.C5:.C504])" office:value-type="float" office:value="193479.164" calcext:value-type="float">
            <text:p>193479.164</text:p>
          </table:table-cell>
          <table:table-cell table:formula="of:=AVERAGE([.D5:.D504])" office:value-type="float" office:value="50148.01" calcext:value-type="float">
            <text:p>50148.01</text:p>
          </table:table-cell>
          <table:table-cell table:formula="of:=AVERAGE([.E5:.E504])" office:value-type="float" office:value="298101.906" calcext:value-type="float">
            <text:p>298101.906</text:p>
          </table:table-cell>
          <table:table-cell table:formula="of:=AVERAGE([.F5:.F504])" office:value-type="float" office:value="46532.036" calcext:value-type="float">
            <text:p>46532.036</text:p>
          </table:table-cell>
          <table:table-cell table:formula="of:=AVERAGE([.G5:.G504])" office:value-type="float" office:value="311655.64" calcext:value-type="float">
            <text:p>311655.64</text:p>
          </table:table-cell>
          <table:table-cell table:formula="of:=AVERAGE([.H5:.H504])" office:value-type="float" office:value="471359.72" calcext:value-type="float">
            <text:p>471359.72</text:p>
          </table:table-cell>
          <table:table-cell table:formula="of:=AVERAGE([.I5:.I504])" office:value-type="float" office:value="9910809.446" calcext:value-type="float">
            <text:p>9910809.446</text:p>
          </table:table-cell>
          <table:table-cell table:formula="of:=AVERAGE([.J5:.J504])" office:value-type="float" office:value="3384.11" calcext:value-type="float">
            <text:p>3384.11</text:p>
          </table:table-cell>
        </table:table-row>
        <table:table-row table:style-name="ro1">
          <table:table-cell table:formula="of:=[.A505]/1000000" office:value-type="float" office:value="0.090198728" calcext:value-type="float">
            <text:p>0.090198728</text:p>
          </table:table-cell>
          <table:table-cell table:formula="of:=[.B505]/1000000" office:value-type="float" office:value="0.061339982" calcext:value-type="float">
            <text:p>0.061339982</text:p>
          </table:table-cell>
          <table:table-cell table:formula="of:=[.C505]/1000000" office:value-type="float" office:value="0.193479164" calcext:value-type="float">
            <text:p>0.193479164</text:p>
          </table:table-cell>
          <table:table-cell table:formula="of:=[.D505]/1000000" office:value-type="float" office:value="0.05014801" calcext:value-type="float">
            <text:p>0.05014801</text:p>
          </table:table-cell>
          <table:table-cell table:formula="of:=[.E505]/1000000" office:value-type="float" office:value="0.298101906" calcext:value-type="float">
            <text:p>0.298101906</text:p>
          </table:table-cell>
          <table:table-cell table:formula="of:=[.F505]/1000000" office:value-type="float" office:value="0.046532036" calcext:value-type="float">
            <text:p>0.046532036</text:p>
          </table:table-cell>
          <table:table-cell table:formula="of:=[.G505]/1000000" office:value-type="float" office:value="0.31165564" calcext:value-type="float">
            <text:p>0.31165564</text:p>
          </table:table-cell>
          <table:table-cell table:formula="of:=[.H505]/1000000" office:value-type="float" office:value="0.47135972" calcext:value-type="float">
            <text:p>0.47135972</text:p>
          </table:table-cell>
          <table:table-cell table:formula="of:=[.I505]/1000000" office:value-type="float" office:value="9.910809446" calcext:value-type="float">
            <text:p>9.910809446</text:p>
          </table:table-cell>
          <table:table-cell table:formula="of:=[.J505]/1000000" office:value-type="float" office:value="0.00338411" calcext:value-type="float">
            <text:p>0.0033841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<text:s/>newFITS/READY</text:p>
          </table:table-cell>
          <table:table-cell table:number-columns-repeated="8"/>
        </table:table-row>
        <table:table-row table:style-name="ro1">
          <table:table-cell table:formula="of:=SUM([.A505:.H506];[.J505])" office:value-type="float" office:value="1526200.81881519" calcext:value-type="float">
            <text:p>1526200.81881519</text:p>
          </table:table-cell>
          <table:table-cell table:formula="of:=[.I505]" office:value-type="float" office:value="9910809.446" calcext:value-type="float">
            <text:p>9910809.446</text:p>
          </table:table-cell>
          <table:table-cell table:number-columns-repeated="8"/>
        </table:table-row>
        <table:table-row table:style-name="ro1">
          <table:table-cell table:formula="of:=[.A509]/1000000" office:value-type="float" office:value="1.52620081881519" calcext:value-type="float">
            <text:p>1.52620081881519</text:p>
          </table:table-cell>
          <table:table-cell table:formula="of:=[.B509]/1000000" office:value-type="float" office:value="9.910809446" calcext:value-type="float">
            <text:p>9.91080944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7T19:50:07.537364703</dc:date>
    <meta:editing-duration>P2DT3H27M50S</meta:editing-duration>
    <meta:editing-cycles>3</meta:editing-cycles>
    <meta:generator>LibreOffice/5.3.1.2$Linux_X86_64 LibreOffice_project/30m0$Build-2</meta:generator>
    <meta:document-statistic meta:table-count="1" meta:cell-count="50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83cm" svg:height="14.023cm" xlink:href=".." xlink:type="simple" chart:class="chart:bar" chart:style-name="ch1">
        <chart:plot-area chart:style-name="ch2" table:cell-range-address="fineTiming2.A4:fineTiming2.J4 fineTiming2.A506:fineTiming2.J506" chart:data-source-has-labels="row" svg:x="1.238cm" svg:y="0.28cm" svg:width="12.466cm" svg:height="13.463cm">
          <chartooo:coordinate-region svg:x="2.336cm" svg:y="0.28cm" svg:width="11.368cm" svg:height="10.795cm"/>
          <chart:axis chart:dimension="x" chart:name="primary-x" chart:style-name="ch3" chartooo:axis-type="auto">
            <chartooo:date-scale/>
            <chart:categories table:cell-range-address="fineTiming2.A4:fineTiming2.J4"/>
          </chart:axis>
          <chart:axis chart:dimension="y" chart:name="primary-y" chart:style-name="ch4">
            <chart:title svg:x="0.451cm" svg:y="7.73cm" chart:style-name="ch5">
              <text:p>time (ms)</text:p>
            </chart:title>
            <chart:grid chart:style-name="ch6" chart:class="major"/>
            <chart:grid chart:style-name="ch7" chart:class="minor"/>
          </chart:axis>
          <chart:series chart:style-name="ch8" chart:values-cell-range-address="fineTiming2.A506:fineTiming2.J50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xBegin</text:p>
                <draw:g>
                  <svg:desc>fineTiming2.A4:fineTiming2.J4</svg:desc>
                </draw:g>
              </table:table-cell>
              <table:table-cell office:value-type="string">
                <text:p>terminationCheck</text:p>
              </table:table-cell>
              <table:table-cell office:value-type="string">
                <text:p> getRandomReady</text:p>
              </table:table-cell>
              <table:table-cell office:value-type="string">
                <text:p> getFunc</text:p>
              </table:table-cell>
              <table:table-cell office:value-type="string">
                <text:p> getPair</text:p>
              </table:table-cell>
              <table:table-cell office:value-type="string">
                <text:p> acquireLocks</text:p>
              </table:table-cell>
              <table:table-cell office:value-type="string">
                <text:p> perfFunc</text:p>
              </table:table-cell>
              <table:table-cell office:value-type="string">
                <text:p> rmFITS/READY</text:p>
              </table:table-cell>
              <table:table-cell office:value-type="string">
                <text:p> newFITS/READY</text:p>
              </table:table-cell>
              <table:table-cell office:value-type="string">
                <text:p> txRelease</text:p>
              </table:table-cell>
            </table:table-row>
          </table:table-header-rows>
          <table:table-rows>
            <table:table-row>
              <table:table-cell office:value-type="string">
                <text:p>Row 506</text:p>
                <draw:g>
                  <svg:desc/>
                </draw:g>
              </table:table-cell>
              <table:table-cell office:value-type="float" office:value="0.090198728">
                <text:p>0.090198728</text:p>
                <draw:g>
                  <svg:desc>fineTiming2.A506:fineTiming2.J506</svg:desc>
                </draw:g>
              </table:table-cell>
              <table:table-cell office:value-type="float" office:value="0.061339982">
                <text:p>0.061339982</text:p>
              </table:table-cell>
              <table:table-cell office:value-type="float" office:value="0.193479164">
                <text:p>0.193479164</text:p>
              </table:table-cell>
              <table:table-cell office:value-type="float" office:value="0.05014801">
                <text:p>0.05014801</text:p>
              </table:table-cell>
              <table:table-cell office:value-type="float" office:value="0.298101906">
                <text:p>0.298101906</text:p>
              </table:table-cell>
              <table:table-cell office:value-type="float" office:value="0.046532036">
                <text:p>0.046532036</text:p>
              </table:table-cell>
              <table:table-cell office:value-type="float" office:value="0.31165564">
                <text:p>0.31165564</text:p>
              </table:table-cell>
              <table:table-cell office:value-type="float" office:value="0.47135972">
                <text:p>0.47135972</text:p>
              </table:table-cell>
              <table:table-cell office:value-type="float" office:value="9.910809446">
                <text:p>9.910809446</text:p>
              </table:table-cell>
              <table:table-cell office:value-type="float" office:value="0.00338411">
                <text:p>0.00338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704cm" svg:height="9cm" xlink:href=".." xlink:type="simple" chart:class="chart:bar" chart:style-name="ch1">
        <chart:plot-area chart:style-name="ch2" table:cell-range-address="fineTiming2.A508:fineTiming2.B508 fineTiming2.A510:fineTiming2.B510" chart:data-source-has-labels="row" svg:x="1.053cm" svg:y="0.18cm" svg:width="3.557cm" svg:height="8.64cm">
          <chartooo:coordinate-region svg:x="1.674cm" svg:y="0.18cm" svg:width="2.936cm" svg:height="6.01cm"/>
          <chart:axis chart:dimension="x" chart:name="primary-x" chart:style-name="ch3" chartooo:axis-type="auto">
            <chartooo:date-scale/>
            <chart:categories table:cell-range-address="fineTiming2.A508:fineTiming2.B508"/>
          </chart:axis>
          <chart:axis chart:dimension="y" chart:name="primary-y" chart:style-name="ch4">
            <chart:title svg:x="0.451cm" svg:y="5.219cm" chart:style-name="ch5">
              <text:p>time (ms)</text:p>
            </chart:title>
            <chart:grid chart:style-name="ch6" chart:class="major"/>
          </chart:axis>
          <chart:series chart:style-name="ch7" chart:values-cell-range-address="fineTiming2.A510:fineTiming2.B510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t</text:p>
                <draw:g>
                  <svg:desc>fineTiming2.A508:fineTiming2.B508</svg:desc>
                </draw:g>
              </table:table-cell>
              <table:table-cell office:value-type="string">
                <text:p> newFITS/READY</text:p>
              </table:table-cell>
            </table:table-row>
          </table:table-header-rows>
          <table:table-rows>
            <table:table-row>
              <table:table-cell office:value-type="string">
                <text:p>Row 510</text:p>
                <draw:g>
                  <svg:desc/>
                </draw:g>
              </table:table-cell>
              <table:table-cell office:value-type="float" office:value="1.52620081881519">
                <text:p>1.52620081881519</text:p>
                <draw:g>
                  <svg:desc>fineTiming2.A510:fineTiming2.B510</svg:desc>
                </draw:g>
              </table:table-cell>
              <table:table-cell office:value-type="float" office:value="9.910809446">
                <text:p>9.9108094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